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113.7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38.8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tudy_pcrossn" table:style-name="ta1">
        <table:shapes>
          <draw:frame draw:z-index="0" draw:style-name="gr1" draw:text-style-name="P1" svg:width="453.51pt" svg:height="255.09pt" svg:x="3012.92pt" svg:y="26.19pt">
            <loext:p draw:notify-on-update-of-ranges="pstudy_pcrossn.AB2:pstudy_pcrossn.AB163 pstudy_pcrossn.AS1:pstudy_pcrossn.AS1 pstudy_pcrossn.AS2:pstudy_pcrossn.AS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011.33pt" svg:y="295.17pt">
            <loext:p draw:notify-on-update-of-ranges="pstudy_pcrossn.A2:pstudy_pcrossn.A163 pstudy_pcrossn.AS1:pstudy_pcrossn.AS1 pstudy_pcrossn.AS2:pstudy_pcrossn.AS1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500.5pt" svg:y="26.36pt">
            <loext:p draw:notify-on-update-of-ranges="pstudy_pcrossn.AB2:pstudy_pcrossn.AB163 pstudy_pcrossn.AS1:pstudy_pcrossn.AS1 pstudy_pcrossn.AV2:pstudy_pcrossn.AV1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<text:s/>k2</text:p>
          </table:table-cell>
          <table:table-cell office:value-type="string" calcext:value-type="string">
            <text:p><text:s/>E0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i0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n0_1</text:p>
          </table:table-cell>
          <table:table-cell office:value-type="string" calcext:value-type="string">
            <text:p><text:s/>n0_2</text:p>
          </table:table-cell>
          <table:table-cell office:value-type="string" calcext:value-type="string">
            <text:p><text:s/>n0_3</text:p>
          </table:table-cell>
          <table:table-cell office:value-type="string" calcext:value-type="string">
            <text:p><text:s/>p0_1</text:p>
          </table:table-cell>
          <table:table-cell office:value-type="string" calcext:value-type="string">
            <text:p><text:s/>p0_2</text:p>
          </table:table-cell>
          <table:table-cell office:value-type="string" calcext:value-type="string">
            <text:p><text:s/>p0_3</text:p>
          </table:table-cell>
          <table:table-cell office:value-type="string" calcext:value-type="string">
            <text:p><text:s/>u0</text:p>
          </table:table-cell>
          <table:table-cell office:value-type="string" calcext:value-type="string">
            <text:p><text:s/>exp_x_1</text:p>
          </table:table-cell>
          <table:table-cell office:value-type="string" calcext:value-type="string">
            <text:p><text:s/>exp_x_2</text:p>
          </table:table-cell>
          <table:table-cell office:value-type="string" calcext:value-type="string">
            <text:p><text:s/>exp_x_3</text:p>
          </table:table-cell>
          <table:table-cell office:value-type="string" calcext:value-type="string">
            <text:p><text:s/>exp_x_4</text:p>
          </table:table-cell>
          <table:table-cell office:value-type="string" calcext:value-type="string">
            <text:p><text:s/>exp_x_5</text:p>
          </table:table-cell>
          <table:table-cell office:value-type="string" calcext:value-type="string">
            <text:p><text:s/>exp_x2_1</text:p>
          </table:table-cell>
          <table:table-cell office:value-type="string" calcext:value-type="string">
            <text:p><text:s/>exp_x2_2</text:p>
          </table:table-cell>
          <table:table-cell office:value-type="string" calcext:value-type="string">
            <text:p><text:s/>exp_x2_3</text:p>
          </table:table-cell>
          <table:table-cell office:value-type="string" calcext:value-type="string">
            <text:p><text:s/>exp_x2_4</text:p>
          </table:table-cell>
          <table:table-cell office:value-type="string" calcext:value-type="string">
            <text:p><text:s/>exp_x2_5</text:p>
          </table:table-cell>
          <table:table-cell office:value-type="string" calcext:value-type="string">
            <text:p><text:s/>Delta_x_1</text:p>
          </table:table-cell>
          <table:table-cell office:value-type="string" calcext:value-type="string">
            <text:p><text:s/>Delta_x_2</text:p>
          </table:table-cell>
          <table:table-cell office:value-type="string" calcext:value-type="string">
            <text:p><text:s/>Delta_x_3</text:p>
          </table:table-cell>
          <table:table-cell office:value-type="string" calcext:value-type="string">
            <text:p><text:s/>Delta_x_4</text:p>
          </table:table-cell>
          <table:table-cell office:value-type="string" calcext:value-type="string">
            <text:p><text:s/>Delta_x_5</text:p>
          </table:table-cell>
          <table:table-cell office:value-type="string" calcext:value-type="string">
            <text:p><text:s/>exp_pmag</text:p>
          </table:table-cell>
          <table:table-cell office:value-type="string" calcext:value-type="string">
            <text:p><text:s/>exp_E</text:p>
          </table:table-cell>
          <table:table-cell office:value-type="string" calcext:value-type="string">
            <text:p><text:s/>exp_E_abs_error</text:p>
          </table:table-cell>
          <table:table-cell office:value-type="string" calcext:value-type="string">
            <text:p><text:s/>exp_E_sq_error</text:p>
          </table:table-cell>
          <table:table-cell office:value-type="string" calcext:value-type="string">
            <text:p><text:s/>Z_approx</text:p>
          </table:table-cell>
          <table:table-cell office:value-type="string" calcext:value-type="string">
            <text:p><text:s/>lambdas_1</text:p>
          </table:table-cell>
          <table:table-cell office:value-type="string" calcext:value-type="string">
            <text:p><text:s/>lambdas_2</text:p>
          </table:table-cell>
          <table:table-cell office:value-type="string" calcext:value-type="string">
            <text:p><text:s/>lambdas_3</text:p>
          </table:table-cell>
          <table:table-cell office:value-type="string" calcext:value-type="string">
            <text:p><text:s/>lambdas_4</text:p>
          </table:table-cell>
          <table:table-cell office:value-type="string" calcext:value-type="string">
            <text:p><text:s/>lambdas_5</text:p>
          </table:table-cell>
          <table:table-cell office:value-type="string" calcext:value-type="string">
            <text:p><text:s/>lambdas_6</text:p>
          </table:table-cell>
          <table:table-cell office:value-type="string" calcext:value-type="string">
            <text:p><text:s/>plambdas</text:p>
          </table:table-cell>
          <table:table-cell office:value-type="string" calcext:value-type="string">
            <text:p><text:s/>plambdas_an</text:p>
          </table:table-cell>
          <table:table-cell office:value-type="string" calcext:value-type="string">
            <text:p><text:s/>Z_an</text:p>
          </table:table-cell>
          <table:table-cell office:value-type="string" calcext:value-type="string">
            <text:p><text:s/>E_an</text:p>
          </table:table-cell>
          <table:table-cell office:value-type="string" calcext:value-type="string">
            <text:p>Error E</text:p>
          </table:table-cell>
          <table:table-cell office:value-type="string" calcext:value-type="string">
            <text:p>Relative Error, |&lt;E approx – E analytical&gt;| / |&lt;E approx&gt;|</text:p>
          </table:table-cell>
          <table:table-cell office:value-type="string" calcext:value-type="string">
            <text:p>2 / beta</text:p>
          </table:table-cell>
          <table:table-cell office:value-type="string" calcext:value-type="string">
            <text:p>Error E</text:p>
          </table:table-cell>
          <table:table-cell office:value-type="string" calcext:value-type="string">
            <text:p>Relative Error, |&lt;E approx – E analytical&gt;| / |&lt;E approx&gt;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432213" calcext:value-type="float">
            <text:p>0.000432213</text:p>
          </table:table-cell>
          <table:table-cell office:value-type="float" office:value="-0.000302222" calcext:value-type="float">
            <text:p>-0.000302222</text:p>
          </table:table-cell>
          <table:table-cell office:value-type="float" office:value="49.9948" calcext:value-type="float">
            <text:p>49.9948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403" calcext:value-type="float">
            <text:p>1.57403</text:p>
          </table:table-cell>
          <table:table-cell office:value-type="float" office:value="0.149818" calcext:value-type="float">
            <text:p>0.149818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573" calcext:value-type="float">
            <text:p>13.1573</text:p>
          </table:table-cell>
          <table:table-cell office:value-type="float" office:value="4.91705" calcext:value-type="float">
            <text:p>4.91705</text:p>
          </table:table-cell>
          <table:table-cell office:value-type="float" office:value="0.387063" calcext:value-type="float">
            <text:p>0.387063</text:p>
          </table:table-cell>
          <table:table-cell office:value-type="float" office:value="0.387422" calcext:value-type="float">
            <text:p>0.387422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1.81511" calcext:value-type="float">
            <text:p>1.81511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2500.0261091015" calcext:value-type="float">
            <text:p>2500.0261091015</text:p>
          </table:table-cell>
          <table:table-cell office:value-type="float" office:value="0.0999964582324044" calcext:value-type="float">
            <text:p>0.0999964582</text:p>
          </table:table-cell>
          <table:table-cell office:value-type="float" office:value="0.0000310476944652452" calcext:value-type="float">
            <text:p>3.10476944652452E-05</text:p>
          </table:table-cell>
          <table:table-cell office:value-type="float" office:value="0.00771167465285775" calcext:value-type="float">
            <text:p>0.0077116747</text:p>
          </table:table-cell>
          <table:table-cell office:value-type="float" office:value="5.31982596272485" calcext:value-type="float">
            <text:p>5.3198259627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2]-[.AD2]" office:value-type="float" office:value="0.0250035417675956" calcext:value-type="float">
            <text:p>0.0250035418</text:p>
          </table:table-cell>
          <table:table-cell table:formula="of:=[.AR2]/[.AD2]" office:value-type="float" office:value="0.250044273663015" calcext:value-type="float">
            <text:p>0.2500442737</text:p>
          </table:table-cell>
          <table:table-cell table:formula="of:=2 / [.D2]" office:value-type="float" office:value="0.1" calcext:value-type="float">
            <text:p>0.1</text:p>
          </table:table-cell>
          <table:table-cell table:formula="of:=[.AT2]-[.AD2]" office:value-type="float" office:value="0.00000354176759560787" calcext:value-type="float">
            <text:p>3.54176759560787E-06</text:p>
          </table:table-cell>
          <table:table-cell table:formula="of:=ABS([.AU2])/[.AD2]" office:value-type="float" office:value="0.0000354189304122787" calcext:value-type="float">
            <text:p>3.54189304122787E-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607175" calcext:value-type="float">
            <text:p>-6.07175E-05</text:p>
          </table:table-cell>
          <table:table-cell office:value-type="float" office:value="0.0000173797" calcext:value-type="float">
            <text:p>1.73797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003" calcext:value-type="float">
            <text:p>3.14003</text:p>
          </table:table-cell>
          <table:table-cell office:value-type="float" office:value="1.57171" calcext:value-type="float">
            <text:p>1.57171</text:p>
          </table:table-cell>
          <table:table-cell office:value-type="float" office:value="0.00525555" calcext:value-type="float">
            <text:p>0.00525555</text:p>
          </table:table-cell>
          <table:table-cell office:value-type="float" office:value="0.00524535" calcext:value-type="float">
            <text:p>0.00524535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4.88211" calcext:value-type="float">
            <text:p>4.88211</text:p>
          </table:table-cell>
          <table:table-cell office:value-type="float" office:value="0.0724951" calcext:value-type="float">
            <text:p>0.0724951</text:p>
          </table:table-cell>
          <table:table-cell office:value-type="float" office:value="0.0724248" calcext:value-type="float">
            <text:p>0.0724248</text:p>
          </table:table-cell>
          <table:table-cell office:value-type="float" office:value="0.0741273" calcext:value-type="float">
            <text:p>0.0741273</text:p>
          </table:table-cell>
          <table:table-cell office:value-type="float" office:value="1.81461" calcext:value-type="float">
            <text:p>1.81461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4753148831" calcext:value-type="float">
            <text:p>121.0047531488</text:p>
          </table:table-cell>
          <table:table-cell office:value-type="float" office:value="0.00999939539959646" calcext:value-type="float">
            <text:p>0.0099993954</text:p>
          </table:table-cell>
          <table:table-cell office:value-type="float" office:value="0.00000692755623099942" calcext:value-type="float">
            <text:p>6.92755623099942E-06</text:p>
          </table:table-cell>
          <table:table-cell office:value-type="float" office:value="0.000383928282669271" calcext:value-type="float">
            <text:p>0.0003839283</text:p>
          </table:table-cell>
          <table:table-cell office:value-type="float" office:value="0.390508060902478" calcext:value-type="float">
            <text:p>0.390508060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3]-[.AD3]" office:value-type="float" office:value="0.00250060460040354" calcext:value-type="float">
            <text:p>0.0025006046</text:p>
          </table:table-cell>
          <table:table-cell table:formula="of:=[.AR3]/[.AD3]" office:value-type="float" office:value="0.250075579619989" calcext:value-type="float">
            <text:p>0.2500755796</text:p>
          </table:table-cell>
          <table:table-cell table:formula="of:=2 / [.D3]" office:value-type="float" office:value="0.01" calcext:value-type="float">
            <text:p>0.01</text:p>
          </table:table-cell>
          <table:table-cell table:formula="of:=[.AT3]-[.AD3]" office:value-type="float" office:value="0.000000604600403538921" calcext:value-type="float">
            <text:p>6.04600403538921E-07</text:p>
          </table:table-cell>
          <table:table-cell table:formula="of:=ABS([.AU3])/[.AD3]" office:value-type="float" office:value="0.0000604636959913917" calcext:value-type="float">
            <text:p>6.04636959913917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82491" calcext:value-type="float">
            <text:p>-0.000482491</text:p>
          </table:table-cell>
          <table:table-cell office:value-type="float" office:value="0.000200685" calcext:value-type="float">
            <text:p>0.000200685</text:p>
          </table:table-cell>
          <table:table-cell office:value-type="float" office:value="9.99497" calcext:value-type="float">
            <text:p>9.99497</text:p>
          </table:table-cell>
          <table:table-cell office:value-type="float" office:value="3.13824" calcext:value-type="float">
            <text:p>3.13824</text:p>
          </table:table-cell>
          <table:table-cell office:value-type="float" office:value="1.56392" calcext:value-type="float">
            <text:p>1.56392</text:p>
          </table:table-cell>
          <table:table-cell office:value-type="float" office:value="0.0274327" calcext:value-type="float">
            <text:p>0.0274327</text:p>
          </table:table-cell>
          <table:table-cell office:value-type="float" office:value="0.0275265" calcext:value-type="float">
            <text:p>0.0275265</text:p>
          </table:table-cell>
          <table:table-cell office:value-type="float" office:value="99.9495" calcext:value-type="float">
            <text:p>99.9495</text:p>
          </table:table-cell>
          <table:table-cell office:value-type="float" office:value="13.1379" calcext:value-type="float">
            <text:p>13.1379</text:p>
          </table:table-cell>
          <table:table-cell office:value-type="float" office:value="4.85468" calcext:value-type="float">
            <text:p>4.85468</text:p>
          </table:table-cell>
          <table:table-cell office:value-type="float" office:value="0.165628" calcext:value-type="float">
            <text:p>0.165628</text:p>
          </table:table-cell>
          <table:table-cell office:value-type="float" office:value="0.165911" calcext:value-type="float">
            <text:p>0.165911</text:p>
          </table:table-cell>
          <table:table-cell office:value-type="float" office:value="0.223583" calcext:value-type="float">
            <text:p>0.223583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100.004441090699" calcext:value-type="float">
            <text:p>100.0044410907</text:p>
          </table:table-cell>
          <table:table-cell office:value-type="float" office:value="0.0100008323158964" calcext:value-type="float">
            <text:p>0.0100008323</text:p>
          </table:table-cell>
          <table:table-cell office:value-type="float" office:value="0.000000589761842931425" calcext:value-type="float">
            <text:p>5.89761842931425E-07</text:p>
          </table:table-cell>
          <table:table-cell office:value-type="float" office:value="0.00000278255225102296" calcext:value-type="float">
            <text:p>2.78255225102296E-06</text:p>
          </table:table-cell>
          <table:table-cell office:value-type="float" office:value="0.809446173608024" calcext:value-type="float">
            <text:p>0.809446173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4]-[.AD4]" office:value-type="float" office:value="0.0024991676841036" calcext:value-type="float">
            <text:p>0.0024991677</text:p>
          </table:table-cell>
          <table:table-cell table:formula="of:=[.AR4]/[.AD4]" office:value-type="float" office:value="0.249895969171601" calcext:value-type="float">
            <text:p>0.2498959692</text:p>
          </table:table-cell>
          <table:table-cell table:formula="of:=2 / [.D4]" office:value-type="float" office:value="0.01" calcext:value-type="float">
            <text:p>0.01</text:p>
          </table:table-cell>
          <table:table-cell table:formula="of:=[.AT4]-[.AD4]" office:value-type="float" office:value="-0.000000832315896400274" calcext:value-type="float">
            <text:p>-8.32315896400274E-07</text:p>
          </table:table-cell>
          <table:table-cell table:formula="of:=ABS([.AU4])/[.AD4]" office:value-type="float" office:value="0.000083224662719052" calcext:value-type="float">
            <text:p>8.3224662719052E-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108591" calcext:value-type="float">
            <text:p>-1.08591E-05</text:p>
          </table:table-cell>
          <table:table-cell office:value-type="float" office:value="0.00000233854" calcext:value-type="float">
            <text:p>2.33854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237" calcext:value-type="float">
            <text:p>3.14237</text:p>
          </table:table-cell>
          <table:table-cell office:value-type="float" office:value="1.57128" calcext:value-type="float">
            <text:p>1.57128</text:p>
          </table:table-cell>
          <table:table-cell office:value-type="float" office:value="0.00525237" calcext:value-type="float">
            <text:p>0.00525237</text:p>
          </table:table-cell>
          <table:table-cell office:value-type="float" office:value="0.00524884" calcext:value-type="float">
            <text:p>0.00524884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602" calcext:value-type="float">
            <text:p>13.1602</text:p>
          </table:table-cell>
          <table:table-cell office:value-type="float" office:value="4.88076" calcext:value-type="float">
            <text:p>4.88076</text:p>
          </table:table-cell>
          <table:table-cell office:value-type="float" office:value="0.0724732" calcext:value-type="float">
            <text:p>0.0724732</text:p>
          </table:table-cell>
          <table:table-cell office:value-type="float" office:value="0.0724489" calcext:value-type="float">
            <text:p>0.0724489</text:p>
          </table:table-cell>
          <table:table-cell office:value-type="float" office:value="0.0741786" calcext:value-type="float">
            <text:p>0.0741786</text:p>
          </table:table-cell>
          <table:table-cell office:value-type="float" office:value="1.81265" calcext:value-type="float">
            <text:p>1.81265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5196942476" calcext:value-type="float">
            <text:p>121.0051969425</text:p>
          </table:table-cell>
          <table:table-cell office:value-type="float" office:value="0.010001312644363" calcext:value-type="float">
            <text:p>0.0100013126</text:p>
          </table:table-cell>
          <table:table-cell office:value-type="float" office:value="0.00000682872957501045" calcext:value-type="float">
            <text:p>6.82872957501045E-06</text:p>
          </table:table-cell>
          <table:table-cell office:value-type="float" office:value="0.00037305238086898" calcext:value-type="float">
            <text:p>0.0003730524</text:p>
          </table:table-cell>
          <table:table-cell office:value-type="float" office:value="0.327669514575534" calcext:value-type="float">
            <text:p>0.3276695146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5]-[.AD5]" office:value-type="float" office:value="0.002498687355637" calcext:value-type="float">
            <text:p>0.0024986874</text:p>
          </table:table-cell>
          <table:table-cell table:formula="of:=[.AR5]/[.AD5]" office:value-type="float" office:value="0.249835940989739" calcext:value-type="float">
            <text:p>0.249835941</text:p>
          </table:table-cell>
          <table:table-cell table:formula="of:=2 / [.D5]" office:value-type="float" office:value="0.01" calcext:value-type="float">
            <text:p>0.01</text:p>
          </table:table-cell>
          <table:table-cell table:formula="of:=[.AT5]-[.AD5]" office:value-type="float" office:value="-0.0000013126443630003" calcext:value-type="float">
            <text:p>-1.3126443630003E-06</text:p>
          </table:table-cell>
          <table:table-cell table:formula="of:=ABS([.AU5])/[.AD5]" office:value-type="float" office:value="0.000131247208209228" calcext:value-type="float">
            <text:p>0.0001312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296897" calcext:value-type="float">
            <text:p>0.00296897</text:p>
          </table:table-cell>
          <table:table-cell office:value-type="float" office:value="0.000353634" calcext:value-type="float">
            <text:p>0.000353634</text:p>
          </table:table-cell>
          <table:table-cell office:value-type="float" office:value="49.9503" calcext:value-type="float">
            <text:p>49.9503</text:p>
          </table:table-cell>
          <table:table-cell office:value-type="float" office:value="3.14209" calcext:value-type="float">
            <text:p>3.14209</text:p>
          </table:table-cell>
          <table:table-cell office:value-type="float" office:value="1.57066" calcext:value-type="float">
            <text:p>1.57066</text:p>
          </table:table-cell>
          <table:table-cell office:value-type="float" office:value="1.5027" calcext:value-type="float">
            <text:p>1.5027</text:p>
          </table:table-cell>
          <table:table-cell office:value-type="float" office:value="1.4959" calcext:value-type="float">
            <text:p>1.4959</text:p>
          </table:table-cell>
          <table:table-cell office:value-type="float" office:value="2497.53" calcext:value-type="float">
            <text:p>2497.53</text:p>
          </table:table-cell>
          <table:table-cell office:value-type="float" office:value="13.1616" calcext:value-type="float">
            <text:p>13.1616</text:p>
          </table:table-cell>
          <table:table-cell office:value-type="float" office:value="4.84692" calcext:value-type="float">
            <text:p>4.84692</text:p>
          </table:table-cell>
          <table:table-cell office:value-type="float" office:value="1.22584" calcext:value-type="float">
            <text:p>1.22584</text:p>
          </table:table-cell>
          <table:table-cell office:value-type="float" office:value="1.22307" calcext:value-type="float">
            <text:p>1.22307</text:p>
          </table:table-cell>
          <table:table-cell office:value-type="float" office:value="1.58032" calcext:value-type="float">
            <text:p>1.58032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1.54271" calcext:value-type="float">
            <text:p>1.54271</text:p>
          </table:table-cell>
          <table:table-cell office:value-type="float" office:value="2500.53162206701" calcext:value-type="float">
            <text:p>2500.531622067</text:p>
          </table:table-cell>
          <table:table-cell office:value-type="float" office:value="0.999807943236255" calcext:value-type="float">
            <text:p>0.9998079432</text:p>
          </table:table-cell>
          <table:table-cell office:value-type="float" office:value="0.0000342686444092506" calcext:value-type="float">
            <text:p>3.42686444092506E-05</text:p>
          </table:table-cell>
          <table:table-cell office:value-type="float" office:value="0.0093947199171813" calcext:value-type="float">
            <text:p>0.0093947199</text:p>
          </table:table-cell>
          <table:table-cell office:value-type="float" office:value="151.985157699443" calcext:value-type="float">
            <text:p>151.985157699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6]-[.AD6]" office:value-type="float" office:value="0.250192056763745" calcext:value-type="float">
            <text:p>0.2501920568</text:p>
          </table:table-cell>
          <table:table-cell table:formula="of:=[.AR6]/[.AD6]" office:value-type="float" office:value="0.250240117070789" calcext:value-type="float">
            <text:p>0.2502401171</text:p>
          </table:table-cell>
          <table:table-cell table:formula="of:=2 / [.D6]" office:value-type="float" office:value="1" calcext:value-type="float">
            <text:p>1</text:p>
          </table:table-cell>
          <table:table-cell table:formula="of:=[.AT6]-[.AD6]" office:value-type="float" office:value="0.000192056763744897" calcext:value-type="float">
            <text:p>0.0001920568</text:p>
          </table:table-cell>
          <table:table-cell table:formula="of:=ABS([.AU6])/[.AD6]" office:value-type="float" office:value="0.000192093656630925" calcext:value-type="float">
            <text:p>0.0001920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989472" calcext:value-type="float">
            <text:p>-9.89472E-05</text:p>
          </table:table-cell>
          <table:table-cell office:value-type="float" office:value="0.000192622" calcext:value-type="float">
            <text:p>0.000192622</text:p>
          </table:table-cell>
          <table:table-cell office:value-type="float" office:value="4.99502" calcext:value-type="float">
            <text:p>4.99502</text:p>
          </table:table-cell>
          <table:table-cell office:value-type="float" office:value="3.13689" calcext:value-type="float">
            <text:p>3.13689</text:p>
          </table:table-cell>
          <table:table-cell office:value-type="float" office:value="1.57293" calcext:value-type="float">
            <text:p>1.57293</text:p>
          </table:table-cell>
          <table:table-cell office:value-type="float" office:value="0.0149696" calcext:value-type="float">
            <text:p>0.0149696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24.9752" calcext:value-type="float">
            <text:p>24.9752</text:p>
          </table:table-cell>
          <table:table-cell office:value-type="float" office:value="13.1294" calcext:value-type="float">
            <text:p>13.1294</text:p>
          </table:table-cell>
          <table:table-cell office:value-type="float" office:value="4.85411" calcext:value-type="float">
            <text:p>4.85411</text:p>
          </table:table-cell>
          <table:table-cell office:value-type="float" office:value="0.12235" calcext:value-type="float">
            <text:p>0.12235</text:p>
          </table:table-cell>
          <table:table-cell office:value-type="float" office:value="0.12245" calcext:value-type="float">
            <text:p>0.12245</text:p>
          </table:table-cell>
          <table:table-cell office:value-type="float" office:value="0.158122" calcext:value-type="float">
            <text:p>0.158122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25.0052025618042" calcext:value-type="float">
            <text:p>25.0052025618</text:p>
          </table:table-cell>
          <table:table-cell office:value-type="float" office:value="0.00999806715671994" calcext:value-type="float">
            <text:p>0.0099980672</text:p>
          </table:table-cell>
          <table:table-cell office:value-type="float" office:value="0.000000321603361247867" calcext:value-type="float">
            <text:p>3.21603361247867E-07</text:p>
          </table:table-cell>
          <table:table-cell office:value-type="float" office:value="0.000000827429775727409" calcext:value-type="float">
            <text:p>8.27429775727409E-07</text:p>
          </table:table-cell>
          <table:table-cell office:value-type="float" office:value="0.503937007874016" calcext:value-type="float">
            <text:p>0.5039370079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7]-[.AD7]" office:value-type="float" office:value="0.00250193284328006" calcext:value-type="float">
            <text:p>0.0025019328</text:p>
          </table:table-cell>
          <table:table-cell table:formula="of:=[.AR7]/[.AD7]" office:value-type="float" office:value="0.250241652117575" calcext:value-type="float">
            <text:p>0.2502416521</text:p>
          </table:table-cell>
          <table:table-cell table:formula="of:=2 / [.D7]" office:value-type="float" office:value="0.01" calcext:value-type="float">
            <text:p>0.01</text:p>
          </table:table-cell>
          <table:table-cell table:formula="of:=[.AT7]-[.AD7]" office:value-type="float" office:value="0.00000193284328005999" calcext:value-type="float">
            <text:p>1.93284328005999E-06</text:p>
          </table:table-cell>
          <table:table-cell table:formula="of:=ABS([.AU7])/[.AD7]" office:value-type="float" office:value="0.000193321694059725" calcext:value-type="float">
            <text:p>0.0001933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312745" calcext:value-type="float">
            <text:p>0.00312745</text:p>
          </table:table-cell>
          <table:table-cell office:value-type="float" office:value="-0.000355159" calcext:value-type="float">
            <text:p>-0.000355159</text:p>
          </table:table-cell>
          <table:table-cell office:value-type="float" office:value="49.9532" calcext:value-type="float">
            <text:p>49.9532</text:p>
          </table:table-cell>
          <table:table-cell office:value-type="float" office:value="3.14576" calcext:value-type="float">
            <text:p>3.14576</text:p>
          </table:table-cell>
          <table:table-cell office:value-type="float" office:value="1.57351" calcext:value-type="float">
            <text:p>1.57351</text:p>
          </table:table-cell>
          <table:table-cell office:value-type="float" office:value="1.49952" calcext:value-type="float">
            <text:p>1.49952</text:p>
          </table:table-cell>
          <table:table-cell office:value-type="float" office:value="1.4973" calcext:value-type="float">
            <text:p>1.4973</text:p>
          </table:table-cell>
          <table:table-cell office:value-type="float" office:value="2497.82" calcext:value-type="float">
            <text:p>2497.82</text:p>
          </table:table-cell>
          <table:table-cell office:value-type="float" office:value="13.1947" calcext:value-type="float">
            <text:p>13.1947</text:p>
          </table:table-cell>
          <table:table-cell office:value-type="float" office:value="4.85596" calcext:value-type="float">
            <text:p>4.85596</text:p>
          </table:table-cell>
          <table:table-cell office:value-type="float" office:value="1.22455" calcext:value-type="float">
            <text:p>1.22455</text:p>
          </table:table-cell>
          <table:table-cell office:value-type="float" office:value="1.22364" calcext:value-type="float">
            <text:p>1.22364</text:p>
          </table:table-cell>
          <table:table-cell office:value-type="float" office:value="1.58175" calcext:value-type="float">
            <text:p>1.58175</text:p>
          </table:table-cell>
          <table:table-cell office:value-type="float" office:value="1.81628" calcext:value-type="float">
            <text:p>1.81628</text:p>
          </table:table-cell>
          <table:table-cell office:value-type="float" office:value="1.54274" calcext:value-type="float">
            <text:p>1.54274</text:p>
          </table:table-cell>
          <table:table-cell office:value-type="float" office:value="2500.81809867441" calcext:value-type="float">
            <text:p>2500.8180986744</text:p>
          </table:table-cell>
          <table:table-cell office:value-type="float" office:value="0.999795878398493" calcext:value-type="float">
            <text:p>0.9997958784</text:p>
          </table:table-cell>
          <table:table-cell office:value-type="float" office:value="0.0000321252732256742" calcext:value-type="float">
            <text:p>3.21252732256742E-05</text:p>
          </table:table-cell>
          <table:table-cell office:value-type="float" office:value="0.00825626543859378" calcext:value-type="float">
            <text:p>0.0082562654</text:p>
          </table:table-cell>
          <table:table-cell office:value-type="float" office:value="135.854063018242" calcext:value-type="float">
            <text:p>135.8540630182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8]-[.AD8]" office:value-type="float" office:value="0.250204121601507" calcext:value-type="float">
            <text:p>0.2502041216</text:p>
          </table:table-cell>
          <table:table-cell table:formula="of:=[.AR8]/[.AD8]" office:value-type="float" office:value="0.250255204094552" calcext:value-type="float">
            <text:p>0.2502552041</text:p>
          </table:table-cell>
          <table:table-cell table:formula="of:=2 / [.D8]" office:value-type="float" office:value="1" calcext:value-type="float">
            <text:p>1</text:p>
          </table:table-cell>
          <table:table-cell table:formula="of:=[.AT8]-[.AD8]" office:value-type="float" office:value="0.000204121601506957" calcext:value-type="float">
            <text:p>0.0002041216</text:p>
          </table:table-cell>
          <table:table-cell table:formula="of:=ABS([.AU8])/[.AD8]" office:value-type="float" office:value="0.00020416327564175" calcext:value-type="float">
            <text:p>0.0002041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120582" calcext:value-type="float">
            <text:p>0.000120582</text:p>
          </table:table-cell>
          <table:table-cell office:value-type="float" office:value="-0.0000146169" calcext:value-type="float">
            <text:p>-1.46169E-05</text:p>
          </table:table-cell>
          <table:table-cell office:value-type="float" office:value="4.99488" calcext:value-type="float">
            <text:p>4.99488</text:p>
          </table:table-cell>
          <table:table-cell office:value-type="float" office:value="3.1428" calcext:value-type="float">
            <text:p>3.1428</text:p>
          </table:table-cell>
          <table:table-cell office:value-type="float" office:value="1.57095" calcext:value-type="float">
            <text:p>1.57095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0150061" calcext:value-type="float">
            <text:p>0.0150061</text:p>
          </table:table-cell>
          <table:table-cell office:value-type="float" office:value="24.9739" calcext:value-type="float">
            <text:p>24.9739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4.84782" calcext:value-type="float">
            <text:p>4.84782</text:p>
          </table:table-cell>
          <table:table-cell office:value-type="float" office:value="0.122454" calcext:value-type="float">
            <text:p>0.12245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8098" calcext:value-type="float">
            <text:p>0.158098</text:p>
          </table:table-cell>
          <table:table-cell office:value-type="float" office:value="1.81308" calcext:value-type="float">
            <text:p>1.81308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.003865225465" calcext:value-type="float">
            <text:p>25.0038652255</text:p>
          </table:table-cell>
          <table:table-cell office:value-type="float" office:value="0.0100021584887075" calcext:value-type="float">
            <text:p>0.0100021585</text:p>
          </table:table-cell>
          <table:table-cell office:value-type="float" office:value="0.000000280454885137318" calcext:value-type="float">
            <text:p>2.80454885137318E-07</text:p>
          </table:table-cell>
          <table:table-cell office:value-type="float" office:value="0.00000062923954077909" calcext:value-type="float">
            <text:p>6.2923954077909E-07</text:p>
          </table:table-cell>
          <table:table-cell office:value-type="float" office:value="0.608076009501188" calcext:value-type="float">
            <text:p>0.608076009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9]-[.AD9]" office:value-type="float" office:value="0.0024978415112925" calcext:value-type="float">
            <text:p>0.0024978415</text:p>
          </table:table-cell>
          <table:table-cell table:formula="of:=[.AR9]/[.AD9]" office:value-type="float" office:value="0.249730247137413" calcext:value-type="float">
            <text:p>0.2497302471</text:p>
          </table:table-cell>
          <table:table-cell table:formula="of:=2 / [.D9]" office:value-type="float" office:value="0.01" calcext:value-type="float">
            <text:p>0.01</text:p>
          </table:table-cell>
          <table:table-cell table:formula="of:=[.AT9]-[.AD9]" office:value-type="float" office:value="-0.00000215848870750018" calcext:value-type="float">
            <text:p>-2.15848870750018E-06</text:p>
          </table:table-cell>
          <table:table-cell table:formula="of:=ABS([.AU9])/[.AD9]" office:value-type="float" office:value="0.000215802290069402" calcext:value-type="float">
            <text:p>0.00021580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329007" calcext:value-type="float">
            <text:p>-3.29007E-05</text:p>
          </table:table-cell>
          <table:table-cell office:value-type="float" office:value="0.0000689229" calcext:value-type="float">
            <text:p>6.89229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539" calcext:value-type="float">
            <text:p>3.14539</text:p>
          </table:table-cell>
          <table:table-cell office:value-type="float" office:value="1.57003" calcext:value-type="float">
            <text:p>1.57003</text:p>
          </table:table-cell>
          <table:table-cell office:value-type="float" office:value="0.00525022" calcext:value-type="float">
            <text:p>0.00525022</text:p>
          </table:table-cell>
          <table:table-cell office:value-type="float" office:value="0.0052491" calcext:value-type="float">
            <text:p>0.0052491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837" calcext:value-type="float">
            <text:p>13.1837</text:p>
          </table:table-cell>
          <table:table-cell office:value-type="float" office:value="4.87683" calcext:value-type="float">
            <text:p>4.87683</text:p>
          </table:table-cell>
          <table:table-cell office:value-type="float" office:value="0.0724584" calcext:value-type="float">
            <text:p>0.0724584</text:p>
          </table:table-cell>
          <table:table-cell office:value-type="float" office:value="0.0724506" calcext:value-type="float">
            <text:p>0.0724506</text:p>
          </table:table-cell>
          <table:table-cell office:value-type="float" office:value="0.0741985" calcext:value-type="float">
            <text:p>0.0741985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5301" calcext:value-type="float">
            <text:p>1.55301</text:p>
          </table:table-cell>
          <table:table-cell office:value-type="float" office:value="121.00463196596" calcext:value-type="float">
            <text:p>121.004631966</text:p>
          </table:table-cell>
          <table:table-cell office:value-type="float" office:value="0.0100030267169976" calcext:value-type="float">
            <text:p>0.0100030267</text:p>
          </table:table-cell>
          <table:table-cell office:value-type="float" office:value="0.00000678035202849491" calcext:value-type="float">
            <text:p>6.78035202849491E-06</text:p>
          </table:table-cell>
          <table:table-cell office:value-type="float" office:value="0.00036778538904252" calcext:value-type="float">
            <text:p>0.0003677854</text:p>
          </table:table-cell>
          <table:table-cell office:value-type="float" office:value="0.327853106440201" calcext:value-type="float">
            <text:p>0.327853106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10]-[.AD10]" office:value-type="float" office:value="0.0024969732830024" calcext:value-type="float">
            <text:p>0.0024969733</text:p>
          </table:table-cell>
          <table:table-cell table:formula="of:=[.AR10]/[.AD10]" office:value-type="float" office:value="0.249621774853348" calcext:value-type="float">
            <text:p>0.2496217749</text:p>
          </table:table-cell>
          <table:table-cell table:formula="of:=2 / [.D10]" office:value-type="float" office:value="0.01" calcext:value-type="float">
            <text:p>0.01</text:p>
          </table:table-cell>
          <table:table-cell table:formula="of:=[.AT10]-[.AD10]" office:value-type="float" office:value="-0.0000030267169975999" calcext:value-type="float">
            <text:p>-3.0267169975999E-06</text:p>
          </table:table-cell>
          <table:table-cell table:formula="of:=ABS([.AU10])/[.AD10]" office:value-type="float" office:value="0.000302580117321567" calcext:value-type="float">
            <text:p>0.00030258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30737" calcext:value-type="float">
            <text:p>-0.000030737</text:p>
          </table:table-cell>
          <table:table-cell office:value-type="float" office:value="0.0000568286" calcext:value-type="float">
            <text:p>5.68286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176" calcext:value-type="float">
            <text:p>3.14176</text:p>
          </table:table-cell>
          <table:table-cell office:value-type="float" office:value="1.5702" calcext:value-type="float">
            <text:p>1.5702</text:p>
          </table:table-cell>
          <table:table-cell office:value-type="float" office:value="0.00525065" calcext:value-type="float">
            <text:p>0.00525065</text:p>
          </table:table-cell>
          <table:table-cell office:value-type="float" office:value="0.00525387" calcext:value-type="float">
            <text:p>0.00525387</text:p>
          </table:table-cell>
          <table:table-cell office:value-type="float" office:value="120.994" calcext:value-type="float">
            <text:p>120.994</text:p>
          </table:table-cell>
          <table:table-cell office:value-type="float" office:value="13.1589" calcext:value-type="float">
            <text:p>13.1589</text:p>
          </table:table-cell>
          <table:table-cell office:value-type="float" office:value="4.87735" calcext:value-type="float">
            <text:p>4.87735</text:p>
          </table:table-cell>
          <table:table-cell office:value-type="float" office:value="0.0724614" calcext:value-type="float">
            <text:p>0.0724614</text:p>
          </table:table-cell>
          <table:table-cell office:value-type="float" office:value="0.0724836" calcext:value-type="float">
            <text:p>0.0724836</text:p>
          </table:table-cell>
          <table:table-cell office:value-type="float" office:value="0.0741552" calcext:value-type="float">
            <text:p>0.0741552</text:p>
          </table:table-cell>
          <table:table-cell office:value-type="float" office:value="1.81335" calcext:value-type="float">
            <text:p>1.81335</text:p>
          </table:table-cell>
          <table:table-cell office:value-type="float" office:value="1.553" calcext:value-type="float">
            <text:p>1.553</text:p>
          </table:table-cell>
          <table:table-cell office:value-type="float" office:value="121.004569967792" calcext:value-type="float">
            <text:p>121.0045699678</text:p>
          </table:table-cell>
          <table:table-cell office:value-type="float" office:value="0.0100037519422027" calcext:value-type="float">
            <text:p>0.0100037519</text:p>
          </table:table-cell>
          <table:table-cell office:value-type="float" office:value="0.0000068978366674465" calcext:value-type="float">
            <text:p>6.8978366674465E-06</text:p>
          </table:table-cell>
          <table:table-cell office:value-type="float" office:value="0.000380641205526156" calcext:value-type="float">
            <text:p>0.0003806412</text:p>
          </table:table-cell>
          <table:table-cell office:value-type="float" office:value="0.327363112507093" calcext:value-type="float">
            <text:p>0.3273631125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11]-[.AD11]" office:value-type="float" office:value="0.0024962480577973" calcext:value-type="float">
            <text:p>0.0024962481</text:p>
          </table:table-cell>
          <table:table-cell table:formula="of:=[.AR11]/[.AD11]" office:value-type="float" office:value="0.249531183122046" calcext:value-type="float">
            <text:p>0.2495311831</text:p>
          </table:table-cell>
          <table:table-cell table:formula="of:=2 / [.D11]" office:value-type="float" office:value="0.01" calcext:value-type="float">
            <text:p>0.01</text:p>
          </table:table-cell>
          <table:table-cell table:formula="of:=[.AT11]-[.AD11]" office:value-type="float" office:value="-0.0000037519422026993" calcext:value-type="float">
            <text:p>-3.7519422026993E-06</text:p>
          </table:table-cell>
          <table:table-cell table:formula="of:=ABS([.AU11])/[.AD11]" office:value-type="float" office:value="0.000375053502363551" calcext:value-type="float">
            <text:p>0.0003750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922468" calcext:value-type="float">
            <text:p>0.000922468</text:p>
          </table:table-cell>
          <table:table-cell office:value-type="float" office:value="-0.000679881" calcext:value-type="float">
            <text:p>-0.000679881</text:p>
          </table:table-cell>
          <table:table-cell office:value-type="float" office:value="49.9447" calcext:value-type="float">
            <text:p>49.9447</text:p>
          </table:table-cell>
          <table:table-cell office:value-type="float" office:value="3.14126" calcext:value-type="float">
            <text:p>3.14126</text:p>
          </table:table-cell>
          <table:table-cell office:value-type="float" office:value="1.56941" calcext:value-type="float">
            <text:p>1.56941</text:p>
          </table:table-cell>
          <table:table-cell office:value-type="float" office:value="1.50262" calcext:value-type="float">
            <text:p>1.50262</text:p>
          </table:table-cell>
          <table:table-cell office:value-type="float" office:value="1.49225" calcext:value-type="float">
            <text:p>1.49225</text:p>
          </table:table-cell>
          <table:table-cell office:value-type="float" office:value="2496.98" calcext:value-type="float">
            <text:p>2496.98</text:p>
          </table:table-cell>
          <table:table-cell office:value-type="float" office:value="13.1622" calcext:value-type="float">
            <text:p>13.1622</text:p>
          </table:table-cell>
          <table:table-cell office:value-type="float" office:value="4.84293" calcext:value-type="float">
            <text:p>4.84293</text:p>
          </table:table-cell>
          <table:table-cell office:value-type="float" office:value="1.22582" calcext:value-type="float">
            <text:p>1.22582</text:p>
          </table:table-cell>
          <table:table-cell office:value-type="float" office:value="1.22158" calcext:value-type="float">
            <text:p>1.22158</text:p>
          </table:table-cell>
          <table:table-cell office:value-type="float" office:value="1.58344" calcext:value-type="float">
            <text:p>1.58344</text:p>
          </table:table-cell>
          <table:table-cell office:value-type="float" office:value="1.81514" calcext:value-type="float">
            <text:p>1.81514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2499.9780981045" calcext:value-type="float">
            <text:p>2499.9780981045</text:p>
          </table:table-cell>
          <table:table-cell office:value-type="float" office:value="1.000411627795" calcext:value-type="float">
            <text:p>1.0004116278</text:p>
          </table:table-cell>
          <table:table-cell office:value-type="float" office:value="0.0000323010253684219" calcext:value-type="float">
            <text:p>0.000032301</text:p>
          </table:table-cell>
          <table:table-cell office:value-type="float" office:value="0.00834684991881146" calcext:value-type="float">
            <text:p>0.0083468499</text:p>
          </table:table-cell>
          <table:table-cell office:value-type="float" office:value="143.719298245614" calcext:value-type="float">
            <text:p>143.7192982456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12]-[.AD12]" office:value-type="float" office:value="0.249588372205" calcext:value-type="float">
            <text:p>0.2495883722</text:p>
          </table:table-cell>
          <table:table-cell table:formula="of:=[.AR12]/[.AD12]" office:value-type="float" office:value="0.249485676965907" calcext:value-type="float">
            <text:p>0.249485677</text:p>
          </table:table-cell>
          <table:table-cell table:formula="of:=2 / [.D12]" office:value-type="float" office:value="1" calcext:value-type="float">
            <text:p>1</text:p>
          </table:table-cell>
          <table:table-cell table:formula="of:=[.AT12]-[.AD12]" office:value-type="float" office:value="-0.000411627794999925" calcext:value-type="float">
            <text:p>-0.0004116278</text:p>
          </table:table-cell>
          <table:table-cell table:formula="of:=ABS([.AU12])/[.AD12]" office:value-type="float" office:value="0.000411458427274772" calcext:value-type="float">
            <text:p>0.0004114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178598" calcext:value-type="float">
            <text:p>0.000178598</text:p>
          </table:table-cell>
          <table:table-cell office:value-type="float" office:value="0.0000646249" calcext:value-type="float">
            <text:p>6.46249E-05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4138" calcext:value-type="float">
            <text:p>3.14138</text:p>
          </table:table-cell>
          <table:table-cell office:value-type="float" office:value="1.57364" calcext:value-type="float">
            <text:p>1.57364</text:p>
          </table:table-cell>
          <table:table-cell office:value-type="float" office:value="0.0149777" calcext:value-type="float">
            <text:p>0.0149777</text:p>
          </table:table-cell>
          <table:table-cell office:value-type="float" office:value="0.0149926" calcext:value-type="float">
            <text:p>0.0149926</text:p>
          </table:table-cell>
          <table:table-cell office:value-type="float" office:value="2499.96" calcext:value-type="float">
            <text:p>2499.96</text:p>
          </table:table-cell>
          <table:table-cell office:value-type="float" office:value="13.1581" calcext:value-type="float">
            <text:p>13.1581</text:p>
          </table:table-cell>
          <table:table-cell office:value-type="float" office:value="4.93488" calcext:value-type="float">
            <text:p>4.93488</text:p>
          </table:table-cell>
          <table:table-cell office:value-type="float" office:value="0.122383" calcext:value-type="float">
            <text:p>0.122383</text:p>
          </table:table-cell>
          <table:table-cell office:value-type="float" office:value="0.122444" calcext:value-type="float">
            <text:p>0.122444</text:p>
          </table:table-cell>
          <table:table-cell office:value-type="float" office:value="0.158043" calcext:value-type="float">
            <text:p>0.15804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499.99286656506" calcext:value-type="float">
            <text:p>2499.9928665651</text:p>
          </table:table-cell>
          <table:table-cell office:value-type="float" office:value="0.00999565664657181" calcext:value-type="float">
            <text:p>0.0099956566</text:p>
          </table:table-cell>
          <table:table-cell office:value-type="float" office:value="0.0000313138298621613" calcext:value-type="float">
            <text:p>3.13138298621613E-05</text:p>
          </table:table-cell>
          <table:table-cell office:value-type="float" office:value="0.00784444752509106" calcext:value-type="float">
            <text:p>0.0078444475</text:p>
          </table:table-cell>
          <table:table-cell office:value-type="float" office:value="0.505585385422453" calcext:value-type="float">
            <text:p>0.505585385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13]-[.AD13]" office:value-type="float" office:value="0.00250434335342819" calcext:value-type="float">
            <text:p>0.0025043434</text:p>
          </table:table-cell>
          <table:table-cell table:formula="of:=[.AR13]/[.AD13]" office:value-type="float" office:value="0.250543155089976" calcext:value-type="float">
            <text:p>0.2505431551</text:p>
          </table:table-cell>
          <table:table-cell table:formula="of:=2 / [.D13]" office:value-type="float" office:value="0.01" calcext:value-type="float">
            <text:p>0.01</text:p>
          </table:table-cell>
          <table:table-cell table:formula="of:=[.AT13]-[.AD13]" office:value-type="float" office:value="0.0000043433534281899" calcext:value-type="float">
            <text:p>4.3433534281899E-06</text:p>
          </table:table-cell>
          <table:table-cell table:formula="of:=ABS([.AU13])/[.AD13]" office:value-type="float" office:value="0.000434524071980756" calcext:value-type="float">
            <text:p>0.000434524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213108" calcext:value-type="float">
            <text:p>2.13108E-05</text:p>
          </table:table-cell>
          <table:table-cell office:value-type="float" office:value="0.00000618643" calcext:value-type="float">
            <text:p>6.18643E-06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3936" calcext:value-type="float">
            <text:p>3.13936</text:p>
          </table:table-cell>
          <table:table-cell office:value-type="float" office:value="1.56809" calcext:value-type="float">
            <text:p>1.56809</text:p>
          </table:table-cell>
          <table:table-cell office:value-type="float" office:value="0.00525414" calcext:value-type="float">
            <text:p>0.00525414</text:p>
          </table:table-cell>
          <table:table-cell office:value-type="float" office:value="0.00526013" calcext:value-type="float">
            <text:p>0.00526013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444" calcext:value-type="float">
            <text:p>13.1444</text:p>
          </table:table-cell>
          <table:table-cell office:value-type="float" office:value="4.87076" calcext:value-type="float">
            <text:p>4.87076</text:p>
          </table:table-cell>
          <table:table-cell office:value-type="float" office:value="0.0724855" calcext:value-type="float">
            <text:p>0.0724855</text:p>
          </table:table-cell>
          <table:table-cell office:value-type="float" office:value="0.0725267" calcext:value-type="float">
            <text:p>0.0725267</text:p>
          </table:table-cell>
          <table:table-cell office:value-type="float" office:value="0.0741523" calcext:value-type="float">
            <text:p>0.0741523</text:p>
          </table:table-cell>
          <table:table-cell office:value-type="float" office:value="1.81351" calcext:value-type="float">
            <text:p>1.81351</text:p>
          </table:table-cell>
          <table:table-cell office:value-type="float" office:value="1.55302" calcext:value-type="float">
            <text:p>1.55302</text:p>
          </table:table-cell>
          <table:table-cell office:value-type="float" office:value="121.005329490592" calcext:value-type="float">
            <text:p>121.0053294906</text:p>
          </table:table-cell>
          <table:table-cell office:value-type="float" office:value="0.0100049867056516" calcext:value-type="float">
            <text:p>0.0100049867</text:p>
          </table:table-cell>
          <table:table-cell office:value-type="float" office:value="0.00000690743911200566" calcext:value-type="float">
            <text:p>6.90743911200566E-06</text:p>
          </table:table-cell>
          <table:table-cell office:value-type="float" office:value="0.000381701720688524" calcext:value-type="float">
            <text:p>0.0003817017</text:p>
          </table:table-cell>
          <table:table-cell office:value-type="float" office:value="0.327837361933728" calcext:value-type="float">
            <text:p>0.327837361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14]-[.AD14]" office:value-type="float" office:value="0.0024950132943484" calcext:value-type="float">
            <text:p>0.0024950133</text:p>
          </table:table-cell>
          <table:table-cell table:formula="of:=[.AR14]/[.AD14]" office:value-type="float" office:value="0.249376972479036" calcext:value-type="float">
            <text:p>0.2493769725</text:p>
          </table:table-cell>
          <table:table-cell table:formula="of:=2 / [.D14]" office:value-type="float" office:value="0.01" calcext:value-type="float">
            <text:p>0.01</text:p>
          </table:table-cell>
          <table:table-cell table:formula="of:=[.AT14]-[.AD14]" office:value-type="float" office:value="-0.00000498670565159988" calcext:value-type="float">
            <text:p>-4.98670565159988E-06</text:p>
          </table:table-cell>
          <table:table-cell table:formula="of:=ABS([.AU14])/[.AD14]" office:value-type="float" office:value="0.000498422016771196" calcext:value-type="float">
            <text:p>0.0004984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36991" calcext:value-type="float">
            <text:p>0.000136991</text:p>
          </table:table-cell>
          <table:table-cell office:value-type="float" office:value="0.000614408" calcext:value-type="float">
            <text:p>0.000614408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4618" calcext:value-type="float">
            <text:p>3.14618</text:p>
          </table:table-cell>
          <table:table-cell office:value-type="float" office:value="1.59108" calcext:value-type="float">
            <text:p>1.59108</text:p>
          </table:table-cell>
          <table:table-cell office:value-type="float" office:value="0.0275297" calcext:value-type="float">
            <text:p>0.0275297</text:p>
          </table:table-cell>
          <table:table-cell office:value-type="float" office:value="0.0275154" calcext:value-type="float">
            <text:p>0.0275154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1812" calcext:value-type="float">
            <text:p>13.1812</text:p>
          </table:table-cell>
          <table:table-cell office:value-type="float" office:value="4.99261" calcext:value-type="float">
            <text:p>4.99261</text:p>
          </table:table-cell>
          <table:table-cell office:value-type="float" office:value="0.165921" calcext:value-type="float">
            <text:p>0.165921</text:p>
          </table:table-cell>
          <table:table-cell office:value-type="float" office:value="0.165876" calcext:value-type="float">
            <text:p>0.165876</text:p>
          </table:table-cell>
          <table:table-cell office:value-type="float" office:value="0.223611" calcext:value-type="float">
            <text:p>0.223611</text:p>
          </table:table-cell>
          <table:table-cell office:value-type="float" office:value="1.81183" calcext:value-type="float">
            <text:p>1.81183</text:p>
          </table:table-cell>
          <table:table-cell office:value-type="float" office:value="1.56878" calcext:value-type="float">
            <text:p>1.56878</text:p>
          </table:table-cell>
          <table:table-cell office:value-type="float" office:value="9999.99874554602" calcext:value-type="float">
            <text:p>9999.998745546</text:p>
          </table:table-cell>
          <table:table-cell office:value-type="float" office:value="0.0100054847146355" calcext:value-type="float">
            <text:p>0.0100054847</text:p>
          </table:table-cell>
          <table:table-cell office:value-type="float" office:value="0.000061988588269133" calcext:value-type="float">
            <text:p>6.1988588269133E-05</text:p>
          </table:table-cell>
          <table:table-cell office:value-type="float" office:value="0.0307406806048007" calcext:value-type="float">
            <text:p>0.0307406806</text:p>
          </table:table-cell>
          <table:table-cell office:value-type="float" office:value="0.802413509383693" calcext:value-type="float">
            <text:p>0.802413509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15]-[.AD15]" office:value-type="float" office:value="0.0024945152853645" calcext:value-type="float">
            <text:p>0.0024945153</text:p>
          </table:table-cell>
          <table:table-cell table:formula="of:=[.AR15]/[.AD15]" office:value-type="float" office:value="0.249314786490619" calcext:value-type="float">
            <text:p>0.2493147865</text:p>
          </table:table-cell>
          <table:table-cell table:formula="of:=2 / [.D15]" office:value-type="float" office:value="0.01" calcext:value-type="float">
            <text:p>0.01</text:p>
          </table:table-cell>
          <table:table-cell table:formula="of:=[.AT15]-[.AD15]" office:value-type="float" office:value="-0.00000548471463550013" calcext:value-type="float">
            <text:p>-5.48471463550013E-06</text:p>
          </table:table-cell>
          <table:table-cell table:formula="of:=ABS([.AU15])/[.AD15]" office:value-type="float" office:value="0.000548170807504945" calcext:value-type="float">
            <text:p>0.0005481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81214" calcext:value-type="float">
            <text:p>0.00181214</text:p>
          </table:table-cell>
          <table:table-cell office:value-type="float" office:value="-0.00233097" calcext:value-type="float">
            <text:p>-0.00233097</text:p>
          </table:table-cell>
          <table:table-cell office:value-type="float" office:value="49.9491" calcext:value-type="float">
            <text:p>49.9491</text:p>
          </table:table-cell>
          <table:table-cell office:value-type="float" office:value="3.14065" calcext:value-type="float">
            <text:p>3.14065</text:p>
          </table:table-cell>
          <table:table-cell office:value-type="float" office:value="1.57652" calcext:value-type="float">
            <text:p>1.57652</text:p>
          </table:table-cell>
          <table:table-cell office:value-type="float" office:value="1.50081" calcext:value-type="float">
            <text:p>1.50081</text:p>
          </table:table-cell>
          <table:table-cell office:value-type="float" office:value="1.49727" calcext:value-type="float">
            <text:p>1.49727</text:p>
          </table:table-cell>
          <table:table-cell office:value-type="float" office:value="2497.41" calcext:value-type="float">
            <text:p>2497.41</text:p>
          </table:table-cell>
          <table:table-cell office:value-type="float" office:value="13.1538" calcext:value-type="float">
            <text:p>13.1538</text:p>
          </table:table-cell>
          <table:table-cell office:value-type="float" office:value="4.86529" calcext:value-type="float">
            <text:p>4.86529</text:p>
          </table:table-cell>
          <table:table-cell office:value-type="float" office:value="1.22507" calcext:value-type="float">
            <text:p>1.22507</text:p>
          </table:table-cell>
          <table:table-cell office:value-type="float" office:value="1.22363" calcext:value-type="float">
            <text:p>1.22363</text:p>
          </table:table-cell>
          <table:table-cell office:value-type="float" office:value="1.58245" calcext:value-type="float">
            <text:p>1.58245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2500.41297024813" calcext:value-type="float">
            <text:p>2500.4129702481</text:p>
          </table:table-cell>
          <table:table-cell office:value-type="float" office:value="1.0005559340411" calcext:value-type="float">
            <text:p>1.000555934</text:p>
          </table:table-cell>
          <table:table-cell office:value-type="float" office:value="0.0000307621272062571" calcext:value-type="float">
            <text:p>3.07621272062571E-05</text:p>
          </table:table-cell>
          <table:table-cell office:value-type="float" office:value="0.00757046776203156" calcext:value-type="float">
            <text:p>0.0075704678</text:p>
          </table:table-cell>
          <table:table-cell office:value-type="float" office:value="153.408239700375" calcext:value-type="float">
            <text:p>153.408239700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16]-[.AD16]" office:value-type="float" office:value="0.2494440659589" calcext:value-type="float">
            <text:p>0.249444066</text:p>
          </table:table-cell>
          <table:table-cell table:formula="of:=[.AR16]/[.AD16]" office:value-type="float" office:value="0.249305468562294" calcext:value-type="float">
            <text:p>0.2493054686</text:p>
          </table:table-cell>
          <table:table-cell table:formula="of:=2 / [.D16]" office:value-type="float" office:value="1" calcext:value-type="float">
            <text:p>1</text:p>
          </table:table-cell>
          <table:table-cell table:formula="of:=[.AT16]-[.AD16]" office:value-type="float" office:value="-0.000555934041100104" calcext:value-type="float">
            <text:p>-0.000555934</text:p>
          </table:table-cell>
          <table:table-cell table:formula="of:=ABS([.AU16])/[.AD16]" office:value-type="float" office:value="0.000555625150165035" calcext:value-type="float">
            <text:p>0.0005556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837448" calcext:value-type="float">
            <text:p>-8.37448E-05</text:p>
          </table:table-cell>
          <table:table-cell office:value-type="float" office:value="0.0000314115" calcext:value-type="float">
            <text:p>3.14115E-05</text:p>
          </table:table-cell>
          <table:table-cell office:value-type="float" office:value="4.99502" calcext:value-type="float">
            <text:p>4.99502</text:p>
          </table:table-cell>
          <table:table-cell office:value-type="float" office:value="3.14544" calcext:value-type="float">
            <text:p>3.14544</text:p>
          </table:table-cell>
          <table:table-cell office:value-type="float" office:value="1.57397" calcext:value-type="float">
            <text:p>1.57397</text:p>
          </table:table-cell>
          <table:table-cell office:value-type="float" office:value="0.0150289" calcext:value-type="float">
            <text:p>0.0150289</text:p>
          </table:table-cell>
          <table:table-cell office:value-type="float" office:value="0.0149809" calcext:value-type="float">
            <text:p>0.0149809</text:p>
          </table:table-cell>
          <table:table-cell office:value-type="float" office:value="24.9752" calcext:value-type="float">
            <text:p>24.9752</text:p>
          </table:table-cell>
          <table:table-cell office:value-type="float" office:value="13.184" calcext:value-type="float">
            <text:p>13.184</text:p>
          </table:table-cell>
          <table:table-cell office:value-type="float" office:value="4.85723" calcext:value-type="float">
            <text:p>4.85723</text:p>
          </table:table-cell>
          <table:table-cell office:value-type="float" office:value="0.122592" calcext:value-type="float">
            <text:p>0.122592</text:p>
          </table:table-cell>
          <table:table-cell office:value-type="float" office:value="0.122396" calcext:value-type="float">
            <text:p>0.122396</text:p>
          </table:table-cell>
          <table:table-cell office:value-type="float" office:value="0.158239" calcext:value-type="float">
            <text:p>0.158239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1.54268" calcext:value-type="float">
            <text:p>1.54268</text:p>
          </table:table-cell>
          <table:table-cell office:value-type="float" office:value="25.0052589286548" calcext:value-type="float">
            <text:p>25.0052589287</text:p>
          </table:table-cell>
          <table:table-cell office:value-type="float" office:value="0.010005763453586" calcext:value-type="float">
            <text:p>0.0100057635</text:p>
          </table:table-cell>
          <table:table-cell office:value-type="float" office:value="0.000000305516460394696" calcext:value-type="float">
            <text:p>3.05516460394696E-07</text:p>
          </table:table-cell>
          <table:table-cell office:value-type="float" office:value="0.000000746722460576833" calcext:value-type="float">
            <text:p>7.46722460576833E-07</text:p>
          </table:table-cell>
          <table:table-cell office:value-type="float" office:value="0.503447682493639" calcext:value-type="float">
            <text:p>0.503447682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17]-[.AD17]" office:value-type="float" office:value="0.002494236546414" calcext:value-type="float">
            <text:p>0.0024942365</text:p>
          </table:table-cell>
          <table:table-cell table:formula="of:=[.AR17]/[.AD17]" office:value-type="float" office:value="0.249279983280045" calcext:value-type="float">
            <text:p>0.2492799833</text:p>
          </table:table-cell>
          <table:table-cell table:formula="of:=2 / [.D17]" office:value-type="float" office:value="0.01" calcext:value-type="float">
            <text:p>0.01</text:p>
          </table:table-cell>
          <table:table-cell table:formula="of:=[.AT17]-[.AD17]" office:value-type="float" office:value="-0.000005763453586001" calcext:value-type="float">
            <text:p>-5.763453586001E-06</text:p>
          </table:table-cell>
          <table:table-cell table:formula="of:=ABS([.AU17])/[.AD17]" office:value-type="float" office:value="0.000576013375964371" calcext:value-type="float">
            <text:p>0.0005760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25367" calcext:value-type="float">
            <text:p>0.00125367</text:p>
          </table:table-cell>
          <table:table-cell office:value-type="float" office:value="-0.000578832" calcext:value-type="float">
            <text:p>-0.000578832</text:p>
          </table:table-cell>
          <table:table-cell office:value-type="float" office:value="49.9953" calcext:value-type="float">
            <text:p>49.9953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6706" calcext:value-type="float">
            <text:p>1.56706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2499.78" calcext:value-type="float">
            <text:p>2499.78</text:p>
          </table:table-cell>
          <table:table-cell office:value-type="float" office:value="13.1534" calcext:value-type="float">
            <text:p>13.1534</text:p>
          </table:table-cell>
          <table:table-cell office:value-type="float" office:value="4.89519" calcext:value-type="float">
            <text:p>4.89519</text:p>
          </table:table-cell>
          <table:table-cell office:value-type="float" office:value="0.387125" calcext:value-type="float">
            <text:p>0.387125</text:p>
          </table:table-cell>
          <table:table-cell office:value-type="float" office:value="0.386878" calcext:value-type="float">
            <text:p>0.386878</text:p>
          </table:table-cell>
          <table:table-cell office:value-type="float" office:value="0.500079" calcext:value-type="float">
            <text:p>0.500079</text:p>
          </table:table-cell>
          <table:table-cell office:value-type="float" office:value="1.81433" calcext:value-type="float">
            <text:p>1.81433</text:p>
          </table:table-cell>
          <table:table-cell office:value-type="float" office:value="1.5619" calcext:value-type="float">
            <text:p>1.5619</text:p>
          </table:table-cell>
          <table:table-cell office:value-type="float" office:value="2500.075167914" calcext:value-type="float">
            <text:p>2500.075167914</text:p>
          </table:table-cell>
          <table:table-cell office:value-type="float" office:value="0.0999398465642481" calcext:value-type="float">
            <text:p>0.0999398466</text:p>
          </table:table-cell>
          <table:table-cell office:value-type="float" office:value="0.0000307445457678677" calcext:value-type="float">
            <text:p>3.07445457678677E-05</text:p>
          </table:table-cell>
          <table:table-cell office:value-type="float" office:value="0.00756181675578011" calcext:value-type="float">
            <text:p>0.0075618168</text:p>
          </table:table-cell>
          <table:table-cell office:value-type="float" office:value="5.28243487232396" calcext:value-type="float">
            <text:p>5.282434872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18]-[.AD18]" office:value-type="float" office:value="0.0250601534357519" calcext:value-type="float">
            <text:p>0.0250601534</text:p>
          </table:table-cell>
          <table:table-cell table:formula="of:=[.AR18]/[.AD18]" office:value-type="float" office:value="0.250752370523618" calcext:value-type="float">
            <text:p>0.2507523705</text:p>
          </table:table-cell>
          <table:table-cell table:formula="of:=2 / [.D18]" office:value-type="float" office:value="0.1" calcext:value-type="float">
            <text:p>0.1</text:p>
          </table:table-cell>
          <table:table-cell table:formula="of:=[.AT18]-[.AD18]" office:value-type="float" office:value="0.000060153435751914" calcext:value-type="float">
            <text:p>6.0153435751914E-05</text:p>
          </table:table-cell>
          <table:table-cell table:formula="of:=ABS([.AU18])/[.AD18]" office:value-type="float" office:value="0.000601896418894773" calcext:value-type="float">
            <text:p>0.0006018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384969" calcext:value-type="float">
            <text:p>3.84969E-05</text:p>
          </table:table-cell>
          <table:table-cell office:value-type="float" office:value="0.0000355125" calcext:value-type="float">
            <text:p>3.55125E-05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3848" calcext:value-type="float">
            <text:p>3.13848</text:p>
          </table:table-cell>
          <table:table-cell office:value-type="float" office:value="1.56935" calcext:value-type="float">
            <text:p>1.56935</text:p>
          </table:table-cell>
          <table:table-cell office:value-type="float" office:value="0.0150336" calcext:value-type="float">
            <text:p>0.0150336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404" calcext:value-type="float">
            <text:p>13.1404</text:p>
          </table:table-cell>
          <table:table-cell office:value-type="float" office:value="4.92139" calcext:value-type="float">
            <text:p>4.92139</text:p>
          </table:table-cell>
          <table:table-cell office:value-type="float" office:value="0.122612" calcext:value-type="float">
            <text:p>0.122612</text:p>
          </table:table-cell>
          <table:table-cell office:value-type="float" office:value="0.122458" calcext:value-type="float">
            <text:p>0.122458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1.81392" calcext:value-type="float">
            <text:p>1.81392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499.99622876259" calcext:value-type="float">
            <text:p>2499.9962287626</text:p>
          </table:table-cell>
          <table:table-cell office:value-type="float" office:value="0.0100060989577787" calcext:value-type="float">
            <text:p>0.010006099</text:p>
          </table:table-cell>
          <table:table-cell office:value-type="float" office:value="0.0000313955711162093" calcext:value-type="float">
            <text:p>3.13955711162093E-05</text:p>
          </table:table-cell>
          <table:table-cell office:value-type="float" office:value="0.00788545508570363" calcext:value-type="float">
            <text:p>0.0078854551</text:p>
          </table:table-cell>
          <table:table-cell office:value-type="float" office:value="0.504033126395905" calcext:value-type="float">
            <text:p>0.504033126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19]-[.AD19]" office:value-type="float" office:value="0.0024939010422213" calcext:value-type="float">
            <text:p>0.002493901</text:p>
          </table:table-cell>
          <table:table-cell table:formula="of:=[.AR19]/[.AD19]" office:value-type="float" office:value="0.249238094960329" calcext:value-type="float">
            <text:p>0.249238095</text:p>
          </table:table-cell>
          <table:table-cell table:formula="of:=2 / [.D19]" office:value-type="float" office:value="0.01" calcext:value-type="float">
            <text:p>0.01</text:p>
          </table:table-cell>
          <table:table-cell table:formula="of:=[.AT19]-[.AD19]" office:value-type="float" office:value="-0.00000609895777869962" calcext:value-type="float">
            <text:p>-0.000006099</text:p>
          </table:table-cell>
          <table:table-cell table:formula="of:=ABS([.AU19])/[.AD19]" office:value-type="float" office:value="0.000609524031736496" calcext:value-type="float">
            <text:p>0.000609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406616" calcext:value-type="float">
            <text:p>4.06616E-05</text:p>
          </table:table-cell>
          <table:table-cell office:value-type="float" office:value="-0.000413189" calcext:value-type="float">
            <text:p>-0.000413189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3.14224" calcext:value-type="float">
            <text:p>3.14224</text:p>
          </table:table-cell>
          <table:table-cell office:value-type="float" office:value="1.57315" calcext:value-type="float">
            <text:p>1.57315</text:p>
          </table:table-cell>
          <table:table-cell office:value-type="float" office:value="0.150154" calcext:value-type="float">
            <text:p>0.150154</text:p>
          </table:table-cell>
          <table:table-cell office:value-type="float" office:value="0.150228" calcext:value-type="float">
            <text:p>0.150228</text:p>
          </table:table-cell>
          <table:table-cell office:value-type="float" office:value="2499.71" calcext:value-type="float">
            <text:p>2499.71</text:p>
          </table:table-cell>
          <table:table-cell office:value-type="float" office:value="13.1647" calcext:value-type="float">
            <text:p>13.1647</text:p>
          </table:table-cell>
          <table:table-cell office:value-type="float" office:value="4.91428" calcext:value-type="float">
            <text:p>4.91428</text:p>
          </table:table-cell>
          <table:table-cell office:value-type="float" office:value="0.387497" calcext:value-type="float">
            <text:p>0.387497</text:p>
          </table:table-cell>
          <table:table-cell office:value-type="float" office:value="0.387593" calcext:value-type="float">
            <text:p>0.387593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1.81412" calcext:value-type="float">
            <text:p>1.81412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2500.00626337893" calcext:value-type="float">
            <text:p>2500.0062633789</text:p>
          </table:table-cell>
          <table:table-cell office:value-type="float" office:value="0.100062610341102" calcext:value-type="float">
            <text:p>0.1000626103</text:p>
          </table:table-cell>
          <table:table-cell office:value-type="float" office:value="0.0000313275867531627" calcext:value-type="float">
            <text:p>3.13275867531627E-05</text:p>
          </table:table-cell>
          <table:table-cell office:value-type="float" office:value="0.00785134153421548" calcext:value-type="float">
            <text:p>0.0078513415</text:p>
          </table:table-cell>
          <table:table-cell office:value-type="float" office:value="5.21617319325056" calcext:value-type="float">
            <text:p>5.216173193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20]-[.AD20]" office:value-type="float" office:value="0.024937389658898" calcext:value-type="float">
            <text:p>0.0249373897</text:p>
          </table:table-cell>
          <table:table-cell table:formula="of:=[.AR20]/[.AD20]" office:value-type="float" office:value="0.249217860436474" calcext:value-type="float">
            <text:p>0.2492178604</text:p>
          </table:table-cell>
          <table:table-cell table:formula="of:=2 / [.D20]" office:value-type="float" office:value="0.1" calcext:value-type="float">
            <text:p>0.1</text:p>
          </table:table-cell>
          <table:table-cell table:formula="of:=[.AT20]-[.AD20]" office:value-type="float" office:value="-0.0000626103411019985" calcext:value-type="float">
            <text:p>-6.26103411019985E-05</text:p>
          </table:table-cell>
          <table:table-cell table:formula="of:=ABS([.AU20])/[.AD20]" office:value-type="float" office:value="0.000625711650821091" calcext:value-type="float">
            <text:p>0.0006257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59655" calcext:value-type="float">
            <text:p>0.000159655</text:p>
          </table:table-cell>
          <table:table-cell office:value-type="float" office:value="0.00162195" calcext:value-type="float">
            <text:p>0.00162195</text:p>
          </table:table-cell>
          <table:table-cell office:value-type="float" office:value="99.9941" calcext:value-type="float">
            <text:p>99.9941</text:p>
          </table:table-cell>
          <table:table-cell office:value-type="float" office:value="3.14165" calcext:value-type="float">
            <text:p>3.14165</text:p>
          </table:table-cell>
          <table:table-cell office:value-type="float" office:value="1.55369" calcext:value-type="float">
            <text:p>1.55369</text:p>
          </table:table-cell>
          <table:table-cell office:value-type="float" office:value="0.275414" calcext:value-type="float">
            <text:p>0.275414</text:p>
          </table:table-cell>
          <table:table-cell office:value-type="float" office:value="0.274522" calcext:value-type="float">
            <text:p>0.274522</text:p>
          </table:table-cell>
          <table:table-cell office:value-type="float" office:value="9999.33" calcext:value-type="float">
            <text:p>9999.33</text:p>
          </table:table-cell>
          <table:table-cell office:value-type="float" office:value="13.164" calcext:value-type="float">
            <text:p>13.164</text:p>
          </table:table-cell>
          <table:table-cell office:value-type="float" office:value="4.86248" calcext:value-type="float">
            <text:p>4.86248</text:p>
          </table:table-cell>
          <table:table-cell office:value-type="float" office:value="0.524799" calcext:value-type="float">
            <text:p>0.524799</text:p>
          </table:table-cell>
          <table:table-cell office:value-type="float" office:value="0.523946" calcext:value-type="float">
            <text:p>0.523946</text:p>
          </table:table-cell>
          <table:table-cell office:value-type="float" office:value="0.706439" calcext:value-type="float">
            <text:p>0.706439</text:p>
          </table:table-cell>
          <table:table-cell office:value-type="float" office:value="1.81495" calcext:value-type="float">
            <text:p>1.81495</text:p>
          </table:table-cell>
          <table:table-cell office:value-type="float" office:value="1.56477" calcext:value-type="float">
            <text:p>1.56477</text:p>
          </table:table-cell>
          <table:table-cell office:value-type="float" office:value="9999.87786147952" calcext:value-type="float">
            <text:p>9999.8778614795</text:p>
          </table:table-cell>
          <table:table-cell office:value-type="float" office:value="0.0999372250273338" calcext:value-type="float">
            <text:p>0.099937225</text:p>
          </table:table-cell>
          <table:table-cell office:value-type="float" office:value="0.0000620221251873709" calcext:value-type="float">
            <text:p>6.20221251873709E-05</text:p>
          </table:table-cell>
          <table:table-cell office:value-type="float" office:value="0.0307739521020632" calcext:value-type="float">
            <text:p>0.0307739521</text:p>
          </table:table-cell>
          <table:table-cell office:value-type="float" office:value="12.4403948367502" calcext:value-type="float">
            <text:p>12.4403948368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21]-[.AD21]" office:value-type="float" office:value="0.0250627749726662" calcext:value-type="float">
            <text:p>0.025062775</text:p>
          </table:table-cell>
          <table:table-cell table:formula="of:=[.AR21]/[.AD21]" office:value-type="float" office:value="0.250785180054892" calcext:value-type="float">
            <text:p>0.2507851801</text:p>
          </table:table-cell>
          <table:table-cell table:formula="of:=2 / [.D21]" office:value-type="float" office:value="0.1" calcext:value-type="float">
            <text:p>0.1</text:p>
          </table:table-cell>
          <table:table-cell table:formula="of:=[.AT21]-[.AD21]" office:value-type="float" office:value="0.000062774972666213" calcext:value-type="float">
            <text:p>0.000062775</text:p>
          </table:table-cell>
          <table:table-cell table:formula="of:=ABS([.AU21])/[.AD21]" office:value-type="float" office:value="0.000628144043914002" calcext:value-type="float">
            <text:p>0.000628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22887" calcext:value-type="float">
            <text:p>0.000022887</text:p>
          </table:table-cell>
          <table:table-cell office:value-type="float" office:value="-0.000204143" calcext:value-type="float">
            <text:p>-0.000204143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3.1444" calcext:value-type="float">
            <text:p>3.1444</text:p>
          </table:table-cell>
          <table:table-cell office:value-type="float" office:value="1.57979" calcext:value-type="float">
            <text:p>1.57979</text:p>
          </table:table-cell>
          <table:table-cell office:value-type="float" office:value="0.0149855" calcext:value-type="float">
            <text:p>0.0149855</text:p>
          </table:table-cell>
          <table:table-cell office:value-type="float" office:value="0.0149931" calcext:value-type="float">
            <text:p>0.0149931</text:p>
          </table:table-cell>
          <table:table-cell office:value-type="float" office:value="2499.99" calcext:value-type="float">
            <text:p>2499.99</text:p>
          </table:table-cell>
          <table:table-cell office:value-type="float" office:value="13.1695" calcext:value-type="float">
            <text:p>13.1695</text:p>
          </table:table-cell>
          <table:table-cell office:value-type="float" office:value="4.95423" calcext:value-type="float">
            <text:p>4.95423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0.122446" calcext:value-type="float">
            <text:p>0.122446</text:p>
          </table:table-cell>
          <table:table-cell office:value-type="float" office:value="0.158048" calcext:value-type="float">
            <text:p>0.158048</text:p>
          </table:table-cell>
          <table:table-cell office:value-type="float" office:value="1.81171" calcext:value-type="float">
            <text:p>1.81171</text:p>
          </table:table-cell>
          <table:table-cell office:value-type="float" office:value="1.56796" calcext:value-type="float">
            <text:p>1.56796</text:p>
          </table:table-cell>
          <table:table-cell office:value-type="float" office:value="2500.01830919614" calcext:value-type="float">
            <text:p>2500.0183091961</text:p>
          </table:table-cell>
          <table:table-cell office:value-type="float" office:value="0.00999351490486611" calcext:value-type="float">
            <text:p>0.0099935149</text:p>
          </table:table-cell>
          <table:table-cell office:value-type="float" office:value="0.0000314946470908611" calcext:value-type="float">
            <text:p>3.14946470908611E-05</text:p>
          </table:table-cell>
          <table:table-cell office:value-type="float" office:value="0.00793530236302311" calcext:value-type="float">
            <text:p>0.0079353024</text:p>
          </table:table-cell>
          <table:table-cell office:value-type="float" office:value="0.498733684005455" calcext:value-type="float">
            <text:p>0.49873368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22]-[.AD22]" office:value-type="float" office:value="0.00250648509513389" calcext:value-type="float">
            <text:p>0.0025064851</text:p>
          </table:table-cell>
          <table:table-cell table:formula="of:=[.AR22]/[.AD22]" office:value-type="float" office:value="0.250811162938619" calcext:value-type="float">
            <text:p>0.2508111629</text:p>
          </table:table-cell>
          <table:table-cell table:formula="of:=2 / [.D22]" office:value-type="float" office:value="0.01" calcext:value-type="float">
            <text:p>0.01</text:p>
          </table:table-cell>
          <table:table-cell table:formula="of:=[.AT22]-[.AD22]" office:value-type="float" office:value="0.00000648509513388913" calcext:value-type="float">
            <text:p>6.48509513388913E-06</text:p>
          </table:table-cell>
          <table:table-cell table:formula="of:=ABS([.AU22])/[.AD22]" office:value-type="float" office:value="0.000648930350894995" calcext:value-type="float">
            <text:p>0.0006489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197821" calcext:value-type="float">
            <text:p>0.000197821</text:p>
          </table:table-cell>
          <table:table-cell office:value-type="float" office:value="0.0000835406" calcext:value-type="float">
            <text:p>8.35406E-05</text:p>
          </table:table-cell>
          <table:table-cell office:value-type="float" office:value="4.99485" calcext:value-type="float">
            <text:p>4.99485</text:p>
          </table:table-cell>
          <table:table-cell office:value-type="float" office:value="3.14314" calcext:value-type="float">
            <text:p>3.14314</text:p>
          </table:table-cell>
          <table:table-cell office:value-type="float" office:value="1.57026" calcext:value-type="float">
            <text:p>1.57026</text:p>
          </table:table-cell>
          <table:table-cell office:value-type="float" office:value="0.0150042" calcext:value-type="float">
            <text:p>0.0150042</text:p>
          </table:table-cell>
          <table:table-cell office:value-type="float" office:value="0.0149839" calcext:value-type="float">
            <text:p>0.0149839</text:p>
          </table:table-cell>
          <table:table-cell office:value-type="float" office:value="24.9735" calcext:value-type="float">
            <text:p>24.9735</text:p>
          </table:table-cell>
          <table:table-cell office:value-type="float" office:value="13.1667" calcext:value-type="float">
            <text:p>13.1667</text:p>
          </table:table-cell>
          <table:table-cell office:value-type="float" office:value="4.84563" calcext:value-type="float">
            <text:p>4.84563</text:p>
          </table:table-cell>
          <table:table-cell office:value-type="float" office:value="0.122492" calcext:value-type="float">
            <text:p>0.122492</text:p>
          </table:table-cell>
          <table:table-cell office:value-type="float" office:value="0.122409" calcext:value-type="float">
            <text:p>0.122409</text:p>
          </table:table-cell>
          <table:table-cell office:value-type="float" office:value="0.158175" calcext:value-type="float">
            <text:p>0.158175</text:p>
          </table:table-cell>
          <table:table-cell office:value-type="float" office:value="1.81312" calcext:value-type="float">
            <text:p>1.81312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.0034843179371" calcext:value-type="float">
            <text:p>25.0034843179</text:p>
          </table:table-cell>
          <table:table-cell office:value-type="float" office:value="0.0100066218323064" calcext:value-type="float">
            <text:p>0.0100066218</text:p>
          </table:table-cell>
          <table:table-cell office:value-type="float" office:value="0.000000349756654065937" calcext:value-type="float">
            <text:p>3.49756654065937E-07</text:p>
          </table:table-cell>
          <table:table-cell office:value-type="float" office:value="0.000000978637736507196" calcext:value-type="float">
            <text:p>9.78637736507196E-07</text:p>
          </table:table-cell>
          <table:table-cell office:value-type="float" office:value="0.508229571863736" calcext:value-type="float">
            <text:p>0.5082295719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23]-[.AD23]" office:value-type="float" office:value="0.0024933781676936" calcext:value-type="float">
            <text:p>0.0024933782</text:p>
          </table:table-cell>
          <table:table-cell table:formula="of:=[.AR23]/[.AD23]" office:value-type="float" office:value="0.249172818707281" calcext:value-type="float">
            <text:p>0.2491728187</text:p>
          </table:table-cell>
          <table:table-cell table:formula="of:=2 / [.D23]" office:value-type="float" office:value="0.01" calcext:value-type="float">
            <text:p>0.01</text:p>
          </table:table-cell>
          <table:table-cell table:formula="of:=[.AT23]-[.AD23]" office:value-type="float" office:value="-0.00000662183230639921" calcext:value-type="float">
            <text:p>-6.62183230639921E-06</text:p>
          </table:table-cell>
          <table:table-cell table:formula="of:=ABS([.AU23])/[.AD23]" office:value-type="float" office:value="0.00066174503417533" calcext:value-type="float">
            <text:p>0.0006617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33615" calcext:value-type="float">
            <text:p>0.00133615</text:p>
          </table:table-cell>
          <table:table-cell office:value-type="float" office:value="-0.00596561" calcext:value-type="float">
            <text:p>-0.00596561</text:p>
          </table:table-cell>
          <table:table-cell office:value-type="float" office:value="49.9518" calcext:value-type="float">
            <text:p>49.9518</text:p>
          </table:table-cell>
          <table:table-cell office:value-type="float" office:value="3.14403" calcext:value-type="float">
            <text:p>3.14403</text:p>
          </table:table-cell>
          <table:table-cell office:value-type="float" office:value="1.56634" calcext:value-type="float">
            <text:p>1.56634</text:p>
          </table:table-cell>
          <table:table-cell office:value-type="float" office:value="1.49836" calcext:value-type="float">
            <text:p>1.49836</text:p>
          </table:table-cell>
          <table:table-cell office:value-type="float" office:value="1.49189" calcext:value-type="float">
            <text:p>1.49189</text:p>
          </table:table-cell>
          <table:table-cell office:value-type="float" office:value="2497.68" calcext:value-type="float">
            <text:p>2497.68</text:p>
          </table:table-cell>
          <table:table-cell office:value-type="float" office:value="13.1779" calcext:value-type="float">
            <text:p>13.1779</text:p>
          </table:table-cell>
          <table:table-cell office:value-type="float" office:value="4.83348" calcext:value-type="float">
            <text:p>4.83348</text:p>
          </table:table-cell>
          <table:table-cell office:value-type="float" office:value="1.22408" calcext:value-type="float">
            <text:p>1.22408</text:p>
          </table:table-cell>
          <table:table-cell office:value-type="float" office:value="1.22141" calcext:value-type="float">
            <text:p>1.22141</text:p>
          </table:table-cell>
          <table:table-cell office:value-type="float" office:value="1.58001" calcext:value-type="float">
            <text:p>1.58001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1.54274" calcext:value-type="float">
            <text:p>1.54274</text:p>
          </table:table-cell>
          <table:table-cell office:value-type="float" office:value="2500.67382077346" calcext:value-type="float">
            <text:p>2500.6738207735</text:p>
          </table:table-cell>
          <table:table-cell office:value-type="float" office:value="0.999321917774455" calcext:value-type="float">
            <text:p>0.9993219178</text:p>
          </table:table-cell>
          <table:table-cell office:value-type="float" office:value="0.0000305795739675305" calcext:value-type="float">
            <text:p>3.05795739675305E-05</text:p>
          </table:table-cell>
          <table:table-cell office:value-type="float" office:value="0.00748088275228533" calcext:value-type="float">
            <text:p>0.0074808828</text:p>
          </table:table-cell>
          <table:table-cell office:value-type="float" office:value="166.843177189409" calcext:value-type="float">
            <text:p>166.843177189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24]-[.AD24]" office:value-type="float" office:value="0.250678082225545" calcext:value-type="float">
            <text:p>0.2506780822</text:p>
          </table:table-cell>
          <table:table-cell table:formula="of:=[.AR24]/[.AD24]" office:value-type="float" office:value="0.2508481779163" calcext:value-type="float">
            <text:p>0.2508481779</text:p>
          </table:table-cell>
          <table:table-cell table:formula="of:=2 / [.D24]" office:value-type="float" office:value="1" calcext:value-type="float">
            <text:p>1</text:p>
          </table:table-cell>
          <table:table-cell table:formula="of:=[.AT24]-[.AD24]" office:value-type="float" office:value="0.000678082225544885" calcext:value-type="float">
            <text:p>0.0006780822</text:p>
          </table:table-cell>
          <table:table-cell table:formula="of:=ABS([.AU24])/[.AD24]" office:value-type="float" office:value="0.000678542333040199" calcext:value-type="float">
            <text:p>0.0006785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578327" calcext:value-type="float">
            <text:p>-0.000578327</text:p>
          </table:table-cell>
          <table:table-cell office:value-type="float" office:value="-0.00000517263" calcext:value-type="float">
            <text:p>-5.17263E-06</text:p>
          </table:table-cell>
          <table:table-cell office:value-type="float" office:value="99.9942" calcext:value-type="float">
            <text:p>99.9942</text:p>
          </table:table-cell>
          <table:table-cell office:value-type="float" office:value="3.14169" calcext:value-type="float">
            <text:p>3.14169</text:p>
          </table:table-cell>
          <table:table-cell office:value-type="float" office:value="1.57514" calcext:value-type="float">
            <text:p>1.57514</text:p>
          </table:table-cell>
          <table:table-cell office:value-type="float" office:value="0.273577" calcext:value-type="float">
            <text:p>0.273577</text:p>
          </table:table-cell>
          <table:table-cell office:value-type="float" office:value="0.274707" calcext:value-type="float">
            <text:p>0.274707</text:p>
          </table:table-cell>
          <table:table-cell office:value-type="float" office:value="9999.34" calcext:value-type="float">
            <text:p>9999.34</text:p>
          </table:table-cell>
          <table:table-cell office:value-type="float" office:value="13.1576" calcext:value-type="float">
            <text:p>13.1576</text:p>
          </table:table-cell>
          <table:table-cell office:value-type="float" office:value="4.92983" calcext:value-type="float">
            <text:p>4.92983</text:p>
          </table:table-cell>
          <table:table-cell office:value-type="float" office:value="0.523045" calcext:value-type="float">
            <text:p>0.523045</text:p>
          </table:table-cell>
          <table:table-cell office:value-type="float" office:value="0.524125" calcext:value-type="float">
            <text:p>0.524125</text:p>
          </table:table-cell>
          <table:table-cell office:value-type="float" office:value="0.707271" calcext:value-type="float">
            <text:p>0.707271</text:p>
          </table:table-cell>
          <table:table-cell office:value-type="float" office:value="1.8131" calcext:value-type="float">
            <text:p>1.8131</text:p>
          </table:table-cell>
          <table:table-cell office:value-type="float" office:value="1.56486" calcext:value-type="float">
            <text:p>1.56486</text:p>
          </table:table-cell>
          <table:table-cell office:value-type="float" office:value="9999.8926028201" calcext:value-type="float">
            <text:p>9999.8926028201</text:p>
          </table:table-cell>
          <table:table-cell office:value-type="float" office:value="0.0999303868970593" calcext:value-type="float">
            <text:p>0.0999303869</text:p>
          </table:table-cell>
          <table:table-cell office:value-type="float" office:value="0.0000625408498642925" calcext:value-type="float">
            <text:p>6.25408498642925E-05</text:p>
          </table:table-cell>
          <table:table-cell office:value-type="float" office:value="0.0312908632139838" calcext:value-type="float">
            <text:p>0.0312908632</text:p>
          </table:table-cell>
          <table:table-cell office:value-type="float" office:value="10.2106443973576" calcext:value-type="float">
            <text:p>10.210644397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25]-[.AD25]" office:value-type="float" office:value="0.0250696131029407" calcext:value-type="float">
            <text:p>0.0250696131</text:p>
          </table:table-cell>
          <table:table-cell table:formula="of:=[.AR25]/[.AD25]" office:value-type="float" office:value="0.250870769956745" calcext:value-type="float">
            <text:p>0.25087077</text:p>
          </table:table-cell>
          <table:table-cell table:formula="of:=2 / [.D25]" office:value-type="float" office:value="0.1" calcext:value-type="float">
            <text:p>0.1</text:p>
          </table:table-cell>
          <table:table-cell table:formula="of:=[.AT25]-[.AD25]" office:value-type="float" office:value="0.0000696131029407077" calcext:value-type="float">
            <text:p>6.96131029407077E-05</text:p>
          </table:table-cell>
          <table:table-cell table:formula="of:=ABS([.AU25])/[.AD25]" office:value-type="float" office:value="0.000696615965396169" calcext:value-type="float">
            <text:p>0.000696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310471" calcext:value-type="float">
            <text:p>-0.000310471</text:p>
          </table:table-cell>
          <table:table-cell office:value-type="float" office:value="0.000317258" calcext:value-type="float">
            <text:p>0.000317258</text:p>
          </table:table-cell>
          <table:table-cell office:value-type="float" office:value="9.99482" calcext:value-type="float">
            <text:p>9.99482</text:p>
          </table:table-cell>
          <table:table-cell office:value-type="float" office:value="3.1408" calcext:value-type="float">
            <text:p>3.1408</text:p>
          </table:table-cell>
          <table:table-cell office:value-type="float" office:value="1.57041" calcext:value-type="float">
            <text:p>1.57041</text:p>
          </table:table-cell>
          <table:table-cell office:value-type="float" office:value="0.0274823" calcext:value-type="float">
            <text:p>0.0274823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99.9465" calcext:value-type="float">
            <text:p>99.9465</text:p>
          </table:table-cell>
          <table:table-cell office:value-type="float" office:value="13.1549" calcext:value-type="float">
            <text:p>13.1549</text:p>
          </table:table-cell>
          <table:table-cell office:value-type="float" office:value="4.87508" calcext:value-type="float">
            <text:p>4.87508</text:p>
          </table:table-cell>
          <table:table-cell office:value-type="float" office:value="0.165777" calcext:value-type="float">
            <text:p>0.165777</text:p>
          </table:table-cell>
          <table:table-cell office:value-type="float" office:value="0.165894" calcext:value-type="float">
            <text:p>0.165894</text:p>
          </table:table-cell>
          <table:table-cell office:value-type="float" office:value="0.223725" calcext:value-type="float">
            <text:p>0.223725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1.55206" calcext:value-type="float">
            <text:p>1.55206</text:p>
          </table:table-cell>
          <table:table-cell office:value-type="float" office:value="100.001502188082" calcext:value-type="float">
            <text:p>100.0015021881</text:p>
          </table:table-cell>
          <table:table-cell office:value-type="float" office:value="0.0100070566763675" calcext:value-type="float">
            <text:p>0.0100070567</text:p>
          </table:table-cell>
          <table:table-cell office:value-type="float" office:value="0.000000592185046241101" calcext:value-type="float">
            <text:p>5.92185046241101E-07</text:p>
          </table:table-cell>
          <table:table-cell office:value-type="float" office:value="0.0000028054650319326" calcext:value-type="float">
            <text:p>2.8054650319326E-06</text:p>
          </table:table-cell>
          <table:table-cell office:value-type="float" office:value="0.805102652553783" calcext:value-type="float">
            <text:p>0.805102652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26]-[.AD26]" office:value-type="float" office:value="0.0024929433236325" calcext:value-type="float">
            <text:p>0.0024929433</text:p>
          </table:table-cell>
          <table:table-cell table:formula="of:=[.AR26]/[.AD26]" office:value-type="float" office:value="0.24911853747364" calcext:value-type="float">
            <text:p>0.2491185375</text:p>
          </table:table-cell>
          <table:table-cell table:formula="of:=2 / [.D26]" office:value-type="float" office:value="0.01" calcext:value-type="float">
            <text:p>0.01</text:p>
          </table:table-cell>
          <table:table-cell table:formula="of:=[.AT26]-[.AD26]" office:value-type="float" office:value="-0.00000705667636750028" calcext:value-type="float">
            <text:p>-7.05667636750028E-06</text:p>
          </table:table-cell>
          <table:table-cell table:formula="of:=ABS([.AU26])/[.AD26]" office:value-type="float" office:value="0.00070517002108774" calcext:value-type="float">
            <text:p>0.000705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955039" calcext:value-type="float">
            <text:p>-9.55039E-06</text:p>
          </table:table-cell>
          <table:table-cell office:value-type="float" office:value="0.0000103478" calcext:value-type="float">
            <text:p>1.03478E-05</text:p>
          </table:table-cell>
          <table:table-cell office:value-type="float" office:value="10.9995" calcext:value-type="float">
            <text:p>10.9995</text:p>
          </table:table-cell>
          <table:table-cell office:value-type="float" office:value="3.14333" calcext:value-type="float">
            <text:p>3.14333</text:p>
          </table:table-cell>
          <table:table-cell office:value-type="float" office:value="1.57191" calcext:value-type="float">
            <text:p>1.57191</text:p>
          </table:table-cell>
          <table:table-cell office:value-type="float" office:value="0.00525364" calcext:value-type="float">
            <text:p>0.00525364</text:p>
          </table:table-cell>
          <table:table-cell office:value-type="float" office:value="0.0052487" calcext:value-type="float">
            <text:p>0.0052487</text:p>
          </table:table-cell>
          <table:table-cell office:value-type="float" office:value="120.995" calcext:value-type="float">
            <text:p>120.995</text:p>
          </table:table-cell>
          <table:table-cell office:value-type="float" office:value="13.1747" calcext:value-type="float">
            <text:p>13.1747</text:p>
          </table:table-cell>
          <table:table-cell office:value-type="float" office:value="4.88273" calcext:value-type="float">
            <text:p>4.88273</text:p>
          </table:table-cell>
          <table:table-cell office:value-type="float" office:value="0.072482" calcext:value-type="float">
            <text:p>0.072482</text:p>
          </table:table-cell>
          <table:table-cell office:value-type="float" office:value="0.0724479" calcext:value-type="float">
            <text:p>0.0724479</text:p>
          </table:table-cell>
          <table:table-cell office:value-type="float" office:value="0.0741723" calcext:value-type="float">
            <text:p>0.0741723</text:p>
          </table:table-cell>
          <table:table-cell office:value-type="float" office:value="1.815" calcext:value-type="float">
            <text:p>1.815</text:p>
          </table:table-cell>
          <table:table-cell office:value-type="float" office:value="1.553" calcext:value-type="float">
            <text:p>1.553</text:p>
          </table:table-cell>
          <table:table-cell office:value-type="float" office:value="121.005088469263" calcext:value-type="float">
            <text:p>121.0050884693</text:p>
          </table:table-cell>
          <table:table-cell office:value-type="float" office:value="0.0100072114031598" calcext:value-type="float">
            <text:p>0.0100072114</text:p>
          </table:table-cell>
          <table:table-cell office:value-type="float" office:value="0.00000680473422212031" calcext:value-type="float">
            <text:p>6.80473422212031E-06</text:p>
          </table:table-cell>
          <table:table-cell office:value-type="float" office:value="0.000370435262669562" calcext:value-type="float">
            <text:p>0.0003704353</text:p>
          </table:table-cell>
          <table:table-cell office:value-type="float" office:value="0.326669936556168" calcext:value-type="float">
            <text:p>0.3266699366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00183472519267548" calcext:value-type="float">
            <text:p>0.0001834725</text:p>
          </table:table-cell>
          <table:table-cell office:value-type="float" office:value="0.0125" calcext:value-type="float">
            <text:p>0.0125</text:p>
          </table:table-cell>
          <table:table-cell table:formula="of:=[.AQ27]-[.AD27]" office:value-type="float" office:value="0.0024927885968402" calcext:value-type="float">
            <text:p>0.0024927886</text:p>
          </table:table-cell>
          <table:table-cell table:formula="of:=[.AR27]/[.AD27]" office:value-type="float" office:value="0.249099224190777" calcext:value-type="float">
            <text:p>0.2490992242</text:p>
          </table:table-cell>
          <table:table-cell table:formula="of:=2 / [.D27]" office:value-type="float" office:value="0.01" calcext:value-type="float">
            <text:p>0.01</text:p>
          </table:table-cell>
          <table:table-cell table:formula="of:=[.AT27]-[.AD27]" office:value-type="float" office:value="-0.00000721140315979897" calcext:value-type="float">
            <text:p>-7.21140315979897E-06</text:p>
          </table:table-cell>
          <table:table-cell table:formula="of:=ABS([.AU27])/[.AD27]" office:value-type="float" office:value="0.000720620647378545" calcext:value-type="float">
            <text:p>0.0007206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165103" calcext:value-type="float">
            <text:p>-0.000165103</text:p>
          </table:table-cell>
          <table:table-cell office:value-type="float" office:value="0.000645632" calcext:value-type="float">
            <text:p>0.000645632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4753" calcext:value-type="float">
            <text:p>3.14753</text:p>
          </table:table-cell>
          <table:table-cell office:value-type="float" office:value="1.58286" calcext:value-type="float">
            <text:p>1.58286</text:p>
          </table:table-cell>
          <table:table-cell office:value-type="float" office:value="0.0275923" calcext:value-type="float">
            <text:p>0.0275923</text:p>
          </table:table-cell>
          <table:table-cell office:value-type="float" office:value="0.0274342" calcext:value-type="float">
            <text:p>0.0274342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204" calcext:value-type="float">
            <text:p>13.204</text:p>
          </table:table-cell>
          <table:table-cell office:value-type="float" office:value="4.96679" calcext:value-type="float">
            <text:p>4.96679</text:p>
          </table:table-cell>
          <table:table-cell office:value-type="float" office:value="0.166109" calcext:value-type="float">
            <text:p>0.166109</text:p>
          </table:table-cell>
          <table:table-cell office:value-type="float" office:value="0.165632" calcext:value-type="float">
            <text:p>0.165632</text:p>
          </table:table-cell>
          <table:table-cell office:value-type="float" office:value="0.223758" calcext:value-type="float">
            <text:p>0.223758</text:p>
          </table:table-cell>
          <table:table-cell office:value-type="float" office:value="1.81577" calcext:value-type="float">
            <text:p>1.81577</text:p>
          </table:table-cell>
          <table:table-cell office:value-type="float" office:value="1.56887" calcext:value-type="float">
            <text:p>1.56887</text:p>
          </table:table-cell>
          <table:table-cell office:value-type="float" office:value="9999.99079686365" calcext:value-type="float">
            <text:p>9999.9907968637</text:p>
          </table:table-cell>
          <table:table-cell office:value-type="float" office:value="0.0100074229892899" calcext:value-type="float">
            <text:p>0.010007423</text:p>
          </table:table-cell>
          <table:table-cell office:value-type="float" office:value="0.000062415171054201" calcext:value-type="float">
            <text:p>6.2415171054201E-05</text:p>
          </table:table-cell>
          <table:table-cell office:value-type="float" office:value="0.0311652286218013" calcext:value-type="float">
            <text:p>0.0311652286</text:p>
          </table:table-cell>
          <table:table-cell office:value-type="float" office:value="0.949059860745856" calcext:value-type="float">
            <text:p>0.9490598607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28]-[.AD28]" office:value-type="float" office:value="0.0024925770107101" calcext:value-type="float">
            <text:p>0.002492577</text:p>
          </table:table-cell>
          <table:table-cell table:formula="of:=[.AR28]/[.AD28]" office:value-type="float" office:value="0.249072814587501" calcext:value-type="float">
            <text:p>0.2490728146</text:p>
          </table:table-cell>
          <table:table-cell table:formula="of:=2 / [.D28]" office:value-type="float" office:value="0.01" calcext:value-type="float">
            <text:p>0.01</text:p>
          </table:table-cell>
          <table:table-cell table:formula="of:=[.AT28]-[.AD28]" office:value-type="float" office:value="-0.00000742298928989998" calcext:value-type="float">
            <text:p>-0.000007423</text:p>
          </table:table-cell>
          <table:table-cell table:formula="of:=ABS([.AU28])/[.AD28]" office:value-type="float" office:value="0.00074174832999906" calcext:value-type="float">
            <text:p>0.00074174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80606" calcext:value-type="float">
            <text:p>-0.000480606</text:p>
          </table:table-cell>
          <table:table-cell office:value-type="float" office:value="0.000301121" calcext:value-type="float">
            <text:p>0.000301121</text:p>
          </table:table-cell>
          <table:table-cell office:value-type="float" office:value="9.99488" calcext:value-type="float">
            <text:p>9.99488</text:p>
          </table:table-cell>
          <table:table-cell office:value-type="float" office:value="3.13792" calcext:value-type="float">
            <text:p>3.13792</text:p>
          </table:table-cell>
          <table:table-cell office:value-type="float" office:value="1.56555" calcext:value-type="float">
            <text:p>1.56555</text:p>
          </table:table-cell>
          <table:table-cell office:value-type="float" office:value="0.0273566" calcext:value-type="float">
            <text:p>0.0273566</text:p>
          </table:table-cell>
          <table:table-cell office:value-type="float" office:value="0.0274613" calcext:value-type="float">
            <text:p>0.0274613</text:p>
          </table:table-cell>
          <table:table-cell office:value-type="float" office:value="99.9476" calcext:value-type="float">
            <text:p>99.9476</text:p>
          </table:table-cell>
          <table:table-cell office:value-type="float" office:value="13.1342" calcext:value-type="float">
            <text:p>13.1342</text:p>
          </table:table-cell>
          <table:table-cell office:value-type="float" office:value="4.85992" calcext:value-type="float">
            <text:p>4.85992</text:p>
          </table:table-cell>
          <table:table-cell office:value-type="float" office:value="0.165398" calcext:value-type="float">
            <text:p>0.165398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223674" calcext:value-type="float">
            <text:p>0.223674</text:p>
          </table:table-cell>
          <table:table-cell office:value-type="float" office:value="1.81318" calcext:value-type="float">
            <text:p>1.81318</text:p>
          </table:table-cell>
          <table:table-cell office:value-type="float" office:value="1.55208" calcext:value-type="float">
            <text:p>1.55208</text:p>
          </table:table-cell>
          <table:table-cell office:value-type="float" office:value="100.002439606584" calcext:value-type="float">
            <text:p>100.0024396066</text:p>
          </table:table-cell>
          <table:table-cell office:value-type="float" office:value="0.00999246978985085" calcext:value-type="float">
            <text:p>0.0099924698</text:p>
          </table:table-cell>
          <table:table-cell office:value-type="float" office:value="0.000000623333076278312" calcext:value-type="float">
            <text:p>6.23333076278312E-07</text:p>
          </table:table-cell>
          <table:table-cell office:value-type="float" office:value="0.00000310835299186067" calcext:value-type="float">
            <text:p>3.10835299186067E-06</text:p>
          </table:table-cell>
          <table:table-cell office:value-type="float" office:value="0.782560516612216" calcext:value-type="float">
            <text:p>0.782560516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29]-[.AD29]" office:value-type="float" office:value="0.00250753021014915" calcext:value-type="float">
            <text:p>0.0025075302</text:p>
          </table:table-cell>
          <table:table-cell table:formula="of:=[.AR29]/[.AD29]" office:value-type="float" office:value="0.250941985603599" calcext:value-type="float">
            <text:p>0.2509419856</text:p>
          </table:table-cell>
          <table:table-cell table:formula="of:=2 / [.D29]" office:value-type="float" office:value="0.01" calcext:value-type="float">
            <text:p>0.01</text:p>
          </table:table-cell>
          <table:table-cell table:formula="of:=[.AT29]-[.AD29]" office:value-type="float" office:value="0.0000075302101491502" calcext:value-type="float">
            <text:p>7.5302101491502E-06</text:p>
          </table:table-cell>
          <table:table-cell table:formula="of:=ABS([.AU29])/[.AD29]" office:value-type="float" office:value="0.000753588482879226" calcext:value-type="float">
            <text:p>0.000753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788743" calcext:value-type="float">
            <text:p>-7.88743E-05</text:p>
          </table:table-cell>
          <table:table-cell office:value-type="float" office:value="0.000177594" calcext:value-type="float">
            <text:p>0.000177594</text:p>
          </table:table-cell>
          <table:table-cell office:value-type="float" office:value="4.99499" calcext:value-type="float">
            <text:p>4.99499</text:p>
          </table:table-cell>
          <table:table-cell office:value-type="float" office:value="3.14237" calcext:value-type="float">
            <text:p>3.14237</text:p>
          </table:table-cell>
          <table:table-cell office:value-type="float" office:value="1.57309" calcext:value-type="float">
            <text:p>1.57309</text:p>
          </table:table-cell>
          <table:table-cell office:value-type="float" office:value="0.0150028" calcext:value-type="float">
            <text:p>0.0150028</text:p>
          </table:table-cell>
          <table:table-cell office:value-type="float" office:value="0.0149669" calcext:value-type="float">
            <text:p>0.0149669</text:p>
          </table:table-cell>
          <table:table-cell office:value-type="float" office:value="24.975" calcext:value-type="float">
            <text:p>24.975</text:p>
          </table:table-cell>
          <table:table-cell office:value-type="float" office:value="13.1685" calcext:value-type="float">
            <text:p>13.1685</text:p>
          </table:table-cell>
          <table:table-cell office:value-type="float" office:value="4.85457" calcext:value-type="float">
            <text:p>4.85457</text:p>
          </table:table-cell>
          <table:table-cell office:value-type="float" office:value="0.122486" calcext:value-type="float">
            <text:p>0.122486</text:p>
          </table:table-cell>
          <table:table-cell office:value-type="float" office:value="0.122339" calcext:value-type="float">
            <text:p>0.122339</text:p>
          </table:table-cell>
          <table:table-cell office:value-type="float" office:value="0.158266" calcext:value-type="float">
            <text:p>0.158266</text:p>
          </table:table-cell>
          <table:table-cell office:value-type="float" office:value="1.81494" calcext:value-type="float">
            <text:p>1.81494</text:p>
          </table:table-cell>
          <table:table-cell office:value-type="float" office:value="1.54271" calcext:value-type="float">
            <text:p>1.54271</text:p>
          </table:table-cell>
          <table:table-cell office:value-type="float" office:value="25.004937951709" calcext:value-type="float">
            <text:p>25.0049379517</text:p>
          </table:table-cell>
          <table:table-cell office:value-type="float" office:value="0.0100077622335744" calcext:value-type="float">
            <text:p>0.0100077622</text:p>
          </table:table-cell>
          <table:table-cell office:value-type="float" office:value="0.000000292724500524122" calcext:value-type="float">
            <text:p>2.92724500524122E-07</text:p>
          </table:table-cell>
          <table:table-cell office:value-type="float" office:value="0.000000685501065656775" calcext:value-type="float">
            <text:p>6.85501065656775E-07</text:p>
          </table:table-cell>
          <table:table-cell office:value-type="float" office:value="0.504368277501062" calcext:value-type="float">
            <text:p>0.504368277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30]-[.AD30]" office:value-type="float" office:value="0.0024922377664256" calcext:value-type="float">
            <text:p>0.0024922378</text:p>
          </table:table-cell>
          <table:table-cell table:formula="of:=[.AR30]/[.AD30]" office:value-type="float" office:value="0.249030473372414" calcext:value-type="float">
            <text:p>0.2490304734</text:p>
          </table:table-cell>
          <table:table-cell table:formula="of:=2 / [.D30]" office:value-type="float" office:value="0.01" calcext:value-type="float">
            <text:p>0.01</text:p>
          </table:table-cell>
          <table:table-cell table:formula="of:=[.AT30]-[.AD30]" office:value-type="float" office:value="-0.00000776223357439911" calcext:value-type="float">
            <text:p>-7.76223357439911E-06</text:p>
          </table:table-cell>
          <table:table-cell table:formula="of:=ABS([.AU30])/[.AD30]" office:value-type="float" office:value="0.000775621302068717" calcext:value-type="float">
            <text:p>0.0007756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74712" calcext:value-type="float">
            <text:p>-0.00074712</text:p>
          </table:table-cell>
          <table:table-cell office:value-type="float" office:value="0.000325529" calcext:value-type="float">
            <text:p>0.000325529</text:p>
          </table:table-cell>
          <table:table-cell office:value-type="float" office:value="49.9945" calcext:value-type="float">
            <text:p>49.9945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173" calcext:value-type="float">
            <text:p>1.57173</text:p>
          </table:table-cell>
          <table:table-cell office:value-type="float" office:value="0.150437" calcext:value-type="float">
            <text:p>0.150437</text:p>
          </table:table-cell>
          <table:table-cell office:value-type="float" office:value="0.150193" calcext:value-type="float">
            <text:p>0.150193</text:p>
          </table:table-cell>
          <table:table-cell office:value-type="float" office:value="2499.7" calcext:value-type="float">
            <text:p>2499.7</text:p>
          </table:table-cell>
          <table:table-cell office:value-type="float" office:value="13.1446" calcext:value-type="float">
            <text:p>13.1446</text:p>
          </table:table-cell>
          <table:table-cell office:value-type="float" office:value="4.90977" calcext:value-type="float">
            <text:p>4.90977</text:p>
          </table:table-cell>
          <table:table-cell office:value-type="float" office:value="0.387861" calcext:value-type="float">
            <text:p>0.387861</text:p>
          </table:table-cell>
          <table:table-cell office:value-type="float" office:value="0.387547" calcext:value-type="float">
            <text:p>0.387547</text:p>
          </table:table-cell>
          <table:table-cell office:value-type="float" office:value="0.499815" calcext:value-type="float">
            <text:p>0.499815</text:p>
          </table:table-cell>
          <table:table-cell office:value-type="float" office:value="1.81304" calcext:value-type="float">
            <text:p>1.81304</text:p>
          </table:table-cell>
          <table:table-cell office:value-type="float" office:value="1.56187" calcext:value-type="float">
            <text:p>1.56187</text:p>
          </table:table-cell>
          <table:table-cell office:value-type="float" office:value="2500.00253531577" calcext:value-type="float">
            <text:p>2500.0025353158</text:p>
          </table:table-cell>
          <table:table-cell office:value-type="float" office:value="0.100080540989407" calcext:value-type="float">
            <text:p>0.100080541</text:p>
          </table:table-cell>
          <table:table-cell office:value-type="float" office:value="0.0000309048666512485" calcext:value-type="float">
            <text:p>3.09048666512485E-05</text:p>
          </table:table-cell>
          <table:table-cell office:value-type="float" office:value="0.00764088626185161" calcext:value-type="float">
            <text:p>0.0076408863</text:p>
          </table:table-cell>
          <table:table-cell office:value-type="float" office:value="5.25296569413274" calcext:value-type="float">
            <text:p>5.2529656941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31]-[.AD31]" office:value-type="float" office:value="0.024919459010593" calcext:value-type="float">
            <text:p>0.024919459</text:p>
          </table:table-cell>
          <table:table-cell table:formula="of:=[.AR31]/[.AD31]" office:value-type="float" office:value="0.248994047836238" calcext:value-type="float">
            <text:p>0.2489940478</text:p>
          </table:table-cell>
          <table:table-cell table:formula="of:=2 / [.D31]" office:value-type="float" office:value="0.1" calcext:value-type="float">
            <text:p>0.1</text:p>
          </table:table-cell>
          <table:table-cell table:formula="of:=[.AT31]-[.AD31]" office:value-type="float" office:value="-0.0000805409894070047" calcext:value-type="float">
            <text:p>-0.000080541</text:p>
          </table:table-cell>
          <table:table-cell table:formula="of:=ABS([.AU31])/[.AD31]" office:value-type="float" office:value="0.000804761731009523" calcext:value-type="float">
            <text:p>0.0008047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135664" calcext:value-type="float">
            <text:p>0.0135664</text:p>
          </table:table-cell>
          <table:table-cell office:value-type="float" office:value="-0.00315538" calcext:value-type="float">
            <text:p>-0.00315538</text:p>
          </table:table-cell>
          <table:table-cell office:value-type="float" office:value="99.948" calcext:value-type="float">
            <text:p>99.948</text:p>
          </table:table-cell>
          <table:table-cell office:value-type="float" office:value="3.13964" calcext:value-type="float">
            <text:p>3.13964</text:p>
          </table:table-cell>
          <table:table-cell office:value-type="float" office:value="1.57912" calcext:value-type="float">
            <text:p>1.57912</text:p>
          </table:table-cell>
          <table:table-cell office:value-type="float" office:value="2.73487" calcext:value-type="float">
            <text:p>2.73487</text:p>
          </table:table-cell>
          <table:table-cell office:value-type="float" office:value="2.75574" calcext:value-type="float">
            <text:p>2.75574</text:p>
          </table:table-cell>
          <table:table-cell office:value-type="float" office:value="9994.6" calcext:value-type="float">
            <text:p>9994.6</text:p>
          </table:table-cell>
          <table:table-cell office:value-type="float" office:value="13.1325" calcext:value-type="float">
            <text:p>13.1325</text:p>
          </table:table-cell>
          <table:table-cell office:value-type="float" office:value="4.9024" calcext:value-type="float">
            <text:p>4.9024</text:p>
          </table:table-cell>
          <table:table-cell office:value-type="float" office:value="1.65369" calcext:value-type="float">
            <text:p>1.65369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2.23407" calcext:value-type="float">
            <text:p>2.23407</text:p>
          </table:table-cell>
          <table:table-cell office:value-type="float" office:value="1.80975" calcext:value-type="float">
            <text:p>1.80975</text:p>
          </table:table-cell>
          <table:table-cell office:value-type="float" office:value="1.55203" calcext:value-type="float">
            <text:p>1.55203</text:p>
          </table:table-cell>
          <table:table-cell office:value-type="float" office:value="10000.0873350489" calcext:value-type="float">
            <text:p>10000.0873350489</text:p>
          </table:table-cell>
          <table:table-cell office:value-type="float" office:value="0.999153737137617" calcext:value-type="float">
            <text:p>0.9991537371</text:p>
          </table:table-cell>
          <table:table-cell office:value-type="float" office:value="0.0000593766014407741" calcext:value-type="float">
            <text:p>5.93766014407741E-05</text:p>
          </table:table-cell>
          <table:table-cell office:value-type="float" office:value="0.0282046463892523" calcext:value-type="float">
            <text:p>0.0282046464</text:p>
          </table:table-cell>
          <table:table-cell office:value-type="float" office:value="278.639455782313" calcext:value-type="float">
            <text:p>278.639455782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32]-[.AD32]" office:value-type="float" office:value="0.250846262862383" calcext:value-type="float">
            <text:p>0.2508462629</text:p>
          </table:table-cell>
          <table:table-cell table:formula="of:=[.AR32]/[.AD32]" office:value-type="float" office:value="0.251058724537236" calcext:value-type="float">
            <text:p>0.2510587245</text:p>
          </table:table-cell>
          <table:table-cell table:formula="of:=2 / [.D32]" office:value-type="float" office:value="1" calcext:value-type="float">
            <text:p>1</text:p>
          </table:table-cell>
          <table:table-cell table:formula="of:=[.AT32]-[.AD32]" office:value-type="float" office:value="0.000846262862382874" calcext:value-type="float">
            <text:p>0.0008462629</text:p>
          </table:table-cell>
          <table:table-cell table:formula="of:=ABS([.AU32])/[.AD32]" office:value-type="float" office:value="0.000846979629788759" calcext:value-type="float">
            <text:p>0.0008469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13782" calcext:value-type="float">
            <text:p>-0.000113782</text:p>
          </table:table-cell>
          <table:table-cell office:value-type="float" office:value="-0.000205417" calcext:value-type="float">
            <text:p>-0.000205417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3.14252" calcext:value-type="float">
            <text:p>3.14252</text:p>
          </table:table-cell>
          <table:table-cell office:value-type="float" office:value="1.56462" calcext:value-type="float">
            <text:p>1.56462</text:p>
          </table:table-cell>
          <table:table-cell office:value-type="float" office:value="0.0149375" calcext:value-type="float">
            <text:p>0.0149375</text:p>
          </table:table-cell>
          <table:table-cell office:value-type="float" office:value="0.0149815" calcext:value-type="float">
            <text:p>0.0149815</text:p>
          </table:table-cell>
          <table:table-cell office:value-type="float" office:value="2499.98" calcext:value-type="float">
            <text:p>2499.98</text:p>
          </table:table-cell>
          <table:table-cell office:value-type="float" office:value="13.1611" calcext:value-type="float">
            <text:p>13.1611</text:p>
          </table:table-cell>
          <table:table-cell office:value-type="float" office:value="4.90657" calcext:value-type="float">
            <text:p>4.90657</text:p>
          </table:table-cell>
          <table:table-cell office:value-type="float" office:value="0.122219" calcext:value-type="float">
            <text:p>0.122219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58192" calcext:value-type="float">
            <text:p>0.158192</text:p>
          </table:table-cell>
          <table:table-cell office:value-type="float" office:value="1.81264" calcext:value-type="float">
            <text:p>1.81264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500.01331882088" calcext:value-type="float">
            <text:p>2500.0133188209</text:p>
          </table:table-cell>
          <table:table-cell office:value-type="float" office:value="0.00999150450596461" calcext:value-type="float">
            <text:p>0.0099915045</text:p>
          </table:table-cell>
          <table:table-cell office:value-type="float" office:value="0.0000313361437098924" calcext:value-type="float">
            <text:p>3.13361437098924E-05</text:p>
          </table:table-cell>
          <table:table-cell office:value-type="float" office:value="0.00785563122085622" calcext:value-type="float">
            <text:p>0.0078556312</text:p>
          </table:table-cell>
          <table:table-cell office:value-type="float" office:value="0.502237753663172" calcext:value-type="float">
            <text:p>0.5022377537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33]-[.AD33]" office:value-type="float" office:value="0.00250849549403539" calcext:value-type="float">
            <text:p>0.0025084955</text:p>
          </table:table-cell>
          <table:table-cell table:formula="of:=[.AR33]/[.AD33]" office:value-type="float" office:value="0.251062839689248" calcext:value-type="float">
            <text:p>0.2510628397</text:p>
          </table:table-cell>
          <table:table-cell table:formula="of:=2 / [.D33]" office:value-type="float" office:value="0.01" calcext:value-type="float">
            <text:p>0.01</text:p>
          </table:table-cell>
          <table:table-cell table:formula="of:=[.AT33]-[.AD33]" office:value-type="float" office:value="0.00000849549403538971" calcext:value-type="float">
            <text:p>8.49549403538971E-06</text:p>
          </table:table-cell>
          <table:table-cell table:formula="of:=ABS([.AU33])/[.AD33]" office:value-type="float" office:value="0.000850271751398218" calcext:value-type="float">
            <text:p>0.0008502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120243" calcext:value-type="float">
            <text:p>-0.000120243</text:p>
          </table:table-cell>
          <table:table-cell office:value-type="float" office:value="0.000115611" calcext:value-type="float">
            <text:p>0.000115611</text:p>
          </table:table-cell>
          <table:table-cell office:value-type="float" office:value="9.99507" calcext:value-type="float">
            <text:p>9.99507</text:p>
          </table:table-cell>
          <table:table-cell office:value-type="float" office:value="3.13925" calcext:value-type="float">
            <text:p>3.13925</text:p>
          </table:table-cell>
          <table:table-cell office:value-type="float" office:value="1.57374" calcext:value-type="float">
            <text:p>1.57374</text:p>
          </table:table-cell>
          <table:table-cell office:value-type="float" office:value="0.0275176" calcext:value-type="float">
            <text:p>0.0275176</text:p>
          </table:table-cell>
          <table:table-cell office:value-type="float" office:value="0.0275961" calcext:value-type="float">
            <text:p>0.0275961</text:p>
          </table:table-cell>
          <table:table-cell office:value-type="float" office:value="99.9515" calcext:value-type="float">
            <text:p>99.9515</text:p>
          </table:table-cell>
          <table:table-cell office:value-type="float" office:value="13.1494" calcext:value-type="float">
            <text:p>13.1494</text:p>
          </table:table-cell>
          <table:table-cell office:value-type="float" office:value="4.88546" calcext:value-type="float">
            <text:p>4.88546</text:p>
          </table:table-cell>
          <table:table-cell office:value-type="float" office:value="0.165884" calcext:value-type="float">
            <text:p>0.165884</text:p>
          </table:table-cell>
          <table:table-cell office:value-type="float" office:value="0.166121" calcext:value-type="float">
            <text:p>0.166121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1.81507" calcext:value-type="float">
            <text:p>1.81507</text:p>
          </table:table-cell>
          <table:table-cell office:value-type="float" office:value="1.55203" calcext:value-type="float">
            <text:p>1.55203</text:p>
          </table:table-cell>
          <table:table-cell office:value-type="float" office:value="100.006565699812" calcext:value-type="float">
            <text:p>100.0065656998</text:p>
          </table:table-cell>
          <table:table-cell office:value-type="float" office:value="0.0100086114984428" calcext:value-type="float">
            <text:p>0.0100086115</text:p>
          </table:table-cell>
          <table:table-cell office:value-type="float" office:value="0.000000624347749007641" calcext:value-type="float">
            <text:p>6.24347749007641E-07</text:p>
          </table:table-cell>
          <table:table-cell office:value-type="float" office:value="0.00000311848089352726" calcext:value-type="float">
            <text:p>3.11848089352726E-06</text:p>
          </table:table-cell>
          <table:table-cell office:value-type="float" office:value="0.967349589655784" calcext:value-type="float">
            <text:p>0.967349589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34]-[.AD34]" office:value-type="float" office:value="0.0024913885015572" calcext:value-type="float">
            <text:p>0.0024913885</text:p>
          </table:table-cell>
          <table:table-cell table:formula="of:=[.AR34]/[.AD34]" office:value-type="float" office:value="0.248924488870891" calcext:value-type="float">
            <text:p>0.2489244889</text:p>
          </table:table-cell>
          <table:table-cell table:formula="of:=2 / [.D34]" office:value-type="float" office:value="0.01" calcext:value-type="float">
            <text:p>0.01</text:p>
          </table:table-cell>
          <table:table-cell table:formula="of:=[.AT34]-[.AD34]" office:value-type="float" office:value="-0.00000861149844279957" calcext:value-type="float">
            <text:p>-8.61149844279957E-06</text:p>
          </table:table-cell>
          <table:table-cell table:formula="of:=ABS([.AU34])/[.AD34]" office:value-type="float" office:value="0.000860408903286874" calcext:value-type="float">
            <text:p>0.00086040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21167" calcext:value-type="float">
            <text:p>-0.0021167</text:p>
          </table:table-cell>
          <table:table-cell office:value-type="float" office:value="0.00091706" calcext:value-type="float">
            <text:p>0.00091706</text:p>
          </table:table-cell>
          <table:table-cell office:value-type="float" office:value="99.9945" calcext:value-type="float">
            <text:p>99.9945</text:p>
          </table:table-cell>
          <table:table-cell office:value-type="float" office:value="3.13924" calcext:value-type="float">
            <text:p>3.13924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0.274572" calcext:value-type="float">
            <text:p>0.274572</text:p>
          </table:table-cell>
          <table:table-cell office:value-type="float" office:value="0.277218" calcext:value-type="float">
            <text:p>0.277218</text:p>
          </table:table-cell>
          <table:table-cell office:value-type="float" office:value="9999.4" calcext:value-type="float">
            <text:p>9999.4</text:p>
          </table:table-cell>
          <table:table-cell office:value-type="float" office:value="13.1468" calcext:value-type="float">
            <text:p>13.1468</text:p>
          </table:table-cell>
          <table:table-cell office:value-type="float" office:value="4.90175" calcext:value-type="float">
            <text:p>4.90175</text:p>
          </table:table-cell>
          <table:table-cell office:value-type="float" office:value="0.523992" calcext:value-type="float">
            <text:p>0.523992</text:p>
          </table:table-cell>
          <table:table-cell office:value-type="float" office:value="0.526514" calcext:value-type="float">
            <text:p>0.526514</text:p>
          </table:table-cell>
          <table:table-cell office:value-type="float" office:value="0.707118" calcext:value-type="float">
            <text:p>0.707118</text:p>
          </table:table-cell>
          <table:table-cell office:value-type="float" office:value="1.81439" calcext:value-type="float">
            <text:p>1.81439</text:p>
          </table:table-cell>
          <table:table-cell office:value-type="float" office:value="1.56484" calcext:value-type="float">
            <text:p>1.56484</text:p>
          </table:table-cell>
          <table:table-cell office:value-type="float" office:value="9999.95049033396" calcext:value-type="float">
            <text:p>9999.950490334</text:p>
          </table:table-cell>
          <table:table-cell office:value-type="float" office:value="0.100088090332713" calcext:value-type="float">
            <text:p>0.1000880903</text:p>
          </table:table-cell>
          <table:table-cell office:value-type="float" office:value="0.000062867025457771" calcext:value-type="float">
            <text:p>0.000062867</text:p>
          </table:table-cell>
          <table:table-cell office:value-type="float" office:value="0.0316181031192642" calcext:value-type="float">
            <text:p>0.0316181031</text:p>
          </table:table-cell>
          <table:table-cell office:value-type="float" office:value="10.3343004919894" calcext:value-type="float">
            <text:p>10.33430049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35]-[.AD35]" office:value-type="float" office:value="0.024911909667287" calcext:value-type="float">
            <text:p>0.0249119097</text:p>
          </table:table-cell>
          <table:table-cell table:formula="of:=[.AR35]/[.AD35]" office:value-type="float" office:value="0.248899839975713" calcext:value-type="float">
            <text:p>0.24889984</text:p>
          </table:table-cell>
          <table:table-cell table:formula="of:=2 / [.D35]" office:value-type="float" office:value="0.1" calcext:value-type="float">
            <text:p>0.1</text:p>
          </table:table-cell>
          <table:table-cell table:formula="of:=[.AT35]-[.AD35]" office:value-type="float" office:value="-0.0000880903327130089" calcext:value-type="float">
            <text:p>-8.80903327130089E-05</text:p>
          </table:table-cell>
          <table:table-cell table:formula="of:=ABS([.AU35])/[.AD35]" office:value-type="float" office:value="0.000880128019429473" calcext:value-type="float">
            <text:p>0.000880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60755" calcext:value-type="float">
            <text:p>0.00160755</text:p>
          </table:table-cell>
          <table:table-cell office:value-type="float" office:value="0.00235257" calcext:value-type="float">
            <text:p>0.00235257</text:p>
          </table:table-cell>
          <table:table-cell office:value-type="float" office:value="49.9531" calcext:value-type="float">
            <text:p>49.9531</text:p>
          </table:table-cell>
          <table:table-cell office:value-type="float" office:value="3.13828" calcext:value-type="float">
            <text:p>3.13828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1.50001" calcext:value-type="float">
            <text:p>1.50001</text:p>
          </table:table-cell>
          <table:table-cell office:value-type="float" office:value="1.49582" calcext:value-type="float">
            <text:p>1.49582</text:p>
          </table:table-cell>
          <table:table-cell office:value-type="float" office:value="2497.81" calcext:value-type="float">
            <text:p>2497.81</text:p>
          </table:table-cell>
          <table:table-cell office:value-type="float" office:value="13.1374" calcext:value-type="float">
            <text:p>13.1374</text:p>
          </table:table-cell>
          <table:table-cell office:value-type="float" office:value="4.84414" calcext:value-type="float">
            <text:p>4.84414</text:p>
          </table:table-cell>
          <table:table-cell office:value-type="float" office:value="1.22475" calcext:value-type="float">
            <text:p>1.22475</text:p>
          </table:table-cell>
          <table:table-cell office:value-type="float" office:value="1.22304" calcext:value-type="float">
            <text:p>1.22304</text:p>
          </table:table-cell>
          <table:table-cell office:value-type="float" office:value="1.5793" calcext:value-type="float">
            <text:p>1.5793</text:p>
          </table:table-cell>
          <table:table-cell office:value-type="float" office:value="1.81345" calcext:value-type="float">
            <text:p>1.81345</text:p>
          </table:table-cell>
          <table:table-cell office:value-type="float" office:value="1.5427" calcext:value-type="float">
            <text:p>1.5427</text:p>
          </table:table-cell>
          <table:table-cell office:value-type="float" office:value="2500.8038933987" calcext:value-type="float">
            <text:p>2500.8038933987</text:p>
          </table:table-cell>
          <table:table-cell office:value-type="float" office:value="0.999107960526774" calcext:value-type="float">
            <text:p>0.9991079605</text:p>
          </table:table-cell>
          <table:table-cell office:value-type="float" office:value="0.0000333600315071795" calcext:value-type="float">
            <text:p>0.00003336</text:p>
          </table:table-cell>
          <table:table-cell office:value-type="float" office:value="0.00890313361728007" calcext:value-type="float">
            <text:p>0.0089031336</text:p>
          </table:table-cell>
          <table:table-cell office:value-type="float" office:value="152.551210428305" calcext:value-type="float">
            <text:p>152.5512104283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244477953371312" calcext:value-type="float">
            <text:p>0.0244477953</text:p>
          </table:table-cell>
          <table:table-cell office:value-type="float" office:value="1.25" calcext:value-type="float">
            <text:p>1.25</text:p>
          </table:table-cell>
          <table:table-cell table:formula="of:=[.AQ36]-[.AD36]" office:value-type="float" office:value="0.250892039473226" calcext:value-type="float">
            <text:p>0.2508920395</text:p>
          </table:table-cell>
          <table:table-cell table:formula="of:=[.AR36]/[.AD36]" office:value-type="float" office:value="0.251116044897635" calcext:value-type="float">
            <text:p>0.2511160449</text:p>
          </table:table-cell>
          <table:table-cell table:formula="of:=2 / [.D36]" office:value-type="float" office:value="1" calcext:value-type="float">
            <text:p>1</text:p>
          </table:table-cell>
          <table:table-cell table:formula="of:=[.AT36]-[.AD36]" office:value-type="float" office:value="0.000892039473225914" calcext:value-type="float">
            <text:p>0.0008920395</text:p>
          </table:table-cell>
          <table:table-cell table:formula="of:=ABS([.AU36])/[.AD36]" office:value-type="float" office:value="0.00089283591810798" calcext:value-type="float">
            <text:p>0.0008928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121617" calcext:value-type="float">
            <text:p>-0.00121617</text:p>
          </table:table-cell>
          <table:table-cell office:value-type="float" office:value="-0.000411124" calcext:value-type="float">
            <text:p>-0.000411124</text:p>
          </table:table-cell>
          <table:table-cell office:value-type="float" office:value="49.9953" calcext:value-type="float">
            <text:p>49.9953</text:p>
          </table:table-cell>
          <table:table-cell office:value-type="float" office:value="3.14078" calcext:value-type="float">
            <text:p>3.14078</text:p>
          </table:table-cell>
          <table:table-cell office:value-type="float" office:value="1.57558" calcext:value-type="float">
            <text:p>1.57558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2499.78" calcext:value-type="float">
            <text:p>2499.78</text:p>
          </table:table-cell>
          <table:table-cell office:value-type="float" office:value="13.1567" calcext:value-type="float">
            <text:p>13.1567</text:p>
          </table:table-cell>
          <table:table-cell office:value-type="float" office:value="4.92199" calcext:value-type="float">
            <text:p>4.92199</text:p>
          </table:table-cell>
          <table:table-cell office:value-type="float" office:value="0.386587" calcext:value-type="float">
            <text:p>0.386587</text:p>
          </table:table-cell>
          <table:table-cell office:value-type="float" office:value="0.386808" calcext:value-type="float">
            <text:p>0.386808</text:p>
          </table:table-cell>
          <table:table-cell office:value-type="float" office:value="0.499995" calcext:value-type="float">
            <text:p>0.499995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1.56191" calcext:value-type="float">
            <text:p>1.56191</text:p>
          </table:table-cell>
          <table:table-cell office:value-type="float" office:value="2500.07799468944" calcext:value-type="float">
            <text:p>2500.0779946894</text:p>
          </table:table-cell>
          <table:table-cell office:value-type="float" office:value="0.0999069386205428" calcext:value-type="float">
            <text:p>0.0999069386</text:p>
          </table:table-cell>
          <table:table-cell office:value-type="float" office:value="0.0000299281322439586" calcext:value-type="float">
            <text:p>2.99281322439586E-05</text:p>
          </table:table-cell>
          <table:table-cell office:value-type="float" office:value="0.00716554479689499" calcext:value-type="float">
            <text:p>0.0071655448</text:p>
          </table:table-cell>
          <table:table-cell office:value-type="float" office:value="5.21883162387718" calcext:value-type="float">
            <text:p>5.2188316239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37]-[.AD37]" office:value-type="float" office:value="0.0250930613794572" calcext:value-type="float">
            <text:p>0.0250930614</text:p>
          </table:table-cell>
          <table:table-cell table:formula="of:=[.AR37]/[.AD37]" office:value-type="float" office:value="0.251164350804135" calcext:value-type="float">
            <text:p>0.2511643508</text:p>
          </table:table-cell>
          <table:table-cell table:formula="of:=2 / [.D37]" office:value-type="float" office:value="0.1" calcext:value-type="float">
            <text:p>0.1</text:p>
          </table:table-cell>
          <table:table-cell table:formula="of:=[.AT37]-[.AD37]" office:value-type="float" office:value="0.0000930613794572072" calcext:value-type="float">
            <text:p>9.30613794572072E-05</text:p>
          </table:table-cell>
          <table:table-cell table:formula="of:=ABS([.AU37])/[.AD37]" office:value-type="float" office:value="0.000931480643308111" calcext:value-type="float">
            <text:p>0.0009314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642459" calcext:value-type="float">
            <text:p>-0.000642459</text:p>
          </table:table-cell>
          <table:table-cell office:value-type="float" office:value="0.000871082" calcext:value-type="float">
            <text:p>0.000871082</text:p>
          </table:table-cell>
          <table:table-cell office:value-type="float" office:value="99.9949" calcext:value-type="float">
            <text:p>99.9949</text:p>
          </table:table-cell>
          <table:table-cell office:value-type="float" office:value="3.13969" calcext:value-type="float">
            <text:p>3.1396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274178" calcext:value-type="float">
            <text:p>0.274178</text:p>
          </table:table-cell>
          <table:table-cell office:value-type="float" office:value="0.274437" calcext:value-type="float">
            <text:p>0.274437</text:p>
          </table:table-cell>
          <table:table-cell office:value-type="float" office:value="9999.47" calcext:value-type="float">
            <text:p>9999.47</text:p>
          </table:table-cell>
          <table:table-cell office:value-type="float" office:value="13.1476" calcext:value-type="float">
            <text:p>13.1476</text:p>
          </table:table-cell>
          <table:table-cell office:value-type="float" office:value="4.91807" calcext:value-type="float">
            <text:p>4.91807</text:p>
          </table:table-cell>
          <table:table-cell office:value-type="float" office:value="0.523619" calcext:value-type="float">
            <text:p>0.523619</text:p>
          </table:table-cell>
          <table:table-cell office:value-type="float" office:value="0.523867" calcext:value-type="float">
            <text:p>0.523867</text:p>
          </table:table-cell>
          <table:table-cell office:value-type="float" office:value="0.707185" calcext:value-type="float">
            <text:p>0.707185</text:p>
          </table:table-cell>
          <table:table-cell office:value-type="float" office:value="1.81383" calcext:value-type="float">
            <text:p>1.81383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0000.0203713432" calcext:value-type="float">
            <text:p>10000.0203713432</text:p>
          </table:table-cell>
          <table:table-cell office:value-type="float" office:value="0.0999058457856918" calcext:value-type="float">
            <text:p>0.0999058458</text:p>
          </table:table-cell>
          <table:table-cell office:value-type="float" office:value="0.000062340721370666" calcext:value-type="float">
            <text:p>6.2340721370666E-05</text:p>
          </table:table-cell>
          <table:table-cell office:value-type="float" office:value="0.03109092432812" calcext:value-type="float">
            <text:p>0.0310909243</text:p>
          </table:table-cell>
          <table:table-cell office:value-type="float" office:value="10.2553830746119" calcext:value-type="float">
            <text:p>10.255383074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38]-[.AD38]" office:value-type="float" office:value="0.0250941542143082" calcext:value-type="float">
            <text:p>0.0250941542</text:p>
          </table:table-cell>
          <table:table-cell table:formula="of:=[.AR38]/[.AD38]" office:value-type="float" office:value="0.251178036850193" calcext:value-type="float">
            <text:p>0.2511780369</text:p>
          </table:table-cell>
          <table:table-cell table:formula="of:=2 / [.D38]" office:value-type="float" office:value="0.1" calcext:value-type="float">
            <text:p>0.1</text:p>
          </table:table-cell>
          <table:table-cell table:formula="of:=[.AT38]-[.AD38]" office:value-type="float" office:value="0.0000941542143082091" calcext:value-type="float">
            <text:p>9.41542143082091E-05</text:p>
          </table:table-cell>
          <table:table-cell table:formula="of:=ABS([.AU38])/[.AD38]" office:value-type="float" office:value="0.00094242948015454" calcext:value-type="float">
            <text:p>0.00094242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107202" calcext:value-type="float">
            <text:p>-0.000107202</text:p>
          </table:table-cell>
          <table:table-cell office:value-type="float" office:value="0.0000342006" calcext:value-type="float">
            <text:p>3.42006E-05</text:p>
          </table:table-cell>
          <table:table-cell office:value-type="float" office:value="10.9951" calcext:value-type="float">
            <text:p>10.9951</text:p>
          </table:table-cell>
          <table:table-cell office:value-type="float" office:value="3.14244" calcext:value-type="float">
            <text:p>3.14244</text:p>
          </table:table-cell>
          <table:table-cell office:value-type="float" office:value="1.57147" calcext:value-type="float">
            <text:p>1.57147</text:p>
          </table:table-cell>
          <table:table-cell office:value-type="float" office:value="0.0524953" calcext:value-type="float">
            <text:p>0.0524953</text:p>
          </table:table-cell>
          <table:table-cell office:value-type="float" office:value="0.0524413" calcext:value-type="float">
            <text:p>0.0524413</text:p>
          </table:table-cell>
          <table:table-cell office:value-type="float" office:value="120.948" calcext:value-type="float">
            <text:p>120.948</text:p>
          </table:table-cell>
          <table:table-cell office:value-type="float" office:value="13.1708" calcext:value-type="float">
            <text:p>13.1708</text:p>
          </table:table-cell>
          <table:table-cell office:value-type="float" office:value="4.76395" calcext:value-type="float">
            <text:p>4.76395</text:p>
          </table:table-cell>
          <table:table-cell office:value-type="float" office:value="0.229118" calcext:value-type="float">
            <text:p>0.229118</text:p>
          </table:table-cell>
          <table:table-cell office:value-type="float" office:value="0.229001" calcext:value-type="float">
            <text:p>0.229001</text:p>
          </table:table-cell>
          <table:table-cell office:value-type="float" office:value="0.23459" calcext:value-type="float">
            <text:p>0.23459</text:p>
          </table:table-cell>
          <table:table-cell office:value-type="float" office:value="1.81545" calcext:value-type="float">
            <text:p>1.81545</text:p>
          </table:table-cell>
          <table:table-cell office:value-type="float" office:value="1.51474" calcext:value-type="float">
            <text:p>1.51474</text:p>
          </table:table-cell>
          <table:table-cell office:value-type="float" office:value="121.052554813004" calcext:value-type="float">
            <text:p>121.052554813</text:p>
          </table:table-cell>
          <table:table-cell office:value-type="float" office:value="0.100096093414356" calcext:value-type="float">
            <text:p>0.1000960934</text:p>
          </table:table-cell>
          <table:table-cell office:value-type="float" office:value="0.0000070576438221302" calcext:value-type="float">
            <text:p>7.0576438221302E-06</text:p>
          </table:table-cell>
          <table:table-cell office:value-type="float" office:value="0.000398482690560421" calcext:value-type="float">
            <text:p>0.0003984827</text:p>
          </table:table-cell>
          <table:table-cell office:value-type="float" office:value="1.39635570252442" calcext:value-type="float">
            <text:p>1.3963557025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39]-[.AD39]" office:value-type="float" office:value="0.024903906585644" calcext:value-type="float">
            <text:p>0.0249039066</text:p>
          </table:table-cell>
          <table:table-cell table:formula="of:=[.AR39]/[.AD39]" office:value-type="float" office:value="0.248799985455499" calcext:value-type="float">
            <text:p>0.2487999855</text:p>
          </table:table-cell>
          <table:table-cell table:formula="of:=2 / [.D39]" office:value-type="float" office:value="0.1" calcext:value-type="float">
            <text:p>0.1</text:p>
          </table:table-cell>
          <table:table-cell table:formula="of:=[.AT39]-[.AD39]" office:value-type="float" office:value="-0.0000960934143559994" calcext:value-type="float">
            <text:p>-9.60934143559994E-05</text:p>
          </table:table-cell>
          <table:table-cell table:formula="of:=ABS([.AU39])/[.AD39]" office:value-type="float" office:value="0.00096001163560113" calcext:value-type="float">
            <text:p>0.0009600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376016" calcext:value-type="float">
            <text:p>-0.000376016</text:p>
          </table:table-cell>
          <table:table-cell office:value-type="float" office:value="0.00186425" calcext:value-type="float">
            <text:p>0.00186425</text:p>
          </table:table-cell>
          <table:table-cell office:value-type="float" office:value="99.9524" calcext:value-type="float">
            <text:p>99.9524</text:p>
          </table:table-cell>
          <table:table-cell office:value-type="float" office:value="3.13899" calcext:value-type="float">
            <text:p>3.13899</text:p>
          </table:table-cell>
          <table:table-cell office:value-type="float" office:value="1.56901" calcext:value-type="float">
            <text:p>1.56901</text:p>
          </table:table-cell>
          <table:table-cell office:value-type="float" office:value="2.72775" calcext:value-type="float">
            <text:p>2.72775</text:p>
          </table:table-cell>
          <table:table-cell office:value-type="float" office:value="2.7634" calcext:value-type="float">
            <text:p>2.7634</text:p>
          </table:table-cell>
          <table:table-cell office:value-type="float" office:value="9995.48" calcext:value-type="float">
            <text:p>9995.48</text:p>
          </table:table-cell>
          <table:table-cell office:value-type="float" office:value="13.1444" calcext:value-type="float">
            <text:p>13.1444</text:p>
          </table:table-cell>
          <table:table-cell office:value-type="float" office:value="4.87072" calcext:value-type="float">
            <text:p>4.87072</text:p>
          </table:table-cell>
          <table:table-cell office:value-type="float" office:value="1.65159" calcext:value-type="float">
            <text:p>1.65159</text:p>
          </table:table-cell>
          <table:table-cell office:value-type="float" office:value="1.66235" calcext:value-type="float">
            <text:p>1.66235</text:p>
          </table:table-cell>
          <table:table-cell office:value-type="float" office:value="2.23295" calcext:value-type="float">
            <text:p>2.23295</text:p>
          </table:table-cell>
          <table:table-cell office:value-type="float" office:value="1.81414" calcext:value-type="float">
            <text:p>1.81414</text:p>
          </table:table-cell>
          <table:table-cell office:value-type="float" office:value="1.55208" calcext:value-type="float">
            <text:p>1.55208</text:p>
          </table:table-cell>
          <table:table-cell office:value-type="float" office:value="10000.9691619657" calcext:value-type="float">
            <text:p>10000.9691619657</text:p>
          </table:table-cell>
          <table:table-cell office:value-type="float" office:value="0.999023124287831" calcext:value-type="float">
            <text:p>0.9990231243</text:p>
          </table:table-cell>
          <table:table-cell office:value-type="float" office:value="0.000062377685805067" calcext:value-type="float">
            <text:p>6.2377685805067E-05</text:p>
          </table:table-cell>
          <table:table-cell office:value-type="float" office:value="0.0311278054911653" calcext:value-type="float">
            <text:p>0.0311278055</text:p>
          </table:table-cell>
          <table:table-cell office:value-type="float" office:value="294.676258992806" calcext:value-type="float">
            <text:p>294.6762589928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40]-[.AD40]" office:value-type="float" office:value="0.250976875712169" calcext:value-type="float">
            <text:p>0.2509768757</text:p>
          </table:table-cell>
          <table:table-cell table:formula="of:=[.AR40]/[.AD40]" office:value-type="float" office:value="0.25122228866432" calcext:value-type="float">
            <text:p>0.2512222887</text:p>
          </table:table-cell>
          <table:table-cell table:formula="of:=2 / [.D40]" office:value-type="float" office:value="1" calcext:value-type="float">
            <text:p>1</text:p>
          </table:table-cell>
          <table:table-cell table:formula="of:=[.AT40]-[.AD40]" office:value-type="float" office:value="0.000976875712168868" calcext:value-type="float">
            <text:p>0.0009768757</text:p>
          </table:table-cell>
          <table:table-cell table:formula="of:=ABS([.AU40])/[.AD40]" office:value-type="float" office:value="0.000977830931456415" calcext:value-type="float">
            <text:p>0.00097783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109098" calcext:value-type="float">
            <text:p>0.000109098</text:p>
          </table:table-cell>
          <table:table-cell office:value-type="float" office:value="-0.0000497065" calcext:value-type="float">
            <text:p>-4.97065E-05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4177" calcext:value-type="float">
            <text:p>3.14177</text:p>
          </table:table-cell>
          <table:table-cell office:value-type="float" office:value="1.57038" calcext:value-type="float">
            <text:p>1.57038</text:p>
          </table:table-cell>
          <table:table-cell office:value-type="float" office:value="0.0525085" calcext:value-type="float">
            <text:p>0.0525085</text:p>
          </table:table-cell>
          <table:table-cell office:value-type="float" office:value="0.0525015" calcext:value-type="float">
            <text:p>0.0525015</text:p>
          </table:table-cell>
          <table:table-cell office:value-type="float" office:value="120.943" calcext:value-type="float">
            <text:p>120.943</text:p>
          </table:table-cell>
          <table:table-cell office:value-type="float" office:value="13.1572" calcext:value-type="float">
            <text:p>13.1572</text:p>
          </table:table-cell>
          <table:table-cell office:value-type="float" office:value="4.76066" calcext:value-type="float">
            <text:p>4.76066</text:p>
          </table:table-cell>
          <table:table-cell office:value-type="float" office:value="0.229147" calcext:value-type="float">
            <text:p>0.229147</text:p>
          </table:table-cell>
          <table:table-cell office:value-type="float" office:value="0.229132" calcext:value-type="float">
            <text:p>0.229132</text:p>
          </table:table-cell>
          <table:table-cell office:value-type="float" office:value="0.234597" calcext:value-type="float">
            <text:p>0.234597</text:p>
          </table:table-cell>
          <table:table-cell office:value-type="float" office:value="1.81287" calcext:value-type="float">
            <text:p>1.81287</text:p>
          </table:table-cell>
          <table:table-cell office:value-type="float" office:value="1.51478" calcext:value-type="float">
            <text:p>1.51478</text:p>
          </table:table-cell>
          <table:table-cell office:value-type="float" office:value="121.048316770739" calcext:value-type="float">
            <text:p>121.0483167707</text:p>
          </table:table-cell>
          <table:table-cell office:value-type="float" office:value="0.100100399961795" calcext:value-type="float">
            <text:p>0.1001004</text:p>
          </table:table-cell>
          <table:table-cell office:value-type="float" office:value="0.0000067438158494596" calcext:value-type="float">
            <text:p>6.7438158494596E-06</text:p>
          </table:table-cell>
          <table:table-cell office:value-type="float" office:value="0.00036383241769138" calcext:value-type="float">
            <text:p>0.0003638324</text:p>
          </table:table-cell>
          <table:table-cell office:value-type="float" office:value="1.37968202640798" calcext:value-type="float">
            <text:p>1.379682026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41]-[.AD41]" office:value-type="float" office:value="0.024899600038205" calcext:value-type="float">
            <text:p>0.0248996</text:p>
          </table:table-cell>
          <table:table-cell table:formula="of:=[.AR41]/[.AD41]" office:value-type="float" office:value="0.248746259232814" calcext:value-type="float">
            <text:p>0.2487462592</text:p>
          </table:table-cell>
          <table:table-cell table:formula="of:=2 / [.D41]" office:value-type="float" office:value="0.1" calcext:value-type="float">
            <text:p>0.1</text:p>
          </table:table-cell>
          <table:table-cell table:formula="of:=[.AT41]-[.AD41]" office:value-type="float" office:value="-0.000100399961795006" calcext:value-type="float">
            <text:p>-0.0001004</text:p>
          </table:table-cell>
          <table:table-cell table:formula="of:=ABS([.AU41])/[.AD41]" office:value-type="float" office:value="0.00100299261374905" calcext:value-type="float">
            <text:p>0.0010029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147084" calcext:value-type="float">
            <text:p>0.000147084</text:p>
          </table:table-cell>
          <table:table-cell office:value-type="float" office:value="-0.00010469" calcext:value-type="float">
            <text:p>-0.00010469</text:p>
          </table:table-cell>
          <table:table-cell office:value-type="float" office:value="49.9995" calcext:value-type="float">
            <text:p>49.9995</text:p>
          </table:table-cell>
          <table:table-cell office:value-type="float" office:value="3.14481" calcext:value-type="float">
            <text:p>3.14481</text:p>
          </table:table-cell>
          <table:table-cell office:value-type="float" office:value="1.573" calcext:value-type="float">
            <text:p>1.573</text:p>
          </table:table-cell>
          <table:table-cell office:value-type="float" office:value="0.0150593" calcext:value-type="float">
            <text:p>0.0150593</text:p>
          </table:table-cell>
          <table:table-cell office:value-type="float" office:value="0.0150546" calcext:value-type="float">
            <text:p>0.0150546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766" calcext:value-type="float">
            <text:p>13.1766</text:p>
          </table:table-cell>
          <table:table-cell office:value-type="float" office:value="4.93287" calcext:value-type="float">
            <text:p>4.93287</text:p>
          </table:table-cell>
          <table:table-cell office:value-type="float" office:value="0.122716" calcext:value-type="float">
            <text:p>0.122716</text:p>
          </table:table-cell>
          <table:table-cell office:value-type="float" office:value="0.122697" calcext:value-type="float">
            <text:p>0.122697</text:p>
          </table:table-cell>
          <table:table-cell office:value-type="float" office:value="0.158075" calcext:value-type="float">
            <text:p>0.158075</text:p>
          </table:table-cell>
          <table:table-cell office:value-type="float" office:value="1.81296" calcext:value-type="float">
            <text:p>1.81296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2500.00508799528" calcext:value-type="float">
            <text:p>2500.0050879953</text:p>
          </table:table-cell>
          <table:table-cell office:value-type="float" office:value="0.0100106169320455" calcext:value-type="float">
            <text:p>0.0100106169</text:p>
          </table:table-cell>
          <table:table-cell office:value-type="float" office:value="0.0000313507112535894" calcext:value-type="float">
            <text:p>3.13507112535894E-05</text:p>
          </table:table-cell>
          <table:table-cell office:value-type="float" office:value="0.0078629367688475" calcext:value-type="float">
            <text:p>0.0078629368</text:p>
          </table:table-cell>
          <table:table-cell office:value-type="float" office:value="0.612010100557324" calcext:value-type="float">
            <text:p>0.6120101006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42]-[.AD42]" office:value-type="float" office:value="0.0024893830679545" calcext:value-type="float">
            <text:p>0.0024893831</text:p>
          </table:table-cell>
          <table:table-cell table:formula="of:=[.AR42]/[.AD42]" office:value-type="float" office:value="0.248674290990559" calcext:value-type="float">
            <text:p>0.248674291</text:p>
          </table:table-cell>
          <table:table-cell table:formula="of:=2 / [.D42]" office:value-type="float" office:value="0.01" calcext:value-type="float">
            <text:p>0.01</text:p>
          </table:table-cell>
          <table:table-cell table:formula="of:=[.AT42]-[.AD42]" office:value-type="float" office:value="-0.0000106169320454996" calcext:value-type="float">
            <text:p>-1.06169320454996E-05</text:p>
          </table:table-cell>
          <table:table-cell table:formula="of:=ABS([.AU42])/[.AD42]" office:value-type="float" office:value="0.00106056720755273" calcext:value-type="float">
            <text:p>0.0010605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61603" calcext:value-type="float">
            <text:p>-0.000161603</text:p>
          </table:table-cell>
          <table:table-cell office:value-type="float" office:value="0.000586559" calcext:value-type="float">
            <text:p>0.000586559</text:p>
          </table:table-cell>
          <table:table-cell office:value-type="float" office:value="49.9947" calcext:value-type="float">
            <text:p>49.9947</text:p>
          </table:table-cell>
          <table:table-cell office:value-type="float" office:value="3.13871" calcext:value-type="float">
            <text:p>3.13871</text:p>
          </table:table-cell>
          <table:table-cell office:value-type="float" office:value="1.57157" calcext:value-type="float">
            <text:p>1.57157</text:p>
          </table:table-cell>
          <table:table-cell office:value-type="float" office:value="0.150401" calcext:value-type="float">
            <text:p>0.150401</text:p>
          </table:table-cell>
          <table:table-cell office:value-type="float" office:value="0.1506" calcext:value-type="float">
            <text:p>0.1506</text:p>
          </table:table-cell>
          <table:table-cell office:value-type="float" office:value="2499.72" calcext:value-type="float">
            <text:p>2499.72</text:p>
          </table:table-cell>
          <table:table-cell office:value-type="float" office:value="13.1441" calcext:value-type="float">
            <text:p>13.1441</text:p>
          </table:table-cell>
          <table:table-cell office:value-type="float" office:value="4.90925" calcext:value-type="float">
            <text:p>4.90925</text:p>
          </table:table-cell>
          <table:table-cell office:value-type="float" office:value="0.387816" calcext:value-type="float">
            <text:p>0.387816</text:p>
          </table:table-cell>
          <table:table-cell office:value-type="float" office:value="0.388072" calcext:value-type="float">
            <text:p>0.388072</text:p>
          </table:table-cell>
          <table:table-cell office:value-type="float" office:value="0.499987" calcext:value-type="float">
            <text:p>0.499987</text:p>
          </table:table-cell>
          <table:table-cell office:value-type="float" office:value="1.81457" calcext:value-type="float">
            <text:p>1.81457</text:p>
          </table:table-cell>
          <table:table-cell office:value-type="float" office:value="1.56186" calcext:value-type="float">
            <text:p>1.56186</text:p>
          </table:table-cell>
          <table:table-cell office:value-type="float" office:value="2500.02180471393" calcext:value-type="float">
            <text:p>2500.0218047139</text:p>
          </table:table-cell>
          <table:table-cell office:value-type="float" office:value="0.100110556391004" calcext:value-type="float">
            <text:p>0.1001105564</text:p>
          </table:table-cell>
          <table:table-cell office:value-type="float" office:value="0.0000315680310550405" calcext:value-type="float">
            <text:p>0.000031568</text:p>
          </table:table-cell>
          <table:table-cell office:value-type="float" office:value="0.00797232467753601" calcext:value-type="float">
            <text:p>0.0079723247</text:p>
          </table:table-cell>
          <table:table-cell office:value-type="float" office:value="6.31660112576143" calcext:value-type="float">
            <text:p>6.3166011258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773107170349786" calcext:value-type="float">
            <text:p>7.73107170349786E-05</text:p>
          </table:table-cell>
          <table:table-cell office:value-type="float" office:value="0.125" calcext:value-type="float">
            <text:p>0.125</text:p>
          </table:table-cell>
          <table:table-cell table:formula="of:=[.AQ43]-[.AD43]" office:value-type="float" office:value="0.024889443608996" calcext:value-type="float">
            <text:p>0.0248894436</text:p>
          </table:table-cell>
          <table:table-cell table:formula="of:=[.AR43]/[.AD43]" office:value-type="float" office:value="0.24861957126464" calcext:value-type="float">
            <text:p>0.2486195713</text:p>
          </table:table-cell>
          <table:table-cell table:formula="of:=2 / [.D43]" office:value-type="float" office:value="0.1" calcext:value-type="float">
            <text:p>0.1</text:p>
          </table:table-cell>
          <table:table-cell table:formula="of:=[.AT43]-[.AD43]" office:value-type="float" office:value="-0.000110556391004005" calcext:value-type="float">
            <text:p>-0.0001105564</text:p>
          </table:table-cell>
          <table:table-cell table:formula="of:=ABS([.AU43])/[.AD43]" office:value-type="float" office:value="0.00110434298828789" calcext:value-type="float">
            <text:p>0.0011043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824716" calcext:value-type="float">
            <text:p>-8.24716E-05</text:p>
          </table:table-cell>
          <table:table-cell office:value-type="float" office:value="-0.0000427151" calcext:value-type="float">
            <text:p>-4.27151E-05</text:p>
          </table:table-cell>
          <table:table-cell office:value-type="float" office:value="10.995" calcext:value-type="float">
            <text:p>10.995</text:p>
          </table:table-cell>
          <table:table-cell office:value-type="float" office:value="3.14007" calcext:value-type="float">
            <text:p>3.14007</text:p>
          </table:table-cell>
          <table:table-cell office:value-type="float" office:value="1.57063" calcext:value-type="float">
            <text:p>1.57063</text:p>
          </table:table-cell>
          <table:table-cell office:value-type="float" office:value="0.0524691" calcext:value-type="float">
            <text:p>0.0524691</text:p>
          </table:table-cell>
          <table:table-cell office:value-type="float" office:value="0.0524986" calcext:value-type="float">
            <text:p>0.0524986</text:p>
          </table:table-cell>
          <table:table-cell office:value-type="float" office:value="120.946" calcext:value-type="float">
            <text:p>120.946</text:p>
          </table:table-cell>
          <table:table-cell office:value-type="float" office:value="13.1438" calcext:value-type="float">
            <text:p>13.1438</text:p>
          </table:table-cell>
          <table:table-cell office:value-type="float" office:value="4.76134" calcext:value-type="float">
            <text:p>4.76134</text:p>
          </table:table-cell>
          <table:table-cell office:value-type="float" office:value="0.229061" calcext:value-type="float">
            <text:p>0.229061</text:p>
          </table:table-cell>
          <table:table-cell office:value-type="float" office:value="0.229126" calcext:value-type="float">
            <text:p>0.229126</text:p>
          </table:table-cell>
          <table:table-cell office:value-type="float" office:value="0.234568" calcext:value-type="float">
            <text:p>0.234568</text:p>
          </table:table-cell>
          <table:table-cell office:value-type="float" office:value="1.81211" calcext:value-type="float">
            <text:p>1.81211</text:p>
          </table:table-cell>
          <table:table-cell office:value-type="float" office:value="1.51475" calcext:value-type="float">
            <text:p>1.51475</text:p>
          </table:table-cell>
          <table:table-cell office:value-type="float" office:value="121.050686394085" calcext:value-type="float">
            <text:p>121.0506863941</text:p>
          </table:table-cell>
          <table:table-cell office:value-type="float" office:value="0.100118358350566" calcext:value-type="float">
            <text:p>0.1001183584</text:p>
          </table:table-cell>
          <table:table-cell office:value-type="float" office:value="0.00000661560820190752" calcext:value-type="float">
            <text:p>6.61560820190752E-06</text:p>
          </table:table-cell>
          <table:table-cell office:value-type="float" office:value="0.000350130175049168" calcext:value-type="float">
            <text:p>0.0003501302</text:p>
          </table:table-cell>
          <table:table-cell office:value-type="float" office:value="1.38617212088396" calcext:value-type="float">
            <text:p>1.386172120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44]-[.AD44]" office:value-type="float" office:value="0.024881641649434" calcext:value-type="float">
            <text:p>0.0248816416</text:p>
          </table:table-cell>
          <table:table-cell table:formula="of:=[.AR44]/[.AD44]" office:value-type="float" office:value="0.24852226963521" calcext:value-type="float">
            <text:p>0.2485222696</text:p>
          </table:table-cell>
          <table:table-cell table:formula="of:=2 / [.D44]" office:value-type="float" office:value="0.1" calcext:value-type="float">
            <text:p>0.1</text:p>
          </table:table-cell>
          <table:table-cell table:formula="of:=[.AT44]-[.AD44]" office:value-type="float" office:value="-0.000118358350566006" calcext:value-type="float">
            <text:p>-0.0001183584</text:p>
          </table:table-cell>
          <table:table-cell table:formula="of:=ABS([.AU44])/[.AD44]" office:value-type="float" office:value="0.0011821842918316" calcext:value-type="float">
            <text:p>0.00118218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919616" calcext:value-type="float">
            <text:p>0.000919616</text:p>
          </table:table-cell>
          <table:table-cell office:value-type="float" office:value="0.00127685" calcext:value-type="float">
            <text:p>0.00127685</text:p>
          </table:table-cell>
          <table:table-cell office:value-type="float" office:value="9.94959" calcext:value-type="float">
            <text:p>9.94959</text:p>
          </table:table-cell>
          <table:table-cell office:value-type="float" office:value="3.14387" calcext:value-type="float">
            <text:p>3.14387</text:p>
          </table:table-cell>
          <table:table-cell office:value-type="float" office:value="1.56951" calcext:value-type="float">
            <text:p>1.56951</text:p>
          </table:table-cell>
          <table:table-cell office:value-type="float" office:value="0.274221" calcext:value-type="float">
            <text:p>0.274221</text:p>
          </table:table-cell>
          <table:table-cell office:value-type="float" office:value="0.272852" calcext:value-type="float">
            <text:p>0.272852</text:p>
          </table:table-cell>
          <table:table-cell office:value-type="float" office:value="99.4974" calcext:value-type="float">
            <text:p>99.4974</text:p>
          </table:table-cell>
          <table:table-cell office:value-type="float" office:value="13.1815" calcext:value-type="float">
            <text:p>13.1815</text:p>
          </table:table-cell>
          <table:table-cell office:value-type="float" office:value="4.74862" calcext:value-type="float">
            <text:p>4.74862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0.522351" calcext:value-type="float">
            <text:p>0.522351</text:p>
          </table:table-cell>
          <table:table-cell office:value-type="float" office:value="0.709193" calcext:value-type="float">
            <text:p>0.709193</text:p>
          </table:table-cell>
          <table:table-cell office:value-type="float" office:value="1.81591" calcext:value-type="float">
            <text:p>1.81591</text:p>
          </table:table-cell>
          <table:table-cell office:value-type="float" office:value="1.51171" calcext:value-type="float">
            <text:p>1.51171</text:p>
          </table:table-cell>
          <table:table-cell office:value-type="float" office:value="100.044426762501" calcext:value-type="float">
            <text:p>100.0444267625</text:p>
          </table:table-cell>
          <table:table-cell office:value-type="float" office:value="0.100128306129066" calcext:value-type="float">
            <text:p>0.1001283061</text:p>
          </table:table-cell>
          <table:table-cell office:value-type="float" office:value="0.0000006795701331594" calcext:value-type="float">
            <text:p>6.795701331594E-07</text:p>
          </table:table-cell>
          <table:table-cell office:value-type="float" office:value="0.00000369452452705828" calcext:value-type="float">
            <text:p>3.69452452705828E-06</text:p>
          </table:table-cell>
          <table:table-cell office:value-type="float" office:value="10.4824056301983" calcext:value-type="float">
            <text:p>10.4824056302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45]-[.AD45]" office:value-type="float" office:value="0.024871693870934" calcext:value-type="float">
            <text:p>0.0248716939</text:p>
          </table:table-cell>
          <table:table-cell table:formula="of:=[.AR45]/[.AD45]" office:value-type="float" office:value="0.248398228557609" calcext:value-type="float">
            <text:p>0.2483982286</text:p>
          </table:table-cell>
          <table:table-cell table:formula="of:=2 / [.D45]" office:value-type="float" office:value="0.1" calcext:value-type="float">
            <text:p>0.1</text:p>
          </table:table-cell>
          <table:table-cell table:formula="of:=[.AT45]-[.AD45]" office:value-type="float" office:value="-0.000128306129066003" calcext:value-type="float">
            <text:p>-0.0001283061</text:p>
          </table:table-cell>
          <table:table-cell table:formula="of:=ABS([.AU45])/[.AD45]" office:value-type="float" office:value="0.00128141715391265" calcext:value-type="float">
            <text:p>0.0012814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229176" calcext:value-type="float">
            <text:p>0.000229176</text:p>
          </table:table-cell>
          <table:table-cell office:value-type="float" office:value="0.000129569" calcext:value-type="float">
            <text:p>0.000129569</text:p>
          </table:table-cell>
          <table:table-cell office:value-type="float" office:value="49.9994" calcext:value-type="float">
            <text:p>49.9994</text:p>
          </table:table-cell>
          <table:table-cell office:value-type="float" office:value="3.14444" calcext:value-type="float">
            <text:p>3.14444</text:p>
          </table:table-cell>
          <table:table-cell office:value-type="float" office:value="1.56397" calcext:value-type="float">
            <text:p>1.56397</text:p>
          </table:table-cell>
          <table:table-cell office:value-type="float" office:value="0.0150649" calcext:value-type="float">
            <text:p>0.0150649</text:p>
          </table:table-cell>
          <table:table-cell office:value-type="float" office:value="0.0150327" calcext:value-type="float">
            <text:p>0.0150327</text:p>
          </table:table-cell>
          <table:table-cell office:value-type="float" office:value="2499.97" calcext:value-type="float">
            <text:p>2499.97</text:p>
          </table:table-cell>
          <table:table-cell office:value-type="float" office:value="13.1836" calcext:value-type="float">
            <text:p>13.1836</text:p>
          </table:table-cell>
          <table:table-cell office:value-type="float" office:value="4.90449" calcext:value-type="float">
            <text:p>4.90449</text:p>
          </table:table-cell>
          <table:table-cell office:value-type="float" office:value="0.122739" calcext:value-type="float">
            <text:p>0.122739</text:p>
          </table:table-cell>
          <table:table-cell office:value-type="float" office:value="0.122608" calcext:value-type="float">
            <text:p>0.122608</text:p>
          </table:table-cell>
          <table:table-cell office:value-type="float" office:value="0.158119" calcext:value-type="float">
            <text:p>0.158119</text:p>
          </table:table-cell>
          <table:table-cell office:value-type="float" office:value="1.81552" calcext:value-type="float">
            <text:p>1.81552</text:p>
          </table:table-cell>
          <table:table-cell office:value-type="float" office:value="1.56796" calcext:value-type="float">
            <text:p>1.56796</text:p>
          </table:table-cell>
          <table:table-cell office:value-type="float" office:value="2499.99854862921" calcext:value-type="float">
            <text:p>2499.9985486292</text:p>
          </table:table-cell>
          <table:table-cell office:value-type="float" office:value="0.0100132745508999" calcext:value-type="float">
            <text:p>0.0100132746</text:p>
          </table:table-cell>
          <table:table-cell office:value-type="float" office:value="0.0000311447581979644" calcext:value-type="float">
            <text:p>3.11447581979644E-05</text:p>
          </table:table-cell>
          <table:table-cell office:value-type="float" office:value="0.00775996770567738" calcext:value-type="float">
            <text:p>0.0077599677</text:p>
          </table:table-cell>
          <table:table-cell office:value-type="float" office:value="0.509101304447801" calcext:value-type="float">
            <text:p>0.5091013044</text:p>
          </table:table-cell>
          <table:table-cell table:number-columns-repeated="2" office:value-type="float" office:value="-39.5031" calcext:value-type="float">
            <text:p>-39.50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0.5031" calcext:value-type="float">
            <text:p>40.5031</text:p>
          </table:table-cell>
          <table:table-cell table:number-columns-repeated="2" office:value-type="float" office:value="512000" calcext:value-type="float">
            <text:p>512000</text:p>
          </table:table-cell>
          <table:table-cell office:value-type="float" office:value="0.000000244477953371312" calcext:value-type="float">
            <text:p>2.44477953371312E-07</text:p>
          </table:table-cell>
          <table:table-cell office:value-type="float" office:value="0.0125" calcext:value-type="float">
            <text:p>0.0125</text:p>
          </table:table-cell>
          <table:table-cell table:formula="of:=[.AQ46]-[.AD46]" office:value-type="float" office:value="0.0024867254491001" calcext:value-type="float">
            <text:p>0.0024867254</text:p>
          </table:table-cell>
          <table:table-cell table:formula="of:=[.AR46]/[.AD46]" office:value-type="float" office:value="0.248342880888712" calcext:value-type="float">
            <text:p>0.2483428809</text:p>
          </table:table-cell>
          <table:table-cell table:formula="of:=2 / [.D46]" office:value-type="float" office:value="0.01" calcext:value-type="float">
            <text:p>0.01</text:p>
          </table:table-cell>
          <table:table-cell table:formula="of:=[.AT46]-[.AD46]" office:value-type="float" office:value="-0.0000132745508998992" calcext:value-type="float">
            <text:p>-1.32745508998992E-05</text:p>
          </table:table-cell>
          <table:table-cell table:formula="of:=ABS([.AU46])/[.AD46]" office:value-type="float" office:value="0.00132569528903072" calcext:value-type="float">
            <text:p>0.0013256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936144" calcext:value-type="float">
            <text:p>-9.36144E-05</text:p>
          </table:table-cell>
          <table:table-cell office:value-type="float" office:value="-0.0000789483" calcext:value-type="float">
            <text:p>-7.89483E-05</text:p>
          </table:table-cell>
          <table:table-cell office:value-type="float" office:value="4.99497" calcext:value-type="float">
            <text:p>4.99497</text:p>
          </table:table-cell>
          <table:table-cell office:value-type="float" office:value="3.14188" calcext:value-type="float">
            <text:p>3.14188</text:p>
          </table:table-cell>
          <table:table-cell office:value-type="float" office:value="1.57233" calcext:value-type="float">
            <text:p>1.57233</text:p>
          </table:table-cell>
          <table:table-cell office:value-type="float" office:value="0.0150362" calcext:value-type="float">
            <text:p>0.0150362</text:p>
          </table:table-cell>
          <table:table-cell office:value-type="float" office:value="0.0149987" calcext:value-type="float">
            <text:p>0.0149987</text:p>
          </table:table-cell>
          <table:table-cell office:value-type="float" office:value="24.9748" calcext:value-type="float">
            <text:p>24.9748</text:p>
          </table:table-cell>
          <table:table-cell office:value-type="float" office:value="13.1627" calcext:value-type="float">
            <text:p>13.1627</text:p>
          </table:table-cell>
          <table:table-cell office:value-type="float" office:value="4.85194" calcext:value-type="float">
            <text:p>4.85194</text:p>
          </table:table-cell>
          <table:table-cell office:value-type="float" office:value="0.122622" calcext:value-type="float">
            <text:p>0.122622</text:p>
          </table:table-cell>
          <table:table-cell office:value-type="float" office:value="0.122469" calcext:value-type="float">
            <text:p>0.122469</text:p>
          </table:table-cell>
          <table:table-cell office:value-type="float" office:value="0.158243" calcext:value-type="float">
            <text:p>0.158243</text:p>
          </table:table-cell>
          <table:table-cell office:value-type="float" office:value="1.81419" calcext:value-type="float">
            <text:p>1.81419</text:p>
          </table:table-cell>
          <table:table-cell office:value-type="float" office:value="1.54264" calcext:value-type="float">
            <text:p>1.54264</text:p>
          </table:table-cell>
          <table:table-cell office:value-type="float" office:value="25.0048427931455" calcext:value-type="float">
            <text:p>25.0048427931</text:p>
          </table:table-cell>
          <table:table-cell office:value-type="float" office:value="0.0100133909340153" calcext:value-type="float">
            <text:p>0.0100133909</text:p>
          </table:table-cell>
          <table:table-cell office:value-type="float" office:value="0.000000326676596038768" calcext:value-type="float">
            <text:p>3.26676596038768E-07</text:p>
          </table:table-cell>
          <table:table-cell office:value-type="float" office:value="0.000000853740787195814" calcext:value-type="float">
            <text:p>8.53740787195814E-07</text:p>
          </table:table-cell>
          <table:table-cell office:value-type="float" office:value="0.499801714407736" calcext:value-type="float">
            <text:p>0.499801714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00244477953371312" calcext:value-type="float">
            <text:p>2.44477953371312E-05</text:p>
          </table:table-cell>
          <table:table-cell office:value-type="float" office:value="0.0125" calcext:value-type="float">
            <text:p>0.0125</text:p>
          </table:table-cell>
          <table:table-cell table:formula="of:=[.AQ47]-[.AD47]" office:value-type="float" office:value="0.0024866090659847" calcext:value-type="float">
            <text:p>0.0024866091</text:p>
          </table:table-cell>
          <table:table-cell table:formula="of:=[.AR47]/[.AD47]" office:value-type="float" office:value="0.248328371714495" calcext:value-type="float">
            <text:p>0.2483283717</text:p>
          </table:table-cell>
          <table:table-cell table:formula="of:=2 / [.D47]" office:value-type="float" office:value="0.01" calcext:value-type="float">
            <text:p>0.01</text:p>
          </table:table-cell>
          <table:table-cell table:formula="of:=[.AT47]-[.AD47]" office:value-type="float" office:value="-0.0000133909340152994" calcext:value-type="float">
            <text:p>-1.33909340152994E-05</text:p>
          </table:table-cell>
          <table:table-cell table:formula="of:=ABS([.AU47])/[.AD47]" office:value-type="float" office:value="0.0013373026284044" calcext:value-type="float">
            <text:p>0.0013373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435244" calcext:value-type="float">
            <text:p>-0.000435244</text:p>
          </table:table-cell>
          <table:table-cell office:value-type="float" office:value="0.000106537" calcext:value-type="float">
            <text:p>0.000106537</text:p>
          </table:table-cell>
          <table:table-cell office:value-type="float" office:value="9.94894" calcext:value-type="float">
            <text:p>9.94894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7411" calcext:value-type="float">
            <text:p>1.57411</text:p>
          </table:table-cell>
          <table:table-cell office:value-type="float" office:value="0.273142" calcext:value-type="float">
            <text:p>0.273142</text:p>
          </table:table-cell>
          <table:table-cell office:value-type="float" office:value="0.273857" calcext:value-type="float">
            <text:p>0.273857</text:p>
          </table:table-cell>
          <table:table-cell office:value-type="float" office:value="99.4846" calcext:value-type="float">
            <text:p>99.4846</text:p>
          </table:table-cell>
          <table:table-cell office:value-type="float" office:value="13.1603" calcext:value-type="float">
            <text:p>13.1603</text:p>
          </table:table-cell>
          <table:table-cell office:value-type="float" office:value="4.76311" calcext:value-type="float">
            <text:p>4.76311</text:p>
          </table:table-cell>
          <table:table-cell office:value-type="float" office:value="0.522629" calcext:value-type="float">
            <text:p>0.522629</text:p>
          </table:table-cell>
          <table:table-cell office:value-type="float" office:value="0.523314" calcext:value-type="float">
            <text:p>0.523314</text:p>
          </table:table-cell>
          <table:table-cell office:value-type="float" office:value="0.709343" calcext:value-type="float">
            <text:p>0.709343</text:p>
          </table:table-cell>
          <table:table-cell office:value-type="float" office:value="1.81624" calcext:value-type="float">
            <text:p>1.81624</text:p>
          </table:table-cell>
          <table:table-cell office:value-type="float" office:value="1.51172" calcext:value-type="float">
            <text:p>1.51172</text:p>
          </table:table-cell>
          <table:table-cell office:value-type="float" office:value="100.031627823244" calcext:value-type="float">
            <text:p>100.0316278232</text:p>
          </table:table-cell>
          <table:table-cell office:value-type="float" office:value="0.100141759963022" calcext:value-type="float">
            <text:p>0.10014176</text:p>
          </table:table-cell>
          <table:table-cell office:value-type="float" office:value="0.000000710935383299916" calcext:value-type="float">
            <text:p>7.10935383299916E-07</text:p>
          </table:table-cell>
          <table:table-cell office:value-type="float" office:value="0.00000404343295382239" calcext:value-type="float">
            <text:p>4.04343295382239E-06</text:p>
          </table:table-cell>
          <table:table-cell office:value-type="float" office:value="12.5567136725935" calcext:value-type="float">
            <text:p>12.556713672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48]-[.AD48]" office:value-type="float" office:value="0.024858240036978" calcext:value-type="float">
            <text:p>0.02485824</text:p>
          </table:table-cell>
          <table:table-cell table:formula="of:=[.AR48]/[.AD48]" office:value-type="float" office:value="0.248230508892165" calcext:value-type="float">
            <text:p>0.2482305089</text:p>
          </table:table-cell>
          <table:table-cell table:formula="of:=2 / [.D48]" office:value-type="float" office:value="0.1" calcext:value-type="float">
            <text:p>0.1</text:p>
          </table:table-cell>
          <table:table-cell table:formula="of:=[.AT48]-[.AD48]" office:value-type="float" office:value="-0.000141759963022001" calcext:value-type="float">
            <text:p>-0.00014176</text:p>
          </table:table-cell>
          <table:table-cell table:formula="of:=ABS([.AU48])/[.AD48]" office:value-type="float" office:value="0.00141559288626789" calcext:value-type="float">
            <text:p>0.001415592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568348" calcext:value-type="float">
            <text:p>5.68348E-05</text:p>
          </table:table-cell>
          <table:table-cell office:value-type="float" office:value="0.0000149233" calcext:value-type="float">
            <text:p>1.49233E-05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3906" calcext:value-type="float">
            <text:p>3.13906</text:p>
          </table:table-cell>
          <table:table-cell office:value-type="float" office:value="1.57096" calcext:value-type="float">
            <text:p>1.57096</text:p>
          </table:table-cell>
          <table:table-cell office:value-type="float" office:value="0.0524874" calcext:value-type="float">
            <text:p>0.0524874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120.943" calcext:value-type="float">
            <text:p>120.943</text:p>
          </table:table-cell>
          <table:table-cell office:value-type="float" office:value="13.1439" calcext:value-type="float">
            <text:p>13.1439</text:p>
          </table:table-cell>
          <table:table-cell office:value-type="float" office:value="4.76224" calcext:value-type="float">
            <text:p>4.76224</text:p>
          </table:table-cell>
          <table:table-cell office:value-type="float" office:value="0.229101" calcext:value-type="float">
            <text:p>0.229101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0.234584" calcext:value-type="float">
            <text:p>0.234584</text:p>
          </table:table-cell>
          <table:table-cell office:value-type="float" office:value="1.8139" calcext:value-type="float">
            <text:p>1.8139</text:p>
          </table:table-cell>
          <table:table-cell office:value-type="float" office:value="1.51471" calcext:value-type="float">
            <text:p>1.51471</text:p>
          </table:table-cell>
          <table:table-cell office:value-type="float" office:value="121.048246663419" calcext:value-type="float">
            <text:p>121.0482466634</text:p>
          </table:table-cell>
          <table:table-cell office:value-type="float" office:value="0.100146251395744" calcext:value-type="float">
            <text:p>0.1001462514</text:p>
          </table:table-cell>
          <table:table-cell office:value-type="float" office:value="0.00000644322511872257" calcext:value-type="float">
            <text:p>6.44322511872257E-06</text:p>
          </table:table-cell>
          <table:table-cell office:value-type="float" office:value="0.0003321211994443" calcext:value-type="float">
            <text:p>0.0003321212</text:p>
          </table:table-cell>
          <table:table-cell office:value-type="float" office:value="1.66968999042048" calcext:value-type="float">
            <text:p>1.6696899904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49]-[.AD49]" office:value-type="float" office:value="0.024853748604256" calcext:value-type="float">
            <text:p>0.0248537486</text:p>
          </table:table-cell>
          <table:table-cell table:formula="of:=[.AR49]/[.AD49]" office:value-type="float" office:value="0.248174527332455" calcext:value-type="float">
            <text:p>0.2481745273</text:p>
          </table:table-cell>
          <table:table-cell table:formula="of:=2 / [.D49]" office:value-type="float" office:value="0.1" calcext:value-type="float">
            <text:p>0.1</text:p>
          </table:table-cell>
          <table:table-cell table:formula="of:=[.AT49]-[.AD49]" office:value-type="float" office:value="-0.000146251395744007" calcext:value-type="float">
            <text:p>-0.0001462514</text:p>
          </table:table-cell>
          <table:table-cell table:formula="of:=ABS([.AU49])/[.AD49]" office:value-type="float" office:value="0.0014603781340359" calcext:value-type="float">
            <text:p>0.0014603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272027" calcext:value-type="float">
            <text:p>0.000272027</text:p>
          </table:table-cell>
          <table:table-cell office:value-type="float" office:value="0.000764967" calcext:value-type="float">
            <text:p>0.000764967</text:p>
          </table:table-cell>
          <table:table-cell office:value-type="float" office:value="9.95009" calcext:value-type="float">
            <text:p>9.95009</text:p>
          </table:table-cell>
          <table:table-cell office:value-type="float" office:value="3.14123" calcext:value-type="float">
            <text:p>3.14123</text:p>
          </table:table-cell>
          <table:table-cell office:value-type="float" office:value="1.5694" calcext:value-type="float">
            <text:p>1.5694</text:p>
          </table:table-cell>
          <table:table-cell office:value-type="float" office:value="0.273899" calcext:value-type="float">
            <text:p>0.273899</text:p>
          </table:table-cell>
          <table:table-cell office:value-type="float" office:value="0.273673" calcext:value-type="float">
            <text:p>0.273673</text:p>
          </table:table-cell>
          <table:table-cell office:value-type="float" office:value="99.507" calcext:value-type="float">
            <text:p>99.507</text:p>
          </table:table-cell>
          <table:table-cell office:value-type="float" office:value="13.1592" calcext:value-type="float">
            <text:p>13.1592</text:p>
          </table:table-cell>
          <table:table-cell office:value-type="float" office:value="4.74831" calcext:value-type="float">
            <text:p>4.74831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523137" calcext:value-type="float">
            <text:p>0.523137</text:p>
          </table:table-cell>
          <table:table-cell office:value-type="float" office:value="0.708951" calcext:value-type="float">
            <text:p>0.708951</text:p>
          </table:table-cell>
          <table:table-cell office:value-type="float" office:value="1.81433" calcext:value-type="float">
            <text:p>1.81433</text:p>
          </table:table-cell>
          <table:table-cell office:value-type="float" office:value="1.51172" calcext:value-type="float">
            <text:p>1.51172</text:p>
          </table:table-cell>
          <table:table-cell office:value-type="float" office:value="100.054570265106" calcext:value-type="float">
            <text:p>100.0545702651</text:p>
          </table:table-cell>
          <table:table-cell office:value-type="float" office:value="0.100154144937753" calcext:value-type="float">
            <text:p>0.1001541449</text:p>
          </table:table-cell>
          <table:table-cell office:value-type="float" office:value="0.000000600593085405144" calcext:value-type="float">
            <text:p>6.00593085405144E-07</text:p>
          </table:table-cell>
          <table:table-cell office:value-type="float" office:value="0.00000288569643389177" calcext:value-type="float">
            <text:p>2.88569643389177E-06</text:p>
          </table:table-cell>
          <table:table-cell office:value-type="float" office:value="10.2348825587206" calcext:value-type="float">
            <text:p>10.234882558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0]-[.AD50]" office:value-type="float" office:value="0.024845855062247" calcext:value-type="float">
            <text:p>0.0248458551</text:p>
          </table:table-cell>
          <table:table-cell table:formula="of:=[.AR50]/[.AD50]" office:value-type="float" office:value="0.248076153789631" calcext:value-type="float">
            <text:p>0.2480761538</text:p>
          </table:table-cell>
          <table:table-cell table:formula="of:=2 / [.D50]" office:value-type="float" office:value="0.1" calcext:value-type="float">
            <text:p>0.1</text:p>
          </table:table-cell>
          <table:table-cell table:formula="of:=[.AT50]-[.AD50]" office:value-type="float" office:value="-0.000154144937753009" calcext:value-type="float">
            <text:p>-0.0001541449</text:p>
          </table:table-cell>
          <table:table-cell table:formula="of:=ABS([.AU50])/[.AD50]" office:value-type="float" office:value="0.00153907696829534" calcext:value-type="float">
            <text:p>0.001539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204391" calcext:value-type="float">
            <text:p>0.00204391</text:p>
          </table:table-cell>
          <table:table-cell office:value-type="float" office:value="0.000531005" calcext:value-type="float">
            <text:p>0.000531005</text:p>
          </table:table-cell>
          <table:table-cell office:value-type="float" office:value="99.9957" calcext:value-type="float">
            <text:p>99.9957</text:p>
          </table:table-cell>
          <table:table-cell office:value-type="float" office:value="3.13842" calcext:value-type="float">
            <text:p>3.13842</text:p>
          </table:table-cell>
          <table:table-cell office:value-type="float" office:value="1.56047" calcext:value-type="float">
            <text:p>1.56047</text:p>
          </table:table-cell>
          <table:table-cell office:value-type="float" office:value="0.276208" calcext:value-type="float">
            <text:p>0.276208</text:p>
          </table:table-cell>
          <table:table-cell office:value-type="float" office:value="0.276979" calcext:value-type="float">
            <text:p>0.276979</text:p>
          </table:table-cell>
          <table:table-cell office:value-type="float" office:value="9999.64" calcext:value-type="float">
            <text:p>9999.64</text:p>
          </table:table-cell>
          <table:table-cell office:value-type="float" office:value="13.1391" calcext:value-type="float">
            <text:p>13.1391</text:p>
          </table:table-cell>
          <table:table-cell office:value-type="float" office:value="4.88367" calcext:value-type="float">
            <text:p>4.88367</text:p>
          </table:table-cell>
          <table:table-cell office:value-type="float" office:value="0.525551" calcext:value-type="float">
            <text:p>0.525551</text:p>
          </table:table-cell>
          <table:table-cell office:value-type="float" office:value="0.526288" calcext:value-type="float">
            <text:p>0.526288</text:p>
          </table:table-cell>
          <table:table-cell office:value-type="float" office:value="0.707135" calcext:value-type="float">
            <text:p>0.707135</text:p>
          </table:table-cell>
          <table:table-cell office:value-type="float" office:value="1.81366" calcext:value-type="float">
            <text:p>1.81366</text:p>
          </table:table-cell>
          <table:table-cell office:value-type="float" office:value="1.5648" calcext:value-type="float">
            <text:p>1.5648</text:p>
          </table:table-cell>
          <table:table-cell office:value-type="float" office:value="10000.1884085753" calcext:value-type="float">
            <text:p>10000.1884085753</text:p>
          </table:table-cell>
          <table:table-cell office:value-type="float" office:value="0.100155012477597" calcext:value-type="float">
            <text:p>0.1001550125</text:p>
          </table:table-cell>
          <table:table-cell office:value-type="float" office:value="0.0000619225494753422" calcext:value-type="float">
            <text:p>6.19225494753422E-05</text:p>
          </table:table-cell>
          <table:table-cell office:value-type="float" office:value="0.0306752170682097" calcext:value-type="float">
            <text:p>0.0306752171</text:p>
          </table:table-cell>
          <table:table-cell office:value-type="float" office:value="10.39066463724" calcext:value-type="float">
            <text:p>10.390664637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51]-[.AD51]" office:value-type="float" office:value="0.024844987522403" calcext:value-type="float">
            <text:p>0.0248449875</text:p>
          </table:table-cell>
          <table:table-cell table:formula="of:=[.AR51]/[.AD51]" office:value-type="float" office:value="0.248065342989802" calcext:value-type="float">
            <text:p>0.248065343</text:p>
          </table:table-cell>
          <table:table-cell table:formula="of:=2 / [.D51]" office:value-type="float" office:value="0.1" calcext:value-type="float">
            <text:p>0.1</text:p>
          </table:table-cell>
          <table:table-cell table:formula="of:=[.AT51]-[.AD51]" office:value-type="float" office:value="-0.000155012477597" calcext:value-type="float">
            <text:p>-0.0001550125</text:p>
          </table:table-cell>
          <table:table-cell table:formula="of:=ABS([.AU51])/[.AD51]" office:value-type="float" office:value="0.00154772560815839" calcext:value-type="float">
            <text:p>0.00154772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0519432" calcext:value-type="float">
            <text:p>5.19432E-05</text:p>
          </table:table-cell>
          <table:table-cell office:value-type="float" office:value="0.0000254201" calcext:value-type="float">
            <text:p>2.54201E-05</text:p>
          </table:table-cell>
          <table:table-cell office:value-type="float" office:value="10.9951" calcext:value-type="float">
            <text:p>10.9951</text:p>
          </table:table-cell>
          <table:table-cell office:value-type="float" office:value="3.13969" calcext:value-type="float">
            <text:p>3.13969</text:p>
          </table:table-cell>
          <table:table-cell office:value-type="float" office:value="1.5704" calcext:value-type="float">
            <text:p>1.5704</text:p>
          </table:table-cell>
          <table:table-cell office:value-type="float" office:value="0.0524841" calcext:value-type="float">
            <text:p>0.0524841</text:p>
          </table:table-cell>
          <table:table-cell office:value-type="float" office:value="0.0525193" calcext:value-type="float">
            <text:p>0.0525193</text:p>
          </table:table-cell>
          <table:table-cell office:value-type="float" office:value="120.946" calcext:value-type="float">
            <text:p>120.946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4.76059" calcext:value-type="float">
            <text:p>4.76059</text:p>
          </table:table-cell>
          <table:table-cell office:value-type="float" office:value="0.229094" calcext:value-type="float">
            <text:p>0.229094</text:p>
          </table:table-cell>
          <table:table-cell office:value-type="float" office:value="0.229171" calcext:value-type="float">
            <text:p>0.229171</text:p>
          </table:table-cell>
          <table:table-cell office:value-type="float" office:value="0.234596" calcext:value-type="float">
            <text:p>0.234596</text:p>
          </table:table-cell>
          <table:table-cell office:value-type="float" office:value="1.81485" calcext:value-type="float">
            <text:p>1.81485</text:p>
          </table:table-cell>
          <table:table-cell office:value-type="float" office:value="1.51474" calcext:value-type="float">
            <text:p>1.51474</text:p>
          </table:table-cell>
          <table:table-cell office:value-type="float" office:value="121.051384222555" calcext:value-type="float">
            <text:p>121.0513842226</text:p>
          </table:table-cell>
          <table:table-cell office:value-type="float" office:value="0.100157559007619" calcext:value-type="float">
            <text:p>0.100157559</text:p>
          </table:table-cell>
          <table:table-cell office:value-type="float" office:value="0.00000740967816341927" calcext:value-type="float">
            <text:p>7.40967816341927E-06</text:p>
          </table:table-cell>
          <table:table-cell office:value-type="float" office:value="0.000439226643883618" calcext:value-type="float">
            <text:p>0.0004392266</text:p>
          </table:table-cell>
          <table:table-cell office:value-type="float" office:value="1.4008447476872" calcext:value-type="float">
            <text:p>1.400844747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52]-[.AD52]" office:value-type="float" office:value="0.024842440992381" calcext:value-type="float">
            <text:p>0.024842441</text:p>
          </table:table-cell>
          <table:table-cell table:formula="of:=[.AR52]/[.AD52]" office:value-type="float" office:value="0.248033610628342" calcext:value-type="float">
            <text:p>0.2480336106</text:p>
          </table:table-cell>
          <table:table-cell table:formula="of:=2 / [.D52]" office:value-type="float" office:value="0.1" calcext:value-type="float">
            <text:p>0.1</text:p>
          </table:table-cell>
          <table:table-cell table:formula="of:=[.AT52]-[.AD52]" office:value-type="float" office:value="-0.000157559007619004" calcext:value-type="float">
            <text:p>-0.000157559</text:p>
          </table:table-cell>
          <table:table-cell table:formula="of:=ABS([.AU52])/[.AD52]" office:value-type="float" office:value="0.00157311149732611" calcext:value-type="float">
            <text:p>0.00157311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155723" calcext:value-type="float">
            <text:p>0.000155723</text:p>
          </table:table-cell>
          <table:table-cell office:value-type="float" office:value="-0.000221944" calcext:value-type="float">
            <text:p>-0.000221944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3.13741" calcext:value-type="float">
            <text:p>3.13741</text:p>
          </table:table-cell>
          <table:table-cell office:value-type="float" office:value="1.57087" calcext:value-type="float">
            <text:p>1.57087</text:p>
          </table:table-cell>
          <table:table-cell office:value-type="float" office:value="0.0524771" calcext:value-type="float">
            <text:p>0.0524771</text:p>
          </table:table-cell>
          <table:table-cell office:value-type="float" office:value="0.0525198" calcext:value-type="float">
            <text:p>0.0525198</text:p>
          </table:table-cell>
          <table:table-cell office:value-type="float" office:value="120.944" calcext:value-type="float">
            <text:p>120.944</text:p>
          </table:table-cell>
          <table:table-cell office:value-type="float" office:value="13.1369" calcext:value-type="float">
            <text:p>13.1369</text:p>
          </table:table-cell>
          <table:table-cell office:value-type="float" office:value="4.76203" calcext:value-type="float">
            <text:p>4.76203</text:p>
          </table:table-cell>
          <table:table-cell office:value-type="float" office:value="0.229079" calcext:value-type="float">
            <text:p>0.229079</text:p>
          </table:table-cell>
          <table:table-cell office:value-type="float" office:value="0.229172" calcext:value-type="float">
            <text:p>0.229172</text:p>
          </table:table-cell>
          <table:table-cell office:value-type="float" office:value="0.234641" calcext:value-type="float">
            <text:p>0.234641</text:p>
          </table:table-cell>
          <table:table-cell office:value-type="float" office:value="1.81481" calcext:value-type="float">
            <text:p>1.81481</text:p>
          </table:table-cell>
          <table:table-cell office:value-type="float" office:value="1.51473" calcext:value-type="float">
            <text:p>1.51473</text:p>
          </table:table-cell>
          <table:table-cell office:value-type="float" office:value="121.048788451799" calcext:value-type="float">
            <text:p>121.0487884518</text:p>
          </table:table-cell>
          <table:table-cell office:value-type="float" office:value="0.100160140486674" calcext:value-type="float">
            <text:p>0.1001601405</text:p>
          </table:table-cell>
          <table:table-cell office:value-type="float" office:value="0.00000659465580090137" calcext:value-type="float">
            <text:p>6.59465580090137E-06</text:p>
          </table:table-cell>
          <table:table-cell office:value-type="float" office:value="0.000347915881058897" calcext:value-type="float">
            <text:p>0.0003479159</text:p>
          </table:table-cell>
          <table:table-cell office:value-type="float" office:value="1.4013959217189" calcext:value-type="float">
            <text:p>1.401395921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0.058019104893458" calcext:value-type="float">
            <text:p>0.0580191049</text:p>
          </table:table-cell>
          <table:table-cell office:value-type="float" office:value="0.125" calcext:value-type="float">
            <text:p>0.125</text:p>
          </table:table-cell>
          <table:table-cell table:formula="of:=[.AQ53]-[.AD53]" office:value-type="float" office:value="0.024839859513326" calcext:value-type="float">
            <text:p>0.0248398595</text:p>
          </table:table-cell>
          <table:table-cell table:formula="of:=[.AR53]/[.AD53]" office:value-type="float" office:value="0.248001444413218" calcext:value-type="float">
            <text:p>0.2480014444</text:p>
          </table:table-cell>
          <table:table-cell table:formula="of:=2 / [.D53]" office:value-type="float" office:value="0.1" calcext:value-type="float">
            <text:p>0.1</text:p>
          </table:table-cell>
          <table:table-cell table:formula="of:=[.AT53]-[.AD53]" office:value-type="float" office:value="-0.000160140486673996" calcext:value-type="float">
            <text:p>-0.0001601405</text:p>
          </table:table-cell>
          <table:table-cell table:formula="of:=ABS([.AU53])/[.AD53]" office:value-type="float" office:value="0.00159884446942546" calcext:value-type="float">
            <text:p>0.0015988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187837" calcext:value-type="float">
            <text:p>0.000187837</text:p>
          </table:table-cell>
          <table:table-cell office:value-type="float" office:value="0.0000577071" calcext:value-type="float">
            <text:p>5.77071E-05</text:p>
          </table:table-cell>
          <table:table-cell office:value-type="float" office:value="9.995" calcext:value-type="float">
            <text:p>9.995</text:p>
          </table:table-cell>
          <table:table-cell office:value-type="float" office:value="3.15248" calcext:value-type="float">
            <text:p>3.15248</text:p>
          </table:table-cell>
          <table:table-cell office:value-type="float" office:value="1.58522" calcext:value-type="float">
            <text:p>1.58522</text:p>
          </table:table-cell>
          <table:table-cell office:value-type="float" office:value="0.0276354" calcext:value-type="float">
            <text:p>0.0276354</text:p>
          </table:table-cell>
          <table:table-cell office:value-type="float" office:value="0.0276427" calcext:value-type="float">
            <text:p>0.0276427</text:p>
          </table:table-cell>
          <table:table-cell office:value-type="float" office:value="99.9499" calcext:value-type="float">
            <text:p>99.9499</text:p>
          </table:table-cell>
          <table:table-cell office:value-type="float" office:value="13.2286" calcext:value-type="float">
            <text:p>13.2286</text:p>
          </table:table-cell>
          <table:table-cell office:value-type="float" office:value="4.92134" calcext:value-type="float">
            <text:p>4.92134</text:p>
          </table:table-cell>
          <table:table-cell office:value-type="float" office:value="0.166239" calcext:value-type="float">
            <text:p>0.166239</text:p>
          </table:table-cell>
          <table:table-cell office:value-type="float" office:value="0.166261" calcext:value-type="float">
            <text:p>0.166261</text:p>
          </table:table-cell>
          <table:table-cell office:value-type="float" office:value="0.223533" calcext:value-type="float">
            <text:p>0.223533</text:p>
          </table:table-cell>
          <table:table-cell office:value-type="float" office:value="1.81398" calcext:value-type="float">
            <text:p>1.81398</text:p>
          </table:table-cell>
          <table:table-cell office:value-type="float" office:value="1.55191" calcext:value-type="float">
            <text:p>1.55191</text:p>
          </table:table-cell>
          <table:table-cell office:value-type="float" office:value="100.005182097587" calcext:value-type="float">
            <text:p>100.0051820976</text:p>
          </table:table-cell>
          <table:table-cell office:value-type="float" office:value="0.0100169089241388" calcext:value-type="float">
            <text:p>0.0100169089</text:p>
          </table:table-cell>
          <table:table-cell office:value-type="float" office:value="0.000000648509652817952" calcext:value-type="float">
            <text:p>6.48509652817952E-07</text:p>
          </table:table-cell>
          <table:table-cell office:value-type="float" office:value="0.00000336451815838448" calcext:value-type="float">
            <text:p>3.36451815838448E-06</text:p>
          </table:table-cell>
          <table:table-cell office:value-type="float" office:value="0.787298658363126" calcext:value-type="float">
            <text:p>0.787298658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54]-[.AD54]" office:value-type="float" office:value="0.0024830910758612" calcext:value-type="float">
            <text:p>0.0024830911</text:p>
          </table:table-cell>
          <table:table-cell table:formula="of:=[.AR54]/[.AD54]" office:value-type="float" office:value="0.247889952346221" calcext:value-type="float">
            <text:p>0.2478899523</text:p>
          </table:table-cell>
          <table:table-cell table:formula="of:=2 / [.D54]" office:value-type="float" office:value="0.01" calcext:value-type="float">
            <text:p>0.01</text:p>
          </table:table-cell>
          <table:table-cell table:formula="of:=[.AT54]-[.AD54]" office:value-type="float" office:value="-0.0000169089241387997" calcext:value-type="float">
            <text:p>-1.69089241387997E-05</text:p>
          </table:table-cell>
          <table:table-cell table:formula="of:=ABS([.AU54])/[.AD54]" office:value-type="float" office:value="0.00168803812302341" calcext:value-type="float">
            <text:p>0.0016880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817524" calcext:value-type="float">
            <text:p>0.000817524</text:p>
          </table:table-cell>
          <table:table-cell office:value-type="float" office:value="0.00042173" calcext:value-type="float">
            <text:p>0.00042173</text:p>
          </table:table-cell>
          <table:table-cell office:value-type="float" office:value="9.95022" calcext:value-type="float">
            <text:p>9.95022</text:p>
          </table:table-cell>
          <table:table-cell office:value-type="float" office:value="3.14123" calcext:value-type="float">
            <text:p>3.14123</text:p>
          </table:table-cell>
          <table:table-cell office:value-type="float" office:value="1.56919" calcext:value-type="float">
            <text:p>1.56919</text:p>
          </table:table-cell>
          <table:table-cell office:value-type="float" office:value="0.274324" calcext:value-type="float">
            <text:p>0.274324</text:p>
          </table:table-cell>
          <table:table-cell office:value-type="float" office:value="0.274044" calcext:value-type="float">
            <text:p>0.274044</text:p>
          </table:table-cell>
          <table:table-cell office:value-type="float" office:value="99.5094" calcext:value-type="float">
            <text:p>99.5094</text:p>
          </table:table-cell>
          <table:table-cell office:value-type="float" office:value="13.1573" calcext:value-type="float">
            <text:p>13.1573</text:p>
          </table:table-cell>
          <table:table-cell office:value-type="float" office:value="4.74747" calcext:value-type="float">
            <text:p>4.74747</text:p>
          </table:table-cell>
          <table:table-cell office:value-type="float" office:value="0.523759" calcext:value-type="float">
            <text:p>0.523759</text:p>
          </table:table-cell>
          <table:table-cell office:value-type="float" office:value="0.523492" calcext:value-type="float">
            <text:p>0.523492</text:p>
          </table:table-cell>
          <table:table-cell office:value-type="float" office:value="0.708894" calcext:value-type="float">
            <text:p>0.708894</text:p>
          </table:table-cell>
          <table:table-cell office:value-type="float" office:value="1.81384" calcext:value-type="float">
            <text:p>1.81384</text:p>
          </table:table-cell>
          <table:table-cell office:value-type="float" office:value="1.51166" calcext:value-type="float">
            <text:p>1.51166</text:p>
          </table:table-cell>
          <table:table-cell office:value-type="float" office:value="100.057811058093" calcext:value-type="float">
            <text:p>100.0578110581</text:p>
          </table:table-cell>
          <table:table-cell office:value-type="float" office:value="0.100169774864254" calcext:value-type="float">
            <text:p>0.1001697749</text:p>
          </table:table-cell>
          <table:table-cell office:value-type="float" office:value="0.000000807534548845773" calcext:value-type="float">
            <text:p>8.07534548845773E-07</text:p>
          </table:table-cell>
          <table:table-cell office:value-type="float" office:value="0.00000521689638063637" calcext:value-type="float">
            <text:p>5.21689638063637E-06</text:p>
          </table:table-cell>
          <table:table-cell office:value-type="float" office:value="10.1085883514314" calcext:value-type="float">
            <text:p>10.108588351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5]-[.AD55]" office:value-type="float" office:value="0.024830225135746" calcext:value-type="float">
            <text:p>0.0248302251</text:p>
          </table:table-cell>
          <table:table-cell table:formula="of:=[.AR55]/[.AD55]" office:value-type="float" office:value="0.247881411028376" calcext:value-type="float">
            <text:p>0.247881411</text:p>
          </table:table-cell>
          <table:table-cell table:formula="of:=2 / [.D55]" office:value-type="float" office:value="0.1" calcext:value-type="float">
            <text:p>0.1</text:p>
          </table:table-cell>
          <table:table-cell table:formula="of:=[.AT55]-[.AD55]" office:value-type="float" office:value="-0.000169774864253999" calcext:value-type="float">
            <text:p>-0.0001697749</text:p>
          </table:table-cell>
          <table:table-cell table:formula="of:=ABS([.AU55])/[.AD55]" office:value-type="float" office:value="0.00169487117729945" calcext:value-type="float">
            <text:p>0.0016948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219192" calcext:value-type="float">
            <text:p>-0.00219192</text:p>
          </table:table-cell>
          <table:table-cell office:value-type="float" office:value="0.00207493" calcext:value-type="float">
            <text:p>0.00207493</text:p>
          </table:table-cell>
          <table:table-cell office:value-type="float" office:value="99.9529" calcext:value-type="float">
            <text:p>99.9529</text:p>
          </table:table-cell>
          <table:table-cell office:value-type="float" office:value="3.14107" calcext:value-type="float">
            <text:p>3.14107</text:p>
          </table:table-cell>
          <table:table-cell office:value-type="float" office:value="1.57819" calcext:value-type="float">
            <text:p>1.57819</text:p>
          </table:table-cell>
          <table:table-cell office:value-type="float" office:value="2.7615" calcext:value-type="float">
            <text:p>2.7615</text:p>
          </table:table-cell>
          <table:table-cell office:value-type="float" office:value="2.77293" calcext:value-type="float">
            <text:p>2.77293</text:p>
          </table:table-cell>
          <table:table-cell office:value-type="float" office:value="9995.58" calcext:value-type="float">
            <text:p>9995.58</text:p>
          </table:table-cell>
          <table:table-cell office:value-type="float" office:value="13.1586" calcext:value-type="float">
            <text:p>13.1586</text:p>
          </table:table-cell>
          <table:table-cell office:value-type="float" office:value="4.89923" calcext:value-type="float">
            <text:p>4.89923</text:p>
          </table:table-cell>
          <table:table-cell office:value-type="float" office:value="1.66178" calcext:value-type="float">
            <text:p>1.66178</text:p>
          </table:table-cell>
          <table:table-cell office:value-type="float" office:value="1.66521" calcext:value-type="float">
            <text:p>1.66521</text:p>
          </table:table-cell>
          <table:table-cell office:value-type="float" office:value="2.23565" calcext:value-type="float">
            <text:p>2.23565</text:p>
          </table:table-cell>
          <table:table-cell office:value-type="float" office:value="1.81446" calcext:value-type="float">
            <text:p>1.81446</text:p>
          </table:table-cell>
          <table:table-cell office:value-type="float" office:value="1.55195" calcext:value-type="float">
            <text:p>1.55195</text:p>
          </table:table-cell>
          <table:table-cell office:value-type="float" office:value="10001.1186967388" calcext:value-type="float">
            <text:p>10001.1186967388</text:p>
          </table:table-cell>
          <table:table-cell office:value-type="float" office:value="1.0019508252789" calcext:value-type="float">
            <text:p>1.0019508253</text:p>
          </table:table-cell>
          <table:table-cell office:value-type="float" office:value="0.0000656598693711708" calcext:value-type="float">
            <text:p>6.56598693711708E-05</text:p>
          </table:table-cell>
          <table:table-cell office:value-type="float" office:value="0.0344897475667137" calcext:value-type="float">
            <text:p>0.0344897476</text:p>
          </table:table-cell>
          <table:table-cell office:value-type="float" office:value="344.201680672269" calcext:value-type="float">
            <text:p>344.201680672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56]-[.AD56]" office:value-type="float" office:value="0.2480491747211" calcext:value-type="float">
            <text:p>0.2480491747</text:p>
          </table:table-cell>
          <table:table-cell table:formula="of:=[.AR56]/[.AD56]" office:value-type="float" office:value="0.247566216288163" calcext:value-type="float">
            <text:p>0.2475662163</text:p>
          </table:table-cell>
          <table:table-cell table:formula="of:=2 / [.D56]" office:value-type="float" office:value="1" calcext:value-type="float">
            <text:p>1</text:p>
          </table:table-cell>
          <table:table-cell table:formula="of:=[.AT56]-[.AD56]" office:value-type="float" office:value="-0.0019508252789" calcext:value-type="float">
            <text:p>-0.0019508253</text:p>
          </table:table-cell>
          <table:table-cell table:formula="of:=ABS([.AU56])/[.AD56]" office:value-type="float" office:value="0.00194702696946926" calcext:value-type="float">
            <text:p>0.0019470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229982" calcext:value-type="float">
            <text:p>0.00229982</text:p>
          </table:table-cell>
          <table:table-cell office:value-type="float" office:value="-0.0033696" calcext:value-type="float">
            <text:p>-0.0033696</text:p>
          </table:table-cell>
          <table:table-cell office:value-type="float" office:value="99.9435" calcext:value-type="float">
            <text:p>99.9435</text:p>
          </table:table-cell>
          <table:table-cell office:value-type="float" office:value="3.14367" calcext:value-type="float">
            <text:p>3.14367</text:p>
          </table:table-cell>
          <table:table-cell office:value-type="float" office:value="1.56452" calcext:value-type="float">
            <text:p>1.56452</text:p>
          </table:table-cell>
          <table:table-cell office:value-type="float" office:value="2.75758" calcext:value-type="float">
            <text:p>2.75758</text:p>
          </table:table-cell>
          <table:table-cell office:value-type="float" office:value="2.76975" calcext:value-type="float">
            <text:p>2.76975</text:p>
          </table:table-cell>
          <table:table-cell office:value-type="float" office:value="9993.71" calcext:value-type="float">
            <text:p>9993.71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4.85642" calcext:value-type="float">
            <text:p>4.85642</text:p>
          </table:table-cell>
          <table:table-cell office:value-type="float" office:value="1.66059" calcext:value-type="float">
            <text:p>1.66059</text:p>
          </table:table-cell>
          <table:table-cell office:value-type="float" office:value="1.66425" calcext:value-type="float">
            <text:p>1.66425</text:p>
          </table:table-cell>
          <table:table-cell office:value-type="float" office:value="2.23684" calcext:value-type="float">
            <text:p>2.23684</text:p>
          </table:table-cell>
          <table:table-cell office:value-type="float" office:value="1.81277" calcext:value-type="float">
            <text:p>1.81277</text:p>
          </table:table-cell>
          <table:table-cell office:value-type="float" office:value="1.55199" calcext:value-type="float">
            <text:p>1.55199</text:p>
          </table:table-cell>
          <table:table-cell office:value-type="float" office:value="9999.23657694022" calcext:value-type="float">
            <text:p>9999.2365769402</text:p>
          </table:table-cell>
          <table:table-cell office:value-type="float" office:value="1.0021456415771" calcext:value-type="float">
            <text:p>1.0021456416</text:p>
          </table:table-cell>
          <table:table-cell office:value-type="float" office:value="0.0000531876675570124" calcext:value-type="float">
            <text:p>5.31876675570124E-05</text:p>
          </table:table-cell>
          <table:table-cell office:value-type="float" office:value="0.0226314238412422" calcext:value-type="float">
            <text:p>0.0226314238</text:p>
          </table:table-cell>
          <table:table-cell office:value-type="float" office:value="270.36303630363" calcext:value-type="float">
            <text:p>270.363036303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57]-[.AD57]" office:value-type="float" office:value="0.2478543584229" calcext:value-type="float">
            <text:p>0.2478543584</text:p>
          </table:table-cell>
          <table:table-cell table:formula="of:=[.AR57]/[.AD57]" office:value-type="float" office:value="0.247323690429712" calcext:value-type="float">
            <text:p>0.2473236904</text:p>
          </table:table-cell>
          <table:table-cell table:formula="of:=2 / [.D57]" office:value-type="float" office:value="1" calcext:value-type="float">
            <text:p>1</text:p>
          </table:table-cell>
          <table:table-cell table:formula="of:=[.AT57]-[.AD57]" office:value-type="float" office:value="-0.00214564157709995" calcext:value-type="float">
            <text:p>-0.0021456416</text:p>
          </table:table-cell>
          <table:table-cell table:formula="of:=ABS([.AU57])/[.AD57]" office:value-type="float" office:value="0.00214104765623019" calcext:value-type="float">
            <text:p>0.0021410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760689" calcext:value-type="float">
            <text:p>-0.000760689</text:p>
          </table:table-cell>
          <table:table-cell office:value-type="float" office:value="-0.000351446" calcext:value-type="float">
            <text:p>-0.000351446</text:p>
          </table:table-cell>
          <table:table-cell office:value-type="float" office:value="9.95061" calcext:value-type="float">
            <text:p>9.95061</text:p>
          </table:table-cell>
          <table:table-cell office:value-type="float" office:value="3.14168" calcext:value-type="float">
            <text:p>3.14168</text:p>
          </table:table-cell>
          <table:table-cell office:value-type="float" office:value="1.57762" calcext:value-type="float">
            <text:p>1.57762</text:p>
          </table:table-cell>
          <table:table-cell office:value-type="float" office:value="0.274535" calcext:value-type="float">
            <text:p>0.274535</text:p>
          </table:table-cell>
          <table:table-cell office:value-type="float" office:value="0.273786" calcext:value-type="float">
            <text:p>0.273786</text:p>
          </table:table-cell>
          <table:table-cell office:value-type="float" office:value="99.518" calcext:value-type="float">
            <text:p>99.518</text:p>
          </table:table-cell>
          <table:table-cell office:value-type="float" office:value="13.1642" calcext:value-type="float">
            <text:p>13.1642</text:p>
          </table:table-cell>
          <table:table-cell office:value-type="float" office:value="4.774" calcext:value-type="float">
            <text:p>4.774</text:p>
          </table:table-cell>
          <table:table-cell office:value-type="float" office:value="0.52396" calcext:value-type="float">
            <text:p>0.52396</text:p>
          </table:table-cell>
          <table:table-cell office:value-type="float" office:value="0.523245" calcext:value-type="float">
            <text:p>0.523245</text:p>
          </table:table-cell>
          <table:table-cell office:value-type="float" office:value="0.709516" calcext:value-type="float">
            <text:p>0.709516</text:p>
          </table:table-cell>
          <table:table-cell office:value-type="float" office:value="1.81496" calcext:value-type="float">
            <text:p>1.81496</text:p>
          </table:table-cell>
          <table:table-cell office:value-type="float" office:value="1.51166" calcext:value-type="float">
            <text:p>1.51166</text:p>
          </table:table-cell>
          <table:table-cell office:value-type="float" office:value="100.066294157884" calcext:value-type="float">
            <text:p>100.0662941579</text:p>
          </table:table-cell>
          <table:table-cell office:value-type="float" office:value="0.100214801958683" calcext:value-type="float">
            <text:p>0.100214802</text:p>
          </table:table-cell>
          <table:table-cell office:value-type="float" office:value="0.000000718717173473772" calcext:value-type="float">
            <text:p>7.18717173473772E-07</text:p>
          </table:table-cell>
          <table:table-cell office:value-type="float" office:value="0.00000413243500356902" calcext:value-type="float">
            <text:p>4.13243500356902E-06</text:p>
          </table:table-cell>
          <table:table-cell office:value-type="float" office:value="10.5200975985617" calcext:value-type="float">
            <text:p>10.520097598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58]-[.AD58]" office:value-type="float" office:value="0.024785198041317" calcext:value-type="float">
            <text:p>0.024785198</text:p>
          </table:table-cell>
          <table:table-cell table:formula="of:=[.AR58]/[.AD58]" office:value-type="float" office:value="0.247320730639527" calcext:value-type="float">
            <text:p>0.2473207306</text:p>
          </table:table-cell>
          <table:table-cell table:formula="of:=2 / [.D58]" office:value-type="float" office:value="0.1" calcext:value-type="float">
            <text:p>0.1</text:p>
          </table:table-cell>
          <table:table-cell table:formula="of:=[.AT58]-[.AD58]" office:value-type="float" office:value="-0.000214801958683009" calcext:value-type="float">
            <text:p>-0.000214802</text:p>
          </table:table-cell>
          <table:table-cell table:formula="of:=ABS([.AU58])/[.AD58]" office:value-type="float" office:value="0.00214341548837833" calcext:value-type="float">
            <text:p>0.0021434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338743" calcext:value-type="float">
            <text:p>-0.00338743</text:p>
          </table:table-cell>
          <table:table-cell office:value-type="float" office:value="0.00401584" calcext:value-type="float">
            <text:p>0.00401584</text:p>
          </table:table-cell>
          <table:table-cell office:value-type="float" office:value="99.9563" calcext:value-type="float">
            <text:p>99.9563</text:p>
          </table:table-cell>
          <table:table-cell office:value-type="float" office:value="3.14346" calcext:value-type="float">
            <text:p>3.14346</text:p>
          </table:table-cell>
          <table:table-cell office:value-type="float" office:value="1.56507" calcext:value-type="float">
            <text:p>1.56507</text:p>
          </table:table-cell>
          <table:table-cell office:value-type="float" office:value="2.76178" calcext:value-type="float">
            <text:p>2.76178</text:p>
          </table:table-cell>
          <table:table-cell office:value-type="float" office:value="2.76889" calcext:value-type="float">
            <text:p>2.76889</text:p>
          </table:table-cell>
          <table:table-cell office:value-type="float" office:value="9996.26" calcext:value-type="float">
            <text:p>9996.26</text:p>
          </table:table-cell>
          <table:table-cell office:value-type="float" office:value="13.1648" calcext:value-type="float">
            <text:p>13.1648</text:p>
          </table:table-cell>
          <table:table-cell office:value-type="float" office:value="4.85801" calcext:value-type="float">
            <text:p>4.85801</text:p>
          </table:table-cell>
          <table:table-cell office:value-type="float" office:value="1.66186" calcext:value-type="float">
            <text:p>1.66186</text:p>
          </table:table-cell>
          <table:table-cell office:value-type="float" office:value="1.66399" calcext:value-type="float">
            <text:p>1.66399</text:p>
          </table:table-cell>
          <table:table-cell office:value-type="float" office:value="2.23559" calcext:value-type="float">
            <text:p>2.23559</text:p>
          </table:table-cell>
          <table:table-cell office:value-type="float" office:value="1.81203" calcext:value-type="float">
            <text:p>1.81203</text:p>
          </table:table-cell>
          <table:table-cell office:value-type="float" office:value="1.55196" calcext:value-type="float">
            <text:p>1.55196</text:p>
          </table:table-cell>
          <table:table-cell office:value-type="float" office:value="10001.793345813" calcext:value-type="float">
            <text:p>10001.793345813</text:p>
          </table:table-cell>
          <table:table-cell office:value-type="float" office:value="1.00215771498446" calcext:value-type="float">
            <text:p>1.002157715</text:p>
          </table:table-cell>
          <table:table-cell office:value-type="float" office:value="0.0000632882874681528" calcext:value-type="float">
            <text:p>6.32882874681528E-05</text:p>
          </table:table-cell>
          <table:table-cell office:value-type="float" office:value="0.0320432586452123" calcext:value-type="float">
            <text:p>0.0320432586</text:p>
          </table:table-cell>
          <table:table-cell office:value-type="float" office:value="312.671755725191" calcext:value-type="float">
            <text:p>312.671755725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59]-[.AD59]" office:value-type="float" office:value="0.24784228501554" calcext:value-type="float">
            <text:p>0.247842285</text:p>
          </table:table-cell>
          <table:table-cell table:formula="of:=[.AR59]/[.AD59]" office:value-type="float" office:value="0.24730866340672" calcext:value-type="float">
            <text:p>0.2473086634</text:p>
          </table:table-cell>
          <table:table-cell table:formula="of:=2 / [.D59]" office:value-type="float" office:value="1" calcext:value-type="float">
            <text:p>1</text:p>
          </table:table-cell>
          <table:table-cell table:formula="of:=[.AT59]-[.AD59]" office:value-type="float" office:value="-0.00215771498446005" calcext:value-type="float">
            <text:p>-0.002157715</text:p>
          </table:table-cell>
          <table:table-cell table:formula="of:=ABS([.AU59])/[.AD59]" office:value-type="float" office:value="0.00215306927462361" calcext:value-type="float">
            <text:p>0.0021530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23958" calcext:value-type="float">
            <text:p>0.00023958</text:p>
          </table:table-cell>
          <table:table-cell office:value-type="float" office:value="-0.000202075" calcext:value-type="float">
            <text:p>-0.000202075</text:p>
          </table:table-cell>
          <table:table-cell office:value-type="float" office:value="99.9996" calcext:value-type="float">
            <text:p>99.9996</text:p>
          </table:table-cell>
          <table:table-cell office:value-type="float" office:value="3.14197" calcext:value-type="float">
            <text:p>3.14197</text:p>
          </table:table-cell>
          <table:table-cell office:value-type="float" office:value="1.59185" calcext:value-type="float">
            <text:p>1.59185</text:p>
          </table:table-cell>
          <table:table-cell office:value-type="float" office:value="0.0273047" calcext:value-type="float">
            <text:p>0.0273047</text:p>
          </table:table-cell>
          <table:table-cell office:value-type="float" office:value="0.0272544" calcext:value-type="float">
            <text:p>0.0272544</text:p>
          </table:table-cell>
          <table:table-cell office:value-type="float" office:value="9999.96" calcext:value-type="float">
            <text:p>9999.96</text:p>
          </table:table-cell>
          <table:table-cell office:value-type="float" office:value="13.1697" calcext:value-type="float">
            <text:p>13.1697</text:p>
          </table:table-cell>
          <table:table-cell office:value-type="float" office:value="4.99505" calcext:value-type="float">
            <text:p>4.99505</text:p>
          </table:table-cell>
          <table:table-cell office:value-type="float" office:value="0.165241" calcext:value-type="float">
            <text:p>0.165241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0.223575" calcext:value-type="float">
            <text:p>0.223575</text:p>
          </table:table-cell>
          <table:table-cell office:value-type="float" office:value="1.81596" calcext:value-type="float">
            <text:p>1.81596</text:p>
          </table:table-cell>
          <table:table-cell office:value-type="float" office:value="1.56878" calcext:value-type="float">
            <text:p>1.56878</text:p>
          </table:table-cell>
          <table:table-cell office:value-type="float" office:value="10000.0152768152" calcext:value-type="float">
            <text:p>10000.0152768152</text:p>
          </table:table-cell>
          <table:table-cell office:value-type="float" office:value="0.00997352302343291" calcext:value-type="float">
            <text:p>0.009973523</text:p>
          </table:table-cell>
          <table:table-cell office:value-type="float" office:value="0.0000622732217128329" calcext:value-type="float">
            <text:p>6.22732217128329E-05</text:p>
          </table:table-cell>
          <table:table-cell office:value-type="float" office:value="0.0310236331399652" calcext:value-type="float">
            <text:p>0.0310236331</text:p>
          </table:table-cell>
          <table:table-cell office:value-type="float" office:value="0.792914871993419" calcext:value-type="float">
            <text:p>0.792914872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60]-[.AD60]" office:value-type="float" office:value="0.00252647697656709" calcext:value-type="float">
            <text:p>0.002526477</text:p>
          </table:table-cell>
          <table:table-cell table:formula="of:=[.AR60]/[.AD60]" office:value-type="float" office:value="0.253318408212535" calcext:value-type="float">
            <text:p>0.2533184082</text:p>
          </table:table-cell>
          <table:table-cell table:formula="of:=2 / [.D60]" office:value-type="float" office:value="0.01" calcext:value-type="float">
            <text:p>0.01</text:p>
          </table:table-cell>
          <table:table-cell table:formula="of:=[.AT60]-[.AD60]" office:value-type="float" office:value="0.0000264769765670903" calcext:value-type="float">
            <text:p>0.000026477</text:p>
          </table:table-cell>
          <table:table-cell table:formula="of:=ABS([.AU60])/[.AD60]" office:value-type="float" office:value="0.0026547265700277" calcext:value-type="float">
            <text:p>0.00265472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0120707" calcext:value-type="float">
            <text:p>-0.000120707</text:p>
          </table:table-cell>
          <table:table-cell office:value-type="float" office:value="0.000219262" calcext:value-type="float">
            <text:p>0.000219262</text:p>
          </table:table-cell>
          <table:table-cell office:value-type="float" office:value="99.9995" calcext:value-type="float">
            <text:p>99.9995</text:p>
          </table:table-cell>
          <table:table-cell office:value-type="float" office:value="3.13897" calcext:value-type="float">
            <text:p>3.13897</text:p>
          </table:table-cell>
          <table:table-cell office:value-type="float" office:value="1.5741" calcext:value-type="float">
            <text:p>1.5741</text:p>
          </table:table-cell>
          <table:table-cell office:value-type="float" office:value="0.0277405" calcext:value-type="float">
            <text:p>0.0277405</text:p>
          </table:table-cell>
          <table:table-cell office:value-type="float" office:value="0.0278207" calcext:value-type="float">
            <text:p>0.0278207</text:p>
          </table:table-cell>
          <table:table-cell office:value-type="float" office:value="9999.95" calcext:value-type="float">
            <text:p>9999.95</text:p>
          </table:table-cell>
          <table:table-cell office:value-type="float" office:value="13.1393" calcext:value-type="float">
            <text:p>13.1393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0.166555" calcext:value-type="float">
            <text:p>0.166555</text:p>
          </table:table-cell>
          <table:table-cell office:value-type="float" office:value="0.166795" calcext:value-type="float">
            <text:p>0.166795</text:p>
          </table:table-cell>
          <table:table-cell office:value-type="float" office:value="0.223607" calcext:value-type="float">
            <text:p>0.223607</text:p>
          </table:table-cell>
          <table:table-cell office:value-type="float" office:value="1.81279" calcext:value-type="float">
            <text:p>1.81279</text:p>
          </table:table-cell>
          <table:table-cell office:value-type="float" office:value="1.5689" calcext:value-type="float">
            <text:p>1.5689</text:p>
          </table:table-cell>
          <table:table-cell office:value-type="float" office:value="10000.0038865954" calcext:value-type="float">
            <text:p>10000.0038865954</text:p>
          </table:table-cell>
          <table:table-cell office:value-type="float" office:value="0.0100272116217156" calcext:value-type="float">
            <text:p>0.0100272116</text:p>
          </table:table-cell>
          <table:table-cell office:value-type="float" office:value="0.0000623291446415469" calcext:value-type="float">
            <text:p>6.23291446415469E-05</text:p>
          </table:table-cell>
          <table:table-cell office:value-type="float" office:value="0.031079378173975" calcext:value-type="float">
            <text:p>0.0310793782</text:p>
          </table:table-cell>
          <table:table-cell office:value-type="float" office:value="0.807475456373458" calcext:value-type="float">
            <text:p>0.8074754564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61]-[.AD61]" office:value-type="float" office:value="0.0024727883782844" calcext:value-type="float">
            <text:p>0.0024727884</text:p>
          </table:table-cell>
          <table:table-cell table:formula="of:=[.AR61]/[.AD61]" office:value-type="float" office:value="0.246607778071539" calcext:value-type="float">
            <text:p>0.2466077781</text:p>
          </table:table-cell>
          <table:table-cell table:formula="of:=2 / [.D61]" office:value-type="float" office:value="0.01" calcext:value-type="float">
            <text:p>0.01</text:p>
          </table:table-cell>
          <table:table-cell table:formula="of:=[.AT61]-[.AD61]" office:value-type="float" office:value="-0.0000272116217156001" calcext:value-type="float">
            <text:p>-2.72116217156001E-05</text:p>
          </table:table-cell>
          <table:table-cell table:formula="of:=ABS([.AU61])/[.AD61]" office:value-type="float" office:value="0.0027137775427686" calcext:value-type="float">
            <text:p>0.0027137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0603009" calcext:value-type="float">
            <text:p>-6.03009E-05</text:p>
          </table:table-cell>
          <table:table-cell office:value-type="float" office:value="0.00028449" calcext:value-type="float">
            <text:p>0.00028449</text:p>
          </table:table-cell>
          <table:table-cell office:value-type="float" office:value="9.94976" calcext:value-type="float">
            <text:p>9.94976</text:p>
          </table:table-cell>
          <table:table-cell office:value-type="float" office:value="3.14331" calcext:value-type="float">
            <text:p>3.14331</text:p>
          </table:table-cell>
          <table:table-cell office:value-type="float" office:value="1.56705" calcext:value-type="float">
            <text:p>1.56705</text:p>
          </table:table-cell>
          <table:table-cell office:value-type="float" office:value="0.27512" calcext:value-type="float">
            <text:p>0.27512</text:p>
          </table:table-cell>
          <table:table-cell office:value-type="float" office:value="0.274382" calcext:value-type="float">
            <text:p>0.274382</text:p>
          </table:table-cell>
          <table:table-cell office:value-type="float" office:value="99.5007" calcext:value-type="float">
            <text:p>99.5007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4.74061" calcext:value-type="float">
            <text:p>4.74061</text:p>
          </table:table-cell>
          <table:table-cell office:value-type="float" office:value="0.524519" calcext:value-type="float">
            <text:p>0.524519</text:p>
          </table:table-cell>
          <table:table-cell office:value-type="float" office:value="0.523815" calcext:value-type="float">
            <text:p>0.523815</text:p>
          </table:table-cell>
          <table:table-cell office:value-type="float" office:value="0.709164" calcext:value-type="float">
            <text:p>0.709164</text:p>
          </table:table-cell>
          <table:table-cell office:value-type="float" office:value="1.81099" calcext:value-type="float">
            <text:p>1.81099</text:p>
          </table:table-cell>
          <table:table-cell office:value-type="float" office:value="1.51161" calcext:value-type="float">
            <text:p>1.51161</text:p>
          </table:table-cell>
          <table:table-cell office:value-type="float" office:value="100.050189047639" calcext:value-type="float">
            <text:p>100.0501890476</text:p>
          </table:table-cell>
          <table:table-cell office:value-type="float" office:value="0.100279828743168" calcext:value-type="float">
            <text:p>0.1002798287</text:p>
          </table:table-cell>
          <table:table-cell office:value-type="float" office:value="0.000000519504677374023" calcext:value-type="float">
            <text:p>5.19504677374023E-07</text:p>
          </table:table-cell>
          <table:table-cell office:value-type="float" office:value="0.0000021590808785079" calcext:value-type="float">
            <text:p>2.1590808785079E-06</text:p>
          </table:table-cell>
          <table:table-cell office:value-type="float" office:value="10.4250445405956" calcext:value-type="float">
            <text:p>10.4250445406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215968127501541" calcext:value-type="float">
            <text:p>0.0021596813</text:p>
          </table:table-cell>
          <table:table-cell office:value-type="float" office:value="0.125" calcext:value-type="float">
            <text:p>0.125</text:p>
          </table:table-cell>
          <table:table-cell table:formula="of:=[.AQ62]-[.AD62]" office:value-type="float" office:value="0.024720171256832" calcext:value-type="float">
            <text:p>0.0247201713</text:p>
          </table:table-cell>
          <table:table-cell table:formula="of:=[.AR62]/[.AD62]" office:value-type="float" office:value="0.246511901412837" calcext:value-type="float">
            <text:p>0.2465119014</text:p>
          </table:table-cell>
          <table:table-cell table:formula="of:=2 / [.D62]" office:value-type="float" office:value="0.1" calcext:value-type="float">
            <text:p>0.1</text:p>
          </table:table-cell>
          <table:table-cell table:formula="of:=[.AT62]-[.AD62]" office:value-type="float" office:value="-0.000279828743168009" calcext:value-type="float">
            <text:p>-0.0002798287</text:p>
          </table:table-cell>
          <table:table-cell table:formula="of:=ABS([.AU62])/[.AD62]" office:value-type="float" office:value="0.00279047886973055" calcext:value-type="float">
            <text:p>0.0027904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766762" calcext:value-type="float">
            <text:p>7.66762E-05</text:p>
          </table:table-cell>
          <table:table-cell office:value-type="float" office:value="0.000038604" calcext:value-type="float">
            <text:p>0.000038604</text:p>
          </table:table-cell>
          <table:table-cell office:value-type="float" office:value="4.94995" calcext:value-type="float">
            <text:p>4.94995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1.57051" calcext:value-type="float">
            <text:p>1.57051</text:p>
          </table:table-cell>
          <table:table-cell office:value-type="float" office:value="0.148813" calcext:value-type="float">
            <text:p>0.148813</text:p>
          </table:table-cell>
          <table:table-cell office:value-type="float" office:value="0.148578" calcext:value-type="float">
            <text:p>0.148578</text:p>
          </table:table-cell>
          <table:table-cell office:value-type="float" office:value="24.7544" calcext:value-type="float">
            <text:p>24.7544</text:p>
          </table:table-cell>
          <table:table-cell office:value-type="float" office:value="13.1593" calcext:value-type="float">
            <text:p>13.1593</text:p>
          </table:table-cell>
          <table:table-cell office:value-type="float" office:value="4.6635" calcext:value-type="float">
            <text:p>4.6635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5458" calcext:value-type="float">
            <text:p>0.385458</text:p>
          </table:table-cell>
          <table:table-cell office:value-type="float" office:value="0.502377" calcext:value-type="float">
            <text:p>0.502377</text:p>
          </table:table-cell>
          <table:table-cell office:value-type="float" office:value="1.81427" calcext:value-type="float">
            <text:p>1.81427</text:p>
          </table:table-cell>
          <table:table-cell office:value-type="float" office:value="1.48223" calcext:value-type="float">
            <text:p>1.48223</text:p>
          </table:table-cell>
          <table:table-cell office:value-type="float" office:value="25.0517763494818" calcext:value-type="float">
            <text:p>25.0517763495</text:p>
          </table:table-cell>
          <table:table-cell office:value-type="float" office:value="0.100297566477352" calcext:value-type="float">
            <text:p>0.1002975665</text:p>
          </table:table-cell>
          <table:table-cell office:value-type="float" office:value="0.00000028152127052791" calcext:value-type="float">
            <text:p>2.8152127052791E-07</text:p>
          </table:table-cell>
          <table:table-cell office:value-type="float" office:value="0.000000634033806077188" calcext:value-type="float">
            <text:p>0.000000634</text:p>
          </table:table-cell>
          <table:table-cell office:value-type="float" office:value="5.31395952257395" calcext:value-type="float">
            <text:p>5.313959522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63]-[.AD63]" office:value-type="float" office:value="0.024702433522648" calcext:value-type="float">
            <text:p>0.0247024335</text:p>
          </table:table-cell>
          <table:table-cell table:formula="of:=[.AR63]/[.AD63]" office:value-type="float" office:value="0.246291454421539" calcext:value-type="float">
            <text:p>0.2462914544</text:p>
          </table:table-cell>
          <table:table-cell table:formula="of:=2 / [.D63]" office:value-type="float" office:value="0.1" calcext:value-type="float">
            <text:p>0.1</text:p>
          </table:table-cell>
          <table:table-cell table:formula="of:=[.AT63]-[.AD63]" office:value-type="float" office:value="-0.000297566477352004" calcext:value-type="float">
            <text:p>-0.0002975665</text:p>
          </table:table-cell>
          <table:table-cell table:formula="of:=ABS([.AU63])/[.AD63]" office:value-type="float" office:value="0.00296683646276899" calcext:value-type="float">
            <text:p>0.0029668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263743" calcext:value-type="float">
            <text:p>0.000263743</text:p>
          </table:table-cell>
          <table:table-cell office:value-type="float" office:value="-0.000199273" calcext:value-type="float">
            <text:p>-0.000199273</text:p>
          </table:table-cell>
          <table:table-cell office:value-type="float" office:value="4.94898" calcext:value-type="float">
            <text:p>4.94898</text:p>
          </table:table-cell>
          <table:table-cell office:value-type="float" office:value="3.14185" calcext:value-type="float">
            <text:p>3.14185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8819" calcext:value-type="float">
            <text:p>0.148819</text:p>
          </table:table-cell>
          <table:table-cell office:value-type="float" office:value="0.148666" calcext:value-type="float">
            <text:p>0.148666</text:p>
          </table:table-cell>
          <table:table-cell office:value-type="float" office:value="24.7449" calcext:value-type="float">
            <text:p>24.7449</text:p>
          </table:table-cell>
          <table:table-cell office:value-type="float" office:value="13.1589" calcext:value-type="float">
            <text:p>13.1589</text:p>
          </table:table-cell>
          <table:table-cell office:value-type="float" office:value="4.65275" calcext:value-type="float">
            <text:p>4.65275</text:p>
          </table:table-cell>
          <table:table-cell office:value-type="float" office:value="0.385771" calcext:value-type="float">
            <text:p>0.385771</text:p>
          </table:table-cell>
          <table:table-cell office:value-type="float" office:value="0.385572" calcext:value-type="float">
            <text:p>0.385572</text:p>
          </table:table-cell>
          <table:table-cell office:value-type="float" office:value="0.50254" calcext:value-type="float">
            <text:p>0.50254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1.48219" calcext:value-type="float">
            <text:p>1.48219</text:p>
          </table:table-cell>
          <table:table-cell office:value-type="float" office:value="25.0424015123328" calcext:value-type="float">
            <text:p>25.0424015123</text:p>
          </table:table-cell>
          <table:table-cell office:value-type="float" office:value="0.100326004084425" calcext:value-type="float">
            <text:p>0.1003260041</text:p>
          </table:table-cell>
          <table:table-cell office:value-type="float" office:value="0.000000369342119718544" calcext:value-type="float">
            <text:p>3.69342119718544E-07</text:p>
          </table:table-cell>
          <table:table-cell office:value-type="float" office:value="0.0000010913088111855" calcext:value-type="float">
            <text:p>1.0913088111855E-06</text:p>
          </table:table-cell>
          <table:table-cell office:value-type="float" office:value="5.3319448060401" calcext:value-type="float">
            <text:p>5.33194480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64]-[.AD64]" office:value-type="float" office:value="0.024673995915575" calcext:value-type="float">
            <text:p>0.0246739959</text:p>
          </table:table-cell>
          <table:table-cell table:formula="of:=[.AR64]/[.AD64]" office:value-type="float" office:value="0.245938190609203" calcext:value-type="float">
            <text:p>0.2459381906</text:p>
          </table:table-cell>
          <table:table-cell table:formula="of:=2 / [.D64]" office:value-type="float" office:value="0.1" calcext:value-type="float">
            <text:p>0.1</text:p>
          </table:table-cell>
          <table:table-cell table:formula="of:=[.AT64]-[.AD64]" office:value-type="float" office:value="-0.000326004084424999" calcext:value-type="float">
            <text:p>-0.0003260041</text:p>
          </table:table-cell>
          <table:table-cell table:formula="of:=ABS([.AU64])/[.AD64]" office:value-type="float" office:value="0.00324944751263755" calcext:value-type="float">
            <text:p>0.0032494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-0.00148384" calcext:value-type="float">
            <text:p>-0.00148384</text:p>
          </table:table-cell>
          <table:table-cell office:value-type="float" office:value="0.0036408" calcext:value-type="float">
            <text:p>0.0036408</text:p>
          </table:table-cell>
          <table:table-cell office:value-type="float" office:value="99.9452" calcext:value-type="float">
            <text:p>99.9452</text:p>
          </table:table-cell>
          <table:table-cell office:value-type="float" office:value="3.14008" calcext:value-type="float">
            <text:p>3.14008</text:p>
          </table:table-cell>
          <table:table-cell office:value-type="float" office:value="1.57682" calcext:value-type="float">
            <text:p>1.57682</text:p>
          </table:table-cell>
          <table:table-cell office:value-type="float" office:value="2.72371" calcext:value-type="float">
            <text:p>2.72371</text:p>
          </table:table-cell>
          <table:table-cell office:value-type="float" office:value="2.72158" calcext:value-type="float">
            <text:p>2.72158</text:p>
          </table:table-cell>
          <table:table-cell office:value-type="float" office:value="9994.02" calcext:value-type="float">
            <text:p>9994.02</text:p>
          </table:table-cell>
          <table:table-cell office:value-type="float" office:value="13.154" calcext:value-type="float">
            <text:p>13.154</text:p>
          </table:table-cell>
          <table:table-cell office:value-type="float" office:value="4.89548" calcext:value-type="float">
            <text:p>4.89548</text:p>
          </table:table-cell>
          <table:table-cell office:value-type="float" office:value="1.65037" calcext:value-type="float">
            <text:p>1.65037</text:p>
          </table:table-cell>
          <table:table-cell office:value-type="float" office:value="1.64972" calcext:value-type="float">
            <text:p>1.64972</text:p>
          </table:table-cell>
          <table:table-cell office:value-type="float" office:value="2.23308" calcext:value-type="float">
            <text:p>2.23308</text:p>
          </table:table-cell>
          <table:table-cell office:value-type="float" office:value="1.8149" calcext:value-type="float">
            <text:p>1.8149</text:p>
          </table:table-cell>
          <table:table-cell office:value-type="float" office:value="1.55213" calcext:value-type="float">
            <text:p>1.55213</text:p>
          </table:table-cell>
          <table:table-cell office:value-type="float" office:value="9999.46767619355" calcext:value-type="float">
            <text:p>9999.4676761936</text:p>
          </table:table-cell>
          <table:table-cell office:value-type="float" office:value="0.996755041124574" calcext:value-type="float">
            <text:p>0.9967550411</text:p>
          </table:table-cell>
          <table:table-cell office:value-type="float" office:value="0.0000649087270873115" calcext:value-type="float">
            <text:p>6.49087270873115E-05</text:p>
          </table:table-cell>
          <table:table-cell office:value-type="float" office:value="0.0337051428167607" calcext:value-type="float">
            <text:p>0.0337051428</text:p>
          </table:table-cell>
          <table:table-cell office:value-type="float" office:value="293.620071684588" calcext:value-type="float">
            <text:p>293.6200716846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682951184906521" calcext:value-type="float">
            <text:p>0.0068295118</text:p>
          </table:table-cell>
          <table:table-cell office:value-type="float" office:value="1.25" calcext:value-type="float">
            <text:p>1.25</text:p>
          </table:table-cell>
          <table:table-cell table:formula="of:=[.AQ65]-[.AD65]" office:value-type="float" office:value="0.253244958875426" calcext:value-type="float">
            <text:p>0.2532449589</text:p>
          </table:table-cell>
          <table:table-cell table:formula="of:=[.AR65]/[.AD65]" office:value-type="float" office:value="0.254069403641747" calcext:value-type="float">
            <text:p>0.2540694036</text:p>
          </table:table-cell>
          <table:table-cell table:formula="of:=2 / [.D65]" office:value-type="float" office:value="1" calcext:value-type="float">
            <text:p>1</text:p>
          </table:table-cell>
          <table:table-cell table:formula="of:=[.AT65]-[.AD65]" office:value-type="float" office:value="0.00324495887542597" calcext:value-type="float">
            <text:p>0.0032449589</text:p>
          </table:table-cell>
          <table:table-cell table:formula="of:=ABS([.AU65])/[.AD65]" office:value-type="float" office:value="0.00325552291339796" calcext:value-type="float">
            <text:p>0.0032555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336368" calcext:value-type="float">
            <text:p>-0.000336368</text:p>
          </table:table-cell>
          <table:table-cell office:value-type="float" office:value="-0.000200769" calcext:value-type="float">
            <text:p>-0.000200769</text:p>
          </table:table-cell>
          <table:table-cell office:value-type="float" office:value="4.95002" calcext:value-type="float">
            <text:p>4.95002</text:p>
          </table:table-cell>
          <table:table-cell office:value-type="float" office:value="3.14442" calcext:value-type="float">
            <text:p>3.14442</text:p>
          </table:table-cell>
          <table:table-cell office:value-type="float" office:value="1.56906" calcext:value-type="float">
            <text:p>1.56906</text:p>
          </table:table-cell>
          <table:table-cell office:value-type="float" office:value="0.148916" calcext:value-type="float">
            <text:p>0.148916</text:p>
          </table:table-cell>
          <table:table-cell office:value-type="float" office:value="0.148805" calcext:value-type="float">
            <text:p>0.148805</text:p>
          </table:table-cell>
          <table:table-cell office:value-type="float" office:value="24.7551" calcext:value-type="float">
            <text:p>24.7551</text:p>
          </table:table-cell>
          <table:table-cell office:value-type="float" office:value="13.183" calcext:value-type="float">
            <text:p>13.183</text:p>
          </table:table-cell>
          <table:table-cell office:value-type="float" office:value="4.65873" calcext:value-type="float">
            <text:p>4.65873</text:p>
          </table:table-cell>
          <table:table-cell office:value-type="float" office:value="0.385896" calcext:value-type="float">
            <text:p>0.385896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0.502435" calcext:value-type="float">
            <text:p>0.502435</text:p>
          </table:table-cell>
          <table:table-cell office:value-type="float" office:value="1.81539" calcext:value-type="float">
            <text:p>1.81539</text:p>
          </table:table-cell>
          <table:table-cell office:value-type="float" office:value="1.48215" calcext:value-type="float">
            <text:p>1.48215</text:p>
          </table:table-cell>
          <table:table-cell office:value-type="float" office:value="25.0528215546534" calcext:value-type="float">
            <text:p>25.0528215547</text:p>
          </table:table-cell>
          <table:table-cell office:value-type="float" office:value="0.100335517386703" calcext:value-type="float">
            <text:p>0.1003355174</text:p>
          </table:table-cell>
          <table:table-cell office:value-type="float" office:value="0.000000294611332878619" calcext:value-type="float">
            <text:p>2.94611332878619E-07</text:p>
          </table:table-cell>
          <table:table-cell office:value-type="float" office:value="0.000000694366699684132" calcext:value-type="float">
            <text:p>6.94366699684132E-07</text:p>
          </table:table-cell>
          <table:table-cell office:value-type="float" office:value="6.2320273868391" calcext:value-type="float">
            <text:p>6.2320273868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66]-[.AD66]" office:value-type="float" office:value="0.024664482613297" calcext:value-type="float">
            <text:p>0.0246644826</text:p>
          </table:table-cell>
          <table:table-cell table:formula="of:=[.AR66]/[.AD66]" office:value-type="float" office:value="0.245820057101392" calcext:value-type="float">
            <text:p>0.2458200571</text:p>
          </table:table-cell>
          <table:table-cell table:formula="of:=2 / [.D66]" office:value-type="float" office:value="0.1" calcext:value-type="float">
            <text:p>0.1</text:p>
          </table:table-cell>
          <table:table-cell table:formula="of:=[.AT66]-[.AD66]" office:value-type="float" office:value="-0.000335517386702996" calcext:value-type="float">
            <text:p>-0.0003355174</text:p>
          </table:table-cell>
          <table:table-cell table:formula="of:=ABS([.AU66])/[.AD66]" office:value-type="float" office:value="0.00334395431888669" calcext:value-type="float">
            <text:p>0.0033439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415818" calcext:value-type="float">
            <text:p>4.15818E-05</text:p>
          </table:table-cell>
          <table:table-cell office:value-type="float" office:value="0.0000671221" calcext:value-type="float">
            <text:p>6.71221E-05</text:p>
          </table:table-cell>
          <table:table-cell office:value-type="float" office:value="4.94923" calcext:value-type="float">
            <text:p>4.94923</text:p>
          </table:table-cell>
          <table:table-cell office:value-type="float" office:value="3.14068" calcext:value-type="float">
            <text:p>3.140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0.149116" calcext:value-type="float">
            <text:p>0.149116</text:p>
          </table:table-cell>
          <table:table-cell office:value-type="float" office:value="0.148817" calcext:value-type="float">
            <text:p>0.148817</text:p>
          </table:table-cell>
          <table:table-cell office:value-type="float" office:value="24.7474" calcext:value-type="float">
            <text:p>24.7474</text:p>
          </table:table-cell>
          <table:table-cell office:value-type="float" office:value="13.1541" calcext:value-type="float">
            <text:p>13.1541</text:p>
          </table:table-cell>
          <table:table-cell office:value-type="float" office:value="4.66563" calcext:value-type="float">
            <text:p>4.66563</text:p>
          </table:table-cell>
          <table:table-cell office:value-type="float" office:value="0.386156" calcext:value-type="float">
            <text:p>0.386156</text:p>
          </table:table-cell>
          <table:table-cell office:value-type="float" office:value="0.385769" calcext:value-type="float">
            <text:p>0.385769</text:p>
          </table:table-cell>
          <table:table-cell office:value-type="float" office:value="0.502506" calcext:value-type="float">
            <text:p>0.502506</text:p>
          </table:table-cell>
          <table:table-cell office:value-type="float" office:value="1.81389" calcext:value-type="float">
            <text:p>1.81389</text:p>
          </table:table-cell>
          <table:table-cell office:value-type="float" office:value="1.48211" calcext:value-type="float">
            <text:p>1.48211</text:p>
          </table:table-cell>
          <table:table-cell office:value-type="float" office:value="25.0453687784433" calcext:value-type="float">
            <text:p>25.0453687784</text:p>
          </table:table-cell>
          <table:table-cell office:value-type="float" office:value="0.100359757805246" calcext:value-type="float">
            <text:p>0.1003597578</text:p>
          </table:table-cell>
          <table:table-cell office:value-type="float" office:value="0.000000242963955732341" calcext:value-type="float">
            <text:p>0.000000243</text:p>
          </table:table-cell>
          <table:table-cell office:value-type="float" office:value="0.000000472251870280857" calcext:value-type="float">
            <text:p>4.72251870280857E-07</text:p>
          </table:table-cell>
          <table:table-cell office:value-type="float" office:value="5.28959772712598" calcext:value-type="float">
            <text:p>5.2895977271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67]-[.AD67]" office:value-type="float" office:value="0.024640242194754" calcext:value-type="float">
            <text:p>0.0246402422</text:p>
          </table:table-cell>
          <table:table-cell table:formula="of:=[.AR67]/[.AD67]" office:value-type="float" office:value="0.245519147650494" calcext:value-type="float">
            <text:p>0.2455191477</text:p>
          </table:table-cell>
          <table:table-cell table:formula="of:=2 / [.D67]" office:value-type="float" office:value="0.1" calcext:value-type="float">
            <text:p>0.1</text:p>
          </table:table-cell>
          <table:table-cell table:formula="of:=[.AT67]-[.AD67]" office:value-type="float" office:value="-0.000359757805245997" calcext:value-type="float">
            <text:p>-0.0003597578</text:p>
          </table:table-cell>
          <table:table-cell table:formula="of:=ABS([.AU67])/[.AD67]" office:value-type="float" office:value="0.00358468187960485" calcext:value-type="float">
            <text:p>0.0035846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799983" calcext:value-type="float">
            <text:p>0.000799983</text:p>
          </table:table-cell>
          <table:table-cell office:value-type="float" office:value="0.000150175" calcext:value-type="float">
            <text:p>0.000150175</text:p>
          </table:table-cell>
          <table:table-cell office:value-type="float" office:value="99.995" calcext:value-type="float">
            <text:p>99.995</text:p>
          </table:table-cell>
          <table:table-cell office:value-type="float" office:value="3.13899" calcext:value-type="float">
            <text:p>3.13899</text:p>
          </table:table-cell>
          <table:table-cell office:value-type="float" office:value="1.55549" calcext:value-type="float">
            <text:p>1.55549</text:p>
          </table:table-cell>
          <table:table-cell office:value-type="float" office:value="0.277531" calcext:value-type="float">
            <text:p>0.277531</text:p>
          </table:table-cell>
          <table:table-cell office:value-type="float" office:value="0.278712" calcext:value-type="float">
            <text:p>0.278712</text:p>
          </table:table-cell>
          <table:table-cell office:value-type="float" office:value="9999.51" calcext:value-type="float">
            <text:p>9999.51</text:p>
          </table:table-cell>
          <table:table-cell office:value-type="float" office:value="13.1372" calcext:value-type="float">
            <text:p>13.1372</text:p>
          </table:table-cell>
          <table:table-cell office:value-type="float" office:value="4.86795" calcext:value-type="float">
            <text:p>4.86795</text:p>
          </table:table-cell>
          <table:table-cell office:value-type="float" office:value="0.526812" calcext:value-type="float">
            <text:p>0.526812</text:p>
          </table:table-cell>
          <table:table-cell office:value-type="float" office:value="0.527931" calcext:value-type="float">
            <text:p>0.527931</text:p>
          </table:table-cell>
          <table:table-cell office:value-type="float" office:value="0.707276" calcext:value-type="float">
            <text:p>0.707276</text:p>
          </table:table-cell>
          <table:table-cell office:value-type="float" office:value="1.81218" calcext:value-type="float">
            <text:p>1.81218</text:p>
          </table:table-cell>
          <table:table-cell office:value-type="float" office:value="1.56474" calcext:value-type="float">
            <text:p>1.56474</text:p>
          </table:table-cell>
          <table:table-cell office:value-type="float" office:value="10000.0658528862" calcext:value-type="float">
            <text:p>10000.0658528862</text:p>
          </table:table-cell>
          <table:table-cell office:value-type="float" office:value="0.100362619828458" calcext:value-type="float">
            <text:p>0.1003626198</text:p>
          </table:table-cell>
          <table:table-cell office:value-type="float" office:value="0.0000627974551142039" calcext:value-type="float">
            <text:p>6.27974551142039E-05</text:p>
          </table:table-cell>
          <table:table-cell office:value-type="float" office:value="0.0315481629505636" calcext:value-type="float">
            <text:p>0.031548163</text:p>
          </table:table-cell>
          <table:table-cell office:value-type="float" office:value="10.2966314731021" calcext:value-type="float">
            <text:p>10.2966314731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215968127501541" calcext:value-type="float">
            <text:p>2.15968127501541E-05</text:p>
          </table:table-cell>
          <table:table-cell office:value-type="float" office:value="0.125" calcext:value-type="float">
            <text:p>0.125</text:p>
          </table:table-cell>
          <table:table-cell table:formula="of:=[.AQ68]-[.AD68]" office:value-type="float" office:value="0.024637380171542" calcext:value-type="float">
            <text:p>0.0246373802</text:p>
          </table:table-cell>
          <table:table-cell table:formula="of:=[.AR68]/[.AD68]" office:value-type="float" office:value="0.245483629399599" calcext:value-type="float">
            <text:p>0.2454836294</text:p>
          </table:table-cell>
          <table:table-cell table:formula="of:=2 / [.D68]" office:value-type="float" office:value="0.1" calcext:value-type="float">
            <text:p>0.1</text:p>
          </table:table-cell>
          <table:table-cell table:formula="of:=[.AT68]-[.AD68]" office:value-type="float" office:value="-0.000362619828458005" calcext:value-type="float">
            <text:p>-0.0003626198</text:p>
          </table:table-cell>
          <table:table-cell table:formula="of:=ABS([.AU68])/[.AD68]" office:value-type="float" office:value="0.00361309648032109" calcext:value-type="float">
            <text:p>0.0036130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410554" calcext:value-type="float">
            <text:p>0.000410554</text:p>
          </table:table-cell>
          <table:table-cell office:value-type="float" office:value="0.000471138" calcext:value-type="float">
            <text:p>0.000471138</text:p>
          </table:table-cell>
          <table:table-cell office:value-type="float" office:value="4.94988" calcext:value-type="float">
            <text:p>4.94988</text:p>
          </table:table-cell>
          <table:table-cell office:value-type="float" office:value="3.14014" calcext:value-type="float">
            <text:p>3.14014</text:p>
          </table:table-cell>
          <table:table-cell office:value-type="float" office:value="1.57173" calcext:value-type="float">
            <text:p>1.57173</text:p>
          </table:table-cell>
          <table:table-cell office:value-type="float" office:value="0.14909" calcext:value-type="float">
            <text:p>0.14909</text:p>
          </table:table-cell>
          <table:table-cell office:value-type="float" office:value="0.148849" calcext:value-type="float">
            <text:p>0.148849</text:p>
          </table:table-cell>
          <table:table-cell office:value-type="float" office:value="24.754" calcext:value-type="float">
            <text:p>24.754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4.66708" calcext:value-type="float">
            <text:p>4.66708</text:p>
          </table:table-cell>
          <table:table-cell office:value-type="float" office:value="0.386122" calcext:value-type="float">
            <text:p>0.386122</text:p>
          </table:table-cell>
          <table:table-cell office:value-type="float" office:value="0.38581" calcext:value-type="float">
            <text:p>0.38581</text:p>
          </table:table-cell>
          <table:table-cell office:value-type="float" office:value="0.502681" calcext:value-type="float">
            <text:p>0.502681</text:p>
          </table:table-cell>
          <table:table-cell office:value-type="float" office:value="1.81698" calcext:value-type="float">
            <text:p>1.81698</text:p>
          </table:table-cell>
          <table:table-cell office:value-type="float" office:value="1.48214" calcext:value-type="float">
            <text:p>1.48214</text:p>
          </table:table-cell>
          <table:table-cell office:value-type="float" office:value="25.0519591621309" calcext:value-type="float">
            <text:p>25.0519591621</text:p>
          </table:table-cell>
          <table:table-cell office:value-type="float" office:value="0.10036527058971" calcext:value-type="float">
            <text:p>0.1003652706</text:p>
          </table:table-cell>
          <table:table-cell office:value-type="float" office:value="0.000000322798166593248" calcext:value-type="float">
            <text:p>3.22798166593248E-07</text:p>
          </table:table-cell>
          <table:table-cell office:value-type="float" office:value="0.000000833589250847701" calcext:value-type="float">
            <text:p>8.33589250847701E-07</text:p>
          </table:table-cell>
          <table:table-cell office:value-type="float" office:value="5.25701084515177" calcext:value-type="float">
            <text:p>5.2570108452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69]-[.AD69]" office:value-type="float" office:value="0.02463472941029" calcext:value-type="float">
            <text:p>0.0246347294</text:p>
          </table:table-cell>
          <table:table-cell table:formula="of:=[.AR69]/[.AD69]" office:value-type="float" office:value="0.245450734756607" calcext:value-type="float">
            <text:p>0.2454507348</text:p>
          </table:table-cell>
          <table:table-cell table:formula="of:=2 / [.D69]" office:value-type="float" office:value="0.1" calcext:value-type="float">
            <text:p>0.1</text:p>
          </table:table-cell>
          <table:table-cell table:formula="of:=[.AT69]-[.AD69]" office:value-type="float" office:value="-0.00036527058970999" calcext:value-type="float">
            <text:p>-0.0003652706</text:p>
          </table:table-cell>
          <table:table-cell table:formula="of:=ABS([.AU69])/[.AD69]" office:value-type="float" office:value="0.00363941219471429" calcext:value-type="float">
            <text:p>0.0036394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264427" calcext:value-type="float">
            <text:p>-2.64427E-05</text:p>
          </table:table-cell>
          <table:table-cell office:value-type="float" office:value="0.0000696111" calcext:value-type="float">
            <text:p>6.96111E-05</text:p>
          </table:table-cell>
          <table:table-cell office:value-type="float" office:value="4.94904" calcext:value-type="float">
            <text:p>4.94904</text:p>
          </table:table-cell>
          <table:table-cell office:value-type="float" office:value="3.14395" calcext:value-type="float">
            <text:p>3.14395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0.148655" calcext:value-type="float">
            <text:p>0.148655</text:p>
          </table:table-cell>
          <table:table-cell office:value-type="float" office:value="0.149029" calcext:value-type="float">
            <text:p>0.149029</text:p>
          </table:table-cell>
          <table:table-cell office:value-type="float" office:value="24.7456" calcext:value-type="float">
            <text:p>24.7456</text:p>
          </table:table-cell>
          <table:table-cell office:value-type="float" office:value="13.1737" calcext:value-type="float">
            <text:p>13.1737</text:p>
          </table:table-cell>
          <table:table-cell office:value-type="float" office:value="4.6584" calcext:value-type="float">
            <text:p>4.6584</text:p>
          </table:table-cell>
          <table:table-cell office:value-type="float" office:value="0.385559" calcext:value-type="float">
            <text:p>0.385559</text:p>
          </table:table-cell>
          <table:table-cell office:value-type="float" office:value="0.386043" calcext:value-type="float">
            <text:p>0.386043</text:p>
          </table:table-cell>
          <table:table-cell office:value-type="float" office:value="0.502589" calcext:value-type="float">
            <text:p>0.502589</text:p>
          </table:table-cell>
          <table:table-cell office:value-type="float" office:value="1.81363" calcext:value-type="float">
            <text:p>1.81363</text:p>
          </table:table-cell>
          <table:table-cell office:value-type="float" office:value="1.48213" calcext:value-type="float">
            <text:p>1.48213</text:p>
          </table:table-cell>
          <table:table-cell office:value-type="float" office:value="25.043314388584" calcext:value-type="float">
            <text:p>25.0433143886</text:p>
          </table:table-cell>
          <table:table-cell office:value-type="float" office:value="0.100374837521436" calcext:value-type="float">
            <text:p>0.1003748375</text:p>
          </table:table-cell>
          <table:table-cell office:value-type="float" office:value="0.000000340788676185526" calcext:value-type="float">
            <text:p>3.40788676185526E-07</text:p>
          </table:table-cell>
          <table:table-cell office:value-type="float" office:value="0.000000929095374530267" calcext:value-type="float">
            <text:p>9.29095374530267E-07</text:p>
          </table:table-cell>
          <table:table-cell office:value-type="float" office:value="5.29883570504528" calcext:value-type="float">
            <text:p>5.298835705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0.00773107170349786" calcext:value-type="float">
            <text:p>0.0077310717</text:p>
          </table:table-cell>
          <table:table-cell office:value-type="float" office:value="0.125" calcext:value-type="float">
            <text:p>0.125</text:p>
          </table:table-cell>
          <table:table-cell table:formula="of:=[.AQ70]-[.AD70]" office:value-type="float" office:value="0.024625162478564" calcext:value-type="float">
            <text:p>0.0246251625</text:p>
          </table:table-cell>
          <table:table-cell table:formula="of:=[.AR70]/[.AD70]" office:value-type="float" office:value="0.245332028291503" calcext:value-type="float">
            <text:p>0.2453320283</text:p>
          </table:table-cell>
          <table:table-cell table:formula="of:=2 / [.D70]" office:value-type="float" office:value="0.1" calcext:value-type="float">
            <text:p>0.1</text:p>
          </table:table-cell>
          <table:table-cell table:formula="of:=[.AT70]-[.AD70]" office:value-type="float" office:value="-0.000374837521436008" calcext:value-type="float">
            <text:p>-0.0003748375</text:p>
          </table:table-cell>
          <table:table-cell table:formula="of:=ABS([.AU70])/[.AD70]" office:value-type="float" office:value="0.00373437736679731" calcext:value-type="float">
            <text:p>0.0037343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117064" calcext:value-type="float">
            <text:p>-0.000117064</text:p>
          </table:table-cell>
          <table:table-cell office:value-type="float" office:value="-0.000315493" calcext:value-type="float">
            <text:p>-0.000315493</text:p>
          </table:table-cell>
          <table:table-cell office:value-type="float" office:value="9.99504" calcext:value-type="float">
            <text:p>9.99504</text:p>
          </table:table-cell>
          <table:table-cell office:value-type="float" office:value="3.13742" calcext:value-type="float">
            <text:p>3.13742</text:p>
          </table:table-cell>
          <table:table-cell office:value-type="float" office:value="1.563" calcext:value-type="float">
            <text:p>1.563</text:p>
          </table:table-cell>
          <table:table-cell office:value-type="float" office:value="0.0277606" calcext:value-type="float">
            <text:p>0.0277606</text:p>
          </table:table-cell>
          <table:table-cell office:value-type="float" office:value="0.0278025" calcext:value-type="float">
            <text:p>0.0278025</text:p>
          </table:table-cell>
          <table:table-cell office:value-type="float" office:value="99.9508" calcext:value-type="float">
            <text:p>99.9508</text:p>
          </table:table-cell>
          <table:table-cell office:value-type="float" office:value="13.1311" calcext:value-type="float">
            <text:p>13.1311</text:p>
          </table:table-cell>
          <table:table-cell office:value-type="float" office:value="4.85138" calcext:value-type="float">
            <text:p>4.85138</text:p>
          </table:table-cell>
          <table:table-cell office:value-type="float" office:value="0.166615" calcext:value-type="float">
            <text:p>0.166615</text:p>
          </table:table-cell>
          <table:table-cell office:value-type="float" office:value="0.166741" calcext:value-type="float">
            <text:p>0.166741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1.8132" calcext:value-type="float">
            <text:p>1.8132</text:p>
          </table:table-cell>
          <table:table-cell office:value-type="float" office:value="1.55191" calcext:value-type="float">
            <text:p>1.55191</text:p>
          </table:table-cell>
          <table:table-cell office:value-type="float" office:value="100.006384897374" calcext:value-type="float">
            <text:p>100.0063848974</text:p>
          </table:table-cell>
          <table:table-cell office:value-type="float" office:value="0.010037527151309" calcext:value-type="float">
            <text:p>0.0100375272</text:p>
          </table:table-cell>
          <table:table-cell office:value-type="float" office:value="0.000000601999433080342" calcext:value-type="float">
            <text:p>0.000000602</text:p>
          </table:table-cell>
          <table:table-cell office:value-type="float" office:value="0.00000289922653943242" calcext:value-type="float">
            <text:p>2.89922653943242E-06</text:p>
          </table:table-cell>
          <table:table-cell office:value-type="float" office:value="0.808942607733934" calcext:value-type="float">
            <text:p>0.808942607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00000682951184906521" calcext:value-type="float">
            <text:p>6.82951184906521E-06</text:p>
          </table:table-cell>
          <table:table-cell office:value-type="float" office:value="0.0125" calcext:value-type="float">
            <text:p>0.0125</text:p>
          </table:table-cell>
          <table:table-cell table:formula="of:=[.AQ71]-[.AD71]" office:value-type="float" office:value="0.002462472848691" calcext:value-type="float">
            <text:p>0.0024624728</text:p>
          </table:table-cell>
          <table:table-cell table:formula="of:=[.AR71]/[.AD71]" office:value-type="float" office:value="0.245326643860671" calcext:value-type="float">
            <text:p>0.2453266439</text:p>
          </table:table-cell>
          <table:table-cell table:formula="of:=2 / [.D71]" office:value-type="float" office:value="0.01" calcext:value-type="float">
            <text:p>0.01</text:p>
          </table:table-cell>
          <table:table-cell table:formula="of:=[.AT71]-[.AD71]" office:value-type="float" office:value="-0.0000375271513090008" calcext:value-type="float">
            <text:p>-3.75271513090008E-05</text:p>
          </table:table-cell>
          <table:table-cell table:formula="of:=ABS([.AU71])/[.AD71]" office:value-type="float" office:value="0.00373868491146316" calcext:value-type="float">
            <text:p>0.0037386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173377" calcext:value-type="float">
            <text:p>0.000173377</text:p>
          </table:table-cell>
          <table:table-cell office:value-type="float" office:value="0.00062537" calcext:value-type="float">
            <text:p>0.00062537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425" calcext:value-type="float">
            <text:p>3.1425</text:p>
          </table:table-cell>
          <table:table-cell office:value-type="float" office:value="1.5639" calcext:value-type="float">
            <text:p>1.5639</text:p>
          </table:table-cell>
          <table:table-cell office:value-type="float" office:value="0.0270667" calcext:value-type="float">
            <text:p>0.0270667</text:p>
          </table:table-cell>
          <table:table-cell office:value-type="float" office:value="0.0272164" calcext:value-type="float">
            <text:p>0.0272164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3.163" calcext:value-type="float">
            <text:p>13.163</text:p>
          </table:table-cell>
          <table:table-cell office:value-type="float" office:value="4.9073" calcext:value-type="float">
            <text:p>4.9073</text:p>
          </table:table-cell>
          <table:table-cell office:value-type="float" office:value="0.16452" calcext:value-type="float">
            <text:p>0.16452</text:p>
          </table:table-cell>
          <table:table-cell office:value-type="float" office:value="0.164973" calcext:value-type="float">
            <text:p>0.164973</text:p>
          </table:table-cell>
          <table:table-cell office:value-type="float" office:value="0.223543" calcext:value-type="float">
            <text:p>0.223543</text:p>
          </table:table-cell>
          <table:table-cell office:value-type="float" office:value="1.81321" calcext:value-type="float">
            <text:p>1.81321</text:p>
          </table:table-cell>
          <table:table-cell office:value-type="float" office:value="1.56892" calcext:value-type="float">
            <text:p>1.56892</text:p>
          </table:table-cell>
          <table:table-cell office:value-type="float" office:value="9999.99238804325" calcext:value-type="float">
            <text:p>9999.9923880433</text:p>
          </table:table-cell>
          <table:table-cell office:value-type="float" office:value="0.00995973864716122" calcext:value-type="float">
            <text:p>0.0099597386</text:p>
          </table:table-cell>
          <table:table-cell office:value-type="float" office:value="0.0000624460655814975" calcext:value-type="float">
            <text:p>6.24460655814975E-05</text:p>
          </table:table-cell>
          <table:table-cell office:value-type="float" office:value="0.0311960888528695" calcext:value-type="float">
            <text:p>0.0311960889</text:p>
          </table:table-cell>
          <table:table-cell office:value-type="float" office:value="0.79189544505452" calcext:value-type="float">
            <text:p>0.7918954451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72]-[.AD72]" office:value-type="float" office:value="0.00254026135283878" calcext:value-type="float">
            <text:p>0.0025402614</text:p>
          </table:table-cell>
          <table:table-cell table:formula="of:=[.AR72]/[.AD72]" office:value-type="float" office:value="0.255053013219661" calcext:value-type="float">
            <text:p>0.2550530132</text:p>
          </table:table-cell>
          <table:table-cell table:formula="of:=2 / [.D72]" office:value-type="float" office:value="0.01" calcext:value-type="float">
            <text:p>0.01</text:p>
          </table:table-cell>
          <table:table-cell table:formula="of:=[.AT72]-[.AD72]" office:value-type="float" office:value="0.0000402613528387788" calcext:value-type="float">
            <text:p>4.02613528387788E-05</text:p>
          </table:table-cell>
          <table:table-cell table:formula="of:=ABS([.AU72])/[.AD72]" office:value-type="float" office:value="0.00404241057572874" calcext:value-type="float">
            <text:p>0.0040424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0" calcext:value-type="float">
            <text:p>-500</text:p>
          </table:table-cell>
          <table:table-cell office:value-type="float" office:value="0.000254528" calcext:value-type="float">
            <text:p>0.000254528</text:p>
          </table:table-cell>
          <table:table-cell office:value-type="float" office:value="0.000454921" calcext:value-type="float">
            <text:p>0.000454921</text:p>
          </table:table-cell>
          <table:table-cell office:value-type="float" office:value="99.9994" calcext:value-type="float">
            <text:p>99.9994</text:p>
          </table:table-cell>
          <table:table-cell office:value-type="float" office:value="3.13916" calcext:value-type="float">
            <text:p>3.13916</text:p>
          </table:table-cell>
          <table:table-cell office:value-type="float" office:value="1.58454" calcext:value-type="float">
            <text:p>1.58454</text:p>
          </table:table-cell>
          <table:table-cell office:value-type="float" office:value="0.0270501" calcext:value-type="float">
            <text:p>0.0270501</text:p>
          </table:table-cell>
          <table:table-cell office:value-type="float" office:value="0.0270995" calcext:value-type="float">
            <text:p>0.0270995</text:p>
          </table:table-cell>
          <table:table-cell office:value-type="float" office:value="9999.93" calcext:value-type="float">
            <text:p>9999.93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4.97213" calcext:value-type="float">
            <text:p>4.97213</text:p>
          </table:table-cell>
          <table:table-cell office:value-type="float" office:value="0.164469" calcext:value-type="float">
            <text:p>0.164469</text:p>
          </table:table-cell>
          <table:table-cell office:value-type="float" office:value="0.164619" calcext:value-type="float">
            <text:p>0.164619</text:p>
          </table:table-cell>
          <table:table-cell office:value-type="float" office:value="0.223617" calcext:value-type="float">
            <text:p>0.223617</text:p>
          </table:table-cell>
          <table:table-cell office:value-type="float" office:value="1.81602" calcext:value-type="float">
            <text:p>1.81602</text:p>
          </table:table-cell>
          <table:table-cell office:value-type="float" office:value="1.56887" calcext:value-type="float">
            <text:p>1.56887</text:p>
          </table:table-cell>
          <table:table-cell office:value-type="float" office:value="9999.98795872939" calcext:value-type="float">
            <text:p>9999.9879587294</text:p>
          </table:table-cell>
          <table:table-cell office:value-type="float" office:value="0.00995419813641028" calcext:value-type="float">
            <text:p>0.0099541981</text:p>
          </table:table-cell>
          <table:table-cell office:value-type="float" office:value="0.0000629202109705006" calcext:value-type="float">
            <text:p>6.29202109705006E-05</text:p>
          </table:table-cell>
          <table:table-cell office:value-type="float" office:value="0.0316716235885784" calcext:value-type="float">
            <text:p>0.0316716236</text:p>
          </table:table-cell>
          <table:table-cell office:value-type="float" office:value="0.773998488284203" calcext:value-type="float">
            <text:p>0.7739984883</text:p>
          </table:table-cell>
          <table:table-cell table:number-columns-repeated="2" office:value-type="float" office:value="-89.5014" calcext:value-type="float">
            <text:p>-89.50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5014" calcext:value-type="float">
            <text:p>90.5014</text:p>
          </table:table-cell>
          <table:table-cell table:number-columns-repeated="2" office:value-type="float" office:value="6561000" calcext:value-type="float">
            <text:p>6561000</text:p>
          </table:table-cell>
          <table:table-cell office:value-type="float" office:value="0.0000000682951184906521" calcext:value-type="float">
            <text:p>6.82951184906521E-08</text:p>
          </table:table-cell>
          <table:table-cell office:value-type="float" office:value="0.0125" calcext:value-type="float">
            <text:p>0.0125</text:p>
          </table:table-cell>
          <table:table-cell table:formula="of:=[.AQ73]-[.AD73]" office:value-type="float" office:value="0.00254580186358972" calcext:value-type="float">
            <text:p>0.0025458019</text:p>
          </table:table-cell>
          <table:table-cell table:formula="of:=[.AR73]/[.AD73]" office:value-type="float" office:value="0.255751576239751" calcext:value-type="float">
            <text:p>0.2557515762</text:p>
          </table:table-cell>
          <table:table-cell table:formula="of:=2 / [.D73]" office:value-type="float" office:value="0.01" calcext:value-type="float">
            <text:p>0.01</text:p>
          </table:table-cell>
          <table:table-cell table:formula="of:=[.AT73]-[.AD73]" office:value-type="float" office:value="0.0000458018635897187" calcext:value-type="float">
            <text:p>4.58018635897187E-05</text:p>
          </table:table-cell>
          <table:table-cell table:formula="of:=ABS([.AU73])/[.AD73]" office:value-type="float" office:value="0.00460126099180058" calcext:value-type="float">
            <text:p>0.0046012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711373" calcext:value-type="float">
            <text:p>0.000711373</text:p>
          </table:table-cell>
          <table:table-cell office:value-type="float" office:value="-0.000332401" calcext:value-type="float">
            <text:p>-0.000332401</text:p>
          </table:table-cell>
          <table:table-cell office:value-type="float" office:value="10.9468" calcext:value-type="float">
            <text:p>10.9468</text:p>
          </table:table-cell>
          <table:table-cell office:value-type="float" office:value="3.14083" calcext:value-type="float">
            <text:p>3.14083</text:p>
          </table:table-cell>
          <table:table-cell office:value-type="float" office:value="1.57252" calcext:value-type="float">
            <text:p>1.57252</text:p>
          </table:table-cell>
          <table:table-cell office:value-type="float" office:value="0.523316" calcext:value-type="float">
            <text:p>0.523316</text:p>
          </table:table-cell>
          <table:table-cell office:value-type="float" office:value="0.523285" calcext:value-type="float">
            <text:p>0.523285</text:p>
          </table:table-cell>
          <table:table-cell office:value-type="float" office:value="120.385" calcext:value-type="float">
            <text:p>120.385</text:p>
          </table:table-cell>
          <table:table-cell office:value-type="float" office:value="13.1525" calcext:value-type="float">
            <text:p>13.1525</text:p>
          </table:table-cell>
          <table:table-cell office:value-type="float" office:value="4.40764" calcext:value-type="float">
            <text:p>4.40764</text:p>
          </table:table-cell>
          <table:table-cell office:value-type="float" office:value="0.723405" calcext:value-type="float">
            <text:p>0.723405</text:p>
          </table:table-cell>
          <table:table-cell office:value-type="float" office:value="0.723384" calcext:value-type="float">
            <text:p>0.723384</text:p>
          </table:table-cell>
          <table:table-cell office:value-type="float" office:value="0.743604" calcext:value-type="float">
            <text:p>0.743604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121.43191748995" calcext:value-type="float">
            <text:p>121.43191749</text:p>
          </table:table-cell>
          <table:table-cell office:value-type="float" office:value="1.01587246198085" calcext:value-type="float">
            <text:p>1.015872462</text:p>
          </table:table-cell>
          <table:table-cell office:value-type="float" office:value="0.000006475964358217" calcext:value-type="float">
            <text:p>0.000006476</text:p>
          </table:table-cell>
          <table:table-cell office:value-type="float" office:value="0.000335504914951175" calcext:value-type="float">
            <text:p>0.0003355049</text:p>
          </table:table-cell>
          <table:table-cell office:value-type="float" office:value="48.7619047619048" calcext:value-type="float">
            <text:p>48.7619047619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74]-[.AD74]" office:value-type="float" office:value="0.23412753801915" calcext:value-type="float">
            <text:p>0.234127538</text:p>
          </table:table-cell>
          <table:table-cell table:formula="of:=[.AR74]/[.AD74]" office:value-type="float" office:value="0.230469420898195" calcext:value-type="float">
            <text:p>0.2304694209</text:p>
          </table:table-cell>
          <table:table-cell table:formula="of:=2 / [.D74]" office:value-type="float" office:value="1" calcext:value-type="float">
            <text:p>1</text:p>
          </table:table-cell>
          <table:table-cell table:formula="of:=[.AT74]-[.AD74]" office:value-type="float" office:value="-0.0158724619808499" calcext:value-type="float">
            <text:p>-0.015872462</text:p>
          </table:table-cell>
          <table:table-cell table:formula="of:=ABS([.AU74])/[.AD74]" office:value-type="float" office:value="0.015624463281444" calcext:value-type="float">
            <text:p>0.01562446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367821" calcext:value-type="float">
            <text:p>0.000367821</text:p>
          </table:table-cell>
          <table:table-cell office:value-type="float" office:value="-0.0000446026" calcext:value-type="float">
            <text:p>-4.46026E-05</text:p>
          </table:table-cell>
          <table:table-cell office:value-type="float" office:value="10.9476" calcext:value-type="float">
            <text:p>10.9476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57101" calcext:value-type="float">
            <text:p>1.57101</text:p>
          </table:table-cell>
          <table:table-cell office:value-type="float" office:value="0.523486" calcext:value-type="float">
            <text:p>0.523486</text:p>
          </table:table-cell>
          <table:table-cell office:value-type="float" office:value="0.523467" calcext:value-type="float">
            <text:p>0.523467</text:p>
          </table:table-cell>
          <table:table-cell office:value-type="float" office:value="120.404" calcext:value-type="float">
            <text:p>120.404</text:p>
          </table:table-cell>
          <table:table-cell office:value-type="float" office:value="13.1599" calcext:value-type="float">
            <text:p>13.1599</text:p>
          </table:table-cell>
          <table:table-cell office:value-type="float" office:value="4.40285" calcext:value-type="float">
            <text:p>4.40285</text:p>
          </table:table-cell>
          <table:table-cell office:value-type="float" office:value="0.723523" calcext:value-type="float">
            <text:p>0.723523</text:p>
          </table:table-cell>
          <table:table-cell office:value-type="float" office:value="0.72351" calcext:value-type="float">
            <text:p>0.72351</text:p>
          </table:table-cell>
          <table:table-cell office:value-type="float" office:value="0.743811" calcext:value-type="float">
            <text:p>0.743811</text:p>
          </table:table-cell>
          <table:table-cell office:value-type="float" office:value="1.81377" calcext:value-type="float">
            <text:p>1.81377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121.450879344831" calcext:value-type="float">
            <text:p>121.4508793448</text:p>
          </table:table-cell>
          <table:table-cell office:value-type="float" office:value="1.01623816731952" calcext:value-type="float">
            <text:p>1.0162381673</text:p>
          </table:table-cell>
          <table:table-cell office:value-type="float" office:value="0.00000504484990840314" calcext:value-type="float">
            <text:p>5.04484990840314E-06</text:p>
          </table:table-cell>
          <table:table-cell office:value-type="float" office:value="0.000203604084786521" calcext:value-type="float">
            <text:p>0.0002036041</text:p>
          </table:table-cell>
          <table:table-cell office:value-type="float" office:value="51.4249843063403" calcext:value-type="float">
            <text:p>51.4249843063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75]-[.AD75]" office:value-type="float" office:value="0.23376183268048" calcext:value-type="float">
            <text:p>0.2337618327</text:p>
          </table:table-cell>
          <table:table-cell table:formula="of:=[.AR75]/[.AD75]" office:value-type="float" office:value="0.230026621906026" calcext:value-type="float">
            <text:p>0.2300266219</text:p>
          </table:table-cell>
          <table:table-cell table:formula="of:=2 / [.D75]" office:value-type="float" office:value="1" calcext:value-type="float">
            <text:p>1</text:p>
          </table:table-cell>
          <table:table-cell table:formula="of:=[.AT75]-[.AD75]" office:value-type="float" office:value="-0.01623816731952" calcext:value-type="float">
            <text:p>-0.0162381673</text:p>
          </table:table-cell>
          <table:table-cell table:formula="of:=ABS([.AU75])/[.AD75]" office:value-type="float" office:value="0.0159787024751792" calcext:value-type="float">
            <text:p>0.01597870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4634" calcext:value-type="float">
            <text:p>0.000054634</text:p>
          </table:table-cell>
          <table:table-cell office:value-type="float" office:value="0.0000054978" calcext:value-type="float">
            <text:p>5.4978E-06</text:p>
          </table:table-cell>
          <table:table-cell office:value-type="float" office:value="1.09467" calcext:value-type="float">
            <text:p>1.09467</text:p>
          </table:table-cell>
          <table:table-cell office:value-type="float" office:value="3.14321" calcext:value-type="float">
            <text:p>3.14321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00523394" calcext:value-type="float">
            <text:p>0.00523394</text:p>
          </table:table-cell>
          <table:table-cell office:value-type="float" office:value="0.00523568" calcext:value-type="float">
            <text:p>0.00523568</text:p>
          </table:table-cell>
          <table:table-cell office:value-type="float" office:value="1.20383" calcext:value-type="float">
            <text:p>1.20383</text:p>
          </table:table-cell>
          <table:table-cell office:value-type="float" office:value="13.1663" calcext:value-type="float">
            <text:p>13.1663</text:p>
          </table:table-cell>
          <table:table-cell office:value-type="float" office:value="4.40216" calcext:value-type="float">
            <text:p>4.40216</text:p>
          </table:table-cell>
          <table:table-cell office:value-type="float" office:value="0.072346" calcext:value-type="float">
            <text:p>0.072346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0.0743741" calcext:value-type="float">
            <text:p>0.0743741</text:p>
          </table:table-cell>
          <table:table-cell office:value-type="float" office:value="1.81288" calcext:value-type="float">
            <text:p>1.81288</text:p>
          </table:table-cell>
          <table:table-cell office:value-type="float" office:value="1.39094" calcext:value-type="float">
            <text:p>1.39094</text:p>
          </table:table-cell>
          <table:table-cell office:value-type="float" office:value="1.21430302302863" calcext:value-type="float">
            <text:p>1.214303023</text:p>
          </table:table-cell>
          <table:table-cell office:value-type="float" office:value="0.0101627580138389" calcext:value-type="float">
            <text:p>0.010162758</text:p>
          </table:table-cell>
          <table:table-cell office:value-type="float" office:value="0.0000000591945887445341" calcext:value-type="float">
            <text:p>5.91945887445341E-08</text:p>
          </table:table-cell>
          <table:table-cell office:value-type="float" office:value="0.0000000280319946930761" calcext:value-type="float">
            <text:p>0.000000028</text:p>
          </table:table-cell>
          <table:table-cell office:value-type="float" office:value="0.533562598512382" calcext:value-type="float">
            <text:p>0.5335625985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76]-[.AD76]" office:value-type="float" office:value="0.0023372419861611" calcext:value-type="float">
            <text:p>0.002337242</text:p>
          </table:table-cell>
          <table:table-cell table:formula="of:=[.AR76]/[.AD76]" office:value-type="float" office:value="0.229981072360319" calcext:value-type="float">
            <text:p>0.2299810724</text:p>
          </table:table-cell>
          <table:table-cell table:formula="of:=2 / [.D76]" office:value-type="float" office:value="0.01" calcext:value-type="float">
            <text:p>0.01</text:p>
          </table:table-cell>
          <table:table-cell table:formula="of:=[.AT76]-[.AD76]" office:value-type="float" office:value="-0.000162758013838899" calcext:value-type="float">
            <text:p>-0.000162758</text:p>
          </table:table-cell>
          <table:table-cell table:formula="of:=ABS([.AU76])/[.AD76]" office:value-type="float" office:value="0.0160151421117444" calcext:value-type="float">
            <text:p>0.016015142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230345" calcext:value-type="float">
            <text:p>2.30345E-05</text:p>
          </table:table-cell>
          <table:table-cell office:value-type="float" office:value="-0.00000564442" calcext:value-type="float">
            <text:p>-5.64442E-06</text:p>
          </table:table-cell>
          <table:table-cell office:value-type="float" office:value="1.09468" calcext:value-type="float">
            <text:p>1.09468</text:p>
          </table:table-cell>
          <table:table-cell office:value-type="float" office:value="3.14266" calcext:value-type="float">
            <text:p>3.14266</text:p>
          </table:table-cell>
          <table:table-cell office:value-type="float" office:value="1.57119" calcext:value-type="float">
            <text:p>1.57119</text:p>
          </table:table-cell>
          <table:table-cell office:value-type="float" office:value="0.00522955" calcext:value-type="float">
            <text:p>0.00522955</text:p>
          </table:table-cell>
          <table:table-cell office:value-type="float" office:value="0.00523616" calcext:value-type="float">
            <text:p>0.00523616</text:p>
          </table:table-cell>
          <table:table-cell office:value-type="float" office:value="1.20386" calcext:value-type="float">
            <text:p>1.20386</text:p>
          </table:table-cell>
          <table:table-cell office:value-type="float" office:value="13.1641" calcext:value-type="float">
            <text:p>13.1641</text:p>
          </table:table-cell>
          <table:table-cell office:value-type="float" office:value="4.40333" calcext:value-type="float">
            <text:p>4.40333</text:p>
          </table:table-cell>
          <table:table-cell office:value-type="float" office:value="0.0723156" calcext:value-type="float">
            <text:p>0.0723156</text:p>
          </table:table-cell>
          <table:table-cell office:value-type="float" office:value="0.0723613" calcext:value-type="float">
            <text:p>0.0723613</text:p>
          </table:table-cell>
          <table:table-cell office:value-type="float" office:value="0.0744086" calcext:value-type="float">
            <text:p>0.0744086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1.39094" calcext:value-type="float">
            <text:p>1.39094</text:p>
          </table:table-cell>
          <table:table-cell office:value-type="float" office:value="1.21432636145446" calcext:value-type="float">
            <text:p>1.2143263615</text:p>
          </table:table-cell>
          <table:table-cell office:value-type="float" office:value="0.0101645268235954" calcext:value-type="float">
            <text:p>0.0101645268</text:p>
          </table:table-cell>
          <table:table-cell office:value-type="float" office:value="0.0000000724294291396576" calcext:value-type="float">
            <text:p>7.24294291396576E-08</text:p>
          </table:table-cell>
          <table:table-cell office:value-type="float" office:value="0.0000000419681776439735" calcext:value-type="float">
            <text:p>0.000000042</text:p>
          </table:table-cell>
          <table:table-cell office:value-type="float" office:value="0.534105282374265" calcext:value-type="float">
            <text:p>0.5341052824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77]-[.AD77]" office:value-type="float" office:value="0.0023354731764046" calcext:value-type="float">
            <text:p>0.0023354732</text:p>
          </table:table-cell>
          <table:table-cell table:formula="of:=[.AR77]/[.AD77]" office:value-type="float" office:value="0.229767033619623" calcext:value-type="float">
            <text:p>0.2297670336</text:p>
          </table:table-cell>
          <table:table-cell table:formula="of:=2 / [.D77]" office:value-type="float" office:value="0.01" calcext:value-type="float">
            <text:p>0.01</text:p>
          </table:table-cell>
          <table:table-cell table:formula="of:=[.AT77]-[.AD77]" office:value-type="float" office:value="-0.0001645268235954" calcext:value-type="float">
            <text:p>-0.0001645268</text:p>
          </table:table-cell>
          <table:table-cell table:formula="of:=ABS([.AU77])/[.AD77]" office:value-type="float" office:value="0.0161863731043019" calcext:value-type="float">
            <text:p>0.01618637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399987" calcext:value-type="float">
            <text:p>3.99987E-05</text:p>
          </table:table-cell>
          <table:table-cell office:value-type="float" office:value="-0.00000876646" calcext:value-type="float">
            <text:p>-8.76646E-06</text:p>
          </table:table-cell>
          <table:table-cell office:value-type="float" office:value="1.09471" calcext:value-type="float">
            <text:p>1.09471</text:p>
          </table:table-cell>
          <table:table-cell office:value-type="float" office:value="3.14417" calcext:value-type="float">
            <text:p>3.14417</text:p>
          </table:table-cell>
          <table:table-cell office:value-type="float" office:value="1.57041" calcext:value-type="float">
            <text:p>1.57041</text:p>
          </table:table-cell>
          <table:table-cell office:value-type="float" office:value="0.00524247" calcext:value-type="float">
            <text:p>0.00524247</text:p>
          </table:table-cell>
          <table:table-cell office:value-type="float" office:value="0.00523345" calcext:value-type="float">
            <text:p>0.00523345</text:p>
          </table:table-cell>
          <table:table-cell office:value-type="float" office:value="1.20391" calcext:value-type="float">
            <text:p>1.20391</text:p>
          </table:table-cell>
          <table:table-cell office:value-type="float" office:value="13.1787" calcext:value-type="float">
            <text:p>13.1787</text:p>
          </table:table-cell>
          <table:table-cell office:value-type="float" office:value="4.40102" calcext:value-type="float">
            <text:p>4.40102</text:p>
          </table:table-cell>
          <table:table-cell office:value-type="float" office:value="0.0724049" calcext:value-type="float">
            <text:p>0.0724049</text:p>
          </table:table-cell>
          <table:table-cell office:value-type="float" office:value="0.0723426" calcext:value-type="float">
            <text:p>0.0723426</text:p>
          </table:table-cell>
          <table:table-cell office:value-type="float" office:value="0.0743812" calcext:value-type="float">
            <text:p>0.0743812</text:p>
          </table:table-cell>
          <table:table-cell office:value-type="float" office:value="1.81463" calcext:value-type="float">
            <text:p>1.81463</text:p>
          </table:table-cell>
          <table:table-cell office:value-type="float" office:value="1.39098" calcext:value-type="float">
            <text:p>1.39098</text:p>
          </table:table-cell>
          <table:table-cell office:value-type="float" office:value="1.21439024523678" calcext:value-type="float">
            <text:p>1.2143902452</text:p>
          </table:table-cell>
          <table:table-cell office:value-type="float" office:value="0.0101653640774036" calcext:value-type="float">
            <text:p>0.0101653641</text:p>
          </table:table-cell>
          <table:table-cell office:value-type="float" office:value="0.0000000793868607754848" calcext:value-type="float">
            <text:p>7.93868607754848E-08</text:p>
          </table:table-cell>
          <table:table-cell office:value-type="float" office:value="0.0000000504181893102896" calcext:value-type="float">
            <text:p>5.04181893102896E-08</text:p>
          </table:table-cell>
          <table:table-cell office:value-type="float" office:value="0.534115729421353" calcext:value-type="float">
            <text:p>0.5341157294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78]-[.AD78]" office:value-type="float" office:value="0.0023346359225964" calcext:value-type="float">
            <text:p>0.0023346359</text:p>
          </table:table-cell>
          <table:table-cell table:formula="of:=[.AR78]/[.AD78]" office:value-type="float" office:value="0.229665745842396" calcext:value-type="float">
            <text:p>0.2296657458</text:p>
          </table:table-cell>
          <table:table-cell table:formula="of:=2 / [.D78]" office:value-type="float" office:value="0.01" calcext:value-type="float">
            <text:p>0.01</text:p>
          </table:table-cell>
          <table:table-cell table:formula="of:=[.AT78]-[.AD78]" office:value-type="float" office:value="-0.0001653640774036" calcext:value-type="float">
            <text:p>-0.0001653641</text:p>
          </table:table-cell>
          <table:table-cell table:formula="of:=ABS([.AU78])/[.AD78]" office:value-type="float" office:value="0.016267403326083" calcext:value-type="float">
            <text:p>0.016267403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20827" calcext:value-type="float">
            <text:p>5.20827E-05</text:p>
          </table:table-cell>
          <table:table-cell office:value-type="float" office:value="0.0000000438929" calcext:value-type="float">
            <text:p>4.38929E-08</text:p>
          </table:table-cell>
          <table:table-cell office:value-type="float" office:value="1.0947" calcext:value-type="float">
            <text:p>1.0947</text:p>
          </table:table-cell>
          <table:table-cell office:value-type="float" office:value="3.14298" calcext:value-type="float">
            <text:p>3.14298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00523685" calcext:value-type="float">
            <text:p>0.00523685</text:p>
          </table:table-cell>
          <table:table-cell office:value-type="float" office:value="0.00523458" calcext:value-type="float">
            <text:p>0.00523458</text:p>
          </table:table-cell>
          <table:table-cell office:value-type="float" office:value="1.20391" calcext:value-type="float">
            <text:p>1.20391</text:p>
          </table:table-cell>
          <table:table-cell office:value-type="float" office:value="13.1599" calcext:value-type="float">
            <text:p>13.1599</text:p>
          </table:table-cell>
          <table:table-cell office:value-type="float" office:value="4.40238" calcext:value-type="float">
            <text:p>4.40238</text:p>
          </table:table-cell>
          <table:table-cell office:value-type="float" office:value="0.072366" calcext:value-type="float">
            <text:p>0.072366</text:p>
          </table:table-cell>
          <table:table-cell office:value-type="float" office:value="0.0723504" calcext:value-type="float">
            <text:p>0.0723504</text:p>
          </table:table-cell>
          <table:table-cell office:value-type="float" office:value="0.0743884" calcext:value-type="float">
            <text:p>0.0743884</text:p>
          </table:table-cell>
          <table:table-cell office:value-type="float" office:value="1.8115" calcext:value-type="float">
            <text:p>1.8115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.21438282763049" calcext:value-type="float">
            <text:p>1.2143828276</text:p>
          </table:table-cell>
          <table:table-cell office:value-type="float" office:value="0.0101654724914415" calcext:value-type="float">
            <text:p>0.0101654725</text:p>
          </table:table-cell>
          <table:table-cell office:value-type="float" office:value="0.0000000756105633772727" calcext:value-type="float">
            <text:p>7.56105633772727E-08</text:p>
          </table:table-cell>
          <table:table-cell office:value-type="float" office:value="0.0000000457356583538286" calcext:value-type="float">
            <text:p>4.57356583538286E-08</text:p>
          </table:table-cell>
          <table:table-cell office:value-type="float" office:value="0.536673567254527" calcext:value-type="float">
            <text:p>0.536673567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79]-[.AD79]" office:value-type="float" office:value="0.0023345275085585" calcext:value-type="float">
            <text:p>0.0023345275</text:p>
          </table:table-cell>
          <table:table-cell table:formula="of:=[.AR79]/[.AD79]" office:value-type="float" office:value="0.229652631545064" calcext:value-type="float">
            <text:p>0.2296526315</text:p>
          </table:table-cell>
          <table:table-cell table:formula="of:=2 / [.D79]" office:value-type="float" office:value="0.01" calcext:value-type="float">
            <text:p>0.01</text:p>
          </table:table-cell>
          <table:table-cell table:formula="of:=[.AT79]-[.AD79]" office:value-type="float" office:value="-0.0001654724914415" calcext:value-type="float">
            <text:p>-0.0001654725</text:p>
          </table:table-cell>
          <table:table-cell table:formula="of:=ABS([.AU79])/[.AD79]" office:value-type="float" office:value="0.0162778947639487" calcext:value-type="float">
            <text:p>0.016277894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715799" calcext:value-type="float">
            <text:p>0.000715799</text:p>
          </table:table-cell>
          <table:table-cell office:value-type="float" office:value="-0.0000614598" calcext:value-type="float">
            <text:p>-6.14598E-05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3.14292" calcext:value-type="float">
            <text:p>3.14292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0.523155" calcext:value-type="float">
            <text:p>0.523155</text:p>
          </table:table-cell>
          <table:table-cell office:value-type="float" office:value="0.523392" calcext:value-type="float">
            <text:p>0.523392</text:p>
          </table:table-cell>
          <table:table-cell office:value-type="float" office:value="120.363" calcext:value-type="float">
            <text:p>120.363</text:p>
          </table:table-cell>
          <table:table-cell office:value-type="float" office:value="13.1729" calcext:value-type="float">
            <text:p>13.1729</text:p>
          </table:table-cell>
          <table:table-cell office:value-type="float" office:value="4.40167" calcext:value-type="float">
            <text:p>4.40167</text:p>
          </table:table-cell>
          <table:table-cell office:value-type="float" office:value="0.723294" calcext:value-type="float">
            <text:p>0.723294</text:p>
          </table:table-cell>
          <table:table-cell office:value-type="float" office:value="0.723458" calcext:value-type="float">
            <text:p>0.723458</text:p>
          </table:table-cell>
          <table:table-cell office:value-type="float" office:value="0.74415" calcext:value-type="float">
            <text:p>0.74415</text:p>
          </table:table-cell>
          <table:table-cell office:value-type="float" office:value="1.81519" calcext:value-type="float">
            <text:p>1.81519</text:p>
          </table:table-cell>
          <table:table-cell office:value-type="float" office:value="1.39084" calcext:value-type="float">
            <text:p>1.39084</text:p>
          </table:table-cell>
          <table:table-cell office:value-type="float" office:value="121.409412837926" calcext:value-type="float">
            <text:p>121.4094128379</text:p>
          </table:table-cell>
          <table:table-cell office:value-type="float" office:value="1.01658235079992" calcext:value-type="float">
            <text:p>1.0165823508</text:p>
          </table:table-cell>
          <table:table-cell office:value-type="float" office:value="0.00000666296698368007" calcext:value-type="float">
            <text:p>0.000006663</text:p>
          </table:table-cell>
          <table:table-cell office:value-type="float" office:value="0.000355161032204886" calcext:value-type="float">
            <text:p>0.000355161</text:p>
          </table:table-cell>
          <table:table-cell office:value-type="float" office:value="49.4685990338165" calcext:value-type="float">
            <text:p>49.4685990338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80]-[.AD80]" office:value-type="float" office:value="0.23341764920008" calcext:value-type="float">
            <text:p>0.2334176492</text:p>
          </table:table-cell>
          <table:table-cell table:formula="of:=[.AR80]/[.AD80]" office:value-type="float" office:value="0.22961017276801" calcext:value-type="float">
            <text:p>0.2296101728</text:p>
          </table:table-cell>
          <table:table-cell table:formula="of:=2 / [.D80]" office:value-type="float" office:value="1" calcext:value-type="float">
            <text:p>1</text:p>
          </table:table-cell>
          <table:table-cell table:formula="of:=[.AT80]-[.AD80]" office:value-type="float" office:value="-0.0165823507999201" calcext:value-type="float">
            <text:p>-0.0165823508</text:p>
          </table:table-cell>
          <table:table-cell table:formula="of:=ABS([.AU80])/[.AD80]" office:value-type="float" office:value="0.0163118617855916" calcext:value-type="float">
            <text:p>0.016311861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0237063" calcext:value-type="float">
            <text:p>-2.37063E-06</text:p>
          </table:table-cell>
          <table:table-cell office:value-type="float" office:value="0.00000739138" calcext:value-type="float">
            <text:p>7.39138E-06</text:p>
          </table:table-cell>
          <table:table-cell office:value-type="float" office:value="1.09463" calcext:value-type="float">
            <text:p>1.09463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099" calcext:value-type="float">
            <text:p>1.57099</text:p>
          </table:table-cell>
          <table:table-cell office:value-type="float" office:value="0.00524555" calcext:value-type="float">
            <text:p>0.00524555</text:p>
          </table:table-cell>
          <table:table-cell office:value-type="float" office:value="0.00523425" calcext:value-type="float">
            <text:p>0.00523425</text:p>
          </table:table-cell>
          <table:table-cell office:value-type="float" office:value="1.20375" calcext:value-type="float">
            <text:p>1.20375</text:p>
          </table:table-cell>
          <table:table-cell office:value-type="float" office:value="13.151" calcext:value-type="float">
            <text:p>13.151</text:p>
          </table:table-cell>
          <table:table-cell office:value-type="float" office:value="4.40268" calcext:value-type="float">
            <text:p>4.40268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723481" calcext:value-type="float">
            <text:p>0.0723481</text:p>
          </table:table-cell>
          <table:table-cell office:value-type="float" office:value="0.0743528" calcext:value-type="float">
            <text:p>0.0743528</text:p>
          </table:table-cell>
          <table:table-cell office:value-type="float" office:value="1.81338" calcext:value-type="float">
            <text:p>1.81338</text:p>
          </table:table-cell>
          <table:table-cell office:value-type="float" office:value="1.39093" calcext:value-type="float">
            <text:p>1.39093</text:p>
          </table:table-cell>
          <table:table-cell office:value-type="float" office:value="1.21422581238036" calcext:value-type="float">
            <text:p>1.2142258124</text:p>
          </table:table-cell>
          <table:table-cell office:value-type="float" office:value="0.0101662537051566" calcext:value-type="float">
            <text:p>0.0101662537</text:p>
          </table:table-cell>
          <table:table-cell office:value-type="float" office:value="0.0000000769169176320762" calcext:value-type="float">
            <text:p>7.69169176320762E-08</text:p>
          </table:table-cell>
          <table:table-cell office:value-type="float" office:value="0.0000000473296977441567" calcext:value-type="float">
            <text:p>4.73296977441567E-08</text:p>
          </table:table-cell>
          <table:table-cell office:value-type="float" office:value="0.534764245474545" calcext:value-type="float">
            <text:p>0.5347642455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81]-[.AD81]" office:value-type="float" office:value="0.0023337462948434" calcext:value-type="float">
            <text:p>0.0023337463</text:p>
          </table:table-cell>
          <table:table-cell table:formula="of:=[.AR81]/[.AD81]" office:value-type="float" office:value="0.229558140346199" calcext:value-type="float">
            <text:p>0.2295581403</text:p>
          </table:table-cell>
          <table:table-cell table:formula="of:=2 / [.D81]" office:value-type="float" office:value="0.01" calcext:value-type="float">
            <text:p>0.01</text:p>
          </table:table-cell>
          <table:table-cell table:formula="of:=[.AT81]-[.AD81]" office:value-type="float" office:value="-0.0001662537051566" calcext:value-type="float">
            <text:p>-0.0001662537</text:p>
          </table:table-cell>
          <table:table-cell table:formula="of:=ABS([.AU81])/[.AD81]" office:value-type="float" office:value="0.0163534877230411" calcext:value-type="float">
            <text:p>0.01635348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584944" calcext:value-type="float">
            <text:p>-5.84944E-05</text:p>
          </table:table-cell>
          <table:table-cell office:value-type="float" office:value="-0.000265345" calcext:value-type="float">
            <text:p>-0.000265345</text:p>
          </table:table-cell>
          <table:table-cell office:value-type="float" office:value="10.945" calcext:value-type="float">
            <text:p>10.945</text:p>
          </table:table-cell>
          <table:table-cell office:value-type="float" office:value="3.14283" calcext:value-type="float">
            <text:p>3.14283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523709" calcext:value-type="float">
            <text:p>0.523709</text:p>
          </table:table-cell>
          <table:table-cell office:value-type="float" office:value="0.523408" calcext:value-type="float">
            <text:p>0.523408</text:p>
          </table:table-cell>
          <table:table-cell office:value-type="float" office:value="120.346" calcext:value-type="float">
            <text:p>120.346</text:p>
          </table:table-cell>
          <table:table-cell office:value-type="float" office:value="13.1699" calcext:value-type="float">
            <text:p>13.1699</text:p>
          </table:table-cell>
          <table:table-cell office:value-type="float" office:value="4.4023" calcext:value-type="float">
            <text:p>4.4023</text:p>
          </table:table-cell>
          <table:table-cell office:value-type="float" office:value="0.723677" calcext:value-type="float">
            <text:p>0.723677</text:p>
          </table:table-cell>
          <table:table-cell office:value-type="float" office:value="0.723469" calcext:value-type="float">
            <text:p>0.723469</text:p>
          </table:table-cell>
          <table:table-cell office:value-type="float" office:value="0.74398" calcext:value-type="float">
            <text:p>0.74398</text:p>
          </table:table-cell>
          <table:table-cell office:value-type="float" office:value="1.81453" calcext:value-type="float">
            <text:p>1.81453</text:p>
          </table:table-cell>
          <table:table-cell office:value-type="float" office:value="1.39095" calcext:value-type="float">
            <text:p>1.39095</text:p>
          </table:table-cell>
          <table:table-cell office:value-type="float" office:value="121.392617074413" calcext:value-type="float">
            <text:p>121.3926170744</text:p>
          </table:table-cell>
          <table:table-cell office:value-type="float" office:value="1.01666887109375" calcext:value-type="float">
            <text:p>1.0166688711</text:p>
          </table:table-cell>
          <table:table-cell office:value-type="float" office:value="0.00000661333897936822" calcext:value-type="float">
            <text:p>6.61333897936822E-06</text:p>
          </table:table-cell>
          <table:table-cell office:value-type="float" office:value="0.000349890019648249" calcext:value-type="float">
            <text:p>0.00034989</text:p>
          </table:table-cell>
          <table:table-cell office:value-type="float" office:value="59.7520058351569" calcext:value-type="float">
            <text:p>59.7520058352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82]-[.AD82]" office:value-type="float" office:value="0.23333112890625" calcext:value-type="float">
            <text:p>0.2333311289</text:p>
          </table:table-cell>
          <table:table-cell table:formula="of:=[.AR82]/[.AD82]" office:value-type="float" office:value="0.229505530798074" calcext:value-type="float">
            <text:p>0.2295055308</text:p>
          </table:table-cell>
          <table:table-cell table:formula="of:=2 / [.D82]" office:value-type="float" office:value="1" calcext:value-type="float">
            <text:p>1</text:p>
          </table:table-cell>
          <table:table-cell table:formula="of:=[.AT82]-[.AD82]" office:value-type="float" office:value="-0.0166688710937499" calcext:value-type="float">
            <text:p>-0.0166688711</text:p>
          </table:table-cell>
          <table:table-cell table:formula="of:=ABS([.AU82])/[.AD82]" office:value-type="float" office:value="0.0163955753615405" calcext:value-type="float">
            <text:p>0.016395575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559911" calcext:value-type="float">
            <text:p>5.59911E-05</text:p>
          </table:table-cell>
          <table:table-cell office:value-type="float" office:value="0.000000773991" calcext:value-type="float">
            <text:p>0.000000774</text:p>
          </table:table-cell>
          <table:table-cell office:value-type="float" office:value="1.09464" calcext:value-type="float">
            <text:p>1.09464</text:p>
          </table:table-cell>
          <table:table-cell office:value-type="float" office:value="3.13901" calcext:value-type="float">
            <text:p>3.13901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00523135" calcext:value-type="float">
            <text:p>0.00523135</text:p>
          </table:table-cell>
          <table:table-cell office:value-type="float" office:value="0.00524258" calcext:value-type="float">
            <text:p>0.00524258</text:p>
          </table:table-cell>
          <table:table-cell office:value-type="float" office:value="1.20377" calcext:value-type="float">
            <text:p>1.20377</text:p>
          </table:table-cell>
          <table:table-cell office:value-type="float" office:value="13.1447" calcext:value-type="float">
            <text:p>13.1447</text:p>
          </table:table-cell>
          <table:table-cell office:value-type="float" office:value="4.39911" calcext:value-type="float">
            <text:p>4.39911</text:p>
          </table:table-cell>
          <table:table-cell office:value-type="float" office:value="0.072328" calcext:value-type="float">
            <text:p>0.072328</text:p>
          </table:table-cell>
          <table:table-cell office:value-type="float" office:value="0.0724057" calcext:value-type="float">
            <text:p>0.0724057</text:p>
          </table:table-cell>
          <table:table-cell office:value-type="float" office:value="0.0743956" calcext:value-type="float">
            <text:p>0.0743956</text:p>
          </table:table-cell>
          <table:table-cell office:value-type="float" office:value="1.8142" calcext:value-type="float">
            <text:p>1.8142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.21424108760752" calcext:value-type="float">
            <text:p>1.2142410876</text:p>
          </table:table-cell>
          <table:table-cell office:value-type="float" office:value="0.0101674115450966" calcext:value-type="float">
            <text:p>0.0101674115</text:p>
          </table:table-cell>
          <table:table-cell office:value-type="float" office:value="0.0000000462517109602333" calcext:value-type="float">
            <text:p>4.62517109602333E-08</text:p>
          </table:table-cell>
          <table:table-cell office:value-type="float" office:value="0.0000000171137661339917" calcext:value-type="float">
            <text:p>1.71137661339917E-08</text:p>
          </table:table-cell>
          <table:table-cell office:value-type="float" office:value="0.640225079129382" calcext:value-type="float">
            <text:p>0.6402250791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0.0183472519267548" calcext:value-type="float">
            <text:p>0.0183472519</text:p>
          </table:table-cell>
          <table:table-cell office:value-type="float" office:value="0.0125" calcext:value-type="float">
            <text:p>0.0125</text:p>
          </table:table-cell>
          <table:table-cell table:formula="of:=[.AQ83]-[.AD83]" office:value-type="float" office:value="0.0023325884549034" calcext:value-type="float">
            <text:p>0.0023325885</text:p>
          </table:table-cell>
          <table:table-cell table:formula="of:=[.AR83]/[.AD83]" office:value-type="float" office:value="0.229418121274763" calcext:value-type="float">
            <text:p>0.2294181213</text:p>
          </table:table-cell>
          <table:table-cell table:formula="of:=2 / [.D83]" office:value-type="float" office:value="0.01" calcext:value-type="float">
            <text:p>0.01</text:p>
          </table:table-cell>
          <table:table-cell table:formula="of:=[.AT83]-[.AD83]" office:value-type="float" office:value="-0.000167411545096599" calcext:value-type="float">
            <text:p>-0.0001674115</text:p>
          </table:table-cell>
          <table:table-cell table:formula="of:=ABS([.AU83])/[.AD83]" office:value-type="float" office:value="0.0164655029801893" calcext:value-type="float">
            <text:p>0.0164655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0.000947433" calcext:value-type="float">
            <text:p>0.000947433</text:p>
          </table:table-cell>
          <table:table-cell office:value-type="float" office:value="0.000640699" calcext:value-type="float">
            <text:p>0.000640699</text:p>
          </table:table-cell>
          <table:table-cell office:value-type="float" office:value="10.9466" calcext:value-type="float">
            <text:p>10.9466</text:p>
          </table:table-cell>
          <table:table-cell office:value-type="float" office:value="3.14491" calcext:value-type="float">
            <text:p>3.14491</text:p>
          </table:table-cell>
          <table:table-cell office:value-type="float" office:value="1.57066" calcext:value-type="float">
            <text:p>1.57066</text:p>
          </table:table-cell>
          <table:table-cell office:value-type="float" office:value="0.52304" calcext:value-type="float">
            <text:p>0.52304</text:p>
          </table:table-cell>
          <table:table-cell office:value-type="float" office:value="0.524265" calcext:value-type="float">
            <text:p>0.524265</text:p>
          </table:table-cell>
          <table:table-cell office:value-type="float" office:value="120.381" calcext:value-type="float">
            <text:p>120.381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4.4015" calcext:value-type="float">
            <text:p>4.4015</text:p>
          </table:table-cell>
          <table:table-cell office:value-type="float" office:value="0.723214" calcext:value-type="float">
            <text:p>0.723214</text:p>
          </table:table-cell>
          <table:table-cell office:value-type="float" office:value="0.724061" calcext:value-type="float">
            <text:p>0.724061</text:p>
          </table:table-cell>
          <table:table-cell office:value-type="float" office:value="0.744147" calcext:value-type="float">
            <text:p>0.744147</text:p>
          </table:table-cell>
          <table:table-cell office:value-type="float" office:value="1.81441" calcext:value-type="float">
            <text:p>1.81441</text:p>
          </table:table-cell>
          <table:table-cell office:value-type="float" office:value="1.39087" calcext:value-type="float">
            <text:p>1.39087</text:p>
          </table:table-cell>
          <table:table-cell office:value-type="float" office:value="121.428745802497" calcext:value-type="float">
            <text:p>121.4287458025</text:p>
          </table:table-cell>
          <table:table-cell office:value-type="float" office:value="1.01679949352823" calcext:value-type="float">
            <text:p>1.0167994935</text:p>
          </table:table-cell>
          <table:table-cell office:value-type="float" office:value="0.00000669752383003704" calcext:value-type="float">
            <text:p>6.69752383003704E-06</text:p>
          </table:table-cell>
          <table:table-cell office:value-type="float" office:value="0.000358854603631312" calcext:value-type="float">
            <text:p>0.0003588546</text:p>
          </table:table-cell>
          <table:table-cell office:value-type="float" office:value="52.0126984126984" calcext:value-type="float">
            <text:p>52.0126984127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84]-[.AD84]" office:value-type="float" office:value="0.23320050647177" calcext:value-type="float">
            <text:p>0.2332005065</text:p>
          </table:table-cell>
          <table:table-cell table:formula="of:=[.AR84]/[.AD84]" office:value-type="float" office:value="0.229347583231556" calcext:value-type="float">
            <text:p>0.2293475832</text:p>
          </table:table-cell>
          <table:table-cell table:formula="of:=2 / [.D84]" office:value-type="float" office:value="1" calcext:value-type="float">
            <text:p>1</text:p>
          </table:table-cell>
          <table:table-cell table:formula="of:=[.AT84]-[.AD84]" office:value-type="float" office:value="-0.0167994935282301" calcext:value-type="float">
            <text:p>-0.0167994935</text:p>
          </table:table-cell>
          <table:table-cell table:formula="of:=ABS([.AU84])/[.AD84]" office:value-type="float" office:value="0.016521933414755" calcext:value-type="float">
            <text:p>0.01652193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263608" calcext:value-type="float">
            <text:p>-0.000263608</text:p>
          </table:table-cell>
          <table:table-cell office:value-type="float" office:value="0.000263073" calcext:value-type="float">
            <text:p>0.000263073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3.13987" calcext:value-type="float">
            <text:p>3.13987</text:p>
          </table:table-cell>
          <table:table-cell office:value-type="float" office:value="1.57115" calcext:value-type="float">
            <text:p>1.57115</text:p>
          </table:table-cell>
          <table:table-cell office:value-type="float" office:value="0.524061" calcext:value-type="float">
            <text:p>0.524061</text:p>
          </table:table-cell>
          <table:table-cell office:value-type="float" office:value="0.524164" calcext:value-type="float">
            <text:p>0.524164</text:p>
          </table:table-cell>
          <table:table-cell office:value-type="float" office:value="120.371" calcext:value-type="float">
            <text:p>120.371</text:p>
          </table:table-cell>
          <table:table-cell office:value-type="float" office:value="13.153" calcext:value-type="float">
            <text:p>13.153</text:p>
          </table:table-cell>
          <table:table-cell office:value-type="float" office:value="4.40317" calcext:value-type="float">
            <text:p>4.40317</text:p>
          </table:table-cell>
          <table:table-cell office:value-type="float" office:value="0.723921" calcext:value-type="float">
            <text:p>0.723921</text:p>
          </table:table-cell>
          <table:table-cell office:value-type="float" office:value="0.723992" calcext:value-type="float">
            <text:p>0.723992</text:p>
          </table:table-cell>
          <table:table-cell office:value-type="float" office:value="0.743819" calcext:value-type="float">
            <text:p>0.743819</text:p>
          </table:table-cell>
          <table:table-cell office:value-type="float" office:value="1.815" calcext:value-type="float">
            <text:p>1.815</text:p>
          </table:table-cell>
          <table:table-cell office:value-type="float" office:value="1.39092" calcext:value-type="float">
            <text:p>1.39092</text:p>
          </table:table-cell>
          <table:table-cell office:value-type="float" office:value="121.419279074255" calcext:value-type="float">
            <text:p>121.4192790743</text:p>
          </table:table-cell>
          <table:table-cell office:value-type="float" office:value="1.01689940476426" calcext:value-type="float">
            <text:p>1.0168994048</text:p>
          </table:table-cell>
          <table:table-cell office:value-type="float" office:value="0.0000058316431856297" calcext:value-type="float">
            <text:p>5.8316431856297E-06</text:p>
          </table:table-cell>
          <table:table-cell office:value-type="float" office:value="0.00027206449795601" calcext:value-type="float">
            <text:p>0.0002720645</text:p>
          </table:table-cell>
          <table:table-cell office:value-type="float" office:value="52.1451304901337" calcext:value-type="float">
            <text:p>52.1451304901</text:p>
          </table:table-cell>
          <table:table-cell table:number-columns-repeated="2" office:value-type="float" office:value="-0.618034" calcext:value-type="float">
            <text:p>-0.618034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61803" calcext:value-type="float">
            <text:p>1.61803</text:p>
          </table:table-cell>
          <table:table-cell office:value-type="float" office:value="0.90909090909091" calcext:value-type="float">
            <text:p>0.9090909091</text:p>
          </table:table-cell>
          <table:table-cell office:value-type="float" office:value="0.909090909090912" calcext:value-type="float">
            <text:p>0.9090909091</text:p>
          </table:table-cell>
          <table:table-cell office:value-type="float" office:value="18.3472519267548" calcext:value-type="float">
            <text:p>18.3472519268</text:p>
          </table:table-cell>
          <table:table-cell office:value-type="float" office:value="1.25" calcext:value-type="float">
            <text:p>1.25</text:p>
          </table:table-cell>
          <table:table-cell table:formula="of:=[.AQ85]-[.AD85]" office:value-type="float" office:value="0.23310059523574" calcext:value-type="float">
            <text:p>0.2331005952</text:p>
          </table:table-cell>
          <table:table-cell table:formula="of:=[.AR85]/[.AD85]" office:value-type="float" office:value="0.229226798780335" calcext:value-type="float">
            <text:p>0.2292267988</text:p>
          </table:table-cell>
          <table:table-cell table:formula="of:=2 / [.D85]" office:value-type="float" office:value="1" calcext:value-type="float">
            <text:p>1</text:p>
          </table:table-cell>
          <table:table-cell table:formula="of:=[.AT85]-[.AD85]" office:value-type="float" office:value="-0.0168994047642601" calcext:value-type="float">
            <text:p>-0.0168994048</text:p>
          </table:table-cell>
          <table:table-cell table:formula="of:=ABS([.AU85])/[.AD85]" office:value-type="float" office:value="0.0166185609757317" calcext:value-type="float">
            <text:p>0.016618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463621" calcext:value-type="float">
            <text:p>-0.00463621</text:p>
          </table:table-cell>
          <table:table-cell office:value-type="float" office:value="-0.00331396" calcext:value-type="float">
            <text:p>-0.00331396</text:p>
          </table:table-cell>
          <table:table-cell office:value-type="float" office:value="9.46367" calcext:value-type="float">
            <text:p>9.46367</text:p>
          </table:table-cell>
          <table:table-cell office:value-type="float" office:value="3.14361" calcext:value-type="float">
            <text:p>3.14361</text:p>
          </table:table-cell>
          <table:table-cell office:value-type="float" office:value="1.57184" calcext:value-type="float">
            <text:p>1.57184</text:p>
          </table:table-cell>
          <table:table-cell office:value-type="float" office:value="2.61014" calcext:value-type="float">
            <text:p>2.61014</text:p>
          </table:table-cell>
          <table:table-cell office:value-type="float" office:value="2.61738" calcext:value-type="float">
            <text:p>2.61738</text:p>
          </table:table-cell>
          <table:table-cell office:value-type="float" office:value="94.8575" calcext:value-type="float">
            <text:p>94.8575</text:p>
          </table:table-cell>
          <table:table-cell office:value-type="float" office:value="13.1751" calcext:value-type="float">
            <text:p>13.1751</text:p>
          </table:table-cell>
          <table:table-cell office:value-type="float" office:value="4.37701" calcext:value-type="float">
            <text:p>4.37701</text:p>
          </table:table-cell>
          <table:table-cell office:value-type="float" office:value="1.61559" calcext:value-type="float">
            <text:p>1.61559</text:p>
          </table:table-cell>
          <table:table-cell office:value-type="float" office:value="1.61783" calcext:value-type="float">
            <text:p>1.61783</text:p>
          </table:table-cell>
          <table:table-cell office:value-type="float" office:value="2.30137" calcext:value-type="float">
            <text:p>2.30137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.3807" calcext:value-type="float">
            <text:p>1.3807</text:p>
          </table:table-cell>
          <table:table-cell office:value-type="float" office:value="100.084984945341" calcext:value-type="float">
            <text:p>100.0849849453</text:p>
          </table:table-cell>
          <table:table-cell office:value-type="float" office:value="1.01757747045263" calcext:value-type="float">
            <text:p>1.0175774705</text:p>
          </table:table-cell>
          <table:table-cell office:value-type="float" office:value="0.00000219657721222777" calcext:value-type="float">
            <text:p>2.19657721222777E-06</text:p>
          </table:table-cell>
          <table:table-cell office:value-type="float" office:value="0.0000385996115942265" calcext:value-type="float">
            <text:p>3.85996115942265E-05</text:p>
          </table:table-cell>
          <table:table-cell office:value-type="float" office:value="345.654008438819" calcext:value-type="float">
            <text:p>345.6540084388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86]-[.AD86]" office:value-type="float" office:value="0.23242252954737" calcext:value-type="float">
            <text:p>0.2324225295</text:p>
          </table:table-cell>
          <table:table-cell table:formula="of:=[.AR86]/[.AD86]" office:value-type="float" office:value="0.22840769995034" calcext:value-type="float">
            <text:p>0.2284077</text:p>
          </table:table-cell>
          <table:table-cell table:formula="of:=2 / [.D86]" office:value-type="float" office:value="1" calcext:value-type="float">
            <text:p>1</text:p>
          </table:table-cell>
          <table:table-cell table:formula="of:=[.AT86]-[.AD86]" office:value-type="float" office:value="-0.0175774704526299" calcext:value-type="float">
            <text:p>-0.0175774705</text:p>
          </table:table-cell>
          <table:table-cell table:formula="of:=ABS([.AU86])/[.AD86]" office:value-type="float" office:value="0.0172738400397281" calcext:value-type="float">
            <text:p>0.01727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09835" calcext:value-type="float">
            <text:p>0.000209835</text:p>
          </table:table-cell>
          <table:table-cell office:value-type="float" office:value="0.000305819" calcext:value-type="float">
            <text:p>0.000305819</text:p>
          </table:table-cell>
          <table:table-cell office:value-type="float" office:value="0.946181" calcext:value-type="float">
            <text:p>0.946181</text:p>
          </table:table-cell>
          <table:table-cell office:value-type="float" office:value="3.14115" calcext:value-type="float">
            <text:p>3.14115</text:p>
          </table:table-cell>
          <table:table-cell office:value-type="float" office:value="1.57194" calcext:value-type="float">
            <text:p>1.57194</text:p>
          </table:table-cell>
          <table:table-cell office:value-type="float" office:value="0.0261077" calcext:value-type="float">
            <text:p>0.0261077</text:p>
          </table:table-cell>
          <table:table-cell office:value-type="float" office:value="0.026109" calcext:value-type="float">
            <text:p>0.026109</text:p>
          </table:table-cell>
          <table:table-cell office:value-type="float" office:value="0.948539" calcext:value-type="float">
            <text:p>0.948539</text:p>
          </table:table-cell>
          <table:table-cell office:value-type="float" office:value="13.1556" calcext:value-type="float">
            <text:p>13.1556</text:p>
          </table:table-cell>
          <table:table-cell office:value-type="float" office:value="4.37709" calcext:value-type="float">
            <text:p>4.37709</text:p>
          </table:table-cell>
          <table:table-cell office:value-type="float" office:value="0.161579" calcext:value-type="float">
            <text:p>0.161579</text:p>
          </table:table-cell>
          <table:table-cell office:value-type="float" office:value="0.161582" calcext:value-type="float">
            <text:p>0.161582</text:p>
          </table:table-cell>
          <table:table-cell office:value-type="float" office:value="0.230825" calcext:value-type="float">
            <text:p>0.230825</text:p>
          </table:table-cell>
          <table:table-cell office:value-type="float" office:value="1.8135" calcext:value-type="float">
            <text:p>1.8135</text:p>
          </table:table-cell>
          <table:table-cell office:value-type="float" office:value="1.38061" calcext:value-type="float">
            <text:p>1.38061</text:p>
          </table:table-cell>
          <table:table-cell office:value-type="float" office:value="1.00075546644617" calcext:value-type="float">
            <text:p>1.0007554664</text:p>
          </table:table-cell>
          <table:table-cell office:value-type="float" office:value="0.0101843903937629" calcext:value-type="float">
            <text:p>0.0101843904</text:p>
          </table:table-cell>
          <table:table-cell office:value-type="float" office:value="0.0000000129047391182555" calcext:value-type="float">
            <text:p>1.29047391182555E-08</text:p>
          </table:table-cell>
          <table:table-cell office:value-type="float" office:value="0.00000000133225833368186" calcext:value-type="float">
            <text:p>1.33225833368186E-09</text:p>
          </table:table-cell>
          <table:table-cell office:value-type="float" office:value="0.966573454626975" calcext:value-type="float">
            <text:p>0.9665734546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87]-[.AD87]" office:value-type="float" office:value="0.0023156096062371" calcext:value-type="float">
            <text:p>0.0023156096</text:p>
          </table:table-cell>
          <table:table-cell table:formula="of:=[.AR87]/[.AD87]" office:value-type="float" office:value="0.227368503828685" calcext:value-type="float">
            <text:p>0.2273685038</text:p>
          </table:table-cell>
          <table:table-cell table:formula="of:=2 / [.D87]" office:value-type="float" office:value="0.01" calcext:value-type="float">
            <text:p>0.01</text:p>
          </table:table-cell>
          <table:table-cell table:formula="of:=[.AT87]-[.AD87]" office:value-type="float" office:value="-0.0001843903937629" calcext:value-type="float">
            <text:p>-0.0001843904</text:p>
          </table:table-cell>
          <table:table-cell table:formula="of:=ABS([.AU87])/[.AD87]" office:value-type="float" office:value="0.0181051969370522" calcext:value-type="float">
            <text:p>0.0181051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871626" calcext:value-type="float">
            <text:p>-0.00871626</text:p>
          </table:table-cell>
          <table:table-cell office:value-type="float" office:value="-0.00484527" calcext:value-type="float">
            <text:p>-0.00484527</text:p>
          </table:table-cell>
          <table:table-cell office:value-type="float" office:value="9.46247" calcext:value-type="float">
            <text:p>9.46247</text:p>
          </table:table-cell>
          <table:table-cell office:value-type="float" office:value="3.13796" calcext:value-type="float">
            <text:p>3.13796</text:p>
          </table:table-cell>
          <table:table-cell office:value-type="float" office:value="1.57473" calcext:value-type="float">
            <text:p>1.57473</text:p>
          </table:table-cell>
          <table:table-cell office:value-type="float" office:value="2.6003" calcext:value-type="float">
            <text:p>2.6003</text:p>
          </table:table-cell>
          <table:table-cell office:value-type="float" office:value="2.61447" calcext:value-type="float">
            <text:p>2.61447</text:p>
          </table:table-cell>
          <table:table-cell office:value-type="float" office:value="94.8806" calcext:value-type="float">
            <text:p>94.8806</text:p>
          </table:table-cell>
          <table:table-cell office:value-type="float" office:value="13.1455" calcext:value-type="float">
            <text:p>13.1455</text:p>
          </table:table-cell>
          <table:table-cell office:value-type="float" office:value="4.38592" calcext:value-type="float">
            <text:p>4.38592</text:p>
          </table:table-cell>
          <table:table-cell office:value-type="float" office:value="1.61252" calcext:value-type="float">
            <text:p>1.61252</text:p>
          </table:table-cell>
          <table:table-cell office:value-type="float" office:value="1.61693" calcext:value-type="float">
            <text:p>1.61693</text:p>
          </table:table-cell>
          <table:table-cell office:value-type="float" office:value="2.31133" calcext:value-type="float">
            <text:p>2.31133</text:p>
          </table:table-cell>
          <table:table-cell office:value-type="float" office:value="1.81624" calcext:value-type="float">
            <text:p>1.81624</text:p>
          </table:table-cell>
          <table:table-cell office:value-type="float" office:value="1.38063" calcext:value-type="float">
            <text:p>1.38063</text:p>
          </table:table-cell>
          <table:table-cell office:value-type="float" office:value="100.09540977118" calcext:value-type="float">
            <text:p>100.0954097712</text:p>
          </table:table-cell>
          <table:table-cell office:value-type="float" office:value="1.01901344222" calcext:value-type="float">
            <text:p>1.0190134422</text:p>
          </table:table-cell>
          <table:table-cell office:value-type="float" office:value="0.000000179432319640175" calcext:value-type="float">
            <text:p>1.79432319640175E-07</text:p>
          </table:table-cell>
          <table:table-cell office:value-type="float" office:value="0.000000257567658651631" calcext:value-type="float">
            <text:p>2.57567658651631E-07</text:p>
          </table:table-cell>
          <table:table-cell office:value-type="float" office:value="300.07326007326" calcext:value-type="float">
            <text:p>300.0732600733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88]-[.AD88]" office:value-type="float" office:value="0.23098655778" calcext:value-type="float">
            <text:p>0.2309865578</text:p>
          </table:table-cell>
          <table:table-cell table:formula="of:=[.AR88]/[.AD88]" office:value-type="float" office:value="0.226676654310642" calcext:value-type="float">
            <text:p>0.2266766543</text:p>
          </table:table-cell>
          <table:table-cell table:formula="of:=2 / [.D88]" office:value-type="float" office:value="1" calcext:value-type="float">
            <text:p>1</text:p>
          </table:table-cell>
          <table:table-cell table:formula="of:=[.AT88]-[.AD88]" office:value-type="float" office:value="-0.0190134422199999" calcext:value-type="float">
            <text:p>-0.0190134422</text:p>
          </table:table-cell>
          <table:table-cell table:formula="of:=ABS([.AU88])/[.AD88]" office:value-type="float" office:value="0.0186586765514865" calcext:value-type="float">
            <text:p>0.0186586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317736" calcext:value-type="float">
            <text:p>-0.000317736</text:p>
          </table:table-cell>
          <table:table-cell office:value-type="float" office:value="-0.0000820086" calcext:value-type="float">
            <text:p>-8.20086E-05</text:p>
          </table:table-cell>
          <table:table-cell office:value-type="float" office:value="0.946197" calcext:value-type="float">
            <text:p>0.946197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1.57167" calcext:value-type="float">
            <text:p>1.57167</text:p>
          </table:table-cell>
          <table:table-cell office:value-type="float" office:value="0.0261126" calcext:value-type="float">
            <text:p>0.0261126</text:p>
          </table:table-cell>
          <table:table-cell office:value-type="float" office:value="0.0261592" calcext:value-type="float">
            <text:p>0.0261592</text:p>
          </table:table-cell>
          <table:table-cell office:value-type="float" office:value="0.94856" calcext:value-type="float">
            <text:p>0.94856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4.37605" calcext:value-type="float">
            <text:p>4.37605</text:p>
          </table:table-cell>
          <table:table-cell office:value-type="float" office:value="0.161594" calcext:value-type="float">
            <text:p>0.161594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230807" calcext:value-type="float">
            <text:p>0.230807</text:p>
          </table:table-cell>
          <table:table-cell office:value-type="float" office:value="1.81325" calcext:value-type="float">
            <text:p>1.81325</text:p>
          </table:table-cell>
          <table:table-cell office:value-type="float" office:value="1.38055" calcext:value-type="float">
            <text:p>1.38055</text:p>
          </table:table-cell>
          <table:table-cell office:value-type="float" office:value="1.00083178732131" calcext:value-type="float">
            <text:p>1.0008317873</text:p>
          </table:table-cell>
          <table:table-cell office:value-type="float" office:value="0.0101913111376781" calcext:value-type="float">
            <text:p>0.0101913111</text:p>
          </table:table-cell>
          <table:table-cell office:value-type="float" office:value="0.0000000236226219664146" calcext:value-type="float">
            <text:p>2.36226219664146E-08</text:p>
          </table:table-cell>
          <table:table-cell office:value-type="float" office:value="0.00000000446422614854506" calcext:value-type="float">
            <text:p>4.46422614854506E-09</text:p>
          </table:table-cell>
          <table:table-cell office:value-type="float" office:value="0.966938539441225" calcext:value-type="float">
            <text:p>0.9669385394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89]-[.AD89]" office:value-type="float" office:value="0.0023086888623219" calcext:value-type="float">
            <text:p>0.0023086889</text:p>
          </table:table-cell>
          <table:table-cell table:formula="of:=[.AR89]/[.AD89]" office:value-type="float" office:value="0.226535019011096" calcext:value-type="float">
            <text:p>0.226535019</text:p>
          </table:table-cell>
          <table:table-cell table:formula="of:=2 / [.D89]" office:value-type="float" office:value="0.01" calcext:value-type="float">
            <text:p>0.01</text:p>
          </table:table-cell>
          <table:table-cell table:formula="of:=[.AT89]-[.AD89]" office:value-type="float" office:value="-0.000191311137678099" calcext:value-type="float">
            <text:p>-0.0001913111</text:p>
          </table:table-cell>
          <table:table-cell table:formula="of:=ABS([.AU89])/[.AD89]" office:value-type="float" office:value="0.0187719847911234" calcext:value-type="float">
            <text:p>0.0187719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523475" calcext:value-type="float">
            <text:p>-0.00523475</text:p>
          </table:table-cell>
          <table:table-cell office:value-type="float" office:value="0.0022872" calcext:value-type="float">
            <text:p>0.0022872</text:p>
          </table:table-cell>
          <table:table-cell office:value-type="float" office:value="9.46667" calcext:value-type="float">
            <text:p>9.46667</text:p>
          </table:table-cell>
          <table:table-cell office:value-type="float" office:value="3.14246" calcext:value-type="float">
            <text:p>3.14246</text:p>
          </table:table-cell>
          <table:table-cell office:value-type="float" office:value="1.5712" calcext:value-type="float">
            <text:p>1.5712</text:p>
          </table:table-cell>
          <table:table-cell office:value-type="float" office:value="2.62183" calcext:value-type="float">
            <text:p>2.62183</text:p>
          </table:table-cell>
          <table:table-cell office:value-type="float" office:value="2.61206" calcext:value-type="float">
            <text:p>2.61206</text:p>
          </table:table-cell>
          <table:table-cell office:value-type="float" office:value="94.9442" calcext:value-type="float">
            <text:p>94.9442</text:p>
          </table:table-cell>
          <table:table-cell office:value-type="float" office:value="13.1698" calcext:value-type="float">
            <text:p>13.1698</text:p>
          </table:table-cell>
          <table:table-cell office:value-type="float" office:value="4.37425" calcext:value-type="float">
            <text:p>4.37425</text:p>
          </table:table-cell>
          <table:table-cell office:value-type="float" office:value="1.6192" calcext:value-type="float">
            <text:p>1.6192</text:p>
          </table:table-cell>
          <table:table-cell office:value-type="float" office:value="1.61619" calcext:value-type="float">
            <text:p>1.61619</text:p>
          </table:table-cell>
          <table:table-cell office:value-type="float" office:value="2.3079" calcext:value-type="float">
            <text:p>2.3079</text:p>
          </table:table-cell>
          <table:table-cell office:value-type="float" office:value="1.81513" calcext:value-type="float">
            <text:p>1.81513</text:p>
          </table:table-cell>
          <table:table-cell office:value-type="float" office:value="1.38042" calcext:value-type="float">
            <text:p>1.38042</text:p>
          </table:table-cell>
          <table:table-cell office:value-type="float" office:value="100.178046022743" calcext:value-type="float">
            <text:p>100.1780460227</text:p>
          </table:table-cell>
          <table:table-cell office:value-type="float" office:value="1.01914760353778" calcext:value-type="float">
            <text:p>1.0191476035</text:p>
          </table:table-cell>
          <table:table-cell office:value-type="float" office:value="0.000000881988779209402" calcext:value-type="float">
            <text:p>0.000000882</text:p>
          </table:table-cell>
          <table:table-cell office:value-type="float" office:value="0.00000622323365321033" calcext:value-type="float">
            <text:p>6.22323365321033E-06</text:p>
          </table:table-cell>
          <table:table-cell office:value-type="float" office:value="327.68" calcext:value-type="float">
            <text:p>327.68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90]-[.AD90]" office:value-type="float" office:value="0.23085239646222" calcext:value-type="float">
            <text:p>0.2308523965</text:p>
          </table:table-cell>
          <table:table-cell table:formula="of:=[.AR90]/[.AD90]" office:value-type="float" office:value="0.226515173720528" calcext:value-type="float">
            <text:p>0.2265151737</text:p>
          </table:table-cell>
          <table:table-cell table:formula="of:=2 / [.D90]" office:value-type="float" office:value="1" calcext:value-type="float">
            <text:p>1</text:p>
          </table:table-cell>
          <table:table-cell table:formula="of:=[.AT90]-[.AD90]" office:value-type="float" office:value="-0.01914760353778" calcext:value-type="float">
            <text:p>-0.0191476035</text:p>
          </table:table-cell>
          <table:table-cell table:formula="of:=ABS([.AU90])/[.AD90]" office:value-type="float" office:value="0.0187878610235776" calcext:value-type="float">
            <text:p>0.018787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451482" calcext:value-type="float">
            <text:p>0.00451482</text:p>
          </table:table-cell>
          <table:table-cell office:value-type="float" office:value="-0.00477069" calcext:value-type="float">
            <text:p>-0.00477069</text:p>
          </table:table-cell>
          <table:table-cell office:value-type="float" office:value="9.4694" calcext:value-type="float">
            <text:p>9.4694</text:p>
          </table:table-cell>
          <table:table-cell office:value-type="float" office:value="3.14239" calcext:value-type="float">
            <text:p>3.14239</text:p>
          </table:table-cell>
          <table:table-cell office:value-type="float" office:value="1.57381" calcext:value-type="float">
            <text:p>1.57381</text:p>
          </table:table-cell>
          <table:table-cell office:value-type="float" office:value="2.61784" calcext:value-type="float">
            <text:p>2.61784</text:p>
          </table:table-cell>
          <table:table-cell office:value-type="float" office:value="2.61237" calcext:value-type="float">
            <text:p>2.61237</text:p>
          </table:table-cell>
          <table:table-cell office:value-type="float" office:value="95.005" calcext:value-type="float">
            <text:p>95.005</text:p>
          </table:table-cell>
          <table:table-cell office:value-type="float" office:value="13.1616" calcext:value-type="float">
            <text:p>13.1616</text:p>
          </table:table-cell>
          <table:table-cell office:value-type="float" office:value="4.38268" calcext:value-type="float">
            <text:p>4.38268</text:p>
          </table:table-cell>
          <table:table-cell office:value-type="float" office:value="1.61797" calcext:value-type="float">
            <text:p>1.61797</text:p>
          </table:table-cell>
          <table:table-cell office:value-type="float" office:value="1.61627" calcext:value-type="float">
            <text:p>1.61627</text:p>
          </table:table-cell>
          <table:table-cell office:value-type="float" office:value="2.30989" calcext:value-type="float">
            <text:p>2.30989</text:p>
          </table:table-cell>
          <table:table-cell office:value-type="float" office:value="1.81302" calcext:value-type="float">
            <text:p>1.81302</text:p>
          </table:table-cell>
          <table:table-cell office:value-type="float" office:value="1.38051" calcext:value-type="float">
            <text:p>1.38051</text:p>
          </table:table-cell>
          <table:table-cell office:value-type="float" office:value="100.235255545024" calcext:value-type="float">
            <text:p>100.235255545</text:p>
          </table:table-cell>
          <table:table-cell office:value-type="float" office:value="1.01932281025715" calcext:value-type="float">
            <text:p>1.0193228103</text:p>
          </table:table-cell>
          <table:table-cell office:value-type="float" office:value="0.00000100550428658058" calcext:value-type="float">
            <text:p>1.00550428658058E-06</text:p>
          </table:table-cell>
          <table:table-cell office:value-type="float" office:value="0.00000808831096265534" calcext:value-type="float">
            <text:p>8.08831096265534E-06</text:p>
          </table:table-cell>
          <table:table-cell office:value-type="float" office:value="290.496453900709" calcext:value-type="float">
            <text:p>290.4964539007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91]-[.AD91]" office:value-type="float" office:value="0.23067718974285" calcext:value-type="float">
            <text:p>0.2306771897</text:p>
          </table:table-cell>
          <table:table-cell table:formula="of:=[.AR91]/[.AD91]" office:value-type="float" office:value="0.226304353656773" calcext:value-type="float">
            <text:p>0.2263043537</text:p>
          </table:table-cell>
          <table:table-cell table:formula="of:=2 / [.D91]" office:value-type="float" office:value="1" calcext:value-type="float">
            <text:p>1</text:p>
          </table:table-cell>
          <table:table-cell table:formula="of:=[.AT91]-[.AD91]" office:value-type="float" office:value="-0.0193228102571501" calcext:value-type="float">
            <text:p>-0.0193228103</text:p>
          </table:table-cell>
          <table:table-cell table:formula="of:=ABS([.AU91])/[.AD91]" office:value-type="float" office:value="0.0189565170745815" calcext:value-type="float">
            <text:p>0.0189565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53775" calcext:value-type="float">
            <text:p>-0.00053775</text:p>
          </table:table-cell>
          <table:table-cell office:value-type="float" office:value="-0.00019459" calcext:value-type="float">
            <text:p>-0.00019459</text:p>
          </table:table-cell>
          <table:table-cell office:value-type="float" office:value="0.946022" calcext:value-type="float">
            <text:p>0.946022</text:p>
          </table:table-cell>
          <table:table-cell office:value-type="float" office:value="3.13842" calcext:value-type="float">
            <text:p>3.13842</text:p>
          </table:table-cell>
          <table:table-cell office:value-type="float" office:value="1.57064" calcext:value-type="float">
            <text:p>1.57064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0.0261641" calcext:value-type="float">
            <text:p>0.0261641</text:p>
          </table:table-cell>
          <table:table-cell office:value-type="float" office:value="0.948213" calcext:value-type="float">
            <text:p>0.948213</text:p>
          </table:table-cell>
          <table:table-cell office:value-type="float" office:value="13.1369" calcext:value-type="float">
            <text:p>13.1369</text:p>
          </table:table-cell>
          <table:table-cell office:value-type="float" office:value="4.37259" calcext:value-type="float">
            <text:p>4.37259</text:p>
          </table:table-cell>
          <table:table-cell office:value-type="float" office:value="0.161681" calcext:value-type="float">
            <text:p>0.161681</text:p>
          </table:table-cell>
          <table:table-cell office:value-type="float" office:value="0.161753" calcext:value-type="float">
            <text:p>0.161753</text:p>
          </table:table-cell>
          <table:table-cell office:value-type="float" office:value="0.230771" calcext:value-type="float">
            <text:p>0.230771</text:p>
          </table:table-cell>
          <table:table-cell office:value-type="float" office:value="1.81307" calcext:value-type="float">
            <text:p>1.81307</text:p>
          </table:table-cell>
          <table:table-cell office:value-type="float" office:value="1.38047" calcext:value-type="float">
            <text:p>1.38047</text:p>
          </table:table-cell>
          <table:table-cell office:value-type="float" office:value="1.00051852044136" calcext:value-type="float">
            <text:p>1.0005185204</text:p>
          </table:table-cell>
          <table:table-cell office:value-type="float" office:value="0.0101933627166734" calcext:value-type="float">
            <text:p>0.0101933627</text:p>
          </table:table-cell>
          <table:table-cell office:value-type="float" office:value="0.00000000981956829111651" calcext:value-type="float">
            <text:p>9.81956829111651E-09</text:p>
          </table:table-cell>
          <table:table-cell office:value-type="float" office:value="0.000000000771391371391207" calcext:value-type="float">
            <text:p>7.71391371391207E-10</text:p>
          </table:table-cell>
          <table:table-cell office:value-type="float" office:value="0.962146036667724" calcext:value-type="float">
            <text:p>0.962146036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92]-[.AD92]" office:value-type="float" office:value="0.0023066372833266" calcext:value-type="float">
            <text:p>0.0023066373</text:p>
          </table:table-cell>
          <table:table-cell table:formula="of:=[.AR92]/[.AD92]" office:value-type="float" office:value="0.226288159014847" calcext:value-type="float">
            <text:p>0.226288159</text:p>
          </table:table-cell>
          <table:table-cell table:formula="of:=2 / [.D92]" office:value-type="float" office:value="0.01" calcext:value-type="float">
            <text:p>0.01</text:p>
          </table:table-cell>
          <table:table-cell table:formula="of:=[.AT92]-[.AD92]" office:value-type="float" office:value="-0.0001933627166734" calcext:value-type="float">
            <text:p>-0.0001933627</text:p>
          </table:table-cell>
          <table:table-cell table:formula="of:=ABS([.AU92])/[.AD92]" office:value-type="float" office:value="0.0189694727881227" calcext:value-type="float">
            <text:p>0.01896947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619213" calcext:value-type="float">
            <text:p>6.19213E-05</text:p>
          </table:table-cell>
          <table:table-cell office:value-type="float" office:value="-0.000257849" calcext:value-type="float">
            <text:p>-0.000257849</text:p>
          </table:table-cell>
          <table:table-cell office:value-type="float" office:value="0.946203" calcext:value-type="float">
            <text:p>0.946203</text:p>
          </table:table-cell>
          <table:table-cell office:value-type="float" office:value="3.14402" calcext:value-type="float">
            <text:p>3.14402</text:p>
          </table:table-cell>
          <table:table-cell office:value-type="float" office:value="1.57237" calcext:value-type="float">
            <text:p>1.57237</text:p>
          </table:table-cell>
          <table:table-cell office:value-type="float" office:value="0.0261629" calcext:value-type="float">
            <text:p>0.0261629</text:p>
          </table:table-cell>
          <table:table-cell office:value-type="float" office:value="0.0261748" calcext:value-type="float">
            <text:p>0.0261748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13.1773" calcext:value-type="float">
            <text:p>13.1773</text:p>
          </table:table-cell>
          <table:table-cell office:value-type="float" office:value="4.37775" calcext:value-type="float">
            <text:p>4.37775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0.161786" calcext:value-type="float">
            <text:p>0.161786</text:p>
          </table:table-cell>
          <table:table-cell office:value-type="float" office:value="0.230803" calcext:value-type="float">
            <text:p>0.230803</text:p>
          </table:table-cell>
          <table:table-cell office:value-type="float" office:value="1.81452" calcext:value-type="float">
            <text:p>1.81452</text:p>
          </table:table-cell>
          <table:table-cell office:value-type="float" office:value="1.38037" calcext:value-type="float">
            <text:p>1.38037</text:p>
          </table:table-cell>
          <table:table-cell office:value-type="float" office:value="1.0009086919391" calcext:value-type="float">
            <text:p>1.0009086919</text:p>
          </table:table-cell>
          <table:table-cell office:value-type="float" office:value="0.0101953854381111" calcext:value-type="float">
            <text:p>0.0101953854</text:p>
          </table:table-cell>
          <table:table-cell office:value-type="float" office:value="0.0000000072749630069075" calcext:value-type="float">
            <text:p>7.2749630069075E-09</text:p>
          </table:table-cell>
          <table:table-cell office:value-type="float" office:value="0.000000000423400694014982" calcext:value-type="float">
            <text:p>4.23400694014982E-10</text:p>
          </table:table-cell>
          <table:table-cell office:value-type="float" office:value="0.967007023549549" calcext:value-type="float">
            <text:p>0.967007023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93]-[.AD93]" office:value-type="float" office:value="0.0023046145618889" calcext:value-type="float">
            <text:p>0.0023046146</text:p>
          </table:table-cell>
          <table:table-cell table:formula="of:=[.AR93]/[.AD93]" office:value-type="float" office:value="0.22604486862008" calcext:value-type="float">
            <text:p>0.2260448686</text:p>
          </table:table-cell>
          <table:table-cell table:formula="of:=2 / [.D93]" office:value-type="float" office:value="0.01" calcext:value-type="float">
            <text:p>0.01</text:p>
          </table:table-cell>
          <table:table-cell table:formula="of:=[.AT93]-[.AD93]" office:value-type="float" office:value="-0.000195385438111099" calcext:value-type="float">
            <text:p>-0.0001953854</text:p>
          </table:table-cell>
          <table:table-cell table:formula="of:=ABS([.AU93])/[.AD93]" office:value-type="float" office:value="0.0191641051039359" calcext:value-type="float">
            <text:p>0.0191641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692312" calcext:value-type="float">
            <text:p>6.92312E-05</text:p>
          </table:table-cell>
          <table:table-cell office:value-type="float" office:value="-0.000232914" calcext:value-type="float">
            <text:p>-0.000232914</text:p>
          </table:table-cell>
          <table:table-cell office:value-type="float" office:value="0.946004" calcext:value-type="float">
            <text:p>0.946004</text:p>
          </table:table-cell>
          <table:table-cell office:value-type="float" office:value="3.1395" calcext:value-type="float">
            <text:p>3.1395</text:p>
          </table:table-cell>
          <table:table-cell office:value-type="float" office:value="1.5674" calcext:value-type="float">
            <text:p>1.5674</text:p>
          </table:table-cell>
          <table:table-cell office:value-type="float" office:value="0.0261085" calcext:value-type="float">
            <text:p>0.0261085</text:p>
          </table:table-cell>
          <table:table-cell office:value-type="float" office:value="0.026172" calcext:value-type="float">
            <text:p>0.026172</text:p>
          </table:table-cell>
          <table:table-cell office:value-type="float" office:value="0.948219" calcext:value-type="float">
            <text:p>0.948219</text:p>
          </table:table-cell>
          <table:table-cell office:value-type="float" office:value="13.1484" calcext:value-type="float">
            <text:p>13.1484</text:p>
          </table:table-cell>
          <table:table-cell office:value-type="float" office:value="4.36236" calcext:value-type="float">
            <text:p>4.36236</text:p>
          </table:table-cell>
          <table:table-cell office:value-type="float" office:value="0.161581" calcext:value-type="float">
            <text:p>0.161581</text:p>
          </table:table-cell>
          <table:table-cell office:value-type="float" office:value="0.161777" calcext:value-type="float">
            <text:p>0.161777</text:p>
          </table:table-cell>
          <table:table-cell office:value-type="float" office:value="0.23086" calcext:value-type="float">
            <text:p>0.23086</text:p>
          </table:table-cell>
          <table:table-cell office:value-type="float" office:value="1.81436" calcext:value-type="float">
            <text:p>1.81436</text:p>
          </table:table-cell>
          <table:table-cell office:value-type="float" office:value="1.38044" calcext:value-type="float">
            <text:p>1.38044</text:p>
          </table:table-cell>
          <table:table-cell office:value-type="float" office:value="1.0004998055168" calcext:value-type="float">
            <text:p>1.0004998055</text:p>
          </table:table-cell>
          <table:table-cell office:value-type="float" office:value="0.0101971458820548" calcext:value-type="float">
            <text:p>0.0101971459</text:p>
          </table:table-cell>
          <table:table-cell office:value-type="float" office:value="0.00000000505831166260998" calcext:value-type="float">
            <text:p>5.05831166260998E-09</text:p>
          </table:table-cell>
          <table:table-cell office:value-type="float" office:value="0.000000000204692135008769" calcext:value-type="float">
            <text:p>2.04692135008769E-10</text:p>
          </table:table-cell>
          <table:table-cell office:value-type="float" office:value="1.15453456416038" calcext:value-type="float">
            <text:p>1.154534564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94]-[.AD94]" office:value-type="float" office:value="0.0023028541179452" calcext:value-type="float">
            <text:p>0.0023028541</text:p>
          </table:table-cell>
          <table:table-cell table:formula="of:=[.AR94]/[.AD94]" office:value-type="float" office:value="0.225833203190495" calcext:value-type="float">
            <text:p>0.2258332032</text:p>
          </table:table-cell>
          <table:table-cell table:formula="of:=2 / [.D94]" office:value-type="float" office:value="0.01" calcext:value-type="float">
            <text:p>0.01</text:p>
          </table:table-cell>
          <table:table-cell table:formula="of:=[.AT94]-[.AD94]" office:value-type="float" office:value="-0.0001971458820548" calcext:value-type="float">
            <text:p>-0.0001971459</text:p>
          </table:table-cell>
          <table:table-cell table:formula="of:=ABS([.AU94])/[.AD94]" office:value-type="float" office:value="0.0193334374476041" calcext:value-type="float">
            <text:p>0.0193334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251754" calcext:value-type="float">
            <text:p>-2.51754E-05</text:p>
          </table:table-cell>
          <table:table-cell office:value-type="float" office:value="-0.00011736" calcext:value-type="float">
            <text:p>-0.00011736</text:p>
          </table:table-cell>
          <table:table-cell office:value-type="float" office:value="0.946118" calcext:value-type="float">
            <text:p>0.946118</text:p>
          </table:table-cell>
          <table:table-cell office:value-type="float" office:value="3.14423" calcext:value-type="float">
            <text:p>3.14423</text:p>
          </table:table-cell>
          <table:table-cell office:value-type="float" office:value="1.57219" calcext:value-type="float">
            <text:p>1.57219</text:p>
          </table:table-cell>
          <table:table-cell office:value-type="float" office:value="0.0262197" calcext:value-type="float">
            <text:p>0.0262197</text:p>
          </table:table-cell>
          <table:table-cell office:value-type="float" office:value="0.0261784" calcext:value-type="float">
            <text:p>0.0261784</text:p>
          </table:table-cell>
          <table:table-cell office:value-type="float" office:value="0.948445" calcext:value-type="float">
            <text:p>0.948445</text:p>
          </table:table-cell>
          <table:table-cell office:value-type="float" office:value="13.1786" calcext:value-type="float">
            <text:p>13.1786</text:p>
          </table:table-cell>
          <table:table-cell office:value-type="float" office:value="4.37676" calcext:value-type="float">
            <text:p>4.37676</text:p>
          </table:table-cell>
          <table:table-cell office:value-type="float" office:value="0.161925" calcext:value-type="float">
            <text:p>0.161925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230879" calcext:value-type="float">
            <text:p>0.230879</text:p>
          </table:table-cell>
          <table:table-cell office:value-type="float" office:value="1.8145" calcext:value-type="float">
            <text:p>1.8145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1.00084351407163" calcext:value-type="float">
            <text:p>1.0008435141</text:p>
          </table:table-cell>
          <table:table-cell office:value-type="float" office:value="0.0101986913497327" calcext:value-type="float">
            <text:p>0.0101986913</text:p>
          </table:table-cell>
          <table:table-cell office:value-type="float" office:value="0.00000000678527279276869" calcext:value-type="float">
            <text:p>6.78527279276869E-09</text:p>
          </table:table-cell>
          <table:table-cell office:value-type="float" office:value="0.000000000368319414978297" calcext:value-type="float">
            <text:p>3.68319414978297E-10</text:p>
          </table:table-cell>
          <table:table-cell office:value-type="float" office:value="0.96251909293855" calcext:value-type="float">
            <text:p>0.9625190929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000682951184906521" calcext:value-type="float">
            <text:p>0.0006829512</text:p>
          </table:table-cell>
          <table:table-cell office:value-type="float" office:value="0.0125" calcext:value-type="float">
            <text:p>0.0125</text:p>
          </table:table-cell>
          <table:table-cell table:formula="of:=[.AQ95]-[.AD95]" office:value-type="float" office:value="0.0023013086502673" calcext:value-type="float">
            <text:p>0.0023013087</text:p>
          </table:table-cell>
          <table:table-cell table:formula="of:=[.AR95]/[.AD95]" office:value-type="float" office:value="0.22564744547619" calcext:value-type="float">
            <text:p>0.2256474455</text:p>
          </table:table-cell>
          <table:table-cell table:formula="of:=2 / [.D95]" office:value-type="float" office:value="0.01" calcext:value-type="float">
            <text:p>0.01</text:p>
          </table:table-cell>
          <table:table-cell table:formula="of:=[.AT95]-[.AD95]" office:value-type="float" office:value="-0.0001986913497327" calcext:value-type="float">
            <text:p>-0.0001986913</text:p>
          </table:table-cell>
          <table:table-cell table:formula="of:=ABS([.AU95])/[.AD95]" office:value-type="float" office:value="0.019482043619048" calcext:value-type="float">
            <text:p>0.0194820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791289" calcext:value-type="float">
            <text:p>-0.00791289</text:p>
          </table:table-cell>
          <table:table-cell office:value-type="float" office:value="0.00130344" calcext:value-type="float">
            <text:p>0.00130344</text:p>
          </table:table-cell>
          <table:table-cell office:value-type="float" office:value="9.46071" calcext:value-type="float">
            <text:p>9.46071</text:p>
          </table:table-cell>
          <table:table-cell office:value-type="float" office:value="3.14261" calcext:value-type="float">
            <text:p>3.14261</text:p>
          </table:table-cell>
          <table:table-cell office:value-type="float" office:value="1.56931" calcext:value-type="float">
            <text:p>1.56931</text:p>
          </table:table-cell>
          <table:table-cell office:value-type="float" office:value="2.62836" calcext:value-type="float">
            <text:p>2.62836</text:p>
          </table:table-cell>
          <table:table-cell office:value-type="float" office:value="2.62583" calcext:value-type="float">
            <text:p>2.62583</text:p>
          </table:table-cell>
          <table:table-cell office:value-type="float" office:value="94.823" calcext:value-type="float">
            <text:p>94.823</text:p>
          </table:table-cell>
          <table:table-cell office:value-type="float" office:value="13.1594" calcext:value-type="float">
            <text:p>13.1594</text:p>
          </table:table-cell>
          <table:table-cell office:value-type="float" office:value="4.36741" calcext:value-type="float">
            <text:p>4.36741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2044" calcext:value-type="float">
            <text:p>1.62044</text:p>
          </table:table-cell>
          <table:table-cell office:value-type="float" office:value="2.30605" calcext:value-type="float">
            <text:p>2.30605</text:p>
          </table:table-cell>
          <table:table-cell office:value-type="float" office:value="1.81202" calcext:value-type="float">
            <text:p>1.81202</text:p>
          </table:table-cell>
          <table:table-cell office:value-type="float" office:value="1.3801" calcext:value-type="float">
            <text:p>1.3801</text:p>
          </table:table-cell>
          <table:table-cell office:value-type="float" office:value="100.077151047167" calcext:value-type="float">
            <text:p>100.0771510472</text:p>
          </table:table-cell>
          <table:table-cell office:value-type="float" office:value="1.02014607899275" calcext:value-type="float">
            <text:p>1.020146079</text:p>
          </table:table-cell>
          <table:table-cell office:value-type="float" office:value="0.000000692083524936852" calcext:value-type="float">
            <text:p>6.92083524936852E-07</text:p>
          </table:table-cell>
          <table:table-cell office:value-type="float" office:value="0.00000383183684391214" calcext:value-type="float">
            <text:p>3.83183684391214E-06</text:p>
          </table:table-cell>
          <table:table-cell office:value-type="float" office:value="302.287822878229" calcext:value-type="float">
            <text:p>302.2878228782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96]-[.AD96]" office:value-type="float" office:value="0.22985392100725" calcext:value-type="float">
            <text:p>0.229853921</text:p>
          </table:table-cell>
          <table:table-cell table:formula="of:=[.AR96]/[.AD96]" office:value-type="float" office:value="0.225314713000905" calcext:value-type="float">
            <text:p>0.225314713</text:p>
          </table:table-cell>
          <table:table-cell table:formula="of:=2 / [.D96]" office:value-type="float" office:value="1" calcext:value-type="float">
            <text:p>1</text:p>
          </table:table-cell>
          <table:table-cell table:formula="of:=[.AT96]-[.AD96]" office:value-type="float" office:value="-0.0201460789927499" calcext:value-type="float">
            <text:p>-0.020146079</text:p>
          </table:table-cell>
          <table:table-cell table:formula="of:=ABS([.AU96])/[.AD96]" office:value-type="float" office:value="0.0197482295992759" calcext:value-type="float">
            <text:p>0.0197482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290602" calcext:value-type="float">
            <text:p>0.00290602</text:p>
          </table:table-cell>
          <table:table-cell office:value-type="float" office:value="-0.00104004" calcext:value-type="float">
            <text:p>-0.00104004</text:p>
          </table:table-cell>
          <table:table-cell office:value-type="float" office:value="9.46886" calcext:value-type="float">
            <text:p>9.46886</text:p>
          </table:table-cell>
          <table:table-cell office:value-type="float" office:value="3.14392" calcext:value-type="float">
            <text:p>3.14392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2.62332" calcext:value-type="float">
            <text:p>2.62332</text:p>
          </table:table-cell>
          <table:table-cell office:value-type="float" office:value="2.6188" calcext:value-type="float">
            <text:p>2.6188</text:p>
          </table:table-cell>
          <table:table-cell office:value-type="float" office:value="94.9941" calcext:value-type="float">
            <text:p>94.9941</text:p>
          </table:table-cell>
          <table:table-cell office:value-type="float" office:value="13.1732" calcext:value-type="float">
            <text:p>13.1732</text:p>
          </table:table-cell>
          <table:table-cell office:value-type="float" office:value="4.36695" calcext:value-type="float">
            <text:p>4.36695</text:p>
          </table:table-cell>
          <table:table-cell office:value-type="float" office:value="1.61966" calcext:value-type="float">
            <text:p>1.61966</text:p>
          </table:table-cell>
          <table:table-cell office:value-type="float" office:value="1.61827" calcext:value-type="float">
            <text:p>1.61827</text:p>
          </table:table-cell>
          <table:table-cell office:value-type="float" office:value="2.30971" calcext:value-type="float">
            <text:p>2.30971</text:p>
          </table:table-cell>
          <table:table-cell office:value-type="float" office:value="1.81354" calcext:value-type="float">
            <text:p>1.81354</text:p>
          </table:table-cell>
          <table:table-cell office:value-type="float" office:value="1.38031" calcext:value-type="float">
            <text:p>1.38031</text:p>
          </table:table-cell>
          <table:table-cell office:value-type="float" office:value="100.236197273111" calcext:value-type="float">
            <text:p>100.2361972731</text:p>
          </table:table-cell>
          <table:table-cell office:value-type="float" office:value="1.02018616919513" calcext:value-type="float">
            <text:p>1.0201861692</text:p>
          </table:table-cell>
          <table:table-cell office:value-type="float" office:value="0.000000719157660726134" calcext:value-type="float">
            <text:p>7.19157660726134E-07</text:p>
          </table:table-cell>
          <table:table-cell office:value-type="float" office:value="0.00000413750192784869" calcext:value-type="float">
            <text:p>4.13750192784869E-06</text:p>
          </table:table-cell>
          <table:table-cell office:value-type="float" office:value="284.444444444445" calcext:value-type="float">
            <text:p>284.4444444444</text:p>
          </table:table-cell>
          <table:table-cell table:number-columns-repeated="2" office:value-type="float" office:value="-8.51388" calcext:value-type="float">
            <text:p>-8.5138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.51388" calcext:value-type="float">
            <text:p>9.51388</text:p>
          </table:table-cell>
          <table:table-cell table:number-columns-repeated="2" office:value-type="float" office:value="656.1" calcext:value-type="float">
            <text:p>656.1</text:p>
          </table:table-cell>
          <table:table-cell office:value-type="float" office:value="0.682951184906521" calcext:value-type="float">
            <text:p>0.6829511849</text:p>
          </table:table-cell>
          <table:table-cell office:value-type="float" office:value="1.25" calcext:value-type="float">
            <text:p>1.25</text:p>
          </table:table-cell>
          <table:table-cell table:formula="of:=[.AQ97]-[.AD97]" office:value-type="float" office:value="0.22981383080487" calcext:value-type="float">
            <text:p>0.2298138308</text:p>
          </table:table-cell>
          <table:table-cell table:formula="of:=[.AR97]/[.AD97]" office:value-type="float" office:value="0.225266561872898" calcext:value-type="float">
            <text:p>0.2252665619</text:p>
          </table:table-cell>
          <table:table-cell table:formula="of:=2 / [.D97]" office:value-type="float" office:value="1" calcext:value-type="float">
            <text:p>1</text:p>
          </table:table-cell>
          <table:table-cell table:formula="of:=[.AT97]-[.AD97]" office:value-type="float" office:value="-0.0201861691951299" calcext:value-type="float">
            <text:p>-0.0201861692</text:p>
          </table:table-cell>
          <table:table-cell table:formula="of:=ABS([.AU97])/[.AD97]" office:value-type="float" office:value="0.0197867505016812" calcext:value-type="float">
            <text:p>0.01978675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17849" calcext:value-type="float">
            <text:p>0.000017849</text:p>
          </table:table-cell>
          <table:table-cell office:value-type="float" office:value="-0.0000626343" calcext:value-type="float">
            <text:p>-6.26343E-05</text:p>
          </table:table-cell>
          <table:table-cell office:value-type="float" office:value="0.439749" calcext:value-type="float">
            <text:p>0.439749</text:p>
          </table:table-cell>
          <table:table-cell office:value-type="float" office:value="3.14035" calcext:value-type="float">
            <text:p>3.14035</text:p>
          </table:table-cell>
          <table:table-cell office:value-type="float" office:value="1.56973" calcext:value-type="float">
            <text:p>1.56973</text:p>
          </table:table-cell>
          <table:table-cell office:value-type="float" office:value="0.0134905" calcext:value-type="float">
            <text:p>0.0134905</text:p>
          </table:table-cell>
          <table:table-cell office:value-type="float" office:value="0.0134809" calcext:value-type="float">
            <text:p>0.0134809</text:p>
          </table:table-cell>
          <table:table-cell office:value-type="float" office:value="0.221895" calcext:value-type="float">
            <text:p>0.221895</text:p>
          </table:table-cell>
          <table:table-cell office:value-type="float" office:value="13.154" calcext:value-type="float">
            <text:p>13.154</text:p>
          </table:table-cell>
          <table:table-cell office:value-type="float" office:value="4.07249" calcext:value-type="float">
            <text:p>4.07249</text:p>
          </table:table-cell>
          <table:table-cell office:value-type="float" office:value="0.116149" calcext:value-type="float">
            <text:p>0.116149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68868" calcext:value-type="float">
            <text:p>0.168868</text:p>
          </table:table-cell>
          <table:table-cell office:value-type="float" office:value="1.81444" calcext:value-type="float">
            <text:p>1.81444</text:p>
          </table:table-cell>
          <table:table-cell office:value-type="float" office:value="1.26824" calcext:value-type="float">
            <text:p>1.26824</text:p>
          </table:table-cell>
          <table:table-cell office:value-type="float" office:value="0.248866617727232" calcext:value-type="float">
            <text:p>0.2488666177</text:p>
          </table:table-cell>
          <table:table-cell office:value-type="float" office:value="0.0105154512490518" calcext:value-type="float">
            <text:p>0.0105154512</text:p>
          </table:table-cell>
          <table:table-cell office:value-type="float" office:value="0.00000000203087291671504" calcext:value-type="float">
            <text:p>0.000000002</text:p>
          </table:table-cell>
          <table:table-cell office:value-type="float" office:value="0.0000000000329955584307734" calcext:value-type="float">
            <text:p>3.29955584307734E-11</text:p>
          </table:table-cell>
          <table:table-cell office:value-type="float" office:value="1.25978439725037" calcext:value-type="float">
            <text:p>1.259784397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98]-[.AD98]" office:value-type="float" office:value="0.0019845487509482" calcext:value-type="float">
            <text:p>0.0019845488</text:p>
          </table:table-cell>
          <table:table-cell table:formula="of:=[.AR98]/[.AD98]" office:value-type="float" office:value="0.188726922311313" calcext:value-type="float">
            <text:p>0.1887269223</text:p>
          </table:table-cell>
          <table:table-cell table:formula="of:=2 / [.D98]" office:value-type="float" office:value="0.01" calcext:value-type="float">
            <text:p>0.01</text:p>
          </table:table-cell>
          <table:table-cell table:formula="of:=[.AT98]-[.AD98]" office:value-type="float" office:value="-0.0005154512490518" calcext:value-type="float">
            <text:p>-0.0005154512</text:p>
          </table:table-cell>
          <table:table-cell table:formula="of:=ABS([.AU98])/[.AD98]" office:value-type="float" office:value="0.0490184621509495" calcext:value-type="float">
            <text:p>0.0490184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30321" calcext:value-type="float">
            <text:p>-0.0030321</text:p>
          </table:table-cell>
          <table:table-cell office:value-type="float" office:value="0.00108543" calcext:value-type="float">
            <text:p>0.00108543</text:p>
          </table:table-cell>
          <table:table-cell office:value-type="float" office:value="4.39387" calcext:value-type="float">
            <text:p>4.39387</text:p>
          </table:table-cell>
          <table:table-cell office:value-type="float" office:value="3.14255" calcext:value-type="float">
            <text:p>3.14255</text:p>
          </table:table-cell>
          <table:table-cell office:value-type="float" office:value="1.57219" calcext:value-type="float">
            <text:p>1.57219</text:p>
          </table:table-cell>
          <table:table-cell office:value-type="float" office:value="1.34564" calcext:value-type="float">
            <text:p>1.34564</text:p>
          </table:table-cell>
          <table:table-cell office:value-type="float" office:value="1.34415" calcext:value-type="float">
            <text:p>1.34415</text:p>
          </table:table-cell>
          <table:table-cell office:value-type="float" office:value="22.1605" calcext:value-type="float">
            <text:p>22.1605</text:p>
          </table:table-cell>
          <table:table-cell office:value-type="float" office:value="13.1617" calcext:value-type="float">
            <text:p>13.1617</text:p>
          </table:table-cell>
          <table:table-cell office:value-type="float" office:value="4.0799" calcext:value-type="float">
            <text:p>4.0799</text:p>
          </table:table-cell>
          <table:table-cell office:value-type="float" office:value="1.16001" calcext:value-type="float">
            <text:p>1.16001</text:p>
          </table:table-cell>
          <table:table-cell office:value-type="float" office:value="1.15938" calcext:value-type="float">
            <text:p>1.15938</text:p>
          </table:table-cell>
          <table:table-cell office:value-type="float" office:value="1.68951" calcext:value-type="float">
            <text:p>1.68951</text:p>
          </table:table-cell>
          <table:table-cell office:value-type="float" office:value="1.81276" calcext:value-type="float">
            <text:p>1.81276</text:p>
          </table:table-cell>
          <table:table-cell office:value-type="float" office:value="1.26812" calcext:value-type="float">
            <text:p>1.26812</text:p>
          </table:table-cell>
          <table:table-cell office:value-type="float" office:value="24.8503199007542" calcext:value-type="float">
            <text:p>24.8503199008</text:p>
          </table:table-cell>
          <table:table-cell office:value-type="float" office:value="1.05154542773894" calcext:value-type="float">
            <text:p>1.0515454277</text:p>
          </table:table-cell>
          <table:table-cell office:value-type="float" office:value="0.000000558006894469026" calcext:value-type="float">
            <text:p>0.000000558</text:p>
          </table:table-cell>
          <table:table-cell office:value-type="float" office:value="0.00000249097355419973" calcext:value-type="float">
            <text:p>0.000002491</text:p>
          </table:table-cell>
          <table:table-cell office:value-type="float" office:value="189.62962962963" calcext:value-type="float">
            <text:p>189.629629629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99]-[.AD99]" office:value-type="float" office:value="0.19845457226106" calcext:value-type="float">
            <text:p>0.1984545723</text:p>
          </table:table-cell>
          <table:table-cell table:formula="of:=[.AR99]/[.AD99]" office:value-type="float" office:value="0.18872657997076" calcext:value-type="float">
            <text:p>0.18872658</text:p>
          </table:table-cell>
          <table:table-cell table:formula="of:=2 / [.D99]" office:value-type="float" office:value="1" calcext:value-type="float">
            <text:p>1</text:p>
          </table:table-cell>
          <table:table-cell table:formula="of:=[.AT99]-[.AD99]" office:value-type="float" office:value="-0.05154542773894" calcext:value-type="float">
            <text:p>-0.0515454277</text:p>
          </table:table-cell>
          <table:table-cell table:formula="of:=ABS([.AU99])/[.AD99]" office:value-type="float" office:value="0.0490187360233921" calcext:value-type="float">
            <text:p>0.04901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121929" calcext:value-type="float">
            <text:p>-1.21929E-05</text:p>
          </table:table-cell>
          <table:table-cell office:value-type="float" office:value="0.0000156674" calcext:value-type="float">
            <text:p>1.56674E-05</text:p>
          </table:table-cell>
          <table:table-cell office:value-type="float" office:value="0.43954" calcext:value-type="float">
            <text:p>0.43954</text:p>
          </table:table-cell>
          <table:table-cell office:value-type="float" office:value="3.14039" calcext:value-type="float">
            <text:p>3.14039</text:p>
          </table:table-cell>
          <table:table-cell office:value-type="float" office:value="1.57145" calcext:value-type="float">
            <text:p>1.57145</text:p>
          </table:table-cell>
          <table:table-cell office:value-type="float" office:value="0.0134814" calcext:value-type="float">
            <text:p>0.0134814</text:p>
          </table:table-cell>
          <table:table-cell office:value-type="float" office:value="0.0134525" calcext:value-type="float">
            <text:p>0.0134525</text:p>
          </table:table-cell>
          <table:table-cell office:value-type="float" office:value="0.221772" calcext:value-type="float">
            <text:p>0.221772</text:p>
          </table:table-cell>
          <table:table-cell office:value-type="float" office:value="13.1498" calcext:value-type="float">
            <text:p>13.1498</text:p>
          </table:table-cell>
          <table:table-cell office:value-type="float" office:value="4.07742" calcext:value-type="float">
            <text:p>4.07742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115985" calcext:value-type="float">
            <text:p>0.115985</text:p>
          </table:table-cell>
          <table:table-cell office:value-type="float" office:value="0.169045" calcext:value-type="float">
            <text:p>0.169045</text:p>
          </table:table-cell>
          <table:table-cell office:value-type="float" office:value="1.81322" calcext:value-type="float">
            <text:p>1.81322</text:p>
          </table:table-cell>
          <table:table-cell office:value-type="float" office:value="1.26806" calcext:value-type="float">
            <text:p>1.26806</text:p>
          </table:table-cell>
          <table:table-cell office:value-type="float" office:value="0.248705783452335" calcext:value-type="float">
            <text:p>0.2487057835</text:p>
          </table:table-cell>
          <table:table-cell office:value-type="float" office:value="0.0105171404664869" calcext:value-type="float">
            <text:p>0.0105171405</text:p>
          </table:table-cell>
          <table:table-cell office:value-type="float" office:value="0.00000000188437398045997" calcext:value-type="float">
            <text:p>1.88437398045997E-09</text:p>
          </table:table-cell>
          <table:table-cell office:value-type="float" office:value="0.0000000000284069223858765" calcext:value-type="float">
            <text:p>2.84069223858765E-11</text:p>
          </table:table-cell>
          <table:table-cell office:value-type="float" office:value="1.05618730821794" calcext:value-type="float">
            <text:p>1.0561873082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00]-[.AD100]" office:value-type="float" office:value="0.0019828595335131" calcext:value-type="float">
            <text:p>0.0019828595</text:p>
          </table:table-cell>
          <table:table-cell table:formula="of:=[.AR100]/[.AD100]" office:value-type="float" office:value="0.18853599415464" calcext:value-type="float">
            <text:p>0.1885359942</text:p>
          </table:table-cell>
          <table:table-cell table:formula="of:=2 / [.D100]" office:value-type="float" office:value="0.01" calcext:value-type="float">
            <text:p>0.01</text:p>
          </table:table-cell>
          <table:table-cell table:formula="of:=[.AT100]-[.AD100]" office:value-type="float" office:value="-0.000517140466486899" calcext:value-type="float">
            <text:p>-0.0005171405</text:p>
          </table:table-cell>
          <table:table-cell table:formula="of:=ABS([.AU100])/[.AD100]" office:value-type="float" office:value="0.049171204676288" calcext:value-type="float">
            <text:p>0.0491712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256754" calcext:value-type="float">
            <text:p>0.00256754</text:p>
          </table:table-cell>
          <table:table-cell office:value-type="float" office:value="-0.00135666" calcext:value-type="float">
            <text:p>-0.00135666</text:p>
          </table:table-cell>
          <table:table-cell office:value-type="float" office:value="4.39705" calcext:value-type="float">
            <text:p>4.39705</text:p>
          </table:table-cell>
          <table:table-cell office:value-type="float" office:value="3.14146" calcext:value-type="float">
            <text:p>3.14146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1.35104" calcext:value-type="float">
            <text:p>1.35104</text:p>
          </table:table-cell>
          <table:table-cell office:value-type="float" office:value="1.34559" calcext:value-type="float">
            <text:p>1.34559</text:p>
          </table:table-cell>
          <table:table-cell office:value-type="float" office:value="22.1884" calcext:value-type="float">
            <text:p>22.1884</text:p>
          </table:table-cell>
          <table:table-cell office:value-type="float" office:value="13.1543" calcext:value-type="float">
            <text:p>13.1543</text:p>
          </table:table-cell>
          <table:table-cell office:value-type="float" office:value="4.07671" calcext:value-type="float">
            <text:p>4.07671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1.15999" calcext:value-type="float">
            <text:p>1.15999</text:p>
          </table:table-cell>
          <table:table-cell office:value-type="float" office:value="1.68948" calcext:value-type="float">
            <text:p>1.68948</text:p>
          </table:table-cell>
          <table:table-cell office:value-type="float" office:value="1.8126" calcext:value-type="float">
            <text:p>1.8126</text:p>
          </table:table-cell>
          <table:table-cell office:value-type="float" office:value="1.2682" calcext:value-type="float">
            <text:p>1.2682</text:p>
          </table:table-cell>
          <table:table-cell office:value-type="float" office:value="24.8850024275036" calcext:value-type="float">
            <text:p>24.8850024275</text:p>
          </table:table-cell>
          <table:table-cell office:value-type="float" office:value="1.05187803803813" calcext:value-type="float">
            <text:p>1.051878038</text:p>
          </table:table-cell>
          <table:table-cell office:value-type="float" office:value="0.000000261357136478959" calcext:value-type="float">
            <text:p>2.61357136478959E-07</text:p>
          </table:table-cell>
          <table:table-cell office:value-type="float" office:value="0.00000054646042230785" calcext:value-type="float">
            <text:p>5.4646042230785E-07</text:p>
          </table:table-cell>
          <table:table-cell office:value-type="float" office:value="182.449888641425" calcext:value-type="float">
            <text:p>182.449888641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1]-[.AD101]" office:value-type="float" office:value="0.19812196196187" calcext:value-type="float">
            <text:p>0.198121962</text:p>
          </table:table-cell>
          <table:table-cell table:formula="of:=[.AR101]/[.AD101]" office:value-type="float" office:value="0.188350697321706" calcext:value-type="float">
            <text:p>0.1883506973</text:p>
          </table:table-cell>
          <table:table-cell table:formula="of:=2 / [.D101]" office:value-type="float" office:value="1" calcext:value-type="float">
            <text:p>1</text:p>
          </table:table-cell>
          <table:table-cell table:formula="of:=[.AT101]-[.AD101]" office:value-type="float" office:value="-0.0518780380381301" calcext:value-type="float">
            <text:p>-0.051878038</text:p>
          </table:table-cell>
          <table:table-cell table:formula="of:=ABS([.AU101])/[.AD101]" office:value-type="float" office:value="0.0493194421426351" calcext:value-type="float">
            <text:p>0.0493194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715958" calcext:value-type="float">
            <text:p>-7.15958E-05</text:p>
          </table:table-cell>
          <table:table-cell office:value-type="float" office:value="-0.000169852" calcext:value-type="float">
            <text:p>-0.000169852</text:p>
          </table:table-cell>
          <table:table-cell office:value-type="float" office:value="0.439568" calcext:value-type="float">
            <text:p>0.439568</text:p>
          </table:table-cell>
          <table:table-cell office:value-type="float" office:value="3.14328" calcext:value-type="float">
            <text:p>3.14328</text:p>
          </table:table-cell>
          <table:table-cell office:value-type="float" office:value="1.57204" calcext:value-type="float">
            <text:p>1.57204</text:p>
          </table:table-cell>
          <table:table-cell office:value-type="float" office:value="0.0134889" calcext:value-type="float">
            <text:p>0.0134889</text:p>
          </table:table-cell>
          <table:table-cell office:value-type="float" office:value="0.0134854" calcext:value-type="float">
            <text:p>0.0134854</text:p>
          </table:table-cell>
          <table:table-cell office:value-type="float" office:value="0.221766" calcext:value-type="float">
            <text:p>0.221766</text:p>
          </table:table-cell>
          <table:table-cell office:value-type="float" office:value="13.1705" calcext:value-type="float">
            <text:p>13.1705</text:p>
          </table:table-cell>
          <table:table-cell office:value-type="float" office:value="4.0789" calcext:value-type="float">
            <text:p>4.0789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116127" calcext:value-type="float">
            <text:p>0.116127</text:p>
          </table:table-cell>
          <table:table-cell office:value-type="float" office:value="0.168954" calcext:value-type="float">
            <text:p>0.168954</text:p>
          </table:table-cell>
          <table:table-cell office:value-type="float" office:value="1.8139" calcext:value-type="float">
            <text:p>1.8139</text:p>
          </table:table-cell>
          <table:table-cell office:value-type="float" office:value="1.2679" calcext:value-type="float">
            <text:p>1.2679</text:p>
          </table:table-cell>
          <table:table-cell office:value-type="float" office:value="0.248740244916206" calcext:value-type="float">
            <text:p>0.2487402449</text:p>
          </table:table-cell>
          <table:table-cell office:value-type="float" office:value="0.0105198938929608" calcext:value-type="float">
            <text:p>0.0105198939</text:p>
          </table:table-cell>
          <table:table-cell office:value-type="float" office:value="0.0000000064314326192336" calcext:value-type="float">
            <text:p>6.4314326192336E-09</text:p>
          </table:table-cell>
          <table:table-cell office:value-type="float" office:value="0.000000000330906604285936" calcext:value-type="float">
            <text:p>3.30906604285936E-10</text:p>
          </table:table-cell>
          <table:table-cell office:value-type="float" office:value="1.05410795856656" calcext:value-type="float">
            <text:p>1.0541079586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02]-[.AD102]" office:value-type="float" office:value="0.0019801061070392" calcext:value-type="float">
            <text:p>0.0019801061</text:p>
          </table:table-cell>
          <table:table-cell table:formula="of:=[.AR102]/[.AD102]" office:value-type="float" office:value="0.188224912455073" calcext:value-type="float">
            <text:p>0.1882249125</text:p>
          </table:table-cell>
          <table:table-cell table:formula="of:=2 / [.D102]" office:value-type="float" office:value="0.01" calcext:value-type="float">
            <text:p>0.01</text:p>
          </table:table-cell>
          <table:table-cell table:formula="of:=[.AT102]-[.AD102]" office:value-type="float" office:value="-0.0005198938929608" calcext:value-type="float">
            <text:p>-0.0005198939</text:p>
          </table:table-cell>
          <table:table-cell table:formula="of:=ABS([.AU102])/[.AD102]" office:value-type="float" office:value="0.0494200700359418" calcext:value-type="float">
            <text:p>0.04942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972129" calcext:value-type="float">
            <text:p>0.000972129</text:p>
          </table:table-cell>
          <table:table-cell office:value-type="float" office:value="-0.000331834" calcext:value-type="float">
            <text:p>-0.000331834</text:p>
          </table:table-cell>
          <table:table-cell office:value-type="float" office:value="4.39533" calcext:value-type="float">
            <text:p>4.39533</text:p>
          </table:table-cell>
          <table:table-cell office:value-type="float" office:value="3.14215" calcext:value-type="float">
            <text:p>3.14215</text:p>
          </table:table-cell>
          <table:table-cell office:value-type="float" office:value="1.57013" calcext:value-type="float">
            <text:p>1.57013</text:p>
          </table:table-cell>
          <table:table-cell office:value-type="float" office:value="1.34863" calcext:value-type="float">
            <text:p>1.34863</text:p>
          </table:table-cell>
          <table:table-cell office:value-type="float" office:value="1.34568" calcext:value-type="float">
            <text:p>1.34568</text:p>
          </table:table-cell>
          <table:table-cell office:value-type="float" office:value="22.1757" calcext:value-type="float">
            <text:p>22.1757</text:p>
          </table:table-cell>
          <table:table-cell office:value-type="float" office:value="13.1591" calcext:value-type="float">
            <text:p>13.1591</text:p>
          </table:table-cell>
          <table:table-cell office:value-type="float" office:value="4.07342" calcext:value-type="float">
            <text:p>4.07342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16004" calcext:value-type="float">
            <text:p>1.16004</text:p>
          </table:table-cell>
          <table:table-cell office:value-type="float" office:value="1.69021" calcext:value-type="float">
            <text:p>1.69021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1.26811" calcext:value-type="float">
            <text:p>1.26811</text:p>
          </table:table-cell>
          <table:table-cell office:value-type="float" office:value="24.8700379772391" calcext:value-type="float">
            <text:p>24.8700379772</text:p>
          </table:table-cell>
          <table:table-cell office:value-type="float" office:value="1.05203200185632" calcext:value-type="float">
            <text:p>1.0520320019</text:p>
          </table:table-cell>
          <table:table-cell office:value-type="float" office:value="0.000000528639938475131" calcext:value-type="float">
            <text:p>5.28639938475131E-07</text:p>
          </table:table-cell>
          <table:table-cell office:value-type="float" office:value="0.00000223568147640792" calcext:value-type="float">
            <text:p>2.23568147640792E-06</text:p>
          </table:table-cell>
          <table:table-cell office:value-type="float" office:value="215.01312335958" calcext:value-type="float">
            <text:p>215.0131233596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3]-[.AD103]" office:value-type="float" office:value="0.19796799814368" calcext:value-type="float">
            <text:p>0.1979679981</text:p>
          </table:table-cell>
          <table:table-cell table:formula="of:=[.AR103]/[.AD103]" office:value-type="float" office:value="0.18817678340047" calcext:value-type="float">
            <text:p>0.1881767834</text:p>
          </table:table-cell>
          <table:table-cell table:formula="of:=2 / [.D103]" office:value-type="float" office:value="1" calcext:value-type="float">
            <text:p>1</text:p>
          </table:table-cell>
          <table:table-cell table:formula="of:=[.AT103]-[.AD103]" office:value-type="float" office:value="-0.0520320018563201" calcext:value-type="float">
            <text:p>-0.0520320019</text:p>
          </table:table-cell>
          <table:table-cell table:formula="of:=ABS([.AU103])/[.AD103]" office:value-type="float" office:value="0.0494585732796237" calcext:value-type="float">
            <text:p>0.0494585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76832" calcext:value-type="float">
            <text:p>-0.000076832</text:p>
          </table:table-cell>
          <table:table-cell office:value-type="float" office:value="0.0000439763" calcext:value-type="float">
            <text:p>4.39763E-05</text:p>
          </table:table-cell>
          <table:table-cell office:value-type="float" office:value="0.439544" calcext:value-type="float">
            <text:p>0.439544</text:p>
          </table:table-cell>
          <table:table-cell office:value-type="float" office:value="3.14278" calcext:value-type="float">
            <text:p>3.14278</text:p>
          </table:table-cell>
          <table:table-cell office:value-type="float" office:value="1.56768" calcext:value-type="float">
            <text:p>1.56768</text:p>
          </table:table-cell>
          <table:table-cell office:value-type="float" office:value="0.0134599" calcext:value-type="float">
            <text:p>0.0134599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221751" calcext:value-type="float">
            <text:p>0.221751</text:p>
          </table:table-cell>
          <table:table-cell office:value-type="float" office:value="13.1719" calcext:value-type="float">
            <text:p>13.1719</text:p>
          </table:table-cell>
          <table:table-cell office:value-type="float" office:value="4.06539" calcext:value-type="float">
            <text:p>4.06539</text:p>
          </table:table-cell>
          <table:table-cell office:value-type="float" office:value="0.116017" calcext:value-type="float">
            <text:p>0.116017</text:p>
          </table:table-cell>
          <table:table-cell office:value-type="float" office:value="0.116166" calcext:value-type="float">
            <text:p>0.116166</text:p>
          </table:table-cell>
          <table:table-cell office:value-type="float" office:value="0.168972" calcext:value-type="float">
            <text:p>0.168972</text:p>
          </table:table-cell>
          <table:table-cell office:value-type="float" office:value="1.81518" calcext:value-type="float">
            <text:p>1.81518</text:p>
          </table:table-cell>
          <table:table-cell office:value-type="float" office:value="1.26798" calcext:value-type="float">
            <text:p>1.26798</text:p>
          </table:table-cell>
          <table:table-cell office:value-type="float" office:value="0.248705102267021" calcext:value-type="float">
            <text:p>0.2487051023</text:p>
          </table:table-cell>
          <table:table-cell office:value-type="float" office:value="0.0105208541072339" calcext:value-type="float">
            <text:p>0.0105208541</text:p>
          </table:table-cell>
          <table:table-cell office:value-type="float" office:value="0.000000000342250885284006" calcext:value-type="float">
            <text:p>3.42250885284006E-10</text:p>
          </table:table-cell>
          <table:table-cell office:value-type="float" office:value="0.000000000000937085347821486" calcext:value-type="float">
            <text:p>9.37085347821486E-13</text:p>
          </table:table-cell>
          <table:table-cell office:value-type="float" office:value="1.05276685429357" calcext:value-type="float">
            <text:p>1.052766854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04]-[.AD104]" office:value-type="float" office:value="0.0019791458927661" calcext:value-type="float">
            <text:p>0.0019791459</text:p>
          </table:table-cell>
          <table:table-cell table:formula="of:=[.AR104]/[.AD104]" office:value-type="float" office:value="0.18811646588705" calcext:value-type="float">
            <text:p>0.1881164659</text:p>
          </table:table-cell>
          <table:table-cell table:formula="of:=2 / [.D104]" office:value-type="float" office:value="0.01" calcext:value-type="float">
            <text:p>0.01</text:p>
          </table:table-cell>
          <table:table-cell table:formula="of:=[.AT104]-[.AD104]" office:value-type="float" office:value="-0.0005208541072339" calcext:value-type="float">
            <text:p>-0.0005208541</text:p>
          </table:table-cell>
          <table:table-cell table:formula="of:=ABS([.AU104])/[.AD104]" office:value-type="float" office:value="0.0495068272903597" calcext:value-type="float">
            <text:p>0.0495068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266967" calcext:value-type="float">
            <text:p>-0.00266967</text:p>
          </table:table-cell>
          <table:table-cell office:value-type="float" office:value="0.0016043" calcext:value-type="float">
            <text:p>0.0016043</text:p>
          </table:table-cell>
          <table:table-cell office:value-type="float" office:value="4.39639" calcext:value-type="float">
            <text:p>4.39639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1.34845" calcext:value-type="float">
            <text:p>1.34845</text:p>
          </table:table-cell>
          <table:table-cell office:value-type="float" office:value="1.3486" calcext:value-type="float">
            <text:p>1.3486</text:p>
          </table:table-cell>
          <table:table-cell office:value-type="float" office:value="22.185" calcext:value-type="float">
            <text:p>22.185</text:p>
          </table:table-cell>
          <table:table-cell office:value-type="float" office:value="13.1499" calcext:value-type="float">
            <text:p>13.1499</text:p>
          </table:table-cell>
          <table:table-cell office:value-type="float" office:value="4.07581" calcext:value-type="float">
            <text:p>4.07581</text:p>
          </table:table-cell>
          <table:table-cell office:value-type="float" office:value="1.16123" calcext:value-type="float">
            <text:p>1.16123</text:p>
          </table:table-cell>
          <table:table-cell office:value-type="float" office:value="1.16129" calcext:value-type="float">
            <text:p>1.16129</text:p>
          </table:table-cell>
          <table:table-cell office:value-type="float" office:value="1.69019" calcext:value-type="float">
            <text:p>1.69019</text:p>
          </table:table-cell>
          <table:table-cell office:value-type="float" office:value="1.81169" calcext:value-type="float">
            <text:p>1.81169</text:p>
          </table:table-cell>
          <table:table-cell office:value-type="float" office:value="1.26809" calcext:value-type="float">
            <text:p>1.26809</text:p>
          </table:table-cell>
          <table:table-cell office:value-type="float" office:value="24.8820563415294" calcext:value-type="float">
            <text:p>24.8820563415</text:p>
          </table:table-cell>
          <table:table-cell office:value-type="float" office:value="1.0521229646624" calcext:value-type="float">
            <text:p>1.0521229647</text:p>
          </table:table-cell>
          <table:table-cell office:value-type="float" office:value="0.000000557470676623605" calcext:value-type="float">
            <text:p>5.57470676623605E-07</text:p>
          </table:table-cell>
          <table:table-cell office:value-type="float" office:value="0.00000248618844236144" calcext:value-type="float">
            <text:p>2.48618844236144E-06</text:p>
          </table:table-cell>
          <table:table-cell office:value-type="float" office:value="182.044444444445" calcext:value-type="float">
            <text:p>182.044444444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5]-[.AD105]" office:value-type="float" office:value="0.1978770353376" calcext:value-type="float">
            <text:p>0.1978770353</text:p>
          </table:table-cell>
          <table:table-cell table:formula="of:=[.AR105]/[.AD105]" office:value-type="float" office:value="0.188074057865559" calcext:value-type="float">
            <text:p>0.1880740579</text:p>
          </table:table-cell>
          <table:table-cell table:formula="of:=2 / [.D105]" office:value-type="float" office:value="1" calcext:value-type="float">
            <text:p>1</text:p>
          </table:table-cell>
          <table:table-cell table:formula="of:=[.AT105]-[.AD105]" office:value-type="float" office:value="-0.0521229646624" calcext:value-type="float">
            <text:p>-0.0521229647</text:p>
          </table:table-cell>
          <table:table-cell table:formula="of:=ABS([.AU105])/[.AD105]" office:value-type="float" office:value="0.0495407537075525" calcext:value-type="float">
            <text:p>0.0495407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0903718" calcext:value-type="float">
            <text:p>-9.03718E-05</text:p>
          </table:table-cell>
          <table:table-cell office:value-type="float" office:value="-0.000047043" calcext:value-type="float">
            <text:p>-0.000047043</text:p>
          </table:table-cell>
          <table:table-cell office:value-type="float" office:value="0.439487" calcext:value-type="float">
            <text:p>0.439487</text:p>
          </table:table-cell>
          <table:table-cell office:value-type="float" office:value="3.13846" calcext:value-type="float">
            <text:p>3.13846</text:p>
          </table:table-cell>
          <table:table-cell office:value-type="float" office:value="1.57195" calcext:value-type="float">
            <text:p>1.57195</text:p>
          </table:table-cell>
          <table:table-cell office:value-type="float" office:value="0.0134801" calcext:value-type="float">
            <text:p>0.0134801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13.1406" calcext:value-type="float">
            <text:p>13.1406</text:p>
          </table:table-cell>
          <table:table-cell office:value-type="float" office:value="4.07886" calcext:value-type="float">
            <text:p>4.07886</text:p>
          </table:table-cell>
          <table:table-cell office:value-type="float" office:value="0.116104" calcext:value-type="float">
            <text:p>0.116104</text:p>
          </table:table-cell>
          <table:table-cell office:value-type="float" office:value="0.116078" calcext:value-type="float">
            <text:p>0.116078</text:p>
          </table:table-cell>
          <table:table-cell office:value-type="float" office:value="0.168934" calcext:value-type="float">
            <text:p>0.168934</text:p>
          </table:table-cell>
          <table:table-cell office:value-type="float" office:value="1.81403" calcext:value-type="float">
            <text:p>1.81403</text:p>
          </table:table-cell>
          <table:table-cell office:value-type="float" office:value="1.26801" calcext:value-type="float">
            <text:p>1.26801</text:p>
          </table:table-cell>
          <table:table-cell office:value-type="float" office:value="0.248642044482972" calcext:value-type="float">
            <text:p>0.2486420445</text:p>
          </table:table-cell>
          <table:table-cell office:value-type="float" office:value="0.0105230121990712" calcext:value-type="float">
            <text:p>0.0105230122</text:p>
          </table:table-cell>
          <table:table-cell office:value-type="float" office:value="0.000000000721432096684955" calcext:value-type="float">
            <text:p>7.21432096684955E-10</text:p>
          </table:table-cell>
          <table:table-cell office:value-type="float" office:value="0.00000000000416371416101801" calcext:value-type="float">
            <text:p>4.16371416101801E-12</text:p>
          </table:table-cell>
          <table:table-cell office:value-type="float" office:value="1.06064529494018" calcext:value-type="float">
            <text:p>1.0606452949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06]-[.AD106]" office:value-type="float" office:value="0.0019769878009288" calcext:value-type="float">
            <text:p>0.0019769878</text:p>
          </table:table-cell>
          <table:table-cell table:formula="of:=[.AR106]/[.AD106]" office:value-type="float" office:value="0.187872803293272" calcext:value-type="float">
            <text:p>0.1878728033</text:p>
          </table:table-cell>
          <table:table-cell table:formula="of:=2 / [.D106]" office:value-type="float" office:value="0.01" calcext:value-type="float">
            <text:p>0.01</text:p>
          </table:table-cell>
          <table:table-cell table:formula="of:=[.AT106]-[.AD106]" office:value-type="float" office:value="-0.0005230121990712" calcext:value-type="float">
            <text:p>-0.0005230122</text:p>
          </table:table-cell>
          <table:table-cell table:formula="of:=ABS([.AU106])/[.AD106]" office:value-type="float" office:value="0.0497017573653828" calcext:value-type="float">
            <text:p>0.0497017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136037" calcext:value-type="float">
            <text:p>0.00136037</text:p>
          </table:table-cell>
          <table:table-cell office:value-type="float" office:value="-0.00177081" calcext:value-type="float">
            <text:p>-0.00177081</text:p>
          </table:table-cell>
          <table:table-cell office:value-type="float" office:value="4.39882" calcext:value-type="float">
            <text:p>4.39882</text:p>
          </table:table-cell>
          <table:table-cell office:value-type="float" office:value="3.13951" calcext:value-type="float">
            <text:p>3.13951</text:p>
          </table:table-cell>
          <table:table-cell office:value-type="float" office:value="1.56967" calcext:value-type="float">
            <text:p>1.56967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1.348" calcext:value-type="float">
            <text:p>1.348</text:p>
          </table:table-cell>
          <table:table-cell office:value-type="float" office:value="22.2162" calcext:value-type="float">
            <text:p>22.2162</text:p>
          </table:table-cell>
          <table:table-cell office:value-type="float" office:value="13.144" calcext:value-type="float">
            <text:p>13.144</text:p>
          </table:table-cell>
          <table:table-cell office:value-type="float" office:value="4.07237" calcext:value-type="float">
            <text:p>4.07237</text:p>
          </table:table-cell>
          <table:table-cell office:value-type="float" office:value="1.15999" calcext:value-type="float">
            <text:p>1.15999</text:p>
          </table:table-cell>
          <table:table-cell office:value-type="float" office:value="1.16103" calcext:value-type="float">
            <text:p>1.16103</text:p>
          </table:table-cell>
          <table:table-cell office:value-type="float" office:value="1.69311" calcext:value-type="float">
            <text:p>1.69311</text:p>
          </table:table-cell>
          <table:table-cell office:value-type="float" office:value="1.81313" calcext:value-type="float">
            <text:p>1.81313</text:p>
          </table:table-cell>
          <table:table-cell office:value-type="float" office:value="1.26827" calcext:value-type="float">
            <text:p>1.26827</text:p>
          </table:table-cell>
          <table:table-cell office:value-type="float" office:value="24.9097791025737" calcext:value-type="float">
            <text:p>24.9097791026</text:p>
          </table:table-cell>
          <table:table-cell office:value-type="float" office:value="1.05233459064624" calcext:value-type="float">
            <text:p>1.0523345906</text:p>
          </table:table-cell>
          <table:table-cell office:value-type="float" office:value="0.000000253522853117672" calcext:value-type="float">
            <text:p>2.53522853117672E-07</text:p>
          </table:table-cell>
          <table:table-cell office:value-type="float" office:value="0.000000514190696423398" calcext:value-type="float">
            <text:p>5.14190696423398E-07</text:p>
          </table:table-cell>
          <table:table-cell office:value-type="float" office:value="190.069605568446" calcext:value-type="float">
            <text:p>190.0696055684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7]-[.AD107]" office:value-type="float" office:value="0.19766540935376" calcext:value-type="float">
            <text:p>0.1976654094</text:p>
          </table:table-cell>
          <table:table-cell table:formula="of:=[.AR107]/[.AD107]" office:value-type="float" office:value="0.18783513448168" calcext:value-type="float">
            <text:p>0.1878351345</text:p>
          </table:table-cell>
          <table:table-cell table:formula="of:=2 / [.D107]" office:value-type="float" office:value="1" calcext:value-type="float">
            <text:p>1</text:p>
          </table:table-cell>
          <table:table-cell table:formula="of:=[.AT107]-[.AD107]" office:value-type="float" office:value="-0.05233459064624" calcext:value-type="float">
            <text:p>-0.0523345906</text:p>
          </table:table-cell>
          <table:table-cell table:formula="of:=ABS([.AU107])/[.AD107]" office:value-type="float" office:value="0.0497318924146561" calcext:value-type="float">
            <text:p>0.0497318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50954" calcext:value-type="float">
            <text:p>0.000150954</text:p>
          </table:table-cell>
          <table:table-cell office:value-type="float" office:value="-0.0000219472" calcext:value-type="float">
            <text:p>-2.19472E-05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1.56961" calcext:value-type="float">
            <text:p>1.56961</text:p>
          </table:table-cell>
          <table:table-cell office:value-type="float" office:value="0.0134968" calcext:value-type="float">
            <text:p>0.0134968</text:p>
          </table:table-cell>
          <table:table-cell office:value-type="float" office:value="0.0134951" calcext:value-type="float">
            <text:p>0.0134951</text:p>
          </table:table-cell>
          <table:table-cell office:value-type="float" office:value="0.221698" calcext:value-type="float">
            <text:p>0.221698</text:p>
          </table:table-cell>
          <table:table-cell office:value-type="float" office:value="13.1632" calcext:value-type="float">
            <text:p>13.1632</text:p>
          </table:table-cell>
          <table:table-cell office:value-type="float" office:value="4.07113" calcext:value-type="float">
            <text:p>4.07113</text:p>
          </table:table-cell>
          <table:table-cell office:value-type="float" office:value="0.116176" calcext:value-type="float">
            <text:p>0.116176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68956" calcext:value-type="float">
            <text:p>0.168956</text:p>
          </table:table-cell>
          <table:table-cell office:value-type="float" office:value="1.81411" calcext:value-type="float">
            <text:p>1.81411</text:p>
          </table:table-cell>
          <table:table-cell office:value-type="float" office:value="1.26786" calcext:value-type="float">
            <text:p>1.26786</text:p>
          </table:table-cell>
          <table:table-cell office:value-type="float" office:value="0.2486896296373" calcext:value-type="float">
            <text:p>0.2486896296</text:p>
          </table:table-cell>
          <table:table-cell office:value-type="float" office:value="0.01052446894393" calcext:value-type="float">
            <text:p>0.0105244689</text:p>
          </table:table-cell>
          <table:table-cell office:value-type="float" office:value="0.00000000158835858816907" calcext:value-type="float">
            <text:p>1.58835858816907E-09</text:p>
          </table:table-cell>
          <table:table-cell office:value-type="float" office:value="0.0000000000201830640368836" calcext:value-type="float">
            <text:p>2.01830640368836E-11</text:p>
          </table:table-cell>
          <table:table-cell office:value-type="float" office:value="1.05343020639105" calcext:value-type="float">
            <text:p>1.053430206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00244477953371312" calcext:value-type="float">
            <text:p>0.0024447795</text:p>
          </table:table-cell>
          <table:table-cell office:value-type="float" office:value="0.0125" calcext:value-type="float">
            <text:p>0.0125</text:p>
          </table:table-cell>
          <table:table-cell table:formula="of:=[.AQ108]-[.AD108]" office:value-type="float" office:value="0.00197553105607" calcext:value-type="float">
            <text:p>0.0019755311</text:p>
          </table:table-cell>
          <table:table-cell table:formula="of:=[.AR108]/[.AD108]" office:value-type="float" office:value="0.187708383823907" calcext:value-type="float">
            <text:p>0.1877083838</text:p>
          </table:table-cell>
          <table:table-cell table:formula="of:=2 / [.D108]" office:value-type="float" office:value="0.01" calcext:value-type="float">
            <text:p>0.01</text:p>
          </table:table-cell>
          <table:table-cell table:formula="of:=[.AT108]-[.AD108]" office:value-type="float" office:value="-0.00052446894393" calcext:value-type="float">
            <text:p>-0.0005244689</text:p>
          </table:table-cell>
          <table:table-cell table:formula="of:=ABS([.AU108])/[.AD108]" office:value-type="float" office:value="0.0498332929408745" calcext:value-type="float">
            <text:p>0.0498332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517434" calcext:value-type="float">
            <text:p>0.00517434</text:p>
          </table:table-cell>
          <table:table-cell office:value-type="float" office:value="0.000222927" calcext:value-type="float">
            <text:p>0.000222927</text:p>
          </table:table-cell>
          <table:table-cell office:value-type="float" office:value="4.39357" calcext:value-type="float">
            <text:p>4.39357</text:p>
          </table:table-cell>
          <table:table-cell office:value-type="float" office:value="3.13731" calcext:value-type="float">
            <text:p>3.13731</text:p>
          </table:table-cell>
          <table:table-cell office:value-type="float" office:value="1.56946" calcext:value-type="float">
            <text:p>1.56946</text:p>
          </table:table-cell>
          <table:table-cell office:value-type="float" office:value="1.34804" calcext:value-type="float">
            <text:p>1.34804</text:p>
          </table:table-cell>
          <table:table-cell office:value-type="float" office:value="1.35636" calcext:value-type="float">
            <text:p>1.35636</text:p>
          </table:table-cell>
          <table:table-cell office:value-type="float" office:value="22.1511" calcext:value-type="float">
            <text:p>22.1511</text:p>
          </table:table-cell>
          <table:table-cell office:value-type="float" office:value="13.1329" calcext:value-type="float">
            <text:p>13.1329</text:p>
          </table:table-cell>
          <table:table-cell office:value-type="float" office:value="4.06993" calcext:value-type="float">
            <text:p>4.06993</text:p>
          </table:table-cell>
          <table:table-cell office:value-type="float" office:value="1.16104" calcext:value-type="float">
            <text:p>1.16104</text:p>
          </table:table-cell>
          <table:table-cell office:value-type="float" office:value="1.16463" calcext:value-type="float">
            <text:p>1.16463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81391" calcext:value-type="float">
            <text:p>1.81391</text:p>
          </table:table-cell>
          <table:table-cell office:value-type="float" office:value="1.26757" calcext:value-type="float">
            <text:p>1.26757</text:p>
          </table:table-cell>
          <table:table-cell office:value-type="float" office:value="24.8555087753047" calcext:value-type="float">
            <text:p>24.8555087753</text:p>
          </table:table-cell>
          <table:table-cell office:value-type="float" office:value="1.05284443766133" calcext:value-type="float">
            <text:p>1.0528444377</text:p>
          </table:table-cell>
          <table:table-cell office:value-type="float" office:value="0.000000671209708545464" calcext:value-type="float">
            <text:p>6.71209708545464E-07</text:p>
          </table:table-cell>
          <table:table-cell office:value-type="float" office:value="0.00000360417978276549" calcext:value-type="float">
            <text:p>3.60417978276549E-06</text:p>
          </table:table-cell>
          <table:table-cell office:value-type="float" office:value="204.28927680798" calcext:value-type="float">
            <text:p>204.289276808</text:p>
          </table:table-cell>
          <table:table-cell table:number-columns-repeated="2" office:value-type="float" office:value="-3.53113" calcext:value-type="float">
            <text:p>-3.531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.53113" calcext:value-type="float">
            <text:p>4.53113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float" office:value="2.44477953371312" calcext:value-type="float">
            <text:p>2.4447795337</text:p>
          </table:table-cell>
          <table:table-cell office:value-type="float" office:value="1.25" calcext:value-type="float">
            <text:p>1.25</text:p>
          </table:table-cell>
          <table:table-cell table:formula="of:=[.AQ109]-[.AD109]" office:value-type="float" office:value="0.19715556233867" calcext:value-type="float">
            <text:p>0.1971555623</text:p>
          </table:table-cell>
          <table:table-cell table:formula="of:=[.AR109]/[.AD109]" office:value-type="float" office:value="0.18725991731182" calcext:value-type="float">
            <text:p>0.1872599173</text:p>
          </table:table-cell>
          <table:table-cell table:formula="of:=2 / [.D109]" office:value-type="float" office:value="1" calcext:value-type="float">
            <text:p>1</text:p>
          </table:table-cell>
          <table:table-cell table:formula="of:=[.AT109]-[.AD109]" office:value-type="float" office:value="-0.05284443766133" calcext:value-type="float">
            <text:p>-0.0528444377</text:p>
          </table:table-cell>
          <table:table-cell table:formula="of:=ABS([.AU109])/[.AD109]" office:value-type="float" office:value="0.0501920661505442" calcext:value-type="float">
            <text:p>0.05019206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287639" calcext:value-type="float">
            <text:p>2.87639E-05</text:p>
          </table:table-cell>
          <table:table-cell office:value-type="float" office:value="-0.0000763357" calcext:value-type="float">
            <text:p>-7.63357E-05</text:p>
          </table:table-cell>
          <table:table-cell office:value-type="float" office:value="1.06212" calcext:value-type="float">
            <text:p>1.06212</text:p>
          </table:table-cell>
          <table:table-cell office:value-type="float" office:value="3.1389" calcext:value-type="float">
            <text:p>3.1389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0516455" calcext:value-type="float">
            <text:p>0.0516455</text:p>
          </table:table-cell>
          <table:table-cell office:value-type="float" office:value="0.0515722" calcext:value-type="float">
            <text:p>0.0515722</text:p>
          </table:table-cell>
          <table:table-cell office:value-type="float" office:value="1.18234" calcext:value-type="float">
            <text:p>1.18234</text:p>
          </table:table-cell>
          <table:table-cell office:value-type="float" office:value="13.1442" calcext:value-type="float">
            <text:p>13.1442</text:p>
          </table:table-cell>
          <table:table-cell office:value-type="float" office:value="3.53707" calcext:value-type="float">
            <text:p>3.53707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0.227095" calcext:value-type="float">
            <text:p>0.227095</text:p>
          </table:table-cell>
          <table:table-cell office:value-type="float" office:value="0.232906" calcext:value-type="float">
            <text:p>0.232906</text:p>
          </table:table-cell>
          <table:table-cell office:value-type="float" office:value="1.81424" calcext:value-type="float">
            <text:p>1.81424</text:p>
          </table:table-cell>
          <table:table-cell office:value-type="float" office:value="1.03567" calcext:value-type="float">
            <text:p>1.03567</text:p>
          </table:table-cell>
          <table:table-cell office:value-type="float" office:value="1.28556050100673" calcext:value-type="float">
            <text:p>1.285560501</text:p>
          </table:table-cell>
          <table:table-cell office:value-type="float" office:value="0.093997192258417" calcext:value-type="float">
            <text:p>0.0939971923</text:p>
          </table:table-cell>
          <table:table-cell office:value-type="float" office:value="0.0000000563818406663097" calcext:value-type="float">
            <text:p>5.63818406663097E-08</text:p>
          </table:table-cell>
          <table:table-cell office:value-type="float" office:value="0.0000000254312956553691" calcext:value-type="float">
            <text:p>2.54312956553691E-08</text:p>
          </table:table-cell>
          <table:table-cell office:value-type="float" office:value="6.71585505820627" calcext:value-type="float">
            <text:p>6.7158550582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0]-[.AD110]" office:value-type="float" office:value="0.031002807741583" calcext:value-type="float">
            <text:p>0.0310028077</text:p>
          </table:table-cell>
          <table:table-cell table:formula="of:=[.AR110]/[.AD110]" office:value-type="float" office:value="0.329826955430223" calcext:value-type="float">
            <text:p>0.3298269554</text:p>
          </table:table-cell>
          <table:table-cell table:formula="of:=2 / [.D110]" office:value-type="float" office:value="0.1" calcext:value-type="float">
            <text:p>0.1</text:p>
          </table:table-cell>
          <table:table-cell table:formula="of:=[.AT110]-[.AD110]" office:value-type="float" office:value="0.006002807741583" calcext:value-type="float">
            <text:p>0.0060028077</text:p>
          </table:table-cell>
          <table:table-cell table:formula="of:=ABS([.AU110])/[.AD110]" office:value-type="float" office:value="0.0638615643441784" calcext:value-type="float">
            <text:p>0.06386156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213409" calcext:value-type="float">
            <text:p>-2.13409E-05</text:p>
          </table:table-cell>
          <table:table-cell office:value-type="float" office:value="0.000106572" calcext:value-type="float">
            <text:p>0.000106572</text:p>
          </table:table-cell>
          <table:table-cell office:value-type="float" office:value="1.06228" calcext:value-type="float">
            <text:p>1.06228</text:p>
          </table:table-cell>
          <table:table-cell office:value-type="float" office:value="3.1406" calcext:value-type="float">
            <text:p>3.1406</text:p>
          </table:table-cell>
          <table:table-cell office:value-type="float" office:value="1.56995" calcext:value-type="float">
            <text:p>1.56995</text:p>
          </table:table-cell>
          <table:table-cell office:value-type="float" office:value="0.0515902" calcext:value-type="float">
            <text:p>0.0515902</text:p>
          </table:table-cell>
          <table:table-cell office:value-type="float" office:value="0.0515452" calcext:value-type="float">
            <text:p>0.0515452</text:p>
          </table:table-cell>
          <table:table-cell office:value-type="float" office:value="1.18268" calcext:value-type="float">
            <text:p>1.18268</text:p>
          </table:table-cell>
          <table:table-cell office:value-type="float" office:value="13.1502" calcext:value-type="float">
            <text:p>13.1502</text:p>
          </table:table-cell>
          <table:table-cell office:value-type="float" office:value="3.53765" calcext:value-type="float">
            <text:p>3.53765</text:p>
          </table:table-cell>
          <table:table-cell office:value-type="float" office:value="0.227135" calcext:value-type="float">
            <text:p>0.227135</text:p>
          </table:table-cell>
          <table:table-cell office:value-type="float" office:value="0.227036" calcext:value-type="float">
            <text:p>0.227036</text:p>
          </table:table-cell>
          <table:table-cell office:value-type="float" office:value="0.232875" calcext:value-type="float">
            <text:p>0.232875</text:p>
          </table:table-cell>
          <table:table-cell office:value-type="float" office:value="1.81297" calcext:value-type="float">
            <text:p>1.81297</text:p>
          </table:table-cell>
          <table:table-cell office:value-type="float" office:value="1.03582" calcext:value-type="float">
            <text:p>1.03582</text:p>
          </table:table-cell>
          <table:table-cell office:value-type="float" office:value="1.28581463091334" calcext:value-type="float">
            <text:p>1.2858146309</text:p>
          </table:table-cell>
          <table:table-cell office:value-type="float" office:value="0.0939426311341362" calcext:value-type="float">
            <text:p>0.0939426311</text:p>
          </table:table-cell>
          <table:table-cell office:value-type="float" office:value="0.0000000938945079006737" calcext:value-type="float">
            <text:p>9.38945079006737E-08</text:p>
          </table:table-cell>
          <table:table-cell office:value-type="float" office:value="0.0000000705294289112774" calcext:value-type="float">
            <text:p>7.05294289112774E-08</text:p>
          </table:table-cell>
          <table:table-cell office:value-type="float" office:value="8.26056267016235" calcext:value-type="float">
            <text:p>8.2605626702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1]-[.AD111]" office:value-type="float" office:value="0.0310573688658638" calcext:value-type="float">
            <text:p>0.0310573689</text:p>
          </table:table-cell>
          <table:table-cell table:formula="of:=[.AR111]/[.AD111]" office:value-type="float" office:value="0.330599308225873" calcext:value-type="float">
            <text:p>0.3305993082</text:p>
          </table:table-cell>
          <table:table-cell table:formula="of:=2 / [.D111]" office:value-type="float" office:value="0.1" calcext:value-type="float">
            <text:p>0.1</text:p>
          </table:table-cell>
          <table:table-cell table:formula="of:=[.AT111]-[.AD111]" office:value-type="float" office:value="0.00605736886586381" calcext:value-type="float">
            <text:p>0.0060573689</text:p>
          </table:table-cell>
          <table:table-cell table:formula="of:=ABS([.AU111])/[.AD111]" office:value-type="float" office:value="0.0644794465806986" calcext:value-type="float">
            <text:p>0.06447944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0596322" calcext:value-type="float">
            <text:p>-5.96322E-06</text:p>
          </table:table-cell>
          <table:table-cell office:value-type="float" office:value="0.000176005" calcext:value-type="float">
            <text:p>0.000176005</text:p>
          </table:table-cell>
          <table:table-cell office:value-type="float" office:value="1.06216" calcext:value-type="float">
            <text:p>1.06216</text:p>
          </table:table-cell>
          <table:table-cell office:value-type="float" office:value="3.14034" calcext:value-type="float">
            <text:p>3.14034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0.0515009" calcext:value-type="float">
            <text:p>0.0515009</text:p>
          </table:table-cell>
          <table:table-cell office:value-type="float" office:value="1.18242" calcext:value-type="float">
            <text:p>1.18242</text:p>
          </table:table-cell>
          <table:table-cell office:value-type="float" office:value="13.1501" calcext:value-type="float">
            <text:p>13.1501</text:p>
          </table:table-cell>
          <table:table-cell office:value-type="float" office:value="3.5398" calcext:value-type="float">
            <text:p>3.5398</text:p>
          </table:table-cell>
          <table:table-cell office:value-type="float" office:value="0.227114" calcext:value-type="float">
            <text:p>0.227114</text:p>
          </table:table-cell>
          <table:table-cell office:value-type="float" office:value="0.226938" calcext:value-type="float">
            <text:p>0.226938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1.8134" calcext:value-type="float">
            <text:p>1.8134</text:p>
          </table:table-cell>
          <table:table-cell office:value-type="float" office:value="1.03548" calcext:value-type="float">
            <text:p>1.03548</text:p>
          </table:table-cell>
          <table:table-cell office:value-type="float" office:value="1.28550143373195" calcext:value-type="float">
            <text:p>1.2855014337</text:p>
          </table:table-cell>
          <table:table-cell office:value-type="float" office:value="0.0939259026796061" calcext:value-type="float">
            <text:p>0.0939259027</text:p>
          </table:table-cell>
          <table:table-cell office:value-type="float" office:value="0.0000000801394264971092" calcext:value-type="float">
            <text:p>8.01394264971092E-08</text:p>
          </table:table-cell>
          <table:table-cell office:value-type="float" office:value="0.0000000513786214342845" calcext:value-type="float">
            <text:p>5.13786214342845E-08</text:p>
          </table:table-cell>
          <table:table-cell office:value-type="float" office:value="6.910164487558" calcext:value-type="float">
            <text:p>6.910164487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2]-[.AD112]" office:value-type="float" office:value="0.0310740973203939" calcext:value-type="float">
            <text:p>0.0310740973</text:p>
          </table:table-cell>
          <table:table-cell table:formula="of:=[.AR112]/[.AD112]" office:value-type="float" office:value="0.330836291522178" calcext:value-type="float">
            <text:p>0.3308362915</text:p>
          </table:table-cell>
          <table:table-cell table:formula="of:=2 / [.D112]" office:value-type="float" office:value="0.1" calcext:value-type="float">
            <text:p>0.1</text:p>
          </table:table-cell>
          <table:table-cell table:formula="of:=[.AT112]-[.AD112]" office:value-type="float" office:value="0.00607409732039391" calcext:value-type="float">
            <text:p>0.0060740973</text:p>
          </table:table-cell>
          <table:table-cell table:formula="of:=ABS([.AU112])/[.AD112]" office:value-type="float" office:value="0.0646690332177426" calcext:value-type="float">
            <text:p>0.06466903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872465" calcext:value-type="float">
            <text:p>8.72465E-06</text:p>
          </table:table-cell>
          <table:table-cell office:value-type="float" office:value="0.000118553" calcext:value-type="float">
            <text:p>0.000118553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3.1399" calcext:value-type="float">
            <text:p>3.1399</text:p>
          </table:table-cell>
          <table:table-cell office:value-type="float" office:value="1.57181" calcext:value-type="float">
            <text:p>1.57181</text:p>
          </table:table-cell>
          <table:table-cell office:value-type="float" office:value="0.0515373" calcext:value-type="float">
            <text:p>0.0515373</text:p>
          </table:table-cell>
          <table:table-cell office:value-type="float" office:value="0.0515359" calcext:value-type="float">
            <text:p>0.0515359</text:p>
          </table:table-cell>
          <table:table-cell office:value-type="float" office:value="1.1821" calcext:value-type="float">
            <text:p>1.1821</text:p>
          </table:table-cell>
          <table:table-cell office:value-type="float" office:value="13.1529" calcext:value-type="float">
            <text:p>13.1529</text:p>
          </table:table-cell>
          <table:table-cell office:value-type="float" office:value="3.54319" calcext:value-type="float">
            <text:p>3.54319</text:p>
          </table:table-cell>
          <table:table-cell office:value-type="float" office:value="0.227018" calcext:value-type="float">
            <text:p>0.227018</text:p>
          </table:table-cell>
          <table:table-cell office:value-type="float" office:value="0.227015" calcext:value-type="float">
            <text:p>0.227015</text:p>
          </table:table-cell>
          <table:table-cell office:value-type="float" office:value="0.232874" calcext:value-type="float">
            <text:p>0.232874</text:p>
          </table:table-cell>
          <table:table-cell office:value-type="float" office:value="1.81492" calcext:value-type="float">
            <text:p>1.81492</text:p>
          </table:table-cell>
          <table:table-cell office:value-type="float" office:value="1.03566" calcext:value-type="float">
            <text:p>1.03566</text:p>
          </table:table-cell>
          <table:table-cell office:value-type="float" office:value="1.28517602258333" calcext:value-type="float">
            <text:p>1.2851760226</text:p>
          </table:table-cell>
          <table:table-cell office:value-type="float" office:value="0.0939155767066994" calcext:value-type="float">
            <text:p>0.0939155767</text:p>
          </table:table-cell>
          <table:table-cell office:value-type="float" office:value="0.0000000617123292960849" calcext:value-type="float">
            <text:p>6.17123292960849E-08</text:p>
          </table:table-cell>
          <table:table-cell office:value-type="float" office:value="0.0000000304672926971874" calcext:value-type="float">
            <text:p>3.04672926971874E-08</text:p>
          </table:table-cell>
          <table:table-cell office:value-type="float" office:value="6.9020136490016" calcext:value-type="float">
            <text:p>6.902013649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3]-[.AD113]" office:value-type="float" office:value="0.0310844232933006" calcext:value-type="float">
            <text:p>0.0310844233</text:p>
          </table:table-cell>
          <table:table-cell table:formula="of:=[.AR113]/[.AD113]" office:value-type="float" office:value="0.330982616338267" calcext:value-type="float">
            <text:p>0.3309826163</text:p>
          </table:table-cell>
          <table:table-cell table:formula="of:=2 / [.D113]" office:value-type="float" office:value="0.1" calcext:value-type="float">
            <text:p>0.1</text:p>
          </table:table-cell>
          <table:table-cell table:formula="of:=[.AT113]-[.AD113]" office:value-type="float" office:value="0.00608442329330061" calcext:value-type="float">
            <text:p>0.0060844233</text:p>
          </table:table-cell>
          <table:table-cell table:formula="of:=ABS([.AU113])/[.AD113]" office:value-type="float" office:value="0.064786093070614" calcext:value-type="float">
            <text:p>0.06478609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420733" calcext:value-type="float">
            <text:p>4.20733E-05</text:p>
          </table:table-cell>
          <table:table-cell office:value-type="float" office:value="-0.0000678403" calcext:value-type="float">
            <text:p>-6.78403E-05</text:p>
          </table:table-cell>
          <table:table-cell office:value-type="float" office:value="1.06217" calcext:value-type="float">
            <text:p>1.06217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57088" calcext:value-type="float">
            <text:p>1.57088</text:p>
          </table:table-cell>
          <table:table-cell office:value-type="float" office:value="0.0514989" calcext:value-type="float">
            <text:p>0.0514989</text:p>
          </table:table-cell>
          <table:table-cell office:value-type="float" office:value="0.0515688" calcext:value-type="float">
            <text:p>0.0515688</text:p>
          </table:table-cell>
          <table:table-cell office:value-type="float" office:value="1.18245" calcext:value-type="float">
            <text:p>1.18245</text:p>
          </table:table-cell>
          <table:table-cell office:value-type="float" office:value="13.1667" calcext:value-type="float">
            <text:p>13.1667</text:p>
          </table:table-cell>
          <table:table-cell office:value-type="float" office:value="3.54017" calcext:value-type="float">
            <text:p>3.54017</text:p>
          </table:table-cell>
          <table:table-cell office:value-type="float" office:value="0.226934" calcext:value-type="float">
            <text:p>0.226934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1.03562" calcext:value-type="float">
            <text:p>1.03562</text:p>
          </table:table-cell>
          <table:table-cell office:value-type="float" office:value="1.28551499944452" calcext:value-type="float">
            <text:p>1.2855149994</text:p>
          </table:table-cell>
          <table:table-cell office:value-type="float" office:value="0.0939149961314353" calcext:value-type="float">
            <text:p>0.0939149961</text:p>
          </table:table-cell>
          <table:table-cell office:value-type="float" office:value="0.0000000983647422577198" calcext:value-type="float">
            <text:p>9.83647422577198E-08</text:p>
          </table:table-cell>
          <table:table-cell office:value-type="float" office:value="0.0000000774049801554211" calcext:value-type="float">
            <text:p>7.74049801554211E-08</text:p>
          </table:table-cell>
          <table:table-cell office:value-type="float" office:value="6.93414592855934" calcext:value-type="float">
            <text:p>6.934145928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4]-[.AD114]" office:value-type="float" office:value="0.0310850038685647" calcext:value-type="float">
            <text:p>0.0310850039</text:p>
          </table:table-cell>
          <table:table-cell table:formula="of:=[.AR114]/[.AD114]" office:value-type="float" office:value="0.330990844370167" calcext:value-type="float">
            <text:p>0.3309908444</text:p>
          </table:table-cell>
          <table:table-cell table:formula="of:=2 / [.D114]" office:value-type="float" office:value="0.1" calcext:value-type="float">
            <text:p>0.1</text:p>
          </table:table-cell>
          <table:table-cell table:formula="of:=[.AT114]-[.AD114]" office:value-type="float" office:value="0.00608500386856471" calcext:value-type="float">
            <text:p>0.0060850039</text:p>
          </table:table-cell>
          <table:table-cell table:formula="of:=ABS([.AU114])/[.AD114]" office:value-type="float" office:value="0.0647926754961334" calcext:value-type="float">
            <text:p>0.06479267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652209" calcext:value-type="float">
            <text:p>6.52209E-05</text:p>
          </table:table-cell>
          <table:table-cell office:value-type="float" office:value="0.0000265597" calcext:value-type="float">
            <text:p>2.65597E-05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055" calcext:value-type="float">
            <text:p>1.57055</text:p>
          </table:table-cell>
          <table:table-cell office:value-type="float" office:value="0.0515309" calcext:value-type="float">
            <text:p>0.0515309</text:p>
          </table:table-cell>
          <table:table-cell office:value-type="float" office:value="0.0515519" calcext:value-type="float">
            <text:p>0.0515519</text:p>
          </table:table-cell>
          <table:table-cell office:value-type="float" office:value="1.18286" calcext:value-type="float">
            <text:p>1.18286</text:p>
          </table:table-cell>
          <table:table-cell office:value-type="float" office:value="13.1487" calcext:value-type="float">
            <text:p>13.1487</text:p>
          </table:table-cell>
          <table:table-cell office:value-type="float" office:value="3.53999" calcext:value-type="float">
            <text:p>3.53999</text:p>
          </table:table-cell>
          <table:table-cell office:value-type="float" office:value="0.227004" calcext:value-type="float">
            <text:p>0.227004</text:p>
          </table:table-cell>
          <table:table-cell office:value-type="float" office:value="0.22705" calcext:value-type="float">
            <text:p>0.22705</text:p>
          </table:table-cell>
          <table:table-cell office:value-type="float" office:value="0.232896" calcext:value-type="float">
            <text:p>0.232896</text:p>
          </table:table-cell>
          <table:table-cell office:value-type="float" office:value="1.8142" calcext:value-type="float">
            <text:p>1.8142</text:p>
          </table:table-cell>
          <table:table-cell office:value-type="float" office:value="1.03602" calcext:value-type="float">
            <text:p>1.03602</text:p>
          </table:table-cell>
          <table:table-cell office:value-type="float" office:value="1.28594089536924" calcext:value-type="float">
            <text:p>1.2859408954</text:p>
          </table:table-cell>
          <table:table-cell office:value-type="float" office:value="0.093909213459969" calcext:value-type="float">
            <text:p>0.0939092135</text:p>
          </table:table-cell>
          <table:table-cell office:value-type="float" office:value="0.0000000825086904430993" calcext:value-type="float">
            <text:p>8.25086904430993E-08</text:p>
          </table:table-cell>
          <table:table-cell office:value-type="float" office:value="0.0000000544614719890815" calcext:value-type="float">
            <text:p>5.44614719890815E-08</text:p>
          </table:table-cell>
          <table:table-cell office:value-type="float" office:value="6.93766937669377" calcext:value-type="float">
            <text:p>6.9376693767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5.8019104893458" calcext:value-type="float">
            <text:p>5.8019104893</text:p>
          </table:table-cell>
          <table:table-cell office:value-type="float" office:value="0.125" calcext:value-type="float">
            <text:p>0.125</text:p>
          </table:table-cell>
          <table:table-cell table:formula="of:=[.AQ115]-[.AD115]" office:value-type="float" office:value="0.031090786540031" calcext:value-type="float">
            <text:p>0.0310907865</text:p>
          </table:table-cell>
          <table:table-cell table:formula="of:=[.AR115]/[.AD115]" office:value-type="float" office:value="0.331072803131124" calcext:value-type="float">
            <text:p>0.3310728031</text:p>
          </table:table-cell>
          <table:table-cell table:formula="of:=2 / [.D115]" office:value-type="float" office:value="0.1" calcext:value-type="float">
            <text:p>0.1</text:p>
          </table:table-cell>
          <table:table-cell table:formula="of:=[.AT115]-[.AD115]" office:value-type="float" office:value="0.00609078654003099" calcext:value-type="float">
            <text:p>0.0060907865</text:p>
          </table:table-cell>
          <table:table-cell table:formula="of:=ABS([.AU115])/[.AD115]" office:value-type="float" office:value="0.064858242504899" calcext:value-type="float">
            <text:p>0.0648582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214185" calcext:value-type="float">
            <text:p>-2.14185E-05</text:p>
          </table:table-cell>
          <table:table-cell office:value-type="float" office:value="-0.000133645" calcext:value-type="float">
            <text:p>-0.000133645</text:p>
          </table:table-cell>
          <table:table-cell office:value-type="float" office:value="0.648767" calcext:value-type="float">
            <text:p>0.648767</text:p>
          </table:table-cell>
          <table:table-cell office:value-type="float" office:value="3.14084" calcext:value-type="float">
            <text:p>3.14084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0.187594" calcext:value-type="float">
            <text:p>0.187594</text:p>
          </table:table-cell>
          <table:table-cell office:value-type="float" office:value="0.187539" calcext:value-type="float">
            <text:p>0.187539</text:p>
          </table:table-cell>
          <table:table-cell office:value-type="float" office:value="0.839237" calcext:value-type="float">
            <text:p>0.839237</text:p>
          </table:table-cell>
          <table:table-cell office:value-type="float" office:value="13.1575" calcext:value-type="float">
            <text:p>13.1575</text:p>
          </table:table-cell>
          <table:table-cell office:value-type="float" office:value="3.51809" calcext:value-type="float">
            <text:p>3.51809</text:p>
          </table:table-cell>
          <table:table-cell office:value-type="float" office:value="0.433121" calcext:value-type="float">
            <text:p>0.433121</text:p>
          </table:table-cell>
          <table:table-cell office:value-type="float" office:value="0.433058" calcext:value-type="float">
            <text:p>0.433058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1.81455" calcext:value-type="float">
            <text:p>1.81455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21437030577554" calcext:value-type="float">
            <text:p>1.2143703058</text:p>
          </table:table-cell>
          <table:table-cell office:value-type="float" office:value="0.092600574156613" calcext:value-type="float">
            <text:p>0.0926005742</text:p>
          </table:table-cell>
          <table:table-cell office:value-type="float" office:value="0.0000000321313162621774" calcext:value-type="float">
            <text:p>3.21313162621774E-08</text:p>
          </table:table-cell>
          <table:table-cell office:value-type="float" office:value="0.00000000825937187792054" calcext:value-type="float">
            <text:p>8.25937187792054E-09</text:p>
          </table:table-cell>
          <table:table-cell office:value-type="float" office:value="20.7497467071935" calcext:value-type="float">
            <text:p>20.749746707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6]-[.AD116]" office:value-type="float" office:value="0.032399425843387" calcext:value-type="float">
            <text:p>0.0323994258</text:p>
          </table:table-cell>
          <table:table-cell table:formula="of:=[.AR116]/[.AD116]" office:value-type="float" office:value="0.349883638827019" calcext:value-type="float">
            <text:p>0.3498836388</text:p>
          </table:table-cell>
          <table:table-cell table:formula="of:=2 / [.D116]" office:value-type="float" office:value="0.1" calcext:value-type="float">
            <text:p>0.1</text:p>
          </table:table-cell>
          <table:table-cell table:formula="of:=[.AT116]-[.AD116]" office:value-type="float" office:value="0.007399425843387" calcext:value-type="float">
            <text:p>0.0073994258</text:p>
          </table:table-cell>
          <table:table-cell table:formula="of:=ABS([.AU116])/[.AD116]" office:value-type="float" office:value="0.0799069110616154" calcext:value-type="float">
            <text:p>0.0799069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246171" calcext:value-type="float">
            <text:p>0.000246171</text:p>
          </table:table-cell>
          <table:table-cell office:value-type="float" office:value="-0.000541196" calcext:value-type="float">
            <text:p>-0.000541196</text:p>
          </table:table-cell>
          <table:table-cell office:value-type="float" office:value="0.649225" calcext:value-type="float">
            <text:p>0.649225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186787" calcext:value-type="float">
            <text:p>0.186787</text:p>
          </table:table-cell>
          <table:table-cell office:value-type="float" office:value="0.187601" calcext:value-type="float">
            <text:p>0.187601</text:p>
          </table:table-cell>
          <table:table-cell office:value-type="float" office:value="0.840428" calcext:value-type="float">
            <text:p>0.840428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3.51618" calcext:value-type="float">
            <text:p>3.51618</text:p>
          </table:table-cell>
          <table:table-cell office:value-type="float" office:value="0.432188" calcext:value-type="float">
            <text:p>0.432188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647252" calcext:value-type="float">
            <text:p>0.647252</text:p>
          </table:table-cell>
          <table:table-cell office:value-type="float" office:value="1.81179" calcext:value-type="float">
            <text:p>1.81179</text:p>
          </table:table-cell>
          <table:table-cell office:value-type="float" office:value="1.0243" calcext:value-type="float">
            <text:p>1.0243</text:p>
          </table:table-cell>
          <table:table-cell office:value-type="float" office:value="1.21481577642614" calcext:value-type="float">
            <text:p>1.2148157764</text:p>
          </table:table-cell>
          <table:table-cell office:value-type="float" office:value="0.0925953306265672" calcext:value-type="float">
            <text:p>0.0925953306</text:p>
          </table:table-cell>
          <table:table-cell office:value-type="float" office:value="0.0000000349576109717252" calcext:value-type="float">
            <text:p>0.000000035</text:p>
          </table:table-cell>
          <table:table-cell office:value-type="float" office:value="0.00000000977627651880387" calcext:value-type="float">
            <text:p>9.77627651880387E-09</text:p>
          </table:table-cell>
          <table:table-cell office:value-type="float" office:value="24.937595129376" calcext:value-type="float">
            <text:p>24.9375951294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7]-[.AD117]" office:value-type="float" office:value="0.0324046693734328" calcext:value-type="float">
            <text:p>0.0324046694</text:p>
          </table:table-cell>
          <table:table-cell table:formula="of:=[.AR117]/[.AD117]" office:value-type="float" office:value="0.349960080645096" calcext:value-type="float">
            <text:p>0.3499600806</text:p>
          </table:table-cell>
          <table:table-cell table:formula="of:=2 / [.D117]" office:value-type="float" office:value="0.1" calcext:value-type="float">
            <text:p>0.1</text:p>
          </table:table-cell>
          <table:table-cell table:formula="of:=[.AT117]-[.AD117]" office:value-type="float" office:value="0.0074046693734328" calcext:value-type="float">
            <text:p>0.0074046694</text:p>
          </table:table-cell>
          <table:table-cell table:formula="of:=ABS([.AU117])/[.AD117]" office:value-type="float" office:value="0.0799680645160769" calcext:value-type="float">
            <text:p>0.0799680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420676" calcext:value-type="float">
            <text:p>0.000420676</text:p>
          </table:table-cell>
          <table:table-cell office:value-type="float" office:value="0.000111154" calcext:value-type="float">
            <text:p>0.000111154</text:p>
          </table:table-cell>
          <table:table-cell office:value-type="float" office:value="0.647629" calcext:value-type="float">
            <text:p>0.647629</text:p>
          </table:table-cell>
          <table:table-cell office:value-type="float" office:value="3.14158" calcext:value-type="float">
            <text:p>3.14158</text:p>
          </table:table-cell>
          <table:table-cell office:value-type="float" office:value="1.56973" calcext:value-type="float">
            <text:p>1.56973</text:p>
          </table:table-cell>
          <table:table-cell office:value-type="float" office:value="0.187175" calcext:value-type="float">
            <text:p>0.187175</text:p>
          </table:table-cell>
          <table:table-cell office:value-type="float" office:value="0.18727" calcext:value-type="float">
            <text:p>0.18727</text:p>
          </table:table-cell>
          <table:table-cell office:value-type="float" office:value="0.837493" calcext:value-type="float">
            <text:p>0.837493</text:p>
          </table:table-cell>
          <table:table-cell office:value-type="float" office:value="13.1583" calcext:value-type="float">
            <text:p>13.1583</text:p>
          </table:table-cell>
          <table:table-cell office:value-type="float" office:value="3.51154" calcext:value-type="float">
            <text:p>3.51154</text:p>
          </table:table-cell>
          <table:table-cell office:value-type="float" office:value="0.432637" calcext:value-type="float">
            <text:p>0.432637</text:p>
          </table:table-cell>
          <table:table-cell office:value-type="float" office:value="0.432746" calcext:value-type="float">
            <text:p>0.432746</text:p>
          </table:table-cell>
          <table:table-cell office:value-type="float" office:value="0.646583" calcext:value-type="float">
            <text:p>0.646583</text:p>
          </table:table-cell>
          <table:table-cell office:value-type="float" office:value="1.81351" calcext:value-type="float">
            <text:p>1.81351</text:p>
          </table:table-cell>
          <table:table-cell office:value-type="float" office:value="1.02347" calcext:value-type="float">
            <text:p>1.02347</text:p>
          </table:table-cell>
          <table:table-cell office:value-type="float" office:value="1.21193794435242" calcext:value-type="float">
            <text:p>1.2119379444</text:p>
          </table:table-cell>
          <table:table-cell office:value-type="float" office:value="0.0925818981952925" calcext:value-type="float">
            <text:p>0.0925818982</text:p>
          </table:table-cell>
          <table:table-cell office:value-type="float" office:value="0.0000000353102875655742" calcext:value-type="float">
            <text:p>3.53102875655742E-08</text:p>
          </table:table-cell>
          <table:table-cell office:value-type="float" office:value="0.00000000997453126370837" calcext:value-type="float">
            <text:p>0.00000001</text:p>
          </table:table-cell>
          <table:table-cell office:value-type="float" office:value="20.9782330345711" calcext:value-type="float">
            <text:p>20.9782330346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8]-[.AD118]" office:value-type="float" office:value="0.0324181018047075" calcext:value-type="float">
            <text:p>0.0324181018</text:p>
          </table:table-cell>
          <table:table-cell table:formula="of:=[.AR118]/[.AD118]" office:value-type="float" office:value="0.350155942323894" calcext:value-type="float">
            <text:p>0.3501559423</text:p>
          </table:table-cell>
          <table:table-cell table:formula="of:=2 / [.D118]" office:value-type="float" office:value="0.1" calcext:value-type="float">
            <text:p>0.1</text:p>
          </table:table-cell>
          <table:table-cell table:formula="of:=[.AT118]-[.AD118]" office:value-type="float" office:value="0.00741810180470751" calcext:value-type="float">
            <text:p>0.0074181018</text:p>
          </table:table-cell>
          <table:table-cell table:formula="of:=ABS([.AU118])/[.AD118]" office:value-type="float" office:value="0.0801247538591156" calcext:value-type="float">
            <text:p>0.0801247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102671" calcext:value-type="float">
            <text:p>0.000102671</text:p>
          </table:table-cell>
          <table:table-cell office:value-type="float" office:value="-0.0000753622" calcext:value-type="float">
            <text:p>-7.53622E-05</text:p>
          </table:table-cell>
          <table:table-cell office:value-type="float" office:value="0.649531" calcext:value-type="float">
            <text:p>0.649531</text:p>
          </table:table-cell>
          <table:table-cell office:value-type="float" office:value="3.14364" calcext:value-type="float">
            <text:p>3.14364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187431" calcext:value-type="float">
            <text:p>0.187431</text:p>
          </table:table-cell>
          <table:table-cell office:value-type="float" office:value="0.186563" calcext:value-type="float">
            <text:p>0.186563</text:p>
          </table:table-cell>
          <table:table-cell office:value-type="float" office:value="0.841389" calcext:value-type="float">
            <text:p>0.841389</text:p>
          </table:table-cell>
          <table:table-cell office:value-type="float" office:value="13.1805" calcext:value-type="float">
            <text:p>13.1805</text:p>
          </table:table-cell>
          <table:table-cell office:value-type="float" office:value="3.51563" calcext:value-type="float">
            <text:p>3.51563</text:p>
          </table:table-cell>
          <table:table-cell office:value-type="float" office:value="0.432933" calcext:value-type="float">
            <text:p>0.432933</text:p>
          </table:table-cell>
          <table:table-cell office:value-type="float" office:value="0.43193" calcext:value-type="float">
            <text:p>0.43193</text:p>
          </table:table-cell>
          <table:table-cell office:value-type="float" office:value="0.647687" calcext:value-type="float">
            <text:p>0.647687</text:p>
          </table:table-cell>
          <table:table-cell office:value-type="float" office:value="1.81605" calcext:value-type="float">
            <text:p>1.81605</text:p>
          </table:table-cell>
          <table:table-cell office:value-type="float" office:value="1.02433" calcext:value-type="float">
            <text:p>1.02433</text:p>
          </table:table-cell>
          <table:table-cell office:value-type="float" office:value="1.21538338020607" calcext:value-type="float">
            <text:p>1.2153833802</text:p>
          </table:table-cell>
          <table:table-cell office:value-type="float" office:value="0.0925736715232847" calcext:value-type="float">
            <text:p>0.0925736715</text:p>
          </table:table-cell>
          <table:table-cell office:value-type="float" office:value="0.0000000212760027338199" calcext:value-type="float">
            <text:p>2.12760027338199E-08</text:p>
          </table:table-cell>
          <table:table-cell office:value-type="float" office:value="0.0000000036213463386361" calcext:value-type="float">
            <text:p>3.6213463386361E-09</text:p>
          </table:table-cell>
          <table:table-cell office:value-type="float" office:value="21.2448132780083" calcext:value-type="float">
            <text:p>21.244813278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19]-[.AD119]" office:value-type="float" office:value="0.0324263284767153" calcext:value-type="float">
            <text:p>0.0324263285</text:p>
          </table:table-cell>
          <table:table-cell table:formula="of:=[.AR119]/[.AD119]" office:value-type="float" office:value="0.350275925575224" calcext:value-type="float">
            <text:p>0.3502759256</text:p>
          </table:table-cell>
          <table:table-cell table:formula="of:=2 / [.D119]" office:value-type="float" office:value="0.1" calcext:value-type="float">
            <text:p>0.1</text:p>
          </table:table-cell>
          <table:table-cell table:formula="of:=[.AT119]-[.AD119]" office:value-type="float" office:value="0.0074263284767153" calcext:value-type="float">
            <text:p>0.0074263285</text:p>
          </table:table-cell>
          <table:table-cell table:formula="of:=ABS([.AU119])/[.AD119]" office:value-type="float" office:value="0.0802207404601792" calcext:value-type="float">
            <text:p>0.0802207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400918" calcext:value-type="float">
            <text:p>0.000400918</text:p>
          </table:table-cell>
          <table:table-cell office:value-type="float" office:value="-0.000176719" calcext:value-type="float">
            <text:p>-0.000176719</text:p>
          </table:table-cell>
          <table:table-cell office:value-type="float" office:value="0.648696" calcext:value-type="float">
            <text:p>0.648696</text:p>
          </table:table-cell>
          <table:table-cell office:value-type="float" office:value="3.14323" calcext:value-type="float">
            <text:p>3.14323</text:p>
          </table:table-cell>
          <table:table-cell office:value-type="float" office:value="1.57171" calcext:value-type="float">
            <text:p>1.57171</text:p>
          </table:table-cell>
          <table:table-cell office:value-type="float" office:value="0.187251" calcext:value-type="float">
            <text:p>0.187251</text:p>
          </table:table-cell>
          <table:table-cell office:value-type="float" office:value="0.187762" calcext:value-type="float">
            <text:p>0.187762</text:p>
          </table:table-cell>
          <table:table-cell office:value-type="float" office:value="0.838723" calcext:value-type="float">
            <text:p>0.838723</text:p>
          </table:table-cell>
          <table:table-cell office:value-type="float" office:value="13.1742" calcext:value-type="float">
            <text:p>13.1742</text:p>
          </table:table-cell>
          <table:table-cell office:value-type="float" office:value="3.51783" calcext:value-type="float">
            <text:p>3.51783</text:p>
          </table:table-cell>
          <table:table-cell office:value-type="float" office:value="0.432725" calcext:value-type="float">
            <text:p>0.432725</text:p>
          </table:table-cell>
          <table:table-cell office:value-type="float" office:value="0.433316" calcext:value-type="float">
            <text:p>0.433316</text:p>
          </table:table-cell>
          <table:table-cell office:value-type="float" office:value="0.646465" calcext:value-type="float">
            <text:p>0.646465</text:p>
          </table:table-cell>
          <table:table-cell office:value-type="float" office:value="1.81501" calcext:value-type="float">
            <text:p>1.81501</text:p>
          </table:table-cell>
          <table:table-cell office:value-type="float" office:value="1.0235" calcext:value-type="float">
            <text:p>1.0235</text:p>
          </table:table-cell>
          <table:table-cell office:value-type="float" office:value="1.2137363254147" calcext:value-type="float">
            <text:p>1.2137363254</text:p>
          </table:table-cell>
          <table:table-cell office:value-type="float" office:value="0.0925614010224404" calcext:value-type="float">
            <text:p>0.092561401</text:p>
          </table:table-cell>
          <table:table-cell office:value-type="float" office:value="0.000000171365611863477" calcext:value-type="float">
            <text:p>1.71365611863477E-07</text:p>
          </table:table-cell>
          <table:table-cell office:value-type="float" office:value="0.000000234929383434752" calcext:value-type="float">
            <text:p>2.34929383434752E-07</text:p>
          </table:table-cell>
          <table:table-cell office:value-type="float" office:value="21.9096014977267" calcext:value-type="float">
            <text:p>21.909601497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20]-[.AD120]" office:value-type="float" office:value="0.0324385989775596" calcext:value-type="float">
            <text:p>0.032438599</text:p>
          </table:table-cell>
          <table:table-cell table:formula="of:=[.AR120]/[.AD120]" office:value-type="float" office:value="0.350454926343382" calcext:value-type="float">
            <text:p>0.3504549263</text:p>
          </table:table-cell>
          <table:table-cell table:formula="of:=2 / [.D120]" office:value-type="float" office:value="0.1" calcext:value-type="float">
            <text:p>0.1</text:p>
          </table:table-cell>
          <table:table-cell table:formula="of:=[.AT120]-[.AD120]" office:value-type="float" office:value="0.00743859897755961" calcext:value-type="float">
            <text:p>0.007438599</text:p>
          </table:table-cell>
          <table:table-cell table:formula="of:=ABS([.AU120])/[.AD120]" office:value-type="float" office:value="0.0803639410747057" calcext:value-type="float">
            <text:p>0.0803639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00138985" calcext:value-type="float">
            <text:p>-1.38985E-06</text:p>
          </table:table-cell>
          <table:table-cell office:value-type="float" office:value="-0.00068444" calcext:value-type="float">
            <text:p>-0.00068444</text:p>
          </table:table-cell>
          <table:table-cell office:value-type="float" office:value="0.648634" calcext:value-type="float">
            <text:p>0.648634</text:p>
          </table:table-cell>
          <table:table-cell office:value-type="float" office:value="3.14161" calcext:value-type="float">
            <text:p>3.14161</text:p>
          </table:table-cell>
          <table:table-cell office:value-type="float" office:value="1.57028" calcext:value-type="float">
            <text:p>1.57028</text:p>
          </table:table-cell>
          <table:table-cell office:value-type="float" office:value="0.187191" calcext:value-type="float">
            <text:p>0.187191</text:p>
          </table:table-cell>
          <table:table-cell office:value-type="float" office:value="0.187561" calcext:value-type="float">
            <text:p>0.187561</text:p>
          </table:table-cell>
          <table:table-cell office:value-type="float" office:value="0.838592" calcext:value-type="float">
            <text:p>0.838592</text:p>
          </table:table-cell>
          <table:table-cell office:value-type="float" office:value="13.162" calcext:value-type="float">
            <text:p>13.162</text:p>
          </table:table-cell>
          <table:table-cell office:value-type="float" office:value="3.51314" calcext:value-type="float">
            <text:p>3.51314</text:p>
          </table:table-cell>
          <table:table-cell office:value-type="float" office:value="0.432656" calcext:value-type="float">
            <text:p>0.432656</text:p>
          </table:table-cell>
          <table:table-cell office:value-type="float" office:value="0.433083" calcext:value-type="float">
            <text:p>0.433083</text:p>
          </table:table-cell>
          <table:table-cell office:value-type="float" office:value="0.646425" calcext:value-type="float">
            <text:p>0.646425</text:p>
          </table:table-cell>
          <table:table-cell office:value-type="float" office:value="1.81447" calcext:value-type="float">
            <text:p>1.81447</text:p>
          </table:table-cell>
          <table:table-cell office:value-type="float" office:value="1.02341" calcext:value-type="float">
            <text:p>1.02341</text:p>
          </table:table-cell>
          <table:table-cell office:value-type="float" office:value="1.2133440125961" calcext:value-type="float">
            <text:p>1.2133440126</text:p>
          </table:table-cell>
          <table:table-cell office:value-type="float" office:value="0.0925438432041584" calcext:value-type="float">
            <text:p>0.0925438432</text:p>
          </table:table-cell>
          <table:table-cell office:value-type="float" office:value="0.0000000131963494807954" calcext:value-type="float">
            <text:p>1.31963494807954E-08</text:p>
          </table:table-cell>
          <table:table-cell office:value-type="float" office:value="0.00000000139314911695432" calcext:value-type="float">
            <text:p>1.39314911695432E-09</text:p>
          </table:table-cell>
          <table:table-cell office:value-type="float" office:value="21.1079618654986" calcext:value-type="float">
            <text:p>21.107961865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0.215968127501541" calcext:value-type="float">
            <text:p>0.2159681275</text:p>
          </table:table-cell>
          <table:table-cell office:value-type="float" office:value="0.125" calcext:value-type="float">
            <text:p>0.125</text:p>
          </table:table-cell>
          <table:table-cell table:formula="of:=[.AQ121]-[.AD121]" office:value-type="float" office:value="0.0324561567958416" calcext:value-type="float">
            <text:p>0.0324561568</text:p>
          </table:table-cell>
          <table:table-cell table:formula="of:=[.AR121]/[.AD121]" office:value-type="float" office:value="0.350711140494144" calcext:value-type="float">
            <text:p>0.3507111405</text:p>
          </table:table-cell>
          <table:table-cell table:formula="of:=2 / [.D121]" office:value-type="float" office:value="0.1" calcext:value-type="float">
            <text:p>0.1</text:p>
          </table:table-cell>
          <table:table-cell table:formula="of:=[.AT121]-[.AD121]" office:value-type="float" office:value="0.00745615679584161" calcext:value-type="float">
            <text:p>0.0074561568</text:p>
          </table:table-cell>
          <table:table-cell table:formula="of:=ABS([.AU121])/[.AD121]" office:value-type="float" office:value="0.080568912395315" calcext:value-type="float">
            <text:p>0.0805689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503623" calcext:value-type="float">
            <text:p>5.03623E-05</text:p>
          </table:table-cell>
          <table:table-cell office:value-type="float" office:value="0.000130228" calcext:value-type="float">
            <text:p>0.000130228</text:p>
          </table:table-cell>
          <table:table-cell office:value-type="float" office:value="0.320054" calcext:value-type="float">
            <text:p>0.320054</text:p>
          </table:table-cell>
          <table:table-cell office:value-type="float" office:value="3.14287" calcext:value-type="float">
            <text:p>3.14287</text:p>
          </table:table-cell>
          <table:table-cell office:value-type="float" office:value="1.57223" calcext:value-type="float">
            <text:p>1.57223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0.105001" calcext:value-type="float">
            <text:p>0.105001</text:p>
          </table:table-cell>
          <table:table-cell office:value-type="float" office:value="0.282347" calcext:value-type="float">
            <text:p>0.282347</text:p>
          </table:table-cell>
          <table:table-cell office:value-type="float" office:value="13.1668" calcext:value-type="float">
            <text:p>13.1668</text:p>
          </table:table-cell>
          <table:table-cell office:value-type="float" office:value="3.39498" calcext:value-type="float">
            <text:p>3.39498</text:p>
          </table:table-cell>
          <table:table-cell office:value-type="float" office:value="0.32395" calcext:value-type="float">
            <text:p>0.32395</text:p>
          </table:table-cell>
          <table:table-cell office:value-type="float" office:value="0.324038" calcext:value-type="float">
            <text:p>0.324038</text:p>
          </table:table-cell>
          <table:table-cell office:value-type="float" office:value="0.424161" calcext:value-type="float">
            <text:p>0.424161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960763" calcext:value-type="float">
            <text:p>0.960763</text:p>
          </table:table-cell>
          <table:table-cell office:value-type="float" office:value="0.492290939290512" calcext:value-type="float">
            <text:p>0.4922909393</text:p>
          </table:table-cell>
          <table:table-cell office:value-type="float" office:value="0.084035200214663" calcext:value-type="float">
            <text:p>0.0840352002</text:p>
          </table:table-cell>
          <table:table-cell office:value-type="float" office:value="0.00000000141537833314526" calcext:value-type="float">
            <text:p>1.41537833314526E-09</text:p>
          </table:table-cell>
          <table:table-cell office:value-type="float" office:value="0.0000000000160263666074965" calcext:value-type="float">
            <text:p>1.60263666074965E-11</text:p>
          </table:table-cell>
          <table:table-cell office:value-type="float" office:value="17.4149659863946" calcext:value-type="float">
            <text:p>17.414965986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2]-[.AD122]" office:value-type="float" office:value="0.040964799785337" calcext:value-type="float">
            <text:p>0.0409647998</text:p>
          </table:table-cell>
          <table:table-cell table:formula="of:=[.AR122]/[.AD122]" office:value-type="float" office:value="0.487471912730556" calcext:value-type="float">
            <text:p>0.4874719127</text:p>
          </table:table-cell>
          <table:table-cell table:formula="of:=2 / [.D122]" office:value-type="float" office:value="0.1" calcext:value-type="float">
            <text:p>0.1</text:p>
          </table:table-cell>
          <table:table-cell table:formula="of:=[.AT122]-[.AD122]" office:value-type="float" office:value="0.015964799785337" calcext:value-type="float">
            <text:p>0.0159647998</text:p>
          </table:table-cell>
          <table:table-cell table:formula="of:=ABS([.AU122])/[.AD122]" office:value-type="float" office:value="0.189977530184445" calcext:value-type="float">
            <text:p>0.1899775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316355" calcext:value-type="float">
            <text:p>0.000316355</text:p>
          </table:table-cell>
          <table:table-cell office:value-type="float" office:value="-0.000135395" calcext:value-type="float">
            <text:p>-0.000135395</text:p>
          </table:table-cell>
          <table:table-cell office:value-type="float" office:value="0.31977" calcext:value-type="float">
            <text:p>0.31977</text:p>
          </table:table-cell>
          <table:table-cell office:value-type="float" office:value="3.13953" calcext:value-type="float">
            <text:p>3.13953</text:p>
          </table:table-cell>
          <table:table-cell office:value-type="float" office:value="1.57051" calcext:value-type="float">
            <text:p>1.57051</text:p>
          </table:table-cell>
          <table:table-cell office:value-type="float" office:value="0.105018" calcext:value-type="float">
            <text:p>0.105018</text:p>
          </table:table-cell>
          <table:table-cell office:value-type="float" office:value="0.105004" calcext:value-type="float">
            <text:p>0.105004</text:p>
          </table:table-cell>
          <table:table-cell office:value-type="float" office:value="0.281835" calcext:value-type="float">
            <text:p>0.281835</text:p>
          </table:table-cell>
          <table:table-cell office:value-type="float" office:value="13.1498" calcext:value-type="float">
            <text:p>13.1498</text:p>
          </table:table-cell>
          <table:table-cell office:value-type="float" office:value="3.38908" calcext:value-type="float">
            <text:p>3.38908</text:p>
          </table:table-cell>
          <table:table-cell office:value-type="float" office:value="0.324065" calcext:value-type="float">
            <text:p>0.324065</text:p>
          </table:table-cell>
          <table:table-cell office:value-type="float" office:value="0.324043" calcext:value-type="float">
            <text:p>0.324043</text:p>
          </table:table-cell>
          <table:table-cell office:value-type="float" office:value="0.423772" calcext:value-type="float">
            <text:p>0.423772</text:p>
          </table:table-cell>
          <table:table-cell office:value-type="float" office:value="1.81471" calcext:value-type="float">
            <text:p>1.81471</text:p>
          </table:table-cell>
          <table:table-cell office:value-type="float" office:value="0.960504" calcext:value-type="float">
            <text:p>0.960504</text:p>
          </table:table-cell>
          <table:table-cell office:value-type="float" office:value="0.491856855814748" calcext:value-type="float">
            <text:p>0.4918568558</text:p>
          </table:table-cell>
          <table:table-cell office:value-type="float" office:value="0.0840153457695722" calcext:value-type="float">
            <text:p>0.0840153458</text:p>
          </table:table-cell>
          <table:table-cell office:value-type="float" office:value="0.000000000254736636241548" calcext:value-type="float">
            <text:p>2.54736636241548E-10</text:p>
          </table:table-cell>
          <table:table-cell office:value-type="float" office:value="0.000000000000519126030749268" calcext:value-type="float">
            <text:p>5.19126030749268E-13</text:p>
          </table:table-cell>
          <table:table-cell office:value-type="float" office:value="20.2521631644005" calcext:value-type="float">
            <text:p>20.2521631644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3]-[.AD123]" office:value-type="float" office:value="0.0409846542304278" calcext:value-type="float">
            <text:p>0.0409846542</text:p>
          </table:table-cell>
          <table:table-cell table:formula="of:=[.AR123]/[.AD123]" office:value-type="float" office:value="0.48782343100552" calcext:value-type="float">
            <text:p>0.487823431</text:p>
          </table:table-cell>
          <table:table-cell table:formula="of:=2 / [.D123]" office:value-type="float" office:value="0.1" calcext:value-type="float">
            <text:p>0.1</text:p>
          </table:table-cell>
          <table:table-cell table:formula="of:=[.AT123]-[.AD123]" office:value-type="float" office:value="0.0159846542304278" calcext:value-type="float">
            <text:p>0.0159846542</text:p>
          </table:table-cell>
          <table:table-cell table:formula="of:=ABS([.AU123])/[.AD123]" office:value-type="float" office:value="0.190258744804416" calcext:value-type="float">
            <text:p>0.19025874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37532" calcext:value-type="float">
            <text:p>0.000137532</text:p>
          </table:table-cell>
          <table:table-cell office:value-type="float" office:value="0.000251436" calcext:value-type="float">
            <text:p>0.000251436</text:p>
          </table:table-cell>
          <table:table-cell office:value-type="float" office:value="0.320079" calcext:value-type="float">
            <text:p>0.320079</text:p>
          </table:table-cell>
          <table:table-cell office:value-type="float" office:value="3.14362" calcext:value-type="float">
            <text:p>3.14362</text:p>
          </table:table-cell>
          <table:table-cell office:value-type="float" office:value="1.57" calcext:value-type="float">
            <text:p>1.57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0.282373" calcext:value-type="float">
            <text:p>0.282373</text:p>
          </table:table-cell>
          <table:table-cell office:value-type="float" office:value="13.1812" calcext:value-type="float">
            <text:p>13.1812</text:p>
          </table:table-cell>
          <table:table-cell office:value-type="float" office:value="3.38793" calcext:value-type="float">
            <text:p>3.38793</text:p>
          </table:table-cell>
          <table:table-cell office:value-type="float" office:value="0.323995" calcext:value-type="float">
            <text:p>0.323995</text:p>
          </table:table-cell>
          <table:table-cell office:value-type="float" office:value="0.323949" calcext:value-type="float">
            <text:p>0.323949</text:p>
          </table:table-cell>
          <table:table-cell office:value-type="float" office:value="0.424173" calcext:value-type="float">
            <text:p>0.424173</text:p>
          </table:table-cell>
          <table:table-cell office:value-type="float" office:value="1.81625" calcext:value-type="float">
            <text:p>1.81625</text:p>
          </table:table-cell>
          <table:table-cell office:value-type="float" office:value="0.960754" calcext:value-type="float">
            <text:p>0.960754</text:p>
          </table:table-cell>
          <table:table-cell office:value-type="float" office:value="0.492288895359618" calcext:value-type="float">
            <text:p>0.4922888954</text:p>
          </table:table-cell>
          <table:table-cell office:value-type="float" office:value="0.0840057787203623" calcext:value-type="float">
            <text:p>0.0840057787</text:p>
          </table:table-cell>
          <table:table-cell office:value-type="float" office:value="0.00000000231452434712722" calcext:value-type="float">
            <text:p>2.31452434712722E-09</text:p>
          </table:table-cell>
          <table:table-cell office:value-type="float" office:value="0.0000000000428561836275573" calcext:value-type="float">
            <text:p>4.28561836275573E-11</text:p>
          </table:table-cell>
          <table:table-cell office:value-type="float" office:value="16.7903258864521" calcext:value-type="float">
            <text:p>16.7903258865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4]-[.AD124]" office:value-type="float" office:value="0.0409942212796377" calcext:value-type="float">
            <text:p>0.0409942213</text:p>
          </table:table-cell>
          <table:table-cell table:formula="of:=[.AR124]/[.AD124]" office:value-type="float" office:value="0.487992872681996" calcext:value-type="float">
            <text:p>0.4879928727</text:p>
          </table:table-cell>
          <table:table-cell table:formula="of:=2 / [.D124]" office:value-type="float" office:value="0.1" calcext:value-type="float">
            <text:p>0.1</text:p>
          </table:table-cell>
          <table:table-cell table:formula="of:=[.AT124]-[.AD124]" office:value-type="float" office:value="0.0159942212796377" calcext:value-type="float">
            <text:p>0.0159942213</text:p>
          </table:table-cell>
          <table:table-cell table:formula="of:=ABS([.AU124])/[.AD124]" office:value-type="float" office:value="0.190394298145597" calcext:value-type="float">
            <text:p>0.1903942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41183" calcext:value-type="float">
            <text:p>0.000141183</text:p>
          </table:table-cell>
          <table:table-cell office:value-type="float" office:value="0.000256988" calcext:value-type="float">
            <text:p>0.000256988</text:p>
          </table:table-cell>
          <table:table-cell office:value-type="float" office:value="0.31967" calcext:value-type="float">
            <text:p>0.31967</text:p>
          </table:table-cell>
          <table:table-cell office:value-type="float" office:value="3.14017" calcext:value-type="float">
            <text:p>3.14017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104714" calcext:value-type="float">
            <text:p>0.104714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281924" calcext:value-type="float">
            <text:p>0.281924</text:p>
          </table:table-cell>
          <table:table-cell office:value-type="float" office:value="13.1441" calcext:value-type="float">
            <text:p>13.1441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0.323595" calcext:value-type="float">
            <text:p>0.323595</text:p>
          </table:table-cell>
          <table:table-cell office:value-type="float" office:value="0.324137" calcext:value-type="float">
            <text:p>0.324137</text:p>
          </table:table-cell>
          <table:table-cell office:value-type="float" office:value="0.423952" calcext:value-type="float">
            <text:p>0.423952</text:p>
          </table:table-cell>
          <table:table-cell office:value-type="float" office:value="1.81202" calcext:value-type="float">
            <text:p>1.81202</text:p>
          </table:table-cell>
          <table:table-cell office:value-type="float" office:value="0.960676" calcext:value-type="float">
            <text:p>0.960676</text:p>
          </table:table-cell>
          <table:table-cell office:value-type="float" office:value="0.491703041398307" calcext:value-type="float">
            <text:p>0.4917030414</text:p>
          </table:table-cell>
          <table:table-cell office:value-type="float" office:value="0.083988967923698" calcext:value-type="float">
            <text:p>0.0839889679</text:p>
          </table:table-cell>
          <table:table-cell office:value-type="float" office:value="0.00000000113971972133271" calcext:value-type="float">
            <text:p>1.13971972133271E-09</text:p>
          </table:table-cell>
          <table:table-cell office:value-type="float" office:value="0.0000000000103916883455576" calcext:value-type="float">
            <text:p>1.03916883455576E-11</text:p>
          </table:table-cell>
          <table:table-cell office:value-type="float" office:value="17.109440267335" calcext:value-type="float">
            <text:p>17.1094402673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5]-[.AD125]" office:value-type="float" office:value="0.041011032076302" calcext:value-type="float">
            <text:p>0.0410110321</text:p>
          </table:table-cell>
          <table:table-cell table:formula="of:=[.AR125]/[.AD125]" office:value-type="float" office:value="0.488290701625951" calcext:value-type="float">
            <text:p>0.4882907016</text:p>
          </table:table-cell>
          <table:table-cell table:formula="of:=2 / [.D125]" office:value-type="float" office:value="0.1" calcext:value-type="float">
            <text:p>0.1</text:p>
          </table:table-cell>
          <table:table-cell table:formula="of:=[.AT125]-[.AD125]" office:value-type="float" office:value="0.016011032076302" calcext:value-type="float">
            <text:p>0.0160110321</text:p>
          </table:table-cell>
          <table:table-cell table:formula="of:=ABS([.AU125])/[.AD125]" office:value-type="float" office:value="0.190632561300761" calcext:value-type="float">
            <text:p>0.1906325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0613703" calcext:value-type="float">
            <text:p>6.13703E-05</text:p>
          </table:table-cell>
          <table:table-cell office:value-type="float" office:value="-0.0000297728" calcext:value-type="float">
            <text:p>-2.97728E-05</text:p>
          </table:table-cell>
          <table:table-cell office:value-type="float" office:value="0.319513" calcext:value-type="float">
            <text:p>0.319513</text:p>
          </table:table-cell>
          <table:table-cell office:value-type="float" office:value="3.1438" calcext:value-type="float">
            <text:p>3.1438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0.104936" calcext:value-type="float">
            <text:p>0.104936</text:p>
          </table:table-cell>
          <table:table-cell office:value-type="float" office:value="0.10508" calcext:value-type="float">
            <text:p>0.10508</text:p>
          </table:table-cell>
          <table:table-cell office:value-type="float" office:value="0.281432" calcext:value-type="float">
            <text:p>0.281432</text:p>
          </table:table-cell>
          <table:table-cell office:value-type="float" office:value="13.179" calcext:value-type="float">
            <text:p>13.179</text:p>
          </table:table-cell>
          <table:table-cell office:value-type="float" office:value="3.39082" calcext:value-type="float">
            <text:p>3.39082</text:p>
          </table:table-cell>
          <table:table-cell office:value-type="float" office:value="0.323939" calcext:value-type="float">
            <text:p>0.323939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423489" calcext:value-type="float">
            <text:p>0.423489</text:p>
          </table:table-cell>
          <table:table-cell office:value-type="float" office:value="1.81536" calcext:value-type="float">
            <text:p>1.81536</text:p>
          </table:table-cell>
          <table:table-cell office:value-type="float" office:value="0.960517" calcext:value-type="float">
            <text:p>0.960517</text:p>
          </table:table-cell>
          <table:table-cell office:value-type="float" office:value="0.491447964848775" calcext:value-type="float">
            <text:p>0.4914479648</text:p>
          </table:table-cell>
          <table:table-cell office:value-type="float" office:value="0.0839792861954243" calcext:value-type="float">
            <text:p>0.0839792862</text:p>
          </table:table-cell>
          <table:table-cell office:value-type="float" office:value="0.000000000390062585227055" calcext:value-type="float">
            <text:p>3.90062585227055E-10</text:p>
          </table:table-cell>
          <table:table-cell office:value-type="float" office:value="0.00000000000121719056315211" calcext:value-type="float">
            <text:p>1.21719056315211E-12</text:p>
          </table:table-cell>
          <table:table-cell office:value-type="float" office:value="17.4557852120179" calcext:value-type="float">
            <text:p>17.455785212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6]-[.AD126]" office:value-type="float" office:value="0.0410207138045757" calcext:value-type="float">
            <text:p>0.0410207138</text:p>
          </table:table-cell>
          <table:table-cell table:formula="of:=[.AR126]/[.AD126]" office:value-type="float" office:value="0.488462282343271" calcext:value-type="float">
            <text:p>0.4884622823</text:p>
          </table:table-cell>
          <table:table-cell table:formula="of:=2 / [.D126]" office:value-type="float" office:value="0.1" calcext:value-type="float">
            <text:p>0.1</text:p>
          </table:table-cell>
          <table:table-cell table:formula="of:=[.AT126]-[.AD126]" office:value-type="float" office:value="0.0160207138045757" calcext:value-type="float">
            <text:p>0.0160207138</text:p>
          </table:table-cell>
          <table:table-cell table:formula="of:=ABS([.AU126])/[.AD126]" office:value-type="float" office:value="0.190769825874617" calcext:value-type="float">
            <text:p>0.1907698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114458" calcext:value-type="float">
            <text:p>0.000114458</text:p>
          </table:table-cell>
          <table:table-cell office:value-type="float" office:value="0.000141226" calcext:value-type="float">
            <text:p>0.000141226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3.14127" calcext:value-type="float">
            <text:p>3.14127</text:p>
          </table:table-cell>
          <table:table-cell office:value-type="float" office:value="1.57044" calcext:value-type="float">
            <text:p>1.57044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104722" calcext:value-type="float">
            <text:p>0.104722</text:p>
          </table:table-cell>
          <table:table-cell office:value-type="float" office:value="0.282206" calcext:value-type="float">
            <text:p>0.282206</text:p>
          </table:table-cell>
          <table:table-cell office:value-type="float" office:value="13.1489" calcext:value-type="float">
            <text:p>13.1489</text:p>
          </table:table-cell>
          <table:table-cell office:value-type="float" office:value="3.39012" calcext:value-type="float">
            <text:p>3.39012</text:p>
          </table:table-cell>
          <table:table-cell office:value-type="float" office:value="0.323803" calcext:value-type="float">
            <text:p>0.323803</text:p>
          </table:table-cell>
          <table:table-cell office:value-type="float" office:value="0.323608" calcext:value-type="float">
            <text:p>0.323608</text:p>
          </table:table-cell>
          <table:table-cell office:value-type="float" office:value="0.424028" calcext:value-type="float">
            <text:p>0.424028</text:p>
          </table:table-cell>
          <table:table-cell office:value-type="float" office:value="1.81146" calcext:value-type="float">
            <text:p>1.81146</text:p>
          </table:table-cell>
          <table:table-cell office:value-type="float" office:value="0.961158" calcext:value-type="float">
            <text:p>0.961158</text:p>
          </table:table-cell>
          <table:table-cell office:value-type="float" office:value="0.491777086988714" calcext:value-type="float">
            <text:p>0.491777087</text:p>
          </table:table-cell>
          <table:table-cell office:value-type="float" office:value="0.0839695594774369" calcext:value-type="float">
            <text:p>0.0839695595</text:p>
          </table:table-cell>
          <table:table-cell office:value-type="float" office:value="0.0000000200735372947841" calcext:value-type="float">
            <text:p>2.00735372947841E-08</text:p>
          </table:table-cell>
          <table:table-cell office:value-type="float" office:value="0.00000000322357519620071" calcext:value-type="float">
            <text:p>3.22357519620071E-09</text:p>
          </table:table-cell>
          <table:table-cell office:value-type="float" office:value="17.4520664678313" calcext:value-type="float">
            <text:p>17.4520664678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0.773107170349786" calcext:value-type="float">
            <text:p>0.7731071703</text:p>
          </table:table-cell>
          <table:table-cell office:value-type="float" office:value="0.125" calcext:value-type="float">
            <text:p>0.125</text:p>
          </table:table-cell>
          <table:table-cell table:formula="of:=[.AQ127]-[.AD127]" office:value-type="float" office:value="0.0410304405225631" calcext:value-type="float">
            <text:p>0.0410304405</text:p>
          </table:table-cell>
          <table:table-cell table:formula="of:=[.AR127]/[.AD127]" office:value-type="float" office:value="0.48863470021643" calcext:value-type="float">
            <text:p>0.4886347002</text:p>
          </table:table-cell>
          <table:table-cell table:formula="of:=2 / [.D127]" office:value-type="float" office:value="0.1" calcext:value-type="float">
            <text:p>0.1</text:p>
          </table:table-cell>
          <table:table-cell table:formula="of:=[.AT127]-[.AD127]" office:value-type="float" office:value="0.0160304405225631" calcext:value-type="float">
            <text:p>0.0160304405</text:p>
          </table:table-cell>
          <table:table-cell table:formula="of:=ABS([.AU127])/[.AD127]" office:value-type="float" office:value="0.190907760173144" calcext:value-type="float">
            <text:p>0.19090776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212745" calcext:value-type="float">
            <text:p>0.000212745</text:p>
          </table:table-cell>
          <table:table-cell office:value-type="float" office:value="-0.0000955566" calcext:value-type="float">
            <text:p>-9.55566E-05</text:p>
          </table:table-cell>
          <table:table-cell office:value-type="float" office:value="1.05106" calcext:value-type="float">
            <text:p>1.05106</text:p>
          </table:table-cell>
          <table:table-cell office:value-type="float" office:value="3.1449" calcext:value-type="float">
            <text:p>3.1449</text:p>
          </table:table-cell>
          <table:table-cell office:value-type="float" office:value="1.57059" calcext:value-type="float">
            <text:p>1.57059</text:p>
          </table:table-cell>
          <table:table-cell office:value-type="float" office:value="0.513065" calcext:value-type="float">
            <text:p>0.513065</text:p>
          </table:table-cell>
          <table:table-cell office:value-type="float" office:value="0.512723" calcext:value-type="float">
            <text:p>0.512723</text:p>
          </table:table-cell>
          <table:table-cell office:value-type="float" office:value="1.63195" calcext:value-type="float">
            <text:p>1.63195</text:p>
          </table:table-cell>
          <table:table-cell office:value-type="float" office:value="13.1858" calcext:value-type="float">
            <text:p>13.1858</text:p>
          </table:table-cell>
          <table:table-cell office:value-type="float" office:value="3.31464" calcext:value-type="float">
            <text:p>3.31464</text:p>
          </table:table-cell>
          <table:table-cell office:value-type="float" office:value="0.716285" calcext:value-type="float">
            <text:p>0.716285</text:p>
          </table:table-cell>
          <table:table-cell office:value-type="float" office:value="0.716047" calcext:value-type="float">
            <text:p>0.716047</text:p>
          </table:table-cell>
          <table:table-cell office:value-type="float" office:value="0.726095" calcext:value-type="float">
            <text:p>0.726095</text:p>
          </table:table-cell>
          <table:table-cell office:value-type="float" office:value="1.81532" calcext:value-type="float">
            <text:p>1.81532</text:p>
          </table:table-cell>
          <table:table-cell office:value-type="float" office:value="0.920813" calcext:value-type="float">
            <text:p>0.920813</text:p>
          </table:table-cell>
          <table:table-cell office:value-type="float" office:value="2.65773392654095" calcext:value-type="float">
            <text:p>2.6577339265</text:p>
          </table:table-cell>
          <table:table-cell office:value-type="float" office:value="0.774581072114707" calcext:value-type="float">
            <text:p>0.7745810721</text:p>
          </table:table-cell>
          <table:table-cell office:value-type="float" office:value="0.0000000285626361655666" calcext:value-type="float">
            <text:p>2.85626361655666E-08</text:p>
          </table:table-cell>
          <table:table-cell office:value-type="float" office:value="0.00000000652659347781225" calcext:value-type="float">
            <text:p>6.52659347781225E-09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28]-[.AD128]" office:value-type="float" office:value="0.475418927885293" calcext:value-type="float">
            <text:p>0.4754189279</text:p>
          </table:table-cell>
          <table:table-cell table:formula="of:=[.AR128]/[.AD128]" office:value-type="float" office:value="0.613775555588181" calcext:value-type="float">
            <text:p>0.6137755556</text:p>
          </table:table-cell>
          <table:table-cell table:formula="of:=2 / [.D128]" office:value-type="float" office:value="1" calcext:value-type="float">
            <text:p>1</text:p>
          </table:table-cell>
          <table:table-cell table:formula="of:=[.AT128]-[.AD128]" office:value-type="float" office:value="0.225418927885293" calcext:value-type="float">
            <text:p>0.2254189279</text:p>
          </table:table-cell>
          <table:table-cell table:formula="of:=ABS([.AU128])/[.AD128]" office:value-type="float" office:value="0.291020444470544" calcext:value-type="float">
            <text:p>0.291020444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758995" calcext:value-type="float">
            <text:p>-7.58995E-05</text:p>
          </table:table-cell>
          <table:table-cell office:value-type="float" office:value="0.000164781" calcext:value-type="float">
            <text:p>0.000164781</text:p>
          </table:table-cell>
          <table:table-cell office:value-type="float" office:value="1.05064" calcext:value-type="float">
            <text:p>1.05064</text:p>
          </table:table-cell>
          <table:table-cell office:value-type="float" office:value="3.14318" calcext:value-type="float">
            <text:p>3.14318</text:p>
          </table:table-cell>
          <table:table-cell office:value-type="float" office:value="1.57118" calcext:value-type="float">
            <text:p>1.57118</text:p>
          </table:table-cell>
          <table:table-cell office:value-type="float" office:value="0.512333" calcext:value-type="float">
            <text:p>0.512333</text:p>
          </table:table-cell>
          <table:table-cell office:value-type="float" office:value="0.513861" calcext:value-type="float">
            <text:p>0.513861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13.1702" calcext:value-type="float">
            <text:p>13.1702</text:p>
          </table:table-cell>
          <table:table-cell office:value-type="float" office:value="3.31605" calcext:value-type="float">
            <text:p>3.31605</text:p>
          </table:table-cell>
          <table:table-cell office:value-type="float" office:value="0.715775" calcext:value-type="float">
            <text:p>0.715775</text:p>
          </table:table-cell>
          <table:table-cell office:value-type="float" office:value="0.716841" calcext:value-type="float">
            <text:p>0.716841</text:p>
          </table:table-cell>
          <table:table-cell office:value-type="float" office:value="0.725706" calcext:value-type="float">
            <text:p>0.725706</text:p>
          </table:table-cell>
          <table:table-cell office:value-type="float" office:value="1.814" calcext:value-type="float">
            <text:p>1.814</text:p>
          </table:table-cell>
          <table:table-cell office:value-type="float" office:value="0.920565" calcext:value-type="float">
            <text:p>0.920565</text:p>
          </table:table-cell>
          <table:table-cell office:value-type="float" office:value="2.65668594022893" calcext:value-type="float">
            <text:p>2.6566859402</text:p>
          </table:table-cell>
          <table:table-cell office:value-type="float" office:value="0.774526486779976" calcext:value-type="float">
            <text:p>0.7745264868</text:p>
          </table:table-cell>
          <table:table-cell office:value-type="float" office:value="0.0000000399641701940464" calcext:value-type="float">
            <text:p>0.00000004</text:p>
          </table:table-cell>
          <table:table-cell office:value-type="float" office:value="0.0000000127770791943896" calcext:value-type="float">
            <text:p>1.27770791943896E-08</text:p>
          </table:table-cell>
          <table:table-cell office:value-type="float" office:value="286.433566433567" calcext:value-type="float">
            <text:p>286.433566433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29]-[.AD129]" office:value-type="float" office:value="0.475473513220024" calcext:value-type="float">
            <text:p>0.4754735132</text:p>
          </table:table-cell>
          <table:table-cell table:formula="of:=[.AR129]/[.AD129]" office:value-type="float" office:value="0.613889287630126" calcext:value-type="float">
            <text:p>0.6138892876</text:p>
          </table:table-cell>
          <table:table-cell table:formula="of:=2 / [.D129]" office:value-type="float" office:value="1" calcext:value-type="float">
            <text:p>1</text:p>
          </table:table-cell>
          <table:table-cell table:formula="of:=[.AT129]-[.AD129]" office:value-type="float" office:value="0.225473513220024" calcext:value-type="float">
            <text:p>0.2254735132</text:p>
          </table:table-cell>
          <table:table-cell table:formula="of:=ABS([.AU129])/[.AD129]" office:value-type="float" office:value="0.291111430104101" calcext:value-type="float">
            <text:p>0.29111143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292954" calcext:value-type="float">
            <text:p>-2.92954E-05</text:p>
          </table:table-cell>
          <table:table-cell office:value-type="float" office:value="0.000021848" calcext:value-type="float">
            <text:p>0.000021848</text:p>
          </table:table-cell>
          <table:table-cell office:value-type="float" office:value="0.105149" calcext:value-type="float">
            <text:p>0.105149</text:p>
          </table:table-cell>
          <table:table-cell office:value-type="float" office:value="3.1408" calcext:value-type="float">
            <text:p>3.1408</text:p>
          </table:table-cell>
          <table:table-cell office:value-type="float" office:value="1.57031" calcext:value-type="float">
            <text:p>1.57031</text:p>
          </table:table-cell>
          <table:table-cell office:value-type="float" office:value="0.00512789" calcext:value-type="float">
            <text:p>0.00512789</text:p>
          </table:table-cell>
          <table:table-cell office:value-type="float" office:value="0.00513064" calcext:value-type="float">
            <text:p>0.00513064</text:p>
          </table:table-cell>
          <table:table-cell office:value-type="float" office:value="0.016323" calcext:value-type="float">
            <text:p>0.016323</text:p>
          </table:table-cell>
          <table:table-cell office:value-type="float" office:value="13.1614" calcext:value-type="float">
            <text:p>13.1614</text:p>
          </table:table-cell>
          <table:table-cell office:value-type="float" office:value="3.31322" calcext:value-type="float">
            <text:p>3.31322</text:p>
          </table:table-cell>
          <table:table-cell office:value-type="float" office:value="0.0716093" calcext:value-type="float">
            <text:p>0.0716093</text:p>
          </table:table-cell>
          <table:table-cell office:value-type="float" office:value="0.0716285" calcext:value-type="float">
            <text:p>0.0716285</text:p>
          </table:table-cell>
          <table:table-cell office:value-type="float" office:value="0.0725728" calcext:value-type="float">
            <text:p>0.0725728</text:p>
          </table:table-cell>
          <table:table-cell office:value-type="float" office:value="1.81569" calcext:value-type="float">
            <text:p>1.81569</text:p>
          </table:table-cell>
          <table:table-cell office:value-type="float" office:value="0.920519" calcext:value-type="float">
            <text:p>0.920519</text:p>
          </table:table-cell>
          <table:table-cell office:value-type="float" office:value="0.0265815762978848" calcext:value-type="float">
            <text:p>0.0265815763</text:p>
          </table:table-cell>
          <table:table-cell office:value-type="float" office:value="0.00774423823744706" calcext:value-type="float">
            <text:p>0.0077442382</text:p>
          </table:table-cell>
          <table:table-cell office:value-type="float" office:value="0.000000000305136935724716" calcext:value-type="float">
            <text:p>3.05136935724716E-10</text:p>
          </table:table-cell>
          <table:table-cell office:value-type="float" office:value="0.000000000000744868396347758" calcext:value-type="float">
            <text:p>7.44868396347758E-13</text:p>
          </table:table-cell>
          <table:table-cell office:value-type="float" office:value="2.44763811288058" calcext:value-type="float">
            <text:p>2.4476381129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0]-[.AD130]" office:value-type="float" office:value="0.00475576176255294" calcext:value-type="float">
            <text:p>0.0047557618</text:p>
          </table:table-cell>
          <table:table-cell table:formula="of:=[.AR130]/[.AD130]" office:value-type="float" office:value="0.614103236075122" calcext:value-type="float">
            <text:p>0.6141032361</text:p>
          </table:table-cell>
          <table:table-cell table:formula="of:=2 / [.D130]" office:value-type="float" office:value="0.01" calcext:value-type="float">
            <text:p>0.01</text:p>
          </table:table-cell>
          <table:table-cell table:formula="of:=[.AT130]-[.AD130]" office:value-type="float" office:value="0.00225576176255294" calcext:value-type="float">
            <text:p>0.0022557618</text:p>
          </table:table-cell>
          <table:table-cell table:formula="of:=ABS([.AU130])/[.AD130]" office:value-type="float" office:value="0.291282588860098" calcext:value-type="float">
            <text:p>0.29128258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36862" calcext:value-type="float">
            <text:p>-0.000236862</text:p>
          </table:table-cell>
          <table:table-cell office:value-type="float" office:value="-0.0000280745" calcext:value-type="float">
            <text:p>-2.80745E-05</text:p>
          </table:table-cell>
          <table:table-cell office:value-type="float" office:value="1.05269" calcext:value-type="float">
            <text:p>1.05269</text:p>
          </table:table-cell>
          <table:table-cell office:value-type="float" office:value="3.1388" calcext:value-type="float">
            <text:p>3.1388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0.512705" calcext:value-type="float">
            <text:p>0.512705</text:p>
          </table:table-cell>
          <table:table-cell office:value-type="float" office:value="0.512956" calcext:value-type="float">
            <text:p>0.512956</text:p>
          </table:table-cell>
          <table:table-cell office:value-type="float" office:value="1.63486" calcext:value-type="float">
            <text:p>1.63486</text:p>
          </table:table-cell>
          <table:table-cell office:value-type="float" office:value="13.1383" calcext:value-type="float">
            <text:p>13.1383</text:p>
          </table:table-cell>
          <table:table-cell office:value-type="float" office:value="3.31517" calcext:value-type="float">
            <text:p>3.31517</text:p>
          </table:table-cell>
          <table:table-cell office:value-type="float" office:value="0.716034" calcext:value-type="float">
            <text:p>0.716034</text:p>
          </table:table-cell>
          <table:table-cell office:value-type="float" office:value="0.71621" calcext:value-type="float">
            <text:p>0.71621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1.8128" calcext:value-type="float">
            <text:p>1.8128</text:p>
          </table:table-cell>
          <table:table-cell office:value-type="float" office:value="0.920435" calcext:value-type="float">
            <text:p>0.920435</text:p>
          </table:table-cell>
          <table:table-cell office:value-type="float" office:value="2.6605234503902" calcext:value-type="float">
            <text:p>2.6605234504</text:p>
          </table:table-cell>
          <table:table-cell office:value-type="float" office:value="0.774347199580436" calcext:value-type="float">
            <text:p>0.7743471996</text:p>
          </table:table-cell>
          <table:table-cell office:value-type="float" office:value="0.0000000267194515330246" calcext:value-type="float">
            <text:p>2.67194515330246E-08</text:p>
          </table:table-cell>
          <table:table-cell office:value-type="float" office:value="0.00000000571143272180519" calcext:value-type="float">
            <text:p>5.71143272180519E-09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1]-[.AD131]" office:value-type="float" office:value="0.475652800419564" calcext:value-type="float">
            <text:p>0.4756528004</text:p>
          </table:table-cell>
          <table:table-cell table:formula="of:=[.AR131]/[.AD131]" office:value-type="float" office:value="0.614262956819998" calcext:value-type="float">
            <text:p>0.6142629568</text:p>
          </table:table-cell>
          <table:table-cell table:formula="of:=2 / [.D131]" office:value-type="float" office:value="1" calcext:value-type="float">
            <text:p>1</text:p>
          </table:table-cell>
          <table:table-cell table:formula="of:=[.AT131]-[.AD131]" office:value-type="float" office:value="0.225652800419564" calcext:value-type="float">
            <text:p>0.2256528004</text:p>
          </table:table-cell>
          <table:table-cell table:formula="of:=ABS([.AU131])/[.AD131]" office:value-type="float" office:value="0.291410365455999" calcext:value-type="float">
            <text:p>0.29141036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160181" calcext:value-type="float">
            <text:p>1.60181E-05</text:p>
          </table:table-cell>
          <table:table-cell office:value-type="float" office:value="-0.0000354854" calcext:value-type="float">
            <text:p>-3.54854E-05</text:p>
          </table:table-cell>
          <table:table-cell office:value-type="float" office:value="0.105192" calcext:value-type="float">
            <text:p>0.105192</text:p>
          </table:table-cell>
          <table:table-cell office:value-type="float" office:value="3.1374" calcext:value-type="float">
            <text:p>3.1374</text:p>
          </table:table-cell>
          <table:table-cell office:value-type="float" office:value="1.57033" calcext:value-type="float">
            <text:p>1.57033</text:p>
          </table:table-cell>
          <table:table-cell office:value-type="float" office:value="0.00512655" calcext:value-type="float">
            <text:p>0.00512655</text:p>
          </table:table-cell>
          <table:table-cell office:value-type="float" office:value="0.00512783" calcext:value-type="float">
            <text:p>0.00512783</text:p>
          </table:table-cell>
          <table:table-cell office:value-type="float" office:value="0.0163348" calcext:value-type="float">
            <text:p>0.0163348</text:p>
          </table:table-cell>
          <table:table-cell office:value-type="float" office:value="13.1298" calcext:value-type="float">
            <text:p>13.1298</text:p>
          </table:table-cell>
          <table:table-cell office:value-type="float" office:value="3.31317" calcext:value-type="float">
            <text:p>3.3131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716089" calcext:value-type="float">
            <text:p>0.0716089</text:p>
          </table:table-cell>
          <table:table-cell office:value-type="float" office:value="0.0725917" calcext:value-type="float">
            <text:p>0.0725917</text:p>
          </table:table-cell>
          <table:table-cell office:value-type="float" office:value="1.81286" calcext:value-type="float">
            <text:p>1.81286</text:p>
          </table:table-cell>
          <table:table-cell office:value-type="float" office:value="0.920451" calcext:value-type="float">
            <text:p>0.920451</text:p>
          </table:table-cell>
          <table:table-cell office:value-type="float" office:value="0.026589218272746" calcext:value-type="float">
            <text:p>0.0265892183</text:p>
          </table:table-cell>
          <table:table-cell office:value-type="float" office:value="0.00774333510033163" calcext:value-type="float">
            <text:p>0.0077433351</text:p>
          </table:table-cell>
          <table:table-cell office:value-type="float" office:value="0.000000000100343073889439" calcext:value-type="float">
            <text:p>1.00343073889439E-10</text:p>
          </table:table-cell>
          <table:table-cell office:value-type="float" office:value="0.0000000000000805498598206516" calcext:value-type="float">
            <text:p>8.05498598206516E-14</text:p>
          </table:table-cell>
          <table:table-cell office:value-type="float" office:value="2.46264842928002" calcext:value-type="float">
            <text:p>2.4626484293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2]-[.AD132]" office:value-type="float" office:value="0.00475666489966837" calcext:value-type="float">
            <text:p>0.0047566649</text:p>
          </table:table-cell>
          <table:table-cell table:formula="of:=[.AR132]/[.AD132]" office:value-type="float" office:value="0.614291495594018" calcext:value-type="float">
            <text:p>0.6142914956</text:p>
          </table:table-cell>
          <table:table-cell table:formula="of:=2 / [.D132]" office:value-type="float" office:value="0.01" calcext:value-type="float">
            <text:p>0.01</text:p>
          </table:table-cell>
          <table:table-cell table:formula="of:=[.AT132]-[.AD132]" office:value-type="float" office:value="0.00225666489966837" calcext:value-type="float">
            <text:p>0.0022566649</text:p>
          </table:table-cell>
          <table:table-cell table:formula="of:=ABS([.AU132])/[.AD132]" office:value-type="float" office:value="0.291433196475214" calcext:value-type="float">
            <text:p>0.291433196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53005" calcext:value-type="float">
            <text:p>-0.000053005</text:p>
          </table:table-cell>
          <table:table-cell office:value-type="float" office:value="-0.0000427378" calcext:value-type="float">
            <text:p>-4.27378E-05</text:p>
          </table:table-cell>
          <table:table-cell office:value-type="float" office:value="0.105157" calcext:value-type="float">
            <text:p>0.105157</text:p>
          </table:table-cell>
          <table:table-cell office:value-type="float" office:value="3.14158" calcext:value-type="float">
            <text:p>3.14158</text:p>
          </table:table-cell>
          <table:table-cell office:value-type="float" office:value="1.57147" calcext:value-type="float">
            <text:p>1.57147</text:p>
          </table:table-cell>
          <table:table-cell office:value-type="float" office:value="0.00512157" calcext:value-type="float">
            <text:p>0.00512157</text:p>
          </table:table-cell>
          <table:table-cell office:value-type="float" office:value="0.00513324" calcext:value-type="float">
            <text:p>0.00513324</text:p>
          </table:table-cell>
          <table:table-cell office:value-type="float" office:value="0.0163264" calcext:value-type="float">
            <text:p>0.0163264</text:p>
          </table:table-cell>
          <table:table-cell office:value-type="float" office:value="13.1587" calcext:value-type="float">
            <text:p>13.1587</text:p>
          </table:table-cell>
          <table:table-cell office:value-type="float" office:value="3.31712" calcext:value-type="float">
            <text:p>3.31712</text:p>
          </table:table-cell>
          <table:table-cell office:value-type="float" office:value="0.0715651" calcext:value-type="float">
            <text:p>0.0715651</text:p>
          </table:table-cell>
          <table:table-cell office:value-type="float" office:value="0.0716466" calcext:value-type="float">
            <text:p>0.0716466</text:p>
          </table:table-cell>
          <table:table-cell office:value-type="float" office:value="0.0725841" calcext:value-type="float">
            <text:p>0.0725841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920648" calcext:value-type="float">
            <text:p>0.920648</text:p>
          </table:table-cell>
          <table:table-cell office:value-type="float" office:value="0.0265811733726948" calcext:value-type="float">
            <text:p>0.0265811734</text:p>
          </table:table-cell>
          <table:table-cell office:value-type="float" office:value="0.00774277576593081" calcext:value-type="float">
            <text:p>0.0077427758</text:p>
          </table:table-cell>
          <table:table-cell office:value-type="float" office:value="0.000000000773561975230411" calcext:value-type="float">
            <text:p>7.73561975230411E-10</text:p>
          </table:table-cell>
          <table:table-cell office:value-type="float" office:value="0.000000000004787185036179" calcext:value-type="float">
            <text:p>4.787185036179E-12</text:p>
          </table:table-cell>
          <table:table-cell office:value-type="float" office:value="2.44114667143453" calcext:value-type="float">
            <text:p>2.4411466714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3]-[.AD133]" office:value-type="float" office:value="0.00475722423406919" calcext:value-type="float">
            <text:p>0.0047572242</text:p>
          </table:table-cell>
          <table:table-cell table:formula="of:=[.AR133]/[.AD133]" office:value-type="float" office:value="0.61440811123597" calcext:value-type="float">
            <text:p>0.6144081112</text:p>
          </table:table-cell>
          <table:table-cell table:formula="of:=2 / [.D133]" office:value-type="float" office:value="0.01" calcext:value-type="float">
            <text:p>0.01</text:p>
          </table:table-cell>
          <table:table-cell table:formula="of:=[.AT133]-[.AD133]" office:value-type="float" office:value="0.00225722423406919" calcext:value-type="float">
            <text:p>0.0022572242</text:p>
          </table:table-cell>
          <table:table-cell table:formula="of:=ABS([.AU133])/[.AD133]" office:value-type="float" office:value="0.291526488988776" calcext:value-type="float">
            <text:p>0.2915264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0826715" calcext:value-type="float">
            <text:p>-8.26715E-06</text:p>
          </table:table-cell>
          <table:table-cell office:value-type="float" office:value="0.00000679144" calcext:value-type="float">
            <text:p>6.79144E-06</text:p>
          </table:table-cell>
          <table:table-cell office:value-type="float" office:value="0.105163" calcext:value-type="float">
            <text:p>0.105163</text:p>
          </table:table-cell>
          <table:table-cell office:value-type="float" office:value="3.14234" calcext:value-type="float">
            <text:p>3.14234</text:p>
          </table:table-cell>
          <table:table-cell office:value-type="float" office:value="1.57131" calcext:value-type="float">
            <text:p>1.57131</text:p>
          </table:table-cell>
          <table:table-cell office:value-type="float" office:value="0.00512324" calcext:value-type="float">
            <text:p>0.00512324</text:p>
          </table:table-cell>
          <table:table-cell office:value-type="float" office:value="0.00513384" calcext:value-type="float">
            <text:p>0.00513384</text:p>
          </table:table-cell>
          <table:table-cell office:value-type="float" office:value="0.0163238" calcext:value-type="float">
            <text:p>0.0163238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3.31646" calcext:value-type="float">
            <text:p>3.31646</text:p>
          </table:table-cell>
          <table:table-cell office:value-type="float" office:value="0.0715768" calcext:value-type="float">
            <text:p>0.0715768</text:p>
          </table:table-cell>
          <table:table-cell office:value-type="float" office:value="0.0716508" calcext:value-type="float">
            <text:p>0.0716508</text:p>
          </table:table-cell>
          <table:table-cell office:value-type="float" office:value="0.0725567" calcext:value-type="float">
            <text:p>0.0725567</text:p>
          </table:table-cell>
          <table:table-cell office:value-type="float" office:value="1.81318" calcext:value-type="float">
            <text:p>1.81318</text:p>
          </table:table-cell>
          <table:table-cell office:value-type="float" office:value="0.920568" calcext:value-type="float">
            <text:p>0.920568</text:p>
          </table:table-cell>
          <table:table-cell office:value-type="float" office:value="0.0265808953483984" calcext:value-type="float">
            <text:p>0.0265808953</text:p>
          </table:table-cell>
          <table:table-cell office:value-type="float" office:value="0.00774208042563109" calcext:value-type="float">
            <text:p>0.0077420804</text:p>
          </table:table-cell>
          <table:table-cell office:value-type="float" office:value="0.000000000910548250239686" calcext:value-type="float">
            <text:p>9.10548250239686E-10</text:p>
          </table:table-cell>
          <table:table-cell office:value-type="float" office:value="0.00000000000663278492811642" calcext:value-type="float">
            <text:p>6.63278492811642E-12</text:p>
          </table:table-cell>
          <table:table-cell office:value-type="float" office:value="2.46190833959429" calcext:value-type="float">
            <text:p>2.461908339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4]-[.AD134]" office:value-type="float" office:value="0.00475791957436891" calcext:value-type="float">
            <text:p>0.0047579196</text:p>
          </table:table-cell>
          <table:table-cell table:formula="of:=[.AR134]/[.AD134]" office:value-type="float" office:value="0.614553106244834" calcext:value-type="float">
            <text:p>0.6145531062</text:p>
          </table:table-cell>
          <table:table-cell table:formula="of:=2 / [.D134]" office:value-type="float" office:value="0.01" calcext:value-type="float">
            <text:p>0.01</text:p>
          </table:table-cell>
          <table:table-cell table:formula="of:=[.AT134]-[.AD134]" office:value-type="float" office:value="0.00225791957436891" calcext:value-type="float">
            <text:p>0.0022579196</text:p>
          </table:table-cell>
          <table:table-cell table:formula="of:=ABS([.AU134])/[.AD134]" office:value-type="float" office:value="0.291642484995867" calcext:value-type="float">
            <text:p>0.2916424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54034" calcext:value-type="float">
            <text:p>-0.000254034</text:p>
          </table:table-cell>
          <table:table-cell office:value-type="float" office:value="0.0000672662" calcext:value-type="float">
            <text:p>6.72662E-05</text:p>
          </table:table-cell>
          <table:table-cell office:value-type="float" office:value="1.05121" calcext:value-type="float">
            <text:p>1.05121</text:p>
          </table:table-cell>
          <table:table-cell office:value-type="float" office:value="3.14045" calcext:value-type="float">
            <text:p>3.14045</text:p>
          </table:table-cell>
          <table:table-cell office:value-type="float" office:value="1.57065" calcext:value-type="float">
            <text:p>1.57065</text:p>
          </table:table-cell>
          <table:table-cell office:value-type="float" office:value="0.512482" calcext:value-type="float">
            <text:p>0.512482</text:p>
          </table:table-cell>
          <table:table-cell office:value-type="float" office:value="0.512534" calcext:value-type="float">
            <text:p>0.512534</text:p>
          </table:table-cell>
          <table:table-cell office:value-type="float" office:value="1.63187" calcext:value-type="float">
            <text:p>1.63187</text:p>
          </table:table-cell>
          <table:table-cell office:value-type="float" office:value="13.1575" calcext:value-type="float">
            <text:p>13.1575</text:p>
          </table:table-cell>
          <table:table-cell office:value-type="float" office:value="3.3143" calcext:value-type="float">
            <text:p>3.3143</text:p>
          </table:table-cell>
          <table:table-cell office:value-type="float" office:value="0.715878" calcext:value-type="float">
            <text:p>0.715878</text:p>
          </table:table-cell>
          <table:table-cell office:value-type="float" office:value="0.715915" calcext:value-type="float">
            <text:p>0.715915</text:p>
          </table:table-cell>
          <table:table-cell office:value-type="float" office:value="0.725819" calcext:value-type="float">
            <text:p>0.725819</text:p>
          </table:table-cell>
          <table:table-cell office:value-type="float" office:value="1.81526" calcext:value-type="float">
            <text:p>1.81526</text:p>
          </table:table-cell>
          <table:table-cell office:value-type="float" office:value="0.920524" calcext:value-type="float">
            <text:p>0.920524</text:p>
          </table:table-cell>
          <table:table-cell office:value-type="float" office:value="2.6568812318664" calcext:value-type="float">
            <text:p>2.6568812319</text:p>
          </table:table-cell>
          <table:table-cell office:value-type="float" office:value="0.774033913985984" calcext:value-type="float">
            <text:p>0.774033914</text:p>
          </table:table-cell>
          <table:table-cell office:value-type="float" office:value="0.000000194146812264776" calcext:value-type="float">
            <text:p>1.94146812264776E-07</text:p>
          </table:table-cell>
          <table:table-cell office:value-type="float" office:value="0.000000301543877700592" calcext:value-type="float">
            <text:p>3.01543877700592E-07</text:p>
          </table:table-cell>
          <table:table-cell office:value-type="float" office:value="223.215258855586" calcext:value-type="float">
            <text:p>223.215258855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5]-[.AD135]" office:value-type="float" office:value="0.475966086014016" calcext:value-type="float">
            <text:p>0.475966086</text:p>
          </table:table-cell>
          <table:table-cell table:formula="of:=[.AR135]/[.AD135]" office:value-type="float" office:value="0.614916320091156" calcext:value-type="float">
            <text:p>0.6149163201</text:p>
          </table:table-cell>
          <table:table-cell table:formula="of:=2 / [.D135]" office:value-type="float" office:value="1" calcext:value-type="float">
            <text:p>1</text:p>
          </table:table-cell>
          <table:table-cell table:formula="of:=[.AT135]-[.AD135]" office:value-type="float" office:value="0.225966086014016" calcext:value-type="float">
            <text:p>0.225966086</text:p>
          </table:table-cell>
          <table:table-cell table:formula="of:=ABS([.AU135])/[.AD135]" office:value-type="float" office:value="0.291933056072925" calcext:value-type="float">
            <text:p>0.29193305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67864" calcext:value-type="float">
            <text:p>0.000067864</text:p>
          </table:table-cell>
          <table:table-cell office:value-type="float" office:value="0.0000362918" calcext:value-type="float">
            <text:p>3.62918E-05</text:p>
          </table:table-cell>
          <table:table-cell office:value-type="float" office:value="0.105164" calcext:value-type="float">
            <text:p>0.105164</text:p>
          </table:table-cell>
          <table:table-cell office:value-type="float" office:value="3.14241" calcext:value-type="float">
            <text:p>3.14241</text:p>
          </table:table-cell>
          <table:table-cell office:value-type="float" office:value="1.57161" calcext:value-type="float">
            <text:p>1.57161</text:p>
          </table:table-cell>
          <table:table-cell office:value-type="float" office:value="0.00513136" calcext:value-type="float">
            <text:p>0.00513136</text:p>
          </table:table-cell>
          <table:table-cell office:value-type="float" office:value="0.00512136" calcext:value-type="float">
            <text:p>0.00512136</text:p>
          </table:table-cell>
          <table:table-cell office:value-type="float" office:value="0.0163225" calcext:value-type="float">
            <text:p>0.0163225</text:p>
          </table:table-cell>
          <table:table-cell office:value-type="float" office:value="13.166" calcext:value-type="float">
            <text:p>13.166</text:p>
          </table:table-cell>
          <table:table-cell office:value-type="float" office:value="3.31802" calcext:value-type="float">
            <text:p>3.31802</text:p>
          </table:table-cell>
          <table:table-cell office:value-type="float" office:value="0.0716335" calcext:value-type="float">
            <text:p>0.0716335</text:p>
          </table:table-cell>
          <table:table-cell office:value-type="float" office:value="0.0715637" calcext:value-type="float">
            <text:p>0.0715637</text:p>
          </table:table-cell>
          <table:table-cell office:value-type="float" office:value="0.0725462" calcext:value-type="float">
            <text:p>0.0725462</text:p>
          </table:table-cell>
          <table:table-cell office:value-type="float" office:value="1.81417" calcext:value-type="float">
            <text:p>1.81417</text:p>
          </table:table-cell>
          <table:table-cell office:value-type="float" office:value="0.920909" calcext:value-type="float">
            <text:p>0.920909</text:p>
          </table:table-cell>
          <table:table-cell office:value-type="float" office:value="0.0265752404763314" calcext:value-type="float">
            <text:p>0.0265752405</text:p>
          </table:table-cell>
          <table:table-cell office:value-type="float" office:value="0.00773950801219466" calcext:value-type="float">
            <text:p>0.007739508</text:p>
          </table:table-cell>
          <table:table-cell office:value-type="float" office:value="0.0000000000908679797047299" calcext:value-type="float">
            <text:p>9.08679797047299E-11</text:p>
          </table:table-cell>
          <table:table-cell office:value-type="float" office:value="0.0000000000000660559178849536" calcext:value-type="float">
            <text:p>6.60559178849536E-14</text:p>
          </table:table-cell>
          <table:table-cell office:value-type="float" office:value="2.45247432865312" calcext:value-type="float">
            <text:p>2.452474328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6]-[.AD136]" office:value-type="float" office:value="0.00476049198780534" calcext:value-type="float">
            <text:p>0.004760492</text:p>
          </table:table-cell>
          <table:table-cell table:formula="of:=[.AR136]/[.AD136]" office:value-type="float" office:value="0.615089742177995" calcext:value-type="float">
            <text:p>0.6150897422</text:p>
          </table:table-cell>
          <table:table-cell table:formula="of:=2 / [.D136]" office:value-type="float" office:value="0.01" calcext:value-type="float">
            <text:p>0.01</text:p>
          </table:table-cell>
          <table:table-cell table:formula="of:=[.AT136]-[.AD136]" office:value-type="float" office:value="0.00226049198780534" calcext:value-type="float">
            <text:p>0.002260492</text:p>
          </table:table-cell>
          <table:table-cell table:formula="of:=ABS([.AU136])/[.AD136]" office:value-type="float" office:value="0.292071793742396" calcext:value-type="float">
            <text:p>0.292071793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0321218" calcext:value-type="float">
            <text:p>3.21218E-06</text:p>
          </table:table-cell>
          <table:table-cell office:value-type="float" office:value="0.0000122189" calcext:value-type="float">
            <text:p>1.22189E-05</text:p>
          </table:table-cell>
          <table:table-cell office:value-type="float" office:value="0.10514" calcext:value-type="float">
            <text:p>0.10514</text:p>
          </table:table-cell>
          <table:table-cell office:value-type="float" office:value="3.13995" calcext:value-type="float">
            <text:p>3.13995</text:p>
          </table:table-cell>
          <table:table-cell office:value-type="float" office:value="1.57058" calcext:value-type="float">
            <text:p>1.57058</text:p>
          </table:table-cell>
          <table:table-cell office:value-type="float" office:value="0.00512329" calcext:value-type="float">
            <text:p>0.00512329</text:p>
          </table:table-cell>
          <table:table-cell office:value-type="float" office:value="0.00512554" calcext:value-type="float">
            <text:p>0.00512554</text:p>
          </table:table-cell>
          <table:table-cell office:value-type="float" office:value="0.0163213" calcext:value-type="float">
            <text:p>0.0163213</text:p>
          </table:table-cell>
          <table:table-cell office:value-type="float" office:value="13.1509" calcext:value-type="float">
            <text:p>13.1509</text:p>
          </table:table-cell>
          <table:table-cell office:value-type="float" office:value="3.3142" calcext:value-type="float">
            <text:p>3.3142</text:p>
          </table:table-cell>
          <table:table-cell office:value-type="float" office:value="0.0715772" calcext:value-type="float">
            <text:p>0.0715772</text:p>
          </table:table-cell>
          <table:table-cell office:value-type="float" office:value="0.0715929" calcext:value-type="float">
            <text:p>0.0715929</text:p>
          </table:table-cell>
          <table:table-cell office:value-type="float" office:value="0.0725725" calcext:value-type="float">
            <text:p>0.0725725</text:p>
          </table:table-cell>
          <table:table-cell office:value-type="float" office:value="1.81429" calcext:value-type="float">
            <text:p>1.81429</text:p>
          </table:table-cell>
          <table:table-cell office:value-type="float" office:value="0.920585" calcext:value-type="float">
            <text:p>0.920585</text:p>
          </table:table-cell>
          <table:table-cell office:value-type="float" office:value="0.0265701016137386" calcext:value-type="float">
            <text:p>0.0265701016</text:p>
          </table:table-cell>
          <table:table-cell office:value-type="float" office:value="0.00773941359276388" calcext:value-type="float">
            <text:p>0.0077394136</text:p>
          </table:table-cell>
          <table:table-cell office:value-type="float" office:value="0.000000000417692955080042" calcext:value-type="float">
            <text:p>4.17692955080042E-10</text:p>
          </table:table-cell>
          <table:table-cell office:value-type="float" office:value="0.00000000000139573923778798" calcext:value-type="float">
            <text:p>1.39573923778798E-12</text:p>
          </table:table-cell>
          <table:table-cell office:value-type="float" office:value="2.91447274797211" calcext:value-type="float">
            <text:p>2.914472748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.83472519267548" calcext:value-type="float">
            <text:p>1.8347251927</text:p>
          </table:table-cell>
          <table:table-cell office:value-type="float" office:value="0.0125" calcext:value-type="float">
            <text:p>0.0125</text:p>
          </table:table-cell>
          <table:table-cell table:formula="of:=[.AQ137]-[.AD137]" office:value-type="float" office:value="0.00476058640723612" calcext:value-type="float">
            <text:p>0.0047605864</text:p>
          </table:table-cell>
          <table:table-cell table:formula="of:=[.AR137]/[.AD137]" office:value-type="float" office:value="0.615109445977551" calcext:value-type="float">
            <text:p>0.615109446</text:p>
          </table:table-cell>
          <table:table-cell table:formula="of:=2 / [.D137]" office:value-type="float" office:value="0.01" calcext:value-type="float">
            <text:p>0.01</text:p>
          </table:table-cell>
          <table:table-cell table:formula="of:=[.AT137]-[.AD137]" office:value-type="float" office:value="0.00226058640723612" calcext:value-type="float">
            <text:p>0.0022605864</text:p>
          </table:table-cell>
          <table:table-cell table:formula="of:=ABS([.AU137])/[.AD137]" office:value-type="float" office:value="0.292087556782041" calcext:value-type="float">
            <text:p>0.29208755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805318" calcext:value-type="float">
            <text:p>0.000805318</text:p>
          </table:table-cell>
          <table:table-cell office:value-type="float" office:value="-0.000826464" calcext:value-type="float">
            <text:p>-0.000826464</text:p>
          </table:table-cell>
          <table:table-cell office:value-type="float" office:value="1.05069" calcext:value-type="float">
            <text:p>1.05069</text:p>
          </table:table-cell>
          <table:table-cell office:value-type="float" office:value="3.14341" calcext:value-type="float">
            <text:p>3.14341</text:p>
          </table:table-cell>
          <table:table-cell office:value-type="float" office:value="1.57069" calcext:value-type="float">
            <text:p>1.57069</text:p>
          </table:table-cell>
          <table:table-cell office:value-type="float" office:value="0.512576" calcext:value-type="float">
            <text:p>0.512576</text:p>
          </table:table-cell>
          <table:table-cell office:value-type="float" office:value="0.512242" calcext:value-type="float">
            <text:p>0.512242</text:p>
          </table:table-cell>
          <table:table-cell office:value-type="float" office:value="1.63053" calcext:value-type="float">
            <text:p>1.63053</text:p>
          </table:table-cell>
          <table:table-cell office:value-type="float" office:value="13.1714" calcext:value-type="float">
            <text:p>13.1714</text:p>
          </table:table-cell>
          <table:table-cell office:value-type="float" office:value="3.31461" calcext:value-type="float">
            <text:p>3.31461</text:p>
          </table:table-cell>
          <table:table-cell office:value-type="float" office:value="0.715944" calcext:value-type="float">
            <text:p>0.715944</text:p>
          </table:table-cell>
          <table:table-cell office:value-type="float" office:value="0.71571" calcext:value-type="float">
            <text:p>0.71571</text:p>
          </table:table-cell>
          <table:table-cell office:value-type="float" office:value="0.725661" calcext:value-type="float">
            <text:p>0.725661</text:p>
          </table:table-cell>
          <table:table-cell office:value-type="float" office:value="1.81393" calcext:value-type="float">
            <text:p>1.81393</text:p>
          </table:table-cell>
          <table:table-cell office:value-type="float" office:value="0.920617" calcext:value-type="float">
            <text:p>0.920617</text:p>
          </table:table-cell>
          <table:table-cell office:value-type="float" office:value="2.65534920545618" calcext:value-type="float">
            <text:p>2.6553492055</text:p>
          </table:table-cell>
          <table:table-cell office:value-type="float" office:value="0.773830638671185" calcext:value-type="float">
            <text:p>0.7738306387</text:p>
          </table:table-cell>
          <table:table-cell office:value-type="float" office:value="0.0000000518054284660533" calcext:value-type="float">
            <text:p>5.18054284660533E-08</text:p>
          </table:table-cell>
          <table:table-cell office:value-type="float" office:value="0.0000000214704193484109" calcext:value-type="float">
            <text:p>2.14704193484109E-08</text:p>
          </table:table-cell>
          <table:table-cell office:value-type="float" office:value="240.941176470588" calcext:value-type="float">
            <text:p>240.9411764706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8]-[.AD138]" office:value-type="float" office:value="0.476169361328815" calcext:value-type="float">
            <text:p>0.4761693613</text:p>
          </table:table-cell>
          <table:table-cell table:formula="of:=[.AR138]/[.AD138]" office:value-type="float" office:value="0.615340537751889" calcext:value-type="float">
            <text:p>0.6153405378</text:p>
          </table:table-cell>
          <table:table-cell table:formula="of:=2 / [.D138]" office:value-type="float" office:value="1" calcext:value-type="float">
            <text:p>1</text:p>
          </table:table-cell>
          <table:table-cell table:formula="of:=[.AT138]-[.AD138]" office:value-type="float" office:value="0.226169361328815" calcext:value-type="float">
            <text:p>0.2261693613</text:p>
          </table:table-cell>
          <table:table-cell table:formula="of:=ABS([.AU138])/[.AD138]" office:value-type="float" office:value="0.292272430201511" calcext:value-type="float">
            <text:p>0.29227243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588147" calcext:value-type="float">
            <text:p>-5.88147E-05</text:p>
          </table:table-cell>
          <table:table-cell office:value-type="float" office:value="-0.0010446" calcext:value-type="float">
            <text:p>-0.0010446</text:p>
          </table:table-cell>
          <table:table-cell office:value-type="float" office:value="1.05192" calcext:value-type="float">
            <text:p>1.05192</text:p>
          </table:table-cell>
          <table:table-cell office:value-type="float" office:value="3.14475" calcext:value-type="float">
            <text:p>3.14475</text:p>
          </table:table-cell>
          <table:table-cell office:value-type="float" office:value="1.57145" calcext:value-type="float">
            <text:p>1.57145</text:p>
          </table:table-cell>
          <table:table-cell office:value-type="float" office:value="0.51209" calcext:value-type="float">
            <text:p>0.51209</text:p>
          </table:table-cell>
          <table:table-cell office:value-type="float" office:value="0.512195" calcext:value-type="float">
            <text:p>0.512195</text:p>
          </table:table-cell>
          <table:table-cell office:value-type="float" office:value="1.63284" calcext:value-type="float">
            <text:p>1.63284</text:p>
          </table:table-cell>
          <table:table-cell office:value-type="float" office:value="13.1825" calcext:value-type="float">
            <text:p>13.1825</text:p>
          </table:table-cell>
          <table:table-cell office:value-type="float" office:value="3.31725" calcext:value-type="float">
            <text:p>3.31725</text:p>
          </table:table-cell>
          <table:table-cell office:value-type="float" office:value="0.715605" calcext:value-type="float">
            <text:p>0.715605</text:p>
          </table:table-cell>
          <table:table-cell office:value-type="float" office:value="0.715677" calcext:value-type="float">
            <text:p>0.715677</text:p>
          </table:table-cell>
          <table:table-cell office:value-type="float" office:value="0.725472" calcext:value-type="float">
            <text:p>0.725472</text:p>
          </table:table-cell>
          <table:table-cell office:value-type="float" office:value="1.81466" calcext:value-type="float">
            <text:p>1.81466</text:p>
          </table:table-cell>
          <table:table-cell office:value-type="float" office:value="0.920753" calcext:value-type="float">
            <text:p>0.920753</text:p>
          </table:table-cell>
          <table:table-cell office:value-type="float" office:value="2.65712389098227" calcext:value-type="float">
            <text:p>2.657123891</text:p>
          </table:table-cell>
          <table:table-cell office:value-type="float" office:value="0.773447396601339" calcext:value-type="float">
            <text:p>0.7734473966</text:p>
          </table:table-cell>
          <table:table-cell office:value-type="float" office:value="0.000000122131202405347" calcext:value-type="float">
            <text:p>1.22131202405347E-07</text:p>
          </table:table-cell>
          <table:table-cell office:value-type="float" office:value="0.000000119328244807807" calcext:value-type="float">
            <text:p>1.19328244807807E-07</text:p>
          </table:table-cell>
          <table:table-cell office:value-type="float" office:value="230.760563380282" calcext:value-type="float">
            <text:p>230.7605633803</text:p>
          </table:table-cell>
          <table:table-cell table:number-columns-repeated="2" office:value-type="float" office:value="-0.00990195" calcext:value-type="float">
            <text:p>-0.00990195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99" calcext:value-type="float">
            <text:p>1.0099</text:p>
          </table:table-cell>
          <table:table-cell office:value-type="float" office:value="0.0000909090909090906" calcext:value-type="float">
            <text:p>9.09090909090906E-05</text:p>
          </table:table-cell>
          <table:table-cell office:value-type="float" office:value="0.0000909090909090912" calcext:value-type="float">
            <text:p>9.09090909090912E-05</text:p>
          </table:table-cell>
          <table:table-cell office:value-type="float" office:value="1834.72519267548" calcext:value-type="float">
            <text:p>1834.7251926755</text:p>
          </table:table-cell>
          <table:table-cell office:value-type="float" office:value="1.25" calcext:value-type="float">
            <text:p>1.25</text:p>
          </table:table-cell>
          <table:table-cell table:formula="of:=[.AQ139]-[.AD139]" office:value-type="float" office:value="0.476552603398661" calcext:value-type="float">
            <text:p>0.4765526034</text:p>
          </table:table-cell>
          <table:table-cell table:formula="of:=[.AR139]/[.AD139]" office:value-type="float" office:value="0.616140936659319" calcext:value-type="float">
            <text:p>0.6161409367</text:p>
          </table:table-cell>
          <table:table-cell table:formula="of:=2 / [.D139]" office:value-type="float" office:value="1" calcext:value-type="float">
            <text:p>1</text:p>
          </table:table-cell>
          <table:table-cell table:formula="of:=[.AT139]-[.AD139]" office:value-type="float" office:value="0.226552603398661" calcext:value-type="float">
            <text:p>0.2265526034</text:p>
          </table:table-cell>
          <table:table-cell table:formula="of:=ABS([.AU139])/[.AD139]" office:value-type="float" office:value="0.292912749327455" calcext:value-type="float">
            <text:p>0.2929127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07317" calcext:value-type="float">
            <text:p>-0.00107317</text:p>
          </table:table-cell>
          <table:table-cell office:value-type="float" office:value="0.00177064" calcext:value-type="float">
            <text:p>0.00177064</text:p>
          </table:table-cell>
          <table:table-cell office:value-type="float" office:value="0.559601" calcext:value-type="float">
            <text:p>0.559601</text:p>
          </table:table-cell>
          <table:table-cell office:value-type="float" office:value="3.14069" calcext:value-type="float">
            <text:p>3.14069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1.65953" calcext:value-type="float">
            <text:p>1.65953</text:p>
          </table:table-cell>
          <table:table-cell office:value-type="float" office:value="1.64573" calcext:value-type="float">
            <text:p>1.64573</text:p>
          </table:table-cell>
          <table:table-cell office:value-type="float" office:value="3.22676" calcext:value-type="float">
            <text:p>3.22676</text:p>
          </table:table-cell>
          <table:table-cell office:value-type="float" office:value="13.1516" calcext:value-type="float">
            <text:p>13.1516</text:p>
          </table:table-cell>
          <table:table-cell office:value-type="float" office:value="3.31327" calcext:value-type="float">
            <text:p>3.31327</text:p>
          </table:table-cell>
          <table:table-cell office:value-type="float" office:value="1.28823" calcext:value-type="float">
            <text:p>1.28823</text:p>
          </table:table-cell>
          <table:table-cell office:value-type="float" office:value="1.28286" calcext:value-type="float">
            <text:p>1.28286</text:p>
          </table:table-cell>
          <table:table-cell office:value-type="float" office:value="1.70693" calcext:value-type="float">
            <text:p>1.70693</text:p>
          </table:table-cell>
          <table:table-cell office:value-type="float" office:value="1.8132" calcext:value-type="float">
            <text:p>1.8132</text:p>
          </table:table-cell>
          <table:table-cell office:value-type="float" office:value="0.919394" calcext:value-type="float">
            <text:p>0.919394</text:p>
          </table:table-cell>
          <table:table-cell office:value-type="float" office:value="6.53202431426181" calcext:value-type="float">
            <text:p>6.5320243143</text:p>
          </table:table-cell>
          <table:table-cell office:value-type="float" office:value="0.773178407988493" calcext:value-type="float">
            <text:p>0.773178408</text:p>
          </table:table-cell>
          <table:table-cell office:value-type="float" office:value="0.0000000125895440851198" calcext:value-type="float">
            <text:p>1.25895440851198E-08</text:p>
          </table:table-cell>
          <table:table-cell office:value-type="float" office:value="0.00000000126797296216939" calcext:value-type="float">
            <text:p>1.26797296216939E-09</text:p>
          </table:table-cell>
          <table:table-cell office:value-type="float" office:value="706.206896551724" calcext:value-type="float">
            <text:p>706.2068965517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0]-[.AD140]" office:value-type="float" office:value="0.476821592011507" calcext:value-type="float">
            <text:p>0.476821592</text:p>
          </table:table-cell>
          <table:table-cell table:formula="of:=[.AR140]/[.AD140]" office:value-type="float" office:value="0.61670319176658" calcext:value-type="float">
            <text:p>0.6167031918</text:p>
          </table:table-cell>
          <table:table-cell table:formula="of:=2 / [.D140]" office:value-type="float" office:value="1" calcext:value-type="float">
            <text:p>1</text:p>
          </table:table-cell>
          <table:table-cell table:formula="of:=[.AT140]-[.AD140]" office:value-type="float" office:value="0.226821592011507" calcext:value-type="float">
            <text:p>0.226821592</text:p>
          </table:table-cell>
          <table:table-cell table:formula="of:=ABS([.AU140])/[.AD140]" office:value-type="float" office:value="0.293362553413264" calcext:value-type="float">
            <text:p>0.2933625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0726239" calcext:value-type="float">
            <text:p>-0.000726239</text:p>
          </table:table-cell>
          <table:table-cell office:value-type="float" office:value="-0.000413269" calcext:value-type="float">
            <text:p>-0.000413269</text:p>
          </table:table-cell>
          <table:table-cell office:value-type="float" office:value="0.562076" calcext:value-type="float">
            <text:p>0.562076</text:p>
          </table:table-cell>
          <table:table-cell office:value-type="float" office:value="3.14209" calcext:value-type="float">
            <text:p>3.14209</text:p>
          </table:table-cell>
          <table:table-cell office:value-type="float" office:value="1.57043" calcext:value-type="float">
            <text:p>1.57043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1.66107" calcext:value-type="float">
            <text:p>1.66107</text:p>
          </table:table-cell>
          <table:table-cell office:value-type="float" office:value="3.22506" calcext:value-type="float">
            <text:p>3.22506</text:p>
          </table:table-cell>
          <table:table-cell office:value-type="float" office:value="13.1585" calcext:value-type="float">
            <text:p>13.1585</text:p>
          </table:table-cell>
          <table:table-cell office:value-type="float" office:value="3.31224" calcext:value-type="float">
            <text:p>3.31224</text:p>
          </table:table-cell>
          <table:table-cell office:value-type="float" office:value="1.28387" calcext:value-type="float">
            <text:p>1.28387</text:p>
          </table:table-cell>
          <table:table-cell office:value-type="float" office:value="1.28883" calcext:value-type="float">
            <text:p>1.28883</text:p>
          </table:table-cell>
          <table:table-cell office:value-type="float" office:value="1.70562" calcext:value-type="float">
            <text:p>1.70562</text:p>
          </table:table-cell>
          <table:table-cell office:value-type="float" office:value="1.81268" calcext:value-type="float">
            <text:p>1.81268</text:p>
          </table:table-cell>
          <table:table-cell office:value-type="float" office:value="0.91977" calcext:value-type="float">
            <text:p>0.91977</text:p>
          </table:table-cell>
          <table:table-cell office:value-type="float" office:value="6.5344627404274" calcext:value-type="float">
            <text:p>6.5344627404</text:p>
          </table:table-cell>
          <table:table-cell office:value-type="float" office:value="0.772758328264274" calcext:value-type="float">
            <text:p>0.7727583283</text:p>
          </table:table-cell>
          <table:table-cell office:value-type="float" office:value="0.0000000161790736431521" calcext:value-type="float">
            <text:p>1.61790736431521E-08</text:p>
          </table:table-cell>
          <table:table-cell office:value-type="float" office:value="0.00000000209409939160431" calcext:value-type="float">
            <text:p>2.09409939160431E-09</text:p>
          </table:table-cell>
          <table:table-cell office:value-type="float" office:value="688.403361344538" calcext:value-type="float">
            <text:p>688.403361344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1]-[.AD141]" office:value-type="float" office:value="0.477241671735726" calcext:value-type="float">
            <text:p>0.4772416717</text:p>
          </table:table-cell>
          <table:table-cell table:formula="of:=[.AR141]/[.AD141]" office:value-type="float" office:value="0.617582048979891" calcext:value-type="float">
            <text:p>0.617582049</text:p>
          </table:table-cell>
          <table:table-cell table:formula="of:=2 / [.D141]" office:value-type="float" office:value="1" calcext:value-type="float">
            <text:p>1</text:p>
          </table:table-cell>
          <table:table-cell table:formula="of:=[.AT141]-[.AD141]" office:value-type="float" office:value="0.227241671735726" calcext:value-type="float">
            <text:p>0.2272416717</text:p>
          </table:table-cell>
          <table:table-cell table:formula="of:=ABS([.AU141])/[.AD141]" office:value-type="float" office:value="0.294065639183913" calcext:value-type="float">
            <text:p>0.2940656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318431" calcext:value-type="float">
            <text:p>-0.00318431</text:p>
          </table:table-cell>
          <table:table-cell office:value-type="float" office:value="-0.00327547" calcext:value-type="float">
            <text:p>-0.00327547</text:p>
          </table:table-cell>
          <table:table-cell office:value-type="float" office:value="0.554954" calcext:value-type="float">
            <text:p>0.554954</text:p>
          </table:table-cell>
          <table:table-cell office:value-type="float" office:value="3.13982" calcext:value-type="float">
            <text:p>3.13982</text:p>
          </table:table-cell>
          <table:table-cell office:value-type="float" office:value="1.57039" calcext:value-type="float">
            <text:p>1.57039</text:p>
          </table:table-cell>
          <table:table-cell office:value-type="float" office:value="1.64248" calcext:value-type="float">
            <text:p>1.64248</text:p>
          </table:table-cell>
          <table:table-cell office:value-type="float" office:value="1.65185" calcext:value-type="float">
            <text:p>1.65185</text:p>
          </table:table-cell>
          <table:table-cell office:value-type="float" office:value="3.21067" calcext:value-type="float">
            <text:p>3.21067</text:p>
          </table:table-cell>
          <table:table-cell office:value-type="float" office:value="13.1538" calcext:value-type="float">
            <text:p>13.1538</text:p>
          </table:table-cell>
          <table:table-cell office:value-type="float" office:value="3.31077" calcext:value-type="float">
            <text:p>3.31077</text:p>
          </table:table-cell>
          <table:table-cell office:value-type="float" office:value="1.28159" calcext:value-type="float">
            <text:p>1.28159</text:p>
          </table:table-cell>
          <table:table-cell office:value-type="float" office:value="1.28524" calcext:value-type="float">
            <text:p>1.28524</text:p>
          </table:table-cell>
          <table:table-cell office:value-type="float" office:value="1.70373" calcext:value-type="float">
            <text:p>1.70373</text:p>
          </table:table-cell>
          <table:table-cell office:value-type="float" office:value="1.81531" calcext:value-type="float">
            <text:p>1.81531</text:p>
          </table:table-cell>
          <table:table-cell office:value-type="float" office:value="0.919045" calcext:value-type="float">
            <text:p>0.919045</text:p>
          </table:table-cell>
          <table:table-cell office:value-type="float" office:value="6.50499026857022" calcext:value-type="float">
            <text:p>6.5049902686</text:p>
          </table:table-cell>
          <table:table-cell office:value-type="float" office:value="0.77212686841875" calcext:value-type="float">
            <text:p>0.7721268684</text:p>
          </table:table-cell>
          <table:table-cell office:value-type="float" office:value="0.000000121087543418262" calcext:value-type="float">
            <text:p>1.21087543418262E-07</text:p>
          </table:table-cell>
          <table:table-cell office:value-type="float" office:value="0.000000117297545368555" calcext:value-type="float">
            <text:p>1.17297545368555E-07</text:p>
          </table:table-cell>
          <table:table-cell office:value-type="float" office:value="844.536082474227" calcext:value-type="float">
            <text:p>844.5360824742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2]-[.AD142]" office:value-type="float" office:value="0.47787313158125" calcext:value-type="float">
            <text:p>0.4778731316</text:p>
          </table:table-cell>
          <table:table-cell table:formula="of:=[.AR142]/[.AD142]" office:value-type="float" office:value="0.618904937940954" calcext:value-type="float">
            <text:p>0.6189049379</text:p>
          </table:table-cell>
          <table:table-cell table:formula="of:=2 / [.D142]" office:value-type="float" office:value="1" calcext:value-type="float">
            <text:p>1</text:p>
          </table:table-cell>
          <table:table-cell table:formula="of:=[.AT142]-[.AD142]" office:value-type="float" office:value="0.22787313158125" calcext:value-type="float">
            <text:p>0.2278731316</text:p>
          </table:table-cell>
          <table:table-cell table:formula="of:=ABS([.AU142])/[.AD142]" office:value-type="float" office:value="0.295123950352764" calcext:value-type="float">
            <text:p>0.2951239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17594" calcext:value-type="float">
            <text:p>-0.00117594</text:p>
          </table:table-cell>
          <table:table-cell office:value-type="float" office:value="0.00187743" calcext:value-type="float">
            <text:p>0.00187743</text:p>
          </table:table-cell>
          <table:table-cell office:value-type="float" office:value="0.556109" calcext:value-type="float">
            <text:p>0.556109</text:p>
          </table:table-cell>
          <table:table-cell office:value-type="float" office:value="3.14245" calcext:value-type="float">
            <text:p>3.14245</text:p>
          </table:table-cell>
          <table:table-cell office:value-type="float" office:value="1.57214" calcext:value-type="float">
            <text:p>1.57214</text:p>
          </table:table-cell>
          <table:table-cell office:value-type="float" office:value="1.64607" calcext:value-type="float">
            <text:p>1.64607</text:p>
          </table:table-cell>
          <table:table-cell office:value-type="float" office:value="1.653" calcext:value-type="float">
            <text:p>1.653</text:p>
          </table:table-cell>
          <table:table-cell office:value-type="float" office:value="3.2072" calcext:value-type="float">
            <text:p>3.2072</text:p>
          </table:table-cell>
          <table:table-cell office:value-type="float" office:value="13.1662" calcext:value-type="float">
            <text:p>13.1662</text:p>
          </table:table-cell>
          <table:table-cell office:value-type="float" office:value="3.31661" calcext:value-type="float">
            <text:p>3.31661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1.28569" calcext:value-type="float">
            <text:p>1.28569</text:p>
          </table:table-cell>
          <table:table-cell office:value-type="float" office:value="1.70233" calcext:value-type="float">
            <text:p>1.70233</text:p>
          </table:table-cell>
          <table:table-cell office:value-type="float" office:value="1.81417" calcext:value-type="float">
            <text:p>1.81417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6.50627020796735" calcext:value-type="float">
            <text:p>6.506270208</text:p>
          </table:table-cell>
          <table:table-cell office:value-type="float" office:value="0.771850910559148" calcext:value-type="float">
            <text:p>0.7718509106</text:p>
          </table:table-cell>
          <table:table-cell office:value-type="float" office:value="0.00000102116480262602" calcext:value-type="float">
            <text:p>1.02116480262602E-06</text:p>
          </table:table-cell>
          <table:table-cell office:value-type="float" office:value="0.00000834222043297791" calcext:value-type="float">
            <text:p>8.34222043297791E-06</text:p>
          </table:table-cell>
          <table:table-cell office:value-type="float" office:value="780.190476190476" calcext:value-type="float">
            <text:p>780.1904761905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3]-[.AD143]" office:value-type="float" office:value="0.478149089440852" calcext:value-type="float">
            <text:p>0.4781490894</text:p>
          </table:table-cell>
          <table:table-cell table:formula="of:=[.AR143]/[.AD143]" office:value-type="float" office:value="0.619483740835998" calcext:value-type="float">
            <text:p>0.6194837408</text:p>
          </table:table-cell>
          <table:table-cell table:formula="of:=2 / [.D143]" office:value-type="float" office:value="1" calcext:value-type="float">
            <text:p>1</text:p>
          </table:table-cell>
          <table:table-cell table:formula="of:=[.AT143]-[.AD143]" office:value-type="float" office:value="0.228149089440852" calcext:value-type="float">
            <text:p>0.2281490894</text:p>
          </table:table-cell>
          <table:table-cell table:formula="of:=ABS([.AU143])/[.AD143]" office:value-type="float" office:value="0.295586992668798" calcext:value-type="float">
            <text:p>0.2955869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190703" calcext:value-type="float">
            <text:p>-0.00190703</text:p>
          </table:table-cell>
          <table:table-cell office:value-type="float" office:value="-0.00248887" calcext:value-type="float">
            <text:p>-0.00248887</text:p>
          </table:table-cell>
          <table:table-cell office:value-type="float" office:value="0.556777" calcext:value-type="float">
            <text:p>0.556777</text:p>
          </table:table-cell>
          <table:table-cell office:value-type="float" office:value="3.14497" calcext:value-type="float">
            <text:p>3.14497</text:p>
          </table:table-cell>
          <table:table-cell office:value-type="float" office:value="1.57042" calcext:value-type="float">
            <text:p>1.57042</text:p>
          </table:table-cell>
          <table:table-cell office:value-type="float" office:value="1.64921" calcext:value-type="float">
            <text:p>1.64921</text:p>
          </table:table-cell>
          <table:table-cell office:value-type="float" office:value="1.65124" calcext:value-type="float">
            <text:p>1.65124</text:p>
          </table:table-cell>
          <table:table-cell office:value-type="float" office:value="3.19837" calcext:value-type="float">
            <text:p>3.19837</text:p>
          </table:table-cell>
          <table:table-cell office:value-type="float" office:value="13.1771" calcext:value-type="float">
            <text:p>13.1771</text:p>
          </table:table-cell>
          <table:table-cell office:value-type="float" office:value="3.30933" calcext:value-type="float">
            <text:p>3.30933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1.285" calcext:value-type="float">
            <text:p>1.285</text:p>
          </table:table-cell>
          <table:table-cell office:value-type="float" office:value="1.69952" calcext:value-type="float">
            <text:p>1.69952</text:p>
          </table:table-cell>
          <table:table-cell office:value-type="float" office:value="1.8128" calcext:value-type="float">
            <text:p>1.8128</text:p>
          </table:table-cell>
          <table:table-cell office:value-type="float" office:value="0.918212" calcext:value-type="float">
            <text:p>0.918212</text:p>
          </table:table-cell>
          <table:table-cell office:value-type="float" office:value="6.4988162065549" calcext:value-type="float">
            <text:p>6.4988162066</text:p>
          </table:table-cell>
          <table:table-cell office:value-type="float" office:value="0.77149839972893" calcext:value-type="float">
            <text:p>0.7714983997</text:p>
          </table:table-cell>
          <table:table-cell office:value-type="float" office:value="0.000000415653178520911" calcext:value-type="float">
            <text:p>4.15653178520911E-07</text:p>
          </table:table-cell>
          <table:table-cell office:value-type="float" office:value="0.00000138214051851629" calcext:value-type="float">
            <text:p>1.38214051851629E-06</text:p>
          </table:table-cell>
          <table:table-cell office:value-type="float" office:value="615.93984962406" calcext:value-type="float">
            <text:p>615.9398496241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4]-[.AD144]" office:value-type="float" office:value="0.47850160027107" calcext:value-type="float">
            <text:p>0.4785016003</text:p>
          </table:table-cell>
          <table:table-cell table:formula="of:=[.AR144]/[.AD144]" office:value-type="float" office:value="0.620223710689736" calcext:value-type="float">
            <text:p>0.6202237107</text:p>
          </table:table-cell>
          <table:table-cell table:formula="of:=2 / [.D144]" office:value-type="float" office:value="1" calcext:value-type="float">
            <text:p>1</text:p>
          </table:table-cell>
          <table:table-cell table:formula="of:=[.AT144]-[.AD144]" office:value-type="float" office:value="0.22850160027107" calcext:value-type="float">
            <text:p>0.2285016003</text:p>
          </table:table-cell>
          <table:table-cell table:formula="of:=ABS([.AU144])/[.AD144]" office:value-type="float" office:value="0.296178968551789" calcext:value-type="float">
            <text:p>0.29617896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461586" calcext:value-type="float">
            <text:p>-0.00461586</text:p>
          </table:table-cell>
          <table:table-cell office:value-type="float" office:value="0.00370303" calcext:value-type="float">
            <text:p>0.00370303</text:p>
          </table:table-cell>
          <table:table-cell office:value-type="float" office:value="0.558268" calcext:value-type="float">
            <text:p>0.558268</text:p>
          </table:table-cell>
          <table:table-cell office:value-type="float" office:value="3.14101" calcext:value-type="float">
            <text:p>3.14101</text:p>
          </table:table-cell>
          <table:table-cell office:value-type="float" office:value="1.57026" calcext:value-type="float">
            <text:p>1.57026</text:p>
          </table:table-cell>
          <table:table-cell office:value-type="float" office:value="1.64882" calcext:value-type="float">
            <text:p>1.64882</text:p>
          </table:table-cell>
          <table:table-cell office:value-type="float" office:value="1.64364" calcext:value-type="float">
            <text:p>1.64364</text:p>
          </table:table-cell>
          <table:table-cell office:value-type="float" office:value="3.21628" calcext:value-type="float">
            <text:p>3.21628</text:p>
          </table:table-cell>
          <table:table-cell office:value-type="float" office:value="13.1553" calcext:value-type="float">
            <text:p>13.1553</text:p>
          </table:table-cell>
          <table:table-cell office:value-type="float" office:value="3.31127" calcext:value-type="float">
            <text:p>3.31127</text:p>
          </table:table-cell>
          <table:table-cell office:value-type="float" office:value="1.28405" calcext:value-type="float">
            <text:p>1.28405</text:p>
          </table:table-cell>
          <table:table-cell office:value-type="float" office:value="1.28204" calcext:value-type="float">
            <text:p>1.28204</text:p>
          </table:table-cell>
          <table:table-cell office:value-type="float" office:value="1.70429" calcext:value-type="float">
            <text:p>1.70429</text:p>
          </table:table-cell>
          <table:table-cell office:value-type="float" office:value="1.81365" calcext:value-type="float">
            <text:p>1.81365</text:p>
          </table:table-cell>
          <table:table-cell office:value-type="float" office:value="0.919539" calcext:value-type="float">
            <text:p>0.919539</text:p>
          </table:table-cell>
          <table:table-cell office:value-type="float" office:value="6.5087339870623" calcext:value-type="float">
            <text:p>6.5087339871</text:p>
          </table:table-cell>
          <table:table-cell office:value-type="float" office:value="0.771314423338028" calcext:value-type="float">
            <text:p>0.7713144233</text:p>
          </table:table-cell>
          <table:table-cell office:value-type="float" office:value="0.0000000163919901283156" calcext:value-type="float">
            <text:p>1.63919901283156E-08</text:p>
          </table:table-cell>
          <table:table-cell office:value-type="float" office:value="0.00000000214957872293438" calcext:value-type="float">
            <text:p>2.14957872293438E-09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-0.529563" calcext:value-type="float">
            <text:p>-0.52956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.52956" calcext:value-type="float">
            <text:p>1.52956</text:p>
          </table:table-cell>
          <table:table-cell table:number-columns-repeated="2" office:value-type="float" office:value="0.06561" calcext:value-type="float">
            <text:p>0.06561</text:p>
          </table:table-cell>
          <table:table-cell office:value-type="float" office:value="68.2951184906521" calcext:value-type="float">
            <text:p>68.2951184907</text:p>
          </table:table-cell>
          <table:table-cell office:value-type="float" office:value="1.25" calcext:value-type="float">
            <text:p>1.25</text:p>
          </table:table-cell>
          <table:table-cell table:formula="of:=[.AQ145]-[.AD145]" office:value-type="float" office:value="0.478685576661972" calcext:value-type="float">
            <text:p>0.4786855767</text:p>
          </table:table-cell>
          <table:table-cell table:formula="of:=[.AR145]/[.AD145]" office:value-type="float" office:value="0.620610171647456" calcext:value-type="float">
            <text:p>0.6206101716</text:p>
          </table:table-cell>
          <table:table-cell table:formula="of:=2 / [.D145]" office:value-type="float" office:value="1" calcext:value-type="float">
            <text:p>1</text:p>
          </table:table-cell>
          <table:table-cell table:formula="of:=[.AT145]-[.AD145]" office:value-type="float" office:value="0.228685576661972" calcext:value-type="float">
            <text:p>0.2286855767</text:p>
          </table:table-cell>
          <table:table-cell table:formula="of:=ABS([.AU145])/[.AD145]" office:value-type="float" office:value="0.296488137317965" calcext:value-type="float">
            <text:p>0.2964881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5189" calcext:value-type="float">
            <text:p>-0.0025189</text:p>
          </table:table-cell>
          <table:table-cell office:value-type="float" office:value="-0.000882708" calcext:value-type="float">
            <text:p>-0.00088270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3.1415" calcext:value-type="float">
            <text:p>3.1415</text:p>
          </table:table-cell>
          <table:table-cell office:value-type="float" office:value="1.57108" calcext:value-type="float">
            <text:p>1.57108</text:p>
          </table:table-cell>
          <table:table-cell office:value-type="float" office:value="1.00735" calcext:value-type="float">
            <text:p>1.00735</text:p>
          </table:table-cell>
          <table:table-cell office:value-type="float" office:value="1.00746" calcext:value-type="float">
            <text:p>1.00746</text:p>
          </table:table-cell>
          <table:table-cell office:value-type="float" office:value="1.62406" calcext:value-type="float">
            <text:p>1.62406</text:p>
          </table:table-cell>
          <table:table-cell office:value-type="float" office:value="13.1606" calcext:value-type="float">
            <text:p>13.1606</text:p>
          </table:table-cell>
          <table:table-cell office:value-type="float" office:value="3.30123" calcext:value-type="float">
            <text:p>3.30123</text:p>
          </table:table-cell>
          <table:table-cell office:value-type="float" office:value="1.00367" calcext:value-type="float">
            <text:p>1.00367</text:p>
          </table:table-cell>
          <table:table-cell office:value-type="float" office:value="1.00372" calcext:value-type="float">
            <text:p>1.00372</text:p>
          </table:table-cell>
          <table:table-cell office:value-type="float" office:value="1.23755" calcext:value-type="float">
            <text:p>1.23755</text:p>
          </table:table-cell>
          <table:table-cell office:value-type="float" office:value="1.81429" calcext:value-type="float">
            <text:p>1.81429</text:p>
          </table:table-cell>
          <table:table-cell office:value-type="float" office:value="0.912649" calcext:value-type="float">
            <text:p>0.912649</text:p>
          </table:table-cell>
          <table:table-cell office:value-type="float" office:value="3.63886539998649" calcext:value-type="float">
            <text:p>3.6388654</text:p>
          </table:table-cell>
          <table:table-cell office:value-type="float" office:value="0.760804108963375" calcext:value-type="float">
            <text:p>0.760804109</text:p>
          </table:table-cell>
          <table:table-cell office:value-type="float" office:value="0.0000000413517546774232" calcext:value-type="float">
            <text:p>4.13517546774232E-08</text:p>
          </table:table-cell>
          <table:table-cell office:value-type="float" office:value="0.0000000136797409192143" calcext:value-type="float">
            <text:p>1.36797409192143E-08</text:p>
          </table:table-cell>
          <table:table-cell office:value-type="float" office:value="490.538922155689" calcext:value-type="float">
            <text:p>490.5389221557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6]-[.AD146]" office:value-type="float" office:value="0.489195891036625" calcext:value-type="float">
            <text:p>0.489195891</text:p>
          </table:table-cell>
          <table:table-cell table:formula="of:=[.AR146]/[.AD146]" office:value-type="float" office:value="0.642998487091734" calcext:value-type="float">
            <text:p>0.6429984871</text:p>
          </table:table-cell>
          <table:table-cell table:formula="of:=2 / [.D146]" office:value-type="float" office:value="1" calcext:value-type="float">
            <text:p>1</text:p>
          </table:table-cell>
          <table:table-cell table:formula="of:=[.AT146]-[.AD146]" office:value-type="float" office:value="0.239195891036625" calcext:value-type="float">
            <text:p>0.239195891</text:p>
          </table:table-cell>
          <table:table-cell table:formula="of:=ABS([.AU146])/[.AD146]" office:value-type="float" office:value="0.314398789673387" calcext:value-type="float">
            <text:p>0.3143987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213411" calcext:value-type="float">
            <text:p>0.000213411</text:p>
          </table:table-cell>
          <table:table-cell office:value-type="float" office:value="0.000881934" calcext:value-type="float">
            <text:p>0.000881934</text:p>
          </table:table-cell>
          <table:table-cell office:value-type="float" office:value="0.301949" calcext:value-type="float">
            <text:p>0.301949</text:p>
          </table:table-cell>
          <table:table-cell office:value-type="float" office:value="3.14409" calcext:value-type="float">
            <text:p>3.14409</text:p>
          </table:table-cell>
          <table:table-cell office:value-type="float" office:value="1.57022" calcext:value-type="float">
            <text:p>1.57022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6277" calcext:value-type="float">
            <text:p>1.6277</text:p>
          </table:table-cell>
          <table:table-cell office:value-type="float" office:value="13.1697" calcext:value-type="float">
            <text:p>13.1697</text:p>
          </table:table-cell>
          <table:table-cell office:value-type="float" office:value="3.29916" calcext:value-type="float">
            <text:p>3.29916</text:p>
          </table:table-cell>
          <table:table-cell office:value-type="float" office:value="1.00266" calcext:value-type="float">
            <text:p>1.00266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.23957" calcext:value-type="float">
            <text:p>1.23957</text:p>
          </table:table-cell>
          <table:table-cell office:value-type="float" office:value="1.8123" calcext:value-type="float">
            <text:p>1.8123</text:p>
          </table:table-cell>
          <table:table-cell office:value-type="float" office:value="0.913007" calcext:value-type="float">
            <text:p>0.913007</text:p>
          </table:table-cell>
          <table:table-cell office:value-type="float" office:value="3.639690347024" calcext:value-type="float">
            <text:p>3.639690347</text:p>
          </table:table-cell>
          <table:table-cell office:value-type="float" office:value="0.760745723862814" calcext:value-type="float">
            <text:p>0.7607457239</text:p>
          </table:table-cell>
          <table:table-cell office:value-type="float" office:value="0.000000119338298407722" calcext:value-type="float">
            <text:p>1.19338298407722E-07</text:p>
          </table:table-cell>
          <table:table-cell office:value-type="float" office:value="0.000000113933035734804" calcext:value-type="float">
            <text:p>1.13933035734804E-07</text:p>
          </table:table-cell>
          <table:table-cell office:value-type="float" office:value="496.484848484849" calcext:value-type="float">
            <text:p>496.4848484848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7]-[.AD147]" office:value-type="float" office:value="0.489254276137186" calcext:value-type="float">
            <text:p>0.4892542761</text:p>
          </table:table-cell>
          <table:table-cell table:formula="of:=[.AR147]/[.AD147]" office:value-type="float" office:value="0.643124582617324" calcext:value-type="float">
            <text:p>0.6431245826</text:p>
          </table:table-cell>
          <table:table-cell table:formula="of:=2 / [.D147]" office:value-type="float" office:value="1" calcext:value-type="float">
            <text:p>1</text:p>
          </table:table-cell>
          <table:table-cell table:formula="of:=[.AT147]-[.AD147]" office:value-type="float" office:value="0.239254276137186" calcext:value-type="float">
            <text:p>0.2392542761</text:p>
          </table:table-cell>
          <table:table-cell table:formula="of:=ABS([.AU147])/[.AD147]" office:value-type="float" office:value="0.314499666093859" calcext:value-type="float">
            <text:p>0.3144996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480573" calcext:value-type="float">
            <text:p>-0.000480573</text:p>
          </table:table-cell>
          <table:table-cell office:value-type="float" office:value="0.000150321" calcext:value-type="float">
            <text:p>0.000150321</text:p>
          </table:table-cell>
          <table:table-cell office:value-type="float" office:value="0.302121" calcext:value-type="float">
            <text:p>0.302121</text:p>
          </table:table-cell>
          <table:table-cell office:value-type="float" office:value="3.14412" calcext:value-type="float">
            <text:p>3.14412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1.00532" calcext:value-type="float">
            <text:p>1.00532</text:p>
          </table:table-cell>
          <table:table-cell office:value-type="float" office:value="1.00511" calcext:value-type="float">
            <text:p>1.00511</text:p>
          </table:table-cell>
          <table:table-cell office:value-type="float" office:value="1.6164" calcext:value-type="float">
            <text:p>1.6164</text:p>
          </table:table-cell>
          <table:table-cell office:value-type="float" office:value="13.1807" calcext:value-type="float">
            <text:p>13.1807</text:p>
          </table:table-cell>
          <table:table-cell office:value-type="float" office:value="3.29934" calcext:value-type="float">
            <text:p>3.29934</text:p>
          </table:table-cell>
          <table:table-cell office:value-type="float" office:value="1.00266" calcext:value-type="float">
            <text:p>1.00266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1.23496" calcext:value-type="float">
            <text:p>1.23496</text:p>
          </table:table-cell>
          <table:table-cell office:value-type="float" office:value="1.81527" calcext:value-type="float">
            <text:p>1.81527</text:p>
          </table:table-cell>
          <table:table-cell office:value-type="float" office:value="0.912042" calcext:value-type="float">
            <text:p>0.912042</text:p>
          </table:table-cell>
          <table:table-cell office:value-type="float" office:value="3.62683764149665" calcext:value-type="float">
            <text:p>3.6268376415</text:p>
          </table:table-cell>
          <table:table-cell office:value-type="float" office:value="0.759492274830483" calcext:value-type="float">
            <text:p>0.7594922748</text:p>
          </table:table-cell>
          <table:table-cell office:value-type="float" office:value="0.0000000461079317802774" calcext:value-type="float">
            <text:p>4.61079317802774E-08</text:p>
          </table:table-cell>
          <table:table-cell office:value-type="float" office:value="0.0000000170075309844377" calcext:value-type="float">
            <text:p>0.000000017</text:p>
          </table:table-cell>
          <table:table-cell office:value-type="float" office:value="671.475409836066" calcext:value-type="float">
            <text:p>671.475409836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8]-[.AD148]" office:value-type="float" office:value="0.490507725169517" calcext:value-type="float">
            <text:p>0.4905077252</text:p>
          </table:table-cell>
          <table:table-cell table:formula="of:=[.AR148]/[.AD148]" office:value-type="float" office:value="0.645836358610754" calcext:value-type="float">
            <text:p>0.6458363586</text:p>
          </table:table-cell>
          <table:table-cell table:formula="of:=2 / [.D148]" office:value-type="float" office:value="1" calcext:value-type="float">
            <text:p>1</text:p>
          </table:table-cell>
          <table:table-cell table:formula="of:=[.AT148]-[.AD148]" office:value-type="float" office:value="0.240507725169517" calcext:value-type="float">
            <text:p>0.2405077252</text:p>
          </table:table-cell>
          <table:table-cell table:formula="of:=ABS([.AU148])/[.AD148]" office:value-type="float" office:value="0.316669086888603" calcext:value-type="float">
            <text:p>0.31666908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776134" calcext:value-type="float">
            <text:p>-0.000776134</text:p>
          </table:table-cell>
          <table:table-cell office:value-type="float" office:value="-0.00011301" calcext:value-type="float">
            <text:p>-0.00011301</text:p>
          </table:table-cell>
          <table:table-cell office:value-type="float" office:value="0.304558" calcext:value-type="float">
            <text:p>0.304558</text:p>
          </table:table-cell>
          <table:table-cell office:value-type="float" office:value="3.13672" calcext:value-type="float">
            <text:p>3.13672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1.00367" calcext:value-type="float">
            <text:p>1.00367</text:p>
          </table:table-cell>
          <table:table-cell office:value-type="float" office:value="1.0052" calcext:value-type="float">
            <text:p>1.0052</text:p>
          </table:table-cell>
          <table:table-cell office:value-type="float" office:value="1.62102" calcext:value-type="float">
            <text:p>1.62102</text:p>
          </table:table-cell>
          <table:table-cell office:value-type="float" office:value="13.127" calcext:value-type="float">
            <text:p>13.127</text:p>
          </table:table-cell>
          <table:table-cell office:value-type="float" office:value="3.29754" calcext:value-type="float">
            <text:p>3.29754</text:p>
          </table:table-cell>
          <table:table-cell office:value-type="float" office:value="1.00184" calcext:value-type="float">
            <text:p>1.00184</text:p>
          </table:table-cell>
          <table:table-cell office:value-type="float" office:value="1.00259" calcext:value-type="float">
            <text:p>1.00259</text:p>
          </table:table-cell>
          <table:table-cell office:value-type="float" office:value="1.23623" calcext:value-type="float">
            <text:p>1.23623</text:p>
          </table:table-cell>
          <table:table-cell office:value-type="float" office:value="1.81327" calcext:value-type="float">
            <text:p>1.81327</text:p>
          </table:table-cell>
          <table:table-cell office:value-type="float" office:value="0.912783" calcext:value-type="float">
            <text:p>0.912783</text:p>
          </table:table-cell>
          <table:table-cell office:value-type="float" office:value="3.62988732912335" calcext:value-type="float">
            <text:p>3.6298873291</text:p>
          </table:table-cell>
          <table:table-cell office:value-type="float" office:value="0.759209258328378" calcext:value-type="float">
            <text:p>0.7592092583</text:p>
          </table:table-cell>
          <table:table-cell office:value-type="float" office:value="0.0000000282257241947451" calcext:value-type="float">
            <text:p>2.82257241947451E-08</text:p>
          </table:table-cell>
          <table:table-cell office:value-type="float" office:value="0.00000000637353205054257" calcext:value-type="float">
            <text:p>6.37353205054257E-09</text:p>
          </table:table-cell>
          <table:table-cell office:value-type="float" office:value="531.948051948052" calcext:value-type="float">
            <text:p>531.948051948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49]-[.AD149]" office:value-type="float" office:value="0.490790741671622" calcext:value-type="float">
            <text:p>0.4907907417</text:p>
          </table:table-cell>
          <table:table-cell table:formula="of:=[.AR149]/[.AD149]" office:value-type="float" office:value="0.646449890182111" calcext:value-type="float">
            <text:p>0.6464498902</text:p>
          </table:table-cell>
          <table:table-cell table:formula="of:=2 / [.D149]" office:value-type="float" office:value="1" calcext:value-type="float">
            <text:p>1</text:p>
          </table:table-cell>
          <table:table-cell table:formula="of:=[.AT149]-[.AD149]" office:value-type="float" office:value="0.240790741671622" calcext:value-type="float">
            <text:p>0.2407907417</text:p>
          </table:table-cell>
          <table:table-cell table:formula="of:=ABS([.AU149])/[.AD149]" office:value-type="float" office:value="0.317159912145689" calcext:value-type="float">
            <text:p>0.3171599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0903148" calcext:value-type="float">
            <text:p>0.000903148</text:p>
          </table:table-cell>
          <table:table-cell office:value-type="float" office:value="0.000689812" calcext:value-type="float">
            <text:p>0.000689812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3.14317" calcext:value-type="float">
            <text:p>3.14317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1.00325" calcext:value-type="float">
            <text:p>1.00325</text:p>
          </table:table-cell>
          <table:table-cell office:value-type="float" office:value="1.00356" calcext:value-type="float">
            <text:p>1.00356</text:p>
          </table:table-cell>
          <table:table-cell office:value-type="float" office:value="1.62013" calcext:value-type="float">
            <text:p>1.62013</text:p>
          </table:table-cell>
          <table:table-cell office:value-type="float" office:value="13.1681" calcext:value-type="float">
            <text:p>13.1681</text:p>
          </table:table-cell>
          <table:table-cell office:value-type="float" office:value="3.29938" calcext:value-type="float">
            <text:p>3.29938</text:p>
          </table:table-cell>
          <table:table-cell office:value-type="float" office:value="1.00162" calcext:value-type="float">
            <text:p>1.00162</text:p>
          </table:table-cell>
          <table:table-cell office:value-type="float" office:value="1.00178" calcext:value-type="float">
            <text:p>1.00178</text:p>
          </table:table-cell>
          <table:table-cell office:value-type="float" office:value="1.23575" calcext:value-type="float">
            <text:p>1.23575</text:p>
          </table:table-cell>
          <table:table-cell office:value-type="float" office:value="1.81346" calcext:value-type="float">
            <text:p>1.81346</text:p>
          </table:table-cell>
          <table:table-cell office:value-type="float" office:value="0.912533" calcext:value-type="float">
            <text:p>0.912533</text:p>
          </table:table-cell>
          <table:table-cell office:value-type="float" office:value="3.62693308225654" calcext:value-type="float">
            <text:p>3.6269330823</text:p>
          </table:table-cell>
          <table:table-cell office:value-type="float" office:value="0.759086554677421" calcext:value-type="float">
            <text:p>0.7590865547</text:p>
          </table:table-cell>
          <table:table-cell office:value-type="float" office:value="0.0000000138141738696938" calcext:value-type="float">
            <text:p>1.38141738696938E-08</text:p>
          </table:table-cell>
          <table:table-cell office:value-type="float" office:value="0.00000000152665119761706" calcext:value-type="float">
            <text:p>1.52665119761706E-09</text:p>
          </table:table-cell>
          <table:table-cell office:value-type="float" office:value="417.95918367347" calcext:value-type="float">
            <text:p>417.9591836735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50]-[.AD150]" office:value-type="float" office:value="0.490913445322579" calcext:value-type="float">
            <text:p>0.4909134453</text:p>
          </table:table-cell>
          <table:table-cell table:formula="of:=[.AR150]/[.AD150]" office:value-type="float" office:value="0.646716032970965" calcext:value-type="float">
            <text:p>0.646716033</text:p>
          </table:table-cell>
          <table:table-cell table:formula="of:=2 / [.D150]" office:value-type="float" office:value="1" calcext:value-type="float">
            <text:p>1</text:p>
          </table:table-cell>
          <table:table-cell table:formula="of:=[.AT150]-[.AD150]" office:value-type="float" office:value="0.240913445322579" calcext:value-type="float">
            <text:p>0.2409134453</text:p>
          </table:table-cell>
          <table:table-cell table:formula="of:=ABS([.AU150])/[.AD150]" office:value-type="float" office:value="0.317372826376772" calcext:value-type="float">
            <text:p>0.3173728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278366" calcext:value-type="float">
            <text:p>-0.00278366</text:p>
          </table:table-cell>
          <table:table-cell office:value-type="float" office:value="-0.0014538" calcext:value-type="float">
            <text:p>-0.0014538</text:p>
          </table:table-cell>
          <table:table-cell office:value-type="float" office:value="0.303965" calcext:value-type="float">
            <text:p>0.303965</text:p>
          </table:table-cell>
          <table:table-cell office:value-type="float" office:value="3.1369" calcext:value-type="float">
            <text:p>3.1369</text:p>
          </table:table-cell>
          <table:table-cell office:value-type="float" office:value="1.57044" calcext:value-type="float">
            <text:p>1.57044</text:p>
          </table:table-cell>
          <table:table-cell office:value-type="float" office:value="1.00146" calcext:value-type="float">
            <text:p>1.00146</text:p>
          </table:table-cell>
          <table:table-cell office:value-type="float" office:value="1.0034" calcext:value-type="float">
            <text:p>1.0034</text:p>
          </table:table-cell>
          <table:table-cell office:value-type="float" office:value="1.62075" calcext:value-type="float">
            <text:p>1.62075</text:p>
          </table:table-cell>
          <table:table-cell office:value-type="float" office:value="13.1292" calcext:value-type="float">
            <text:p>13.1292</text:p>
          </table:table-cell>
          <table:table-cell office:value-type="float" office:value="3.29914" calcext:value-type="float">
            <text:p>3.29914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1.0017" calcext:value-type="float">
            <text:p>1.0017</text:p>
          </table:table-cell>
          <table:table-cell office:value-type="float" office:value="1.23627" calcext:value-type="float">
            <text:p>1.23627</text:p>
          </table:table-cell>
          <table:table-cell office:value-type="float" office:value="1.81359" calcext:value-type="float">
            <text:p>1.81359</text:p>
          </table:table-cell>
          <table:table-cell office:value-type="float" office:value="0.912612" calcext:value-type="float">
            <text:p>0.912612</text:p>
          </table:table-cell>
          <table:table-cell office:value-type="float" office:value="3.62561746147616" calcext:value-type="float">
            <text:p>3.6256174615</text:p>
          </table:table-cell>
          <table:table-cell office:value-type="float" office:value="0.759054770668165" calcext:value-type="float">
            <text:p>0.7590547707</text:p>
          </table:table-cell>
          <table:table-cell office:value-type="float" office:value="0.00000000736757033704672" calcext:value-type="float">
            <text:p>7.36757033704672E-09</text:p>
          </table:table-cell>
          <table:table-cell office:value-type="float" office:value="0.000000000434248741370646" calcext:value-type="float">
            <text:p>4.34248741370646E-10</text:p>
          </table:table-cell>
          <table:table-cell office:value-type="float" office:value="572.867132867133" calcext:value-type="float">
            <text:p>572.8671328671</text:p>
          </table:table-cell>
          <table:table-cell table:number-columns-repeated="2" office:value-type="float" office:value="-0.140312" calcext:value-type="float">
            <text:p>-0.140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14031" calcext:value-type="float">
            <text:p>1.14031</text:p>
          </table:table-cell>
          <table:table-cell table:number-columns-repeated="2" office:value-type="float" office:value="0.00512" calcext:value-type="float">
            <text:p>0.00512</text:p>
          </table:table-cell>
          <table:table-cell office:value-type="float" office:value="244.477953371312" calcext:value-type="float">
            <text:p>244.4779533713</text:p>
          </table:table-cell>
          <table:table-cell office:value-type="float" office:value="1.25" calcext:value-type="float">
            <text:p>1.25</text:p>
          </table:table-cell>
          <table:table-cell table:formula="of:=[.AQ151]-[.AD151]" office:value-type="float" office:value="0.490945229331835" calcext:value-type="float">
            <text:p>0.4909452293</text:p>
          </table:table-cell>
          <table:table-cell table:formula="of:=[.AR151]/[.AD151]" office:value-type="float" office:value="0.646784986147542" calcext:value-type="float">
            <text:p>0.6467849861</text:p>
          </table:table-cell>
          <table:table-cell table:formula="of:=2 / [.D151]" office:value-type="float" office:value="1" calcext:value-type="float">
            <text:p>1</text:p>
          </table:table-cell>
          <table:table-cell table:formula="of:=[.AT151]-[.AD151]" office:value-type="float" office:value="0.240945229331835" calcext:value-type="float">
            <text:p>0.2409452293</text:p>
          </table:table-cell>
          <table:table-cell table:formula="of:=ABS([.AU151])/[.AD151]" office:value-type="float" office:value="0.317427988918034" calcext:value-type="float">
            <text:p>0.31742798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686567" calcext:value-type="float">
            <text:p>6.86567E-05</text:p>
          </table:table-cell>
          <table:table-cell office:value-type="float" office:value="0.000172327" calcext:value-type="float">
            <text:p>0.000172327</text:p>
          </table:table-cell>
          <table:table-cell office:value-type="float" office:value="0.104959" calcext:value-type="float">
            <text:p>0.104959</text:p>
          </table:table-cell>
          <table:table-cell office:value-type="float" office:value="3.14101" calcext:value-type="float">
            <text:p>3.14101</text:p>
          </table:table-cell>
          <table:table-cell office:value-type="float" office:value="1.56969" calcext:value-type="float">
            <text:p>1.56969</text:p>
          </table:table-cell>
          <table:table-cell office:value-type="float" office:value="0.0512488" calcext:value-type="float">
            <text:p>0.0512488</text:p>
          </table:table-cell>
          <table:table-cell office:value-type="float" office:value="0.0513017" calcext:value-type="float">
            <text:p>0.0513017</text:p>
          </table:table-cell>
          <table:table-cell office:value-type="float" office:value="0.0636007" calcext:value-type="float">
            <text:p>0.0636007</text:p>
          </table:table-cell>
          <table:table-cell office:value-type="float" office:value="13.1591" calcext:value-type="float">
            <text:p>13.1591</text:p>
          </table:table-cell>
          <table:table-cell office:value-type="float" office:value="3.28892" calcext:value-type="float">
            <text:p>3.28892</text:p>
          </table:table-cell>
          <table:table-cell office:value-type="float" office:value="0.226382" calcext:value-type="float">
            <text:p>0.226382</text:p>
          </table:table-cell>
          <table:table-cell office:value-type="float" office:value="0.226499" calcext:value-type="float">
            <text:p>0.226499</text:p>
          </table:table-cell>
          <table:table-cell office:value-type="float" office:value="0.229313" calcext:value-type="float">
            <text:p>0.229313</text:p>
          </table:table-cell>
          <table:table-cell office:value-type="float" office:value="1.8147" calcext:value-type="float">
            <text:p>1.8147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16615122999128" calcext:value-type="float">
            <text:p>0.16615123</text:p>
          </table:table-cell>
          <table:table-cell office:value-type="float" office:value="0.0753011999120936" calcext:value-type="float">
            <text:p>0.0753011999</text:p>
          </table:table-cell>
          <table:table-cell office:value-type="float" office:value="0.00000000353967957053607" calcext:value-type="float">
            <text:p>3.53967957053607E-09</text:p>
          </table:table-cell>
          <table:table-cell office:value-type="float" office:value="0.000000000100234651696563" calcext:value-type="float">
            <text:p>1.00234651696563E-10</text:p>
          </table:table-cell>
          <table:table-cell office:value-type="float" office:value="10.6113989637306" calcext:value-type="float">
            <text:p>10.611398963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2]-[.AD152]" office:value-type="float" office:value="0.0496988000879064" calcext:value-type="float">
            <text:p>0.0496988001</text:p>
          </table:table-cell>
          <table:table-cell table:formula="of:=[.AR152]/[.AD152]" office:value-type="float" office:value="0.660000108177886" calcext:value-type="float">
            <text:p>0.6600001082</text:p>
          </table:table-cell>
          <table:table-cell table:formula="of:=2 / [.D152]" office:value-type="float" office:value="0.1" calcext:value-type="float">
            <text:p>0.1</text:p>
          </table:table-cell>
          <table:table-cell table:formula="of:=[.AT152]-[.AD152]" office:value-type="float" office:value="0.0246988000879064" calcext:value-type="float">
            <text:p>0.0246988001</text:p>
          </table:table-cell>
          <table:table-cell table:formula="of:=ABS([.AU152])/[.AD152]" office:value-type="float" office:value="0.328000086542309" calcext:value-type="float">
            <text:p>0.328000086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201146" calcext:value-type="float">
            <text:p>-0.000201146</text:p>
          </table:table-cell>
          <table:table-cell office:value-type="float" office:value="-0.0000763376" calcext:value-type="float">
            <text:p>-7.63376E-05</text:p>
          </table:table-cell>
          <table:table-cell office:value-type="float" office:value="0.105105" calcext:value-type="float">
            <text:p>0.105105</text:p>
          </table:table-cell>
          <table:table-cell office:value-type="float" office:value="3.14355" calcext:value-type="float">
            <text:p>3.14355</text:p>
          </table:table-cell>
          <table:table-cell office:value-type="float" office:value="1.57122" calcext:value-type="float">
            <text:p>1.57122</text:p>
          </table:table-cell>
          <table:table-cell office:value-type="float" office:value="0.0512777" calcext:value-type="float">
            <text:p>0.0512777</text:p>
          </table:table-cell>
          <table:table-cell office:value-type="float" office:value="0.0512504" calcext:value-type="float">
            <text:p>0.0512504</text:p>
          </table:table-cell>
          <table:table-cell office:value-type="float" office:value="0.0636091" calcext:value-type="float">
            <text:p>0.06360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29374" calcext:value-type="float">
            <text:p>3.29374</text:p>
          </table:table-cell>
          <table:table-cell office:value-type="float" office:value="0.226446" calcext:value-type="float">
            <text:p>0.226446</text:p>
          </table:table-cell>
          <table:table-cell office:value-type="float" office:value="0.226386" calcext:value-type="float">
            <text:p>0.226386</text:p>
          </table:table-cell>
          <table:table-cell office:value-type="float" office:value="0.229264" calcext:value-type="float">
            <text:p>0.229264</text:p>
          </table:table-cell>
          <table:table-cell office:value-type="float" office:value="1.81284" calcext:value-type="float">
            <text:p>1.81284</text:p>
          </table:table-cell>
          <table:table-cell office:value-type="float" office:value="0.908298" calcext:value-type="float">
            <text:p>0.908298</text:p>
          </table:table-cell>
          <table:table-cell office:value-type="float" office:value="0.166137222774053" calcext:value-type="float">
            <text:p>0.1661372228</text:p>
          </table:table-cell>
          <table:table-cell office:value-type="float" office:value="0.0752811430240812" calcext:value-type="float">
            <text:p>0.075281143</text:p>
          </table:table-cell>
          <table:table-cell office:value-type="float" office:value="0.0000000017652784958077" calcext:value-type="float">
            <text:p>1.7652784958077E-09</text:p>
          </table:table-cell>
          <table:table-cell office:value-type="float" office:value="0.0000000000249296653420887" calcext:value-type="float">
            <text:p>2.49296653420887E-11</text:p>
          </table:table-cell>
          <table:table-cell office:value-type="float" office:value="10.4663344831992" calcext:value-type="float">
            <text:p>10.4663344832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3]-[.AD153]" office:value-type="float" office:value="0.0497188569759188" calcext:value-type="float">
            <text:p>0.049718857</text:p>
          </table:table-cell>
          <table:table-cell table:formula="of:=[.AR153]/[.AD153]" office:value-type="float" office:value="0.660442376120864" calcext:value-type="float">
            <text:p>0.6604423761</text:p>
          </table:table-cell>
          <table:table-cell table:formula="of:=2 / [.D153]" office:value-type="float" office:value="0.1" calcext:value-type="float">
            <text:p>0.1</text:p>
          </table:table-cell>
          <table:table-cell table:formula="of:=[.AT153]-[.AD153]" office:value-type="float" office:value="0.0247188569759188" calcext:value-type="float">
            <text:p>0.024718857</text:p>
          </table:table-cell>
          <table:table-cell table:formula="of:=ABS([.AU153])/[.AD153]" office:value-type="float" office:value="0.328353900896691" calcext:value-type="float">
            <text:p>0.32835390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534464" calcext:value-type="float">
            <text:p>5.34464E-05</text:p>
          </table:table-cell>
          <table:table-cell office:value-type="float" office:value="0.0000303739" calcext:value-type="float">
            <text:p>3.03739E-05</text:p>
          </table:table-cell>
          <table:table-cell office:value-type="float" office:value="0.10502" calcext:value-type="float">
            <text:p>0.10502</text:p>
          </table:table-cell>
          <table:table-cell office:value-type="float" office:value="3.14365" calcext:value-type="float">
            <text:p>3.14365</text:p>
          </table:table-cell>
          <table:table-cell office:value-type="float" office:value="1.57047" calcext:value-type="float">
            <text:p>1.57047</text:p>
          </table:table-cell>
          <table:table-cell office:value-type="float" office:value="0.0512795" calcext:value-type="float">
            <text:p>0.0512795</text:p>
          </table:table-cell>
          <table:table-cell office:value-type="float" office:value="0.0512465" calcext:value-type="float">
            <text:p>0.0512465</text:p>
          </table:table-cell>
          <table:table-cell office:value-type="float" office:value="0.0635304" calcext:value-type="float">
            <text:p>0.0635304</text:p>
          </table:table-cell>
          <table:table-cell office:value-type="float" office:value="13.1653" calcext:value-type="float">
            <text:p>13.1653</text:p>
          </table:table-cell>
          <table:table-cell office:value-type="float" office:value="3.29062" calcext:value-type="float">
            <text:p>3.29062</text:p>
          </table:table-cell>
          <table:table-cell office:value-type="float" office:value="0.22645" calcext:value-type="float">
            <text:p>0.22645</text:p>
          </table:table-cell>
          <table:table-cell office:value-type="float" office:value="0.226377" calcext:value-type="float">
            <text:p>0.226377</text:p>
          </table:table-cell>
          <table:table-cell office:value-type="float" office:value="0.229131" calcext:value-type="float">
            <text:p>0.229131</text:p>
          </table:table-cell>
          <table:table-cell office:value-type="float" office:value="1.81185" calcext:value-type="float">
            <text:p>1.81185</text:p>
          </table:table-cell>
          <table:table-cell office:value-type="float" office:value="0.907883" calcext:value-type="float">
            <text:p>0.907883</text:p>
          </table:table-cell>
          <table:table-cell office:value-type="float" office:value="0.166056450460376" calcext:value-type="float">
            <text:p>0.1660564505</text:p>
          </table:table-cell>
          <table:table-cell office:value-type="float" office:value="0.0752516670601054" calcext:value-type="float">
            <text:p>0.0752516671</text:p>
          </table:table-cell>
          <table:table-cell office:value-type="float" office:value="0.000000000934459545980496" calcext:value-type="float">
            <text:p>9.34459545980496E-10</text:p>
          </table:table-cell>
          <table:table-cell office:value-type="float" office:value="0.00000000000698571714459259" calcext:value-type="float">
            <text:p>6.98571714459259E-12</text:p>
          </table:table-cell>
          <table:table-cell office:value-type="float" office:value="10.4891165172855" calcext:value-type="float">
            <text:p>10.4891165173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4]-[.AD154]" office:value-type="float" office:value="0.0497483329398946" calcext:value-type="float">
            <text:p>0.0497483329</text:p>
          </table:table-cell>
          <table:table-cell table:formula="of:=[.AR154]/[.AD154]" office:value-type="float" office:value="0.661092768883902" calcext:value-type="float">
            <text:p>0.6610927689</text:p>
          </table:table-cell>
          <table:table-cell table:formula="of:=2 / [.D154]" office:value-type="float" office:value="0.1" calcext:value-type="float">
            <text:p>0.1</text:p>
          </table:table-cell>
          <table:table-cell table:formula="of:=[.AT154]-[.AD154]" office:value-type="float" office:value="0.0247483329398946" calcext:value-type="float">
            <text:p>0.0247483329</text:p>
          </table:table-cell>
          <table:table-cell table:formula="of:=ABS([.AU154])/[.AD154]" office:value-type="float" office:value="0.328874215107122" calcext:value-type="float">
            <text:p>0.328874215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710176" calcext:value-type="float">
            <text:p>-7.10176E-05</text:p>
          </table:table-cell>
          <table:table-cell office:value-type="float" office:value="-0.00000466761" calcext:value-type="float">
            <text:p>-4.66761E-06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3.14079" calcext:value-type="float">
            <text:p>3.14079</text:p>
          </table:table-cell>
          <table:table-cell office:value-type="float" office:value="1.57061" calcext:value-type="float">
            <text:p>1.57061</text:p>
          </table:table-cell>
          <table:table-cell office:value-type="float" office:value="0.0512751" calcext:value-type="float">
            <text:p>0.0512751</text:p>
          </table:table-cell>
          <table:table-cell office:value-type="float" office:value="0.051272" calcext:value-type="float">
            <text:p>0.051272</text:p>
          </table:table-cell>
          <table:table-cell office:value-type="float" office:value="0.0634883" calcext:value-type="float">
            <text:p>0.0634883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3.29076" calcext:value-type="float">
            <text:p>3.29076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226433" calcext:value-type="float">
            <text:p>0.226433</text:p>
          </table:table-cell>
          <table:table-cell office:value-type="float" office:value="0.229061" calcext:value-type="float">
            <text:p>0.229061</text:p>
          </table:table-cell>
          <table:table-cell office:value-type="float" office:value="1.8133" calcext:value-type="float">
            <text:p>1.8133</text:p>
          </table:table-cell>
          <table:table-cell office:value-type="float" office:value="0.907722" calcext:value-type="float">
            <text:p>0.907722</text:p>
          </table:table-cell>
          <table:table-cell office:value-type="float" office:value="0.166035439392709" calcext:value-type="float">
            <text:p>0.1660354394</text:p>
          </table:table-cell>
          <table:table-cell office:value-type="float" office:value="0.0752462809637698" calcext:value-type="float">
            <text:p>0.075246281</text:p>
          </table:table-cell>
          <table:table-cell office:value-type="float" office:value="0.00000000338868907231255" calcext:value-type="float">
            <text:p>3.38868907231255E-09</text:p>
          </table:table-cell>
          <table:table-cell office:value-type="float" office:value="0.0000000000918657090304841" calcext:value-type="float">
            <text:p>9.18657090304841E-11</text:p>
          </table:table-cell>
          <table:table-cell office:value-type="float" office:value="10.4837471205529" calcext:value-type="float">
            <text:p>10.483747120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5]-[.AD155]" office:value-type="float" office:value="0.0497537190362302" calcext:value-type="float">
            <text:p>0.049753719</text:p>
          </table:table-cell>
          <table:table-cell table:formula="of:=[.AR155]/[.AD155]" office:value-type="float" office:value="0.661211669187824" calcext:value-type="float">
            <text:p>0.6612116692</text:p>
          </table:table-cell>
          <table:table-cell table:formula="of:=2 / [.D155]" office:value-type="float" office:value="0.1" calcext:value-type="float">
            <text:p>0.1</text:p>
          </table:table-cell>
          <table:table-cell table:formula="of:=[.AT155]-[.AD155]" office:value-type="float" office:value="0.0247537190362302" calcext:value-type="float">
            <text:p>0.024753719</text:p>
          </table:table-cell>
          <table:table-cell table:formula="of:=ABS([.AU155])/[.AD155]" office:value-type="float" office:value="0.328969335350259" calcext:value-type="float">
            <text:p>0.328969335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00929908" calcext:value-type="float">
            <text:p>-9.29908E-05</text:p>
          </table:table-cell>
          <table:table-cell office:value-type="float" office:value="0.0000479791" calcext:value-type="float">
            <text:p>4.79791E-05</text:p>
          </table:table-cell>
          <table:table-cell office:value-type="float" office:value="0.10499" calcext:value-type="float">
            <text:p>0.10499</text:p>
          </table:table-cell>
          <table:table-cell office:value-type="float" office:value="3.14136" calcext:value-type="float">
            <text:p>3.14136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0512334" calcext:value-type="float">
            <text:p>0.0512334</text:p>
          </table:table-cell>
          <table:table-cell office:value-type="float" office:value="0.0512541" calcext:value-type="float">
            <text:p>0.0512541</text:p>
          </table:table-cell>
          <table:table-cell office:value-type="float" office:value="0.0635154" calcext:value-type="float">
            <text:p>0.0635154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3.29172" calcext:value-type="float">
            <text:p>3.29172</text:p>
          </table:table-cell>
          <table:table-cell office:value-type="float" office:value="0.226348" calcext:value-type="float">
            <text:p>0.226348</text:p>
          </table:table-cell>
          <table:table-cell office:value-type="float" office:value="0.226394" calcext:value-type="float">
            <text:p>0.226394</text:p>
          </table:table-cell>
          <table:table-cell office:value-type="float" office:value="0.229112" calcext:value-type="float">
            <text:p>0.229112</text:p>
          </table:table-cell>
          <table:table-cell office:value-type="float" office:value="1.81594" calcext:value-type="float">
            <text:p>1.81594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166002892176146" calcext:value-type="float">
            <text:p>0.1660028922</text:p>
          </table:table-cell>
          <table:table-cell office:value-type="float" office:value="0.0752282955539178" calcext:value-type="float">
            <text:p>0.0752282956</text:p>
          </table:table-cell>
          <table:table-cell office:value-type="float" office:value="0.0000000000773179824128285" calcext:value-type="float">
            <text:p>7.73179824128285E-11</text:p>
          </table:table-cell>
          <table:table-cell office:value-type="float" office:value="0.0000000000000478245632351237" calcext:value-type="float">
            <text:p>4.78245632351237E-14</text:p>
          </table:table-cell>
          <table:table-cell office:value-type="float" office:value="10.6113989637306" calcext:value-type="float">
            <text:p>10.6113989637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6]-[.AD156]" office:value-type="float" office:value="0.0497717044460822" calcext:value-type="float">
            <text:p>0.0497717044</text:p>
          </table:table-cell>
          <table:table-cell table:formula="of:=[.AR156]/[.AD156]" office:value-type="float" office:value="0.661608827896542" calcext:value-type="float">
            <text:p>0.6616088279</text:p>
          </table:table-cell>
          <table:table-cell table:formula="of:=2 / [.D156]" office:value-type="float" office:value="0.1" calcext:value-type="float">
            <text:p>0.1</text:p>
          </table:table-cell>
          <table:table-cell table:formula="of:=[.AT156]-[.AD156]" office:value-type="float" office:value="0.0247717044460822" calcext:value-type="float">
            <text:p>0.0247717044</text:p>
          </table:table-cell>
          <table:table-cell table:formula="of:=ABS([.AU156])/[.AD156]" office:value-type="float" office:value="0.329287062317234" calcext:value-type="float">
            <text:p>0.32928706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36444" calcext:value-type="float">
            <text:p>0.000136444</text:p>
          </table:table-cell>
          <table:table-cell office:value-type="float" office:value="0.0000684672" calcext:value-type="float">
            <text:p>6.84672E-05</text:p>
          </table:table-cell>
          <table:table-cell office:value-type="float" office:value="0.105005" calcext:value-type="float">
            <text:p>0.105005</text:p>
          </table:table-cell>
          <table:table-cell office:value-type="float" office:value="3.14346" calcext:value-type="float">
            <text:p>3.14346</text:p>
          </table:table-cell>
          <table:table-cell office:value-type="float" office:value="1.57134" calcext:value-type="float">
            <text:p>1.57134</text:p>
          </table:table-cell>
          <table:table-cell office:value-type="float" office:value="0.051222" calcext:value-type="float">
            <text:p>0.051222</text:p>
          </table:table-cell>
          <table:table-cell office:value-type="float" office:value="0.0512311" calcext:value-type="float">
            <text:p>0.0512311</text:p>
          </table:table-cell>
          <table:table-cell office:value-type="float" office:value="0.0635137" calcext:value-type="float">
            <text:p>0.0635137</text:p>
          </table:table-cell>
          <table:table-cell office:value-type="float" office:value="13.1774" calcext:value-type="float">
            <text:p>13.1774</text:p>
          </table:table-cell>
          <table:table-cell office:value-type="float" office:value="3.2943" calcext:value-type="float">
            <text:p>3.2943</text:p>
          </table:table-cell>
          <table:table-cell office:value-type="float" office:value="0.226323" calcext:value-type="float">
            <text:p>0.226323</text:p>
          </table:table-cell>
          <table:table-cell office:value-type="float" office:value="0.226343" calcext:value-type="float">
            <text:p>0.226343</text:p>
          </table:table-cell>
          <table:table-cell office:value-type="float" office:value="0.229102" calcext:value-type="float">
            <text:p>0.229102</text:p>
          </table:table-cell>
          <table:table-cell office:value-type="float" office:value="1.8155" calcext:value-type="float">
            <text:p>1.8155</text:p>
          </table:table-cell>
          <table:table-cell office:value-type="float" office:value="0.908397" calcext:value-type="float">
            <text:p>0.908397</text:p>
          </table:table-cell>
          <table:table-cell office:value-type="float" office:value="0.165966735723418" calcext:value-type="float">
            <text:p>0.1659667357</text:p>
          </table:table-cell>
          <table:table-cell office:value-type="float" office:value="0.0752075403600762" calcext:value-type="float">
            <text:p>0.0752075404</text:p>
          </table:table-cell>
          <table:table-cell office:value-type="float" office:value="0.000000000808980322802119" calcext:value-type="float">
            <text:p>8.08980322802119E-10</text:p>
          </table:table-cell>
          <table:table-cell office:value-type="float" office:value="0.00000000000523559330144817" calcext:value-type="float">
            <text:p>5.23559330144817E-12</text:p>
          </table:table-cell>
          <table:table-cell office:value-type="float" office:value="12.4102408725951" calcext:value-type="float">
            <text:p>12.410240872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580.19104893458" calcext:value-type="float">
            <text:p>580.1910489346</text:p>
          </table:table-cell>
          <table:table-cell office:value-type="float" office:value="0.125" calcext:value-type="float">
            <text:p>0.125</text:p>
          </table:table-cell>
          <table:table-cell table:formula="of:=[.AQ157]-[.AD157]" office:value-type="float" office:value="0.0497924596399238" calcext:value-type="float">
            <text:p>0.0497924596</text:p>
          </table:table-cell>
          <table:table-cell table:formula="of:=[.AR157]/[.AD157]" office:value-type="float" office:value="0.662067385817022" calcext:value-type="float">
            <text:p>0.6620673858</text:p>
          </table:table-cell>
          <table:table-cell table:formula="of:=2 / [.D157]" office:value-type="float" office:value="0.1" calcext:value-type="float">
            <text:p>0.1</text:p>
          </table:table-cell>
          <table:table-cell table:formula="of:=[.AT157]-[.AD157]" office:value-type="float" office:value="0.0247924596399238" calcext:value-type="float">
            <text:p>0.0247924596</text:p>
          </table:table-cell>
          <table:table-cell table:formula="of:=ABS([.AU157])/[.AD157]" office:value-type="float" office:value="0.329653908653618" calcext:value-type="float">
            <text:p>0.32965390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-0.0011157" calcext:value-type="float">
            <text:p>-0.0011157</text:p>
          </table:table-cell>
          <table:table-cell office:value-type="float" office:value="0.104671" calcext:value-type="float">
            <text:p>0.104671</text:p>
          </table:table-cell>
          <table:table-cell office:value-type="float" office:value="3.13854" calcext:value-type="float">
            <text:p>3.13854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513372" calcext:value-type="float">
            <text:p>0.513372</text:p>
          </table:table-cell>
          <table:table-cell office:value-type="float" office:value="0.513148" calcext:value-type="float">
            <text:p>0.513148</text:p>
          </table:table-cell>
          <table:table-cell office:value-type="float" office:value="0.535811" calcext:value-type="float">
            <text:p>0.535811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3.29001" calcext:value-type="float">
            <text:p>3.29001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16342" calcext:value-type="float">
            <text:p>0.716342</text:p>
          </table:table-cell>
          <table:table-cell office:value-type="float" office:value="0.724468" calcext:value-type="float">
            <text:p>0.724468</text:p>
          </table:table-cell>
          <table:table-cell office:value-type="float" office:value="1.81269" calcext:value-type="float">
            <text:p>1.81269</text:p>
          </table:table-cell>
          <table:table-cell office:value-type="float" office:value="0.90702" calcext:value-type="float">
            <text:p>0.90702</text:p>
          </table:table-cell>
          <table:table-cell office:value-type="float" office:value="1.56233010022707" calcext:value-type="float">
            <text:p>1.5623301002</text:p>
          </table:table-cell>
          <table:table-cell office:value-type="float" office:value="0.750908228345432" calcext:value-type="float">
            <text:p>0.7509082283</text:p>
          </table:table-cell>
          <table:table-cell office:value-type="float" office:value="0.0000000173388486863262" calcext:value-type="float">
            <text:p>1.73388486863262E-08</text:p>
          </table:table-cell>
          <table:table-cell office:value-type="float" office:value="0.00000000240508539013852" calcext:value-type="float">
            <text:p>2.40508539013852E-09</text:p>
          </table:table-cell>
          <table:table-cell office:value-type="float" office:value="247.492447129909" calcext:value-type="float">
            <text:p>247.4924471299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58]-[.AD158]" office:value-type="float" office:value="0.499091771654568" calcext:value-type="float">
            <text:p>0.4990917717</text:p>
          </table:table-cell>
          <table:table-cell table:formula="of:=[.AR158]/[.AD158]" office:value-type="float" office:value="0.664650822583577" calcext:value-type="float">
            <text:p>0.6646508226</text:p>
          </table:table-cell>
          <table:table-cell table:formula="of:=2 / [.D158]" office:value-type="float" office:value="1" calcext:value-type="float">
            <text:p>1</text:p>
          </table:table-cell>
          <table:table-cell table:formula="of:=[.AT158]-[.AD158]" office:value-type="float" office:value="0.249091771654568" calcext:value-type="float">
            <text:p>0.2490917717</text:p>
          </table:table-cell>
          <table:table-cell table:formula="of:=ABS([.AU158])/[.AD158]" office:value-type="float" office:value="0.331720658066862" calcext:value-type="float">
            <text:p>0.331720658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376" calcext:value-type="float">
            <text:p>4.37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228691" calcext:value-type="float">
            <text:p>2.28691E-05</text:p>
          </table:table-cell>
          <table:table-cell office:value-type="float" office:value="0.000514801" calcext:value-type="float">
            <text:p>0.000514801</text:p>
          </table:table-cell>
          <table:table-cell office:value-type="float" office:value="0.104986" calcext:value-type="float">
            <text:p>0.104986</text:p>
          </table:table-cell>
          <table:table-cell office:value-type="float" office:value="3.14007" calcext:value-type="float">
            <text:p>3.14007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512347" calcext:value-type="float">
            <text:p>0.512347</text:p>
          </table:table-cell>
          <table:table-cell office:value-type="float" office:value="0.513041" calcext:value-type="float">
            <text:p>0.513041</text:p>
          </table:table-cell>
          <table:table-cell office:value-type="float" office:value="0.536829" calcext:value-type="float">
            <text:p>0.536829</text:p>
          </table:table-cell>
          <table:table-cell office:value-type="float" office:value="13.1539" calcext:value-type="float">
            <text:p>13.1539</text:p>
          </table:table-cell>
          <table:table-cell office:value-type="float" office:value="3.29077" calcext:value-type="float">
            <text:p>3.29077</text:p>
          </table:table-cell>
          <table:table-cell office:value-type="float" office:value="0.715784" calcext:value-type="float">
            <text:p>0.715784</text:p>
          </table:table-cell>
          <table:table-cell office:value-type="float" office:value="0.716269" calcext:value-type="float">
            <text:p>0.716269</text:p>
          </table:table-cell>
          <table:table-cell office:value-type="float" office:value="0.725126" calcext:value-type="float">
            <text:p>0.725126</text:p>
          </table:table-cell>
          <table:table-cell office:value-type="float" office:value="1.81489" calcext:value-type="float">
            <text:p>1.8148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1.56221753949196" calcext:value-type="float">
            <text:p>1.5622175395</text:p>
          </table:table-cell>
          <table:table-cell office:value-type="float" office:value="0.750812957995281" calcext:value-type="float">
            <text:p>0.750812958</text:p>
          </table:table-cell>
          <table:table-cell office:value-type="float" office:value="0.00000000399099847886811" calcext:value-type="float">
            <text:p>0.000000004</text:p>
          </table:table-cell>
          <table:table-cell office:value-type="float" office:value="0.00000000012742455086662" calcext:value-type="float">
            <text:p>1.2742455086662E-10</text:p>
          </table:table-cell>
          <table:table-cell office:value-type="float" office:value="240.941176470588" calcext:value-type="float">
            <text:p>240.9411764706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59]-[.AD159]" office:value-type="float" office:value="0.499187042004719" calcext:value-type="float">
            <text:p>0.499187042</text:p>
          </table:table-cell>
          <table:table-cell table:formula="of:=[.AR159]/[.AD159]" office:value-type="float" office:value="0.664862049447815" calcext:value-type="float">
            <text:p>0.6648620494</text:p>
          </table:table-cell>
          <table:table-cell table:formula="of:=2 / [.D159]" office:value-type="float" office:value="1" calcext:value-type="float">
            <text:p>1</text:p>
          </table:table-cell>
          <table:table-cell table:formula="of:=[.AT159]-[.AD159]" office:value-type="float" office:value="0.249187042004719" calcext:value-type="float">
            <text:p>0.249187042</text:p>
          </table:table-cell>
          <table:table-cell table:formula="of:=ABS([.AU159])/[.AD159]" office:value-type="float" office:value="0.331889639558252" calcext:value-type="float">
            <text:p>0.33188963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007" calcext:value-type="float">
            <text:p>6.00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2302" calcext:value-type="float">
            <text:p>0.00012302</text:p>
          </table:table-cell>
          <table:table-cell office:value-type="float" office:value="0.000364913" calcext:value-type="float">
            <text:p>0.000364913</text:p>
          </table:table-cell>
          <table:table-cell office:value-type="float" office:value="0.105173" calcext:value-type="float">
            <text:p>0.105173</text:p>
          </table:table-cell>
          <table:table-cell office:value-type="float" office:value="3.1438" calcext:value-type="float">
            <text:p>3.1438</text:p>
          </table:table-cell>
          <table:table-cell office:value-type="float" office:value="1.57009" calcext:value-type="float">
            <text:p>1.57009</text:p>
          </table:table-cell>
          <table:table-cell office:value-type="float" office:value="0.512986" calcext:value-type="float">
            <text:p>0.512986</text:p>
          </table:table-cell>
          <table:table-cell office:value-type="float" office:value="0.512671" calcext:value-type="float">
            <text:p>0.512671</text:p>
          </table:table-cell>
          <table:table-cell office:value-type="float" office:value="0.535686" calcext:value-type="float">
            <text:p>0.535686</text:p>
          </table:table-cell>
          <table:table-cell office:value-type="float" office:value="13.1777" calcext:value-type="float">
            <text:p>13.1777</text:p>
          </table:table-cell>
          <table:table-cell office:value-type="float" office:value="3.28734" calcext:value-type="float">
            <text:p>3.28734</text:p>
          </table:table-cell>
          <table:table-cell office:value-type="float" office:value="0.71623" calcext:value-type="float">
            <text:p>0.71623</text:p>
          </table:table-cell>
          <table:table-cell office:value-type="float" office:value="0.71601" calcext:value-type="float">
            <text:p>0.71601</text:p>
          </table:table-cell>
          <table:table-cell office:value-type="float" office:value="0.72431" calcext:value-type="float">
            <text:p>0.72431</text:p>
          </table:table-cell>
          <table:table-cell office:value-type="float" office:value="1.81501" calcext:value-type="float">
            <text:p>1.81501</text:p>
          </table:table-cell>
          <table:table-cell office:value-type="float" office:value="0.906725" calcext:value-type="float">
            <text:p>0.906725</text:p>
          </table:table-cell>
          <table:table-cell office:value-type="float" office:value="1.56134260638387" calcext:value-type="float">
            <text:p>1.5613426064</text:p>
          </table:table-cell>
          <table:table-cell office:value-type="float" office:value="0.750411991625834" calcext:value-type="float">
            <text:p>0.7504119916</text:p>
          </table:table-cell>
          <table:table-cell office:value-type="float" office:value="0.00000000933109075333628" calcext:value-type="float">
            <text:p>9.33109075333628E-09</text:p>
          </table:table-cell>
          <table:table-cell office:value-type="float" office:value="0.000000000696554037175983" calcext:value-type="float">
            <text:p>6.96554037175983E-10</text:p>
          </table:table-cell>
          <table:table-cell office:value-type="float" office:value="248.242424242424" calcext:value-type="float">
            <text:p>248.2424242424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0]-[.AD160]" office:value-type="float" office:value="0.499588008374166" calcext:value-type="float">
            <text:p>0.4995880084</text:p>
          </table:table-cell>
          <table:table-cell table:formula="of:=[.AR160]/[.AD160]" office:value-type="float" office:value="0.665751632368993" calcext:value-type="float">
            <text:p>0.6657516324</text:p>
          </table:table-cell>
          <table:table-cell table:formula="of:=2 / [.D160]" office:value-type="float" office:value="1" calcext:value-type="float">
            <text:p>1</text:p>
          </table:table-cell>
          <table:table-cell table:formula="of:=[.AT160]-[.AD160]" office:value-type="float" office:value="0.249588008374166" calcext:value-type="float">
            <text:p>0.2495880084</text:p>
          </table:table-cell>
          <table:table-cell table:formula="of:=ABS([.AU160])/[.AD160]" office:value-type="float" office:value="0.332601305895194" calcext:value-type="float">
            <text:p>0.33260130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989" calcext:value-type="float">
            <text:p>4.9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00941352" calcext:value-type="float">
            <text:p>9.41352E-06</text:p>
          </table:table-cell>
          <table:table-cell office:value-type="float" office:value="0.000577962" calcext:value-type="float">
            <text:p>0.000577962</text:p>
          </table:table-cell>
          <table:table-cell office:value-type="float" office:value="0.105157" calcext:value-type="float">
            <text:p>0.105157</text:p>
          </table:table-cell>
          <table:table-cell office:value-type="float" office:value="3.14138" calcext:value-type="float">
            <text:p>3.14138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0.51239" calcext:value-type="float">
            <text:p>0.51239</text:p>
          </table:table-cell>
          <table:table-cell office:value-type="float" office:value="0.51304" calcext:value-type="float">
            <text:p>0.51304</text:p>
          </table:table-cell>
          <table:table-cell office:value-type="float" office:value="0.535951" calcext:value-type="float">
            <text:p>0.535951</text:p>
          </table:table-cell>
          <table:table-cell office:value-type="float" office:value="13.1605" calcext:value-type="float">
            <text:p>13.1605</text:p>
          </table:table-cell>
          <table:table-cell office:value-type="float" office:value="3.29107" calcext:value-type="float">
            <text:p>3.29107</text:p>
          </table:table-cell>
          <table:table-cell office:value-type="float" office:value="0.715814" calcext:value-type="float">
            <text:p>0.715814</text:p>
          </table:table-cell>
          <table:table-cell office:value-type="float" office:value="0.716268" calcext:value-type="float">
            <text:p>0.716268</text:p>
          </table:table-cell>
          <table:table-cell office:value-type="float" office:value="0.724495" calcext:value-type="float">
            <text:p>0.724495</text:p>
          </table:table-cell>
          <table:table-cell office:value-type="float" office:value="1.81444" calcext:value-type="float">
            <text:p>1.81444</text:p>
          </table:table-cell>
          <table:table-cell office:value-type="float" office:value="0.906738" calcext:value-type="float">
            <text:p>0.906738</text:p>
          </table:table-cell>
          <table:table-cell office:value-type="float" office:value="1.56138096118142" calcext:value-type="float">
            <text:p>1.5613809612</text:p>
          </table:table-cell>
          <table:table-cell office:value-type="float" office:value="0.750380634303733" calcext:value-type="float">
            <text:p>0.7503806343</text:p>
          </table:table-cell>
          <table:table-cell office:value-type="float" office:value="0.00000000640386878074925" calcext:value-type="float">
            <text:p>6.40386878074925E-09</text:p>
          </table:table-cell>
          <table:table-cell office:value-type="float" office:value="0.000000000328076282888439" calcext:value-type="float">
            <text:p>3.28076282888439E-10</text:p>
          </table:table-cell>
          <table:table-cell office:value-type="float" office:value="252.061538461539" calcext:value-type="float">
            <text:p>252.0615384615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1]-[.AD161]" office:value-type="float" office:value="0.499619365696267" calcext:value-type="float">
            <text:p>0.4996193657</text:p>
          </table:table-cell>
          <table:table-cell table:formula="of:=[.AR161]/[.AD161]" office:value-type="float" office:value="0.665821241722018" calcext:value-type="float">
            <text:p>0.6658212417</text:p>
          </table:table-cell>
          <table:table-cell table:formula="of:=2 / [.D161]" office:value-type="float" office:value="1" calcext:value-type="float">
            <text:p>1</text:p>
          </table:table-cell>
          <table:table-cell table:formula="of:=[.AT161]-[.AD161]" office:value-type="float" office:value="0.249619365696267" calcext:value-type="float">
            <text:p>0.2496193657</text:p>
          </table:table-cell>
          <table:table-cell table:formula="of:=ABS([.AU161])/[.AD161]" office:value-type="float" office:value="0.332656993377614" calcext:value-type="float">
            <text:p>0.332656993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.148" calcext:value-type="float">
            <text:p>6.1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343968" calcext:value-type="float">
            <text:p>0.000343968</text:p>
          </table:table-cell>
          <table:table-cell office:value-type="float" office:value="-0.00104119" calcext:value-type="float">
            <text:p>-0.00104119</text:p>
          </table:table-cell>
          <table:table-cell office:value-type="float" office:value="0.105511" calcext:value-type="float">
            <text:p>0.105511</text:p>
          </table:table-cell>
          <table:table-cell office:value-type="float" office:value="3.14029" calcext:value-type="float">
            <text:p>3.14029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51317" calcext:value-type="float">
            <text:p>0.51317</text:p>
          </table:table-cell>
          <table:table-cell office:value-type="float" office:value="0.512113" calcext:value-type="float">
            <text:p>0.512113</text:p>
          </table:table-cell>
          <table:table-cell office:value-type="float" office:value="0.536078" calcext:value-type="float">
            <text:p>0.536078</text:p>
          </table:table-cell>
          <table:table-cell office:value-type="float" office:value="13.15" calcext:value-type="float">
            <text:p>13.15</text:p>
          </table:table-cell>
          <table:table-cell office:value-type="float" office:value="3.29254" calcext:value-type="float">
            <text:p>3.29254</text:p>
          </table:table-cell>
          <table:table-cell office:value-type="float" office:value="0.716359" calcext:value-type="float">
            <text:p>0.716359</text:p>
          </table:table-cell>
          <table:table-cell office:value-type="float" office:value="0.71562" calcext:value-type="float">
            <text:p>0.71562</text:p>
          </table:table-cell>
          <table:table-cell office:value-type="float" office:value="0.724531" calcext:value-type="float">
            <text:p>0.724531</text:p>
          </table:table-cell>
          <table:table-cell office:value-type="float" office:value="1.81345" calcext:value-type="float">
            <text:p>1.81345</text:p>
          </table:table-cell>
          <table:table-cell office:value-type="float" office:value="0.907342" calcext:value-type="float">
            <text:p>0.907342</text:p>
          </table:table-cell>
          <table:table-cell office:value-type="float" office:value="1.56136116311465" calcext:value-type="float">
            <text:p>1.5613611631</text:p>
          </table:table-cell>
          <table:table-cell office:value-type="float" office:value="0.750348111034541" calcext:value-type="float">
            <text:p>0.750348111</text:p>
          </table:table-cell>
          <table:table-cell office:value-type="float" office:value="0.00000000602268446391645" calcext:value-type="float">
            <text:p>0.000000006</text:p>
          </table:table-cell>
          <table:table-cell office:value-type="float" office:value="0.000000000290181825215204" calcext:value-type="float">
            <text:p>2.90181825215204E-10</text:p>
          </table:table-cell>
          <table:table-cell office:value-type="float" office:value="274.899328859061" calcext:value-type="float">
            <text:p>274.8993288591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2]-[.AD162]" office:value-type="float" office:value="0.499651888965459" calcext:value-type="float">
            <text:p>0.499651889</text:p>
          </table:table-cell>
          <table:table-cell table:formula="of:=[.AR162]/[.AD162]" office:value-type="float" office:value="0.665893445479012" calcext:value-type="float">
            <text:p>0.6658934455</text:p>
          </table:table-cell>
          <table:table-cell table:formula="of:=2 / [.D162]" office:value-type="float" office:value="1" calcext:value-type="float">
            <text:p>1</text:p>
          </table:table-cell>
          <table:table-cell table:formula="of:=[.AT162]-[.AD162]" office:value-type="float" office:value="0.249651888965459" calcext:value-type="float">
            <text:p>0.249651889</text:p>
          </table:table-cell>
          <table:table-cell table:formula="of:=ABS([.AU162])/[.AD162]" office:value-type="float" office:value="0.33271475638321" calcext:value-type="float">
            <text:p>0.332714756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.484" calcext:value-type="float">
            <text:p>4.48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0139806" calcext:value-type="float">
            <text:p>0.000139806</text:p>
          </table:table-cell>
          <table:table-cell office:value-type="float" office:value="-0.00136935" calcext:value-type="float">
            <text:p>-0.00136935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3.14076" calcext:value-type="float">
            <text:p>3.14076</text:p>
          </table:table-cell>
          <table:table-cell office:value-type="float" office:value="1.57063" calcext:value-type="float">
            <text:p>1.57063</text:p>
          </table:table-cell>
          <table:table-cell office:value-type="float" office:value="0.512253" calcext:value-type="float">
            <text:p>0.512253</text:p>
          </table:table-cell>
          <table:table-cell office:value-type="float" office:value="0.511846" calcext:value-type="float">
            <text:p>0.511846</text:p>
          </table:table-cell>
          <table:table-cell office:value-type="float" office:value="0.536037" calcext:value-type="float">
            <text:p>0.536037</text:p>
          </table:table-cell>
          <table:table-cell office:value-type="float" office:value="13.1522" calcext:value-type="float">
            <text:p>13.1522</text:p>
          </table:table-cell>
          <table:table-cell office:value-type="float" office:value="3.28937" calcext:value-type="float">
            <text:p>3.28937</text:p>
          </table:table-cell>
          <table:table-cell office:value-type="float" office:value="0.715719" calcext:value-type="float">
            <text:p>0.715719</text:p>
          </table:table-cell>
          <table:table-cell office:value-type="float" office:value="0.715433" calcext:value-type="float">
            <text:p>0.715433</text:p>
          </table:table-cell>
          <table:table-cell office:value-type="float" office:value="0.724611" calcext:value-type="float">
            <text:p>0.724611</text:p>
          </table:table-cell>
          <table:table-cell office:value-type="float" office:value="1.81323" calcext:value-type="float">
            <text:p>1.81323</text:p>
          </table:table-cell>
          <table:table-cell office:value-type="float" office:value="0.906914" calcext:value-type="float">
            <text:p>0.906914</text:p>
          </table:table-cell>
          <table:table-cell office:value-type="float" office:value="1.56013672399182" calcext:value-type="float">
            <text:p>1.560136724</text:p>
          </table:table-cell>
          <table:table-cell office:value-type="float" office:value="0.749837247285807" calcext:value-type="float">
            <text:p>0.7498372473</text:p>
          </table:table-cell>
          <table:table-cell office:value-type="float" office:value="0.000000000564393101505946" calcext:value-type="float">
            <text:p>5.64393101505946E-10</text:p>
          </table:table-cell>
          <table:table-cell office:value-type="float" office:value="0.00000000000254831658422001" calcext:value-type="float">
            <text:p>2.54831658422001E-12</text:p>
          </table:table-cell>
          <table:table-cell office:value-type="float" office:value="222.005420054201" calcext:value-type="float">
            <text:p>222.0054200542</text:p>
          </table:table-cell>
          <table:table-cell table:number-columns-repeated="2" office:value-type="float" office:value="-0.00009999" calcext:value-type="float">
            <text:p>-0.00009999</text:p>
          </table:table-cell>
          <table:table-cell office:value-type="float" office:value="0" calcext:value-type="float">
            <text:p>0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001" calcext:value-type="float">
            <text:p>1.0001</text:p>
          </table:table-cell>
          <table:table-cell office:value-type="float" office:value="0.00000000909090909090911" calcext:value-type="float">
            <text:p>9.09090909090911E-09</text:p>
          </table:table-cell>
          <table:table-cell office:value-type="float" office:value="0.00000000909090909090913" calcext:value-type="float">
            <text:p>9.09090909090913E-09</text:p>
          </table:table-cell>
          <table:table-cell office:value-type="float" office:value="183472.519267548" calcext:value-type="float">
            <text:p>183472.519267548</text:p>
          </table:table-cell>
          <table:table-cell office:value-type="float" office:value="1.25" calcext:value-type="float">
            <text:p>1.25</text:p>
          </table:table-cell>
          <table:table-cell table:formula="of:=[.AQ163]-[.AD163]" office:value-type="float" office:value="0.500162752714193" calcext:value-type="float">
            <text:p>0.5001627527</text:p>
          </table:table-cell>
          <table:table-cell table:formula="of:=[.AR163]/[.AD163]" office:value-type="float" office:value="0.667028417866193" calcext:value-type="float">
            <text:p>0.6670284179</text:p>
          </table:table-cell>
          <table:table-cell table:formula="of:=2 / [.D163]" office:value-type="float" office:value="1" calcext:value-type="float">
            <text:p>1</text:p>
          </table:table-cell>
          <table:table-cell table:formula="of:=[.AT163]-[.AD163]" office:value-type="float" office:value="0.250162752714193" calcext:value-type="float">
            <text:p>0.2501627527</text:p>
          </table:table-cell>
          <table:table-cell table:formula="of:=ABS([.AU163])/[.AD163]" office:value-type="float" office:value="0.333622734292954" calcext:value-type="float">
            <text:p>0.3336227343</text:p>
          </table:table-cell>
        </table:table-row>
      </table:table>
      <table:named-expressions/>
      <table:database-ranges>
        <table:database-range table:name="__Anonymous_Sheet_DB__0" table:target-range-address="pstudy_pcrossn.A1:pstudy_pcrossn.AV163">
          <table:sort>
            <table:sort-by table:field-number="4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20:13:34.837964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2T20:30:07.383270271</dc:date>
    <meta:editing-duration>PT18M15S</meta:editing-duration>
    <meta:editing-cycles>2</meta:editing-cycles>
    <meta:document-statistic meta:table-count="1" meta:cell-count="78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Lol, this was the old, wrong model</text:p>
        </chart:title>
        <chart:plot-area chart:style-name="ch3" table:cell-range-address="pstudy_pcrossn.AB2:pstudy_pcrossn.AB163 pstudy_pcrossn.AS1:pstudy_pcrossn.AS163" chart:data-source-has-labels="row" svg:x="1.331cm" svg:y="1.275cm" svg:width="14.349cm" svg:height="6.564cm">
          <chartooo:coordinate-region svg:x="2.059cm" svg:y="1.474cm" svg:width="13.382cm" svg:height="5.718cm"/>
          <chart:axis chart:dimension="x" chart:name="primary-x" chart:style-name="ch4">
            <chart:title svg:x="8.223cm" svg:y="8.019cm" chart:style-name="ch5">
              <text:p>ΔФ</text:p>
            </chart:title>
          </chart:axis>
          <chart:axis chart:dimension="y" chart:name="primary-y" chart:style-name="ch4">
            <chart:title svg:x="0.451cm" svg:y="7.71cm" chart:style-name="ch6">
              <text:p>|&lt;E approx&gt; - &lt;E analytical&gt;| / |&lt;E approx&gt;|</text:p>
            </chart:title>
            <chart:grid chart:style-name="ch7" chart:class="major"/>
          </chart:axis>
          <chart:series chart:style-name="ch8" chart:values-cell-range-address="pstudy_pcrossn.AS2:pstudy_pcrossn.AS163" chart:label-cell-address="pstudy_pcrossn.AS1:pstudy_pcrossn.AS1" chart:class="chart:scatter">
            <chart:domain table:cell-range-address="pstudy_pcrossn.AB2:pstudy_pcrossn.AB163"/>
            <chart:data-point chart:repeated="1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lative Error, |&lt;E approx – E analytical&gt;| / |&lt;E approx&gt;|</text:p>
                <draw:g>
                  <svg:desc>pstudy_pcrossn.AS1:pstudy_pcross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188">
                <text:p>1.56188</text:p>
                <draw:g>
                  <svg:desc>pstudy_pcrossn.AB2:pstudy_pcrossn.AB163</svg:desc>
                </draw:g>
              </table:table-cell>
              <table:table-cell office:value-type="float" office:value="0.250044273663015">
                <text:p>0.250044273663015</text:p>
                <draw:g>
                  <svg:desc>pstudy_pcrossn.AS2:pstudy_pcross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301">
                <text:p>1.55301</text:p>
              </table:table-cell>
              <table:table-cell office:value-type="float" office:value="0.250075579619989">
                <text:p>0.25007557961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204">
                <text:p>1.55204</text:p>
              </table:table-cell>
              <table:table-cell office:value-type="float" office:value="0.249895969171601">
                <text:p>0.24989596917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301">
                <text:p>1.55301</text:p>
              </table:table-cell>
              <table:table-cell office:value-type="float" office:value="0.249835940989739">
                <text:p>0.249835940989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271">
                <text:p>1.54271</text:p>
              </table:table-cell>
              <table:table-cell office:value-type="float" office:value="0.250240117070789">
                <text:p>0.25024011707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273">
                <text:p>1.54273</text:p>
              </table:table-cell>
              <table:table-cell office:value-type="float" office:value="0.250241652117575">
                <text:p>0.25024165211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274">
                <text:p>1.54274</text:p>
              </table:table-cell>
              <table:table-cell office:value-type="float" office:value="0.250255204094552">
                <text:p>0.250255204094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27">
                <text:p>1.5427</text:p>
              </table:table-cell>
              <table:table-cell office:value-type="float" office:value="0.249730247137413">
                <text:p>0.249730247137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301">
                <text:p>1.55301</text:p>
              </table:table-cell>
              <table:table-cell office:value-type="float" office:value="0.249621774853348">
                <text:p>0.249621774853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53">
                <text:p>1.553</text:p>
              </table:table-cell>
              <table:table-cell office:value-type="float" office:value="0.249531183122046">
                <text:p>0.24953118312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4269">
                <text:p>1.54269</text:p>
              </table:table-cell>
              <table:table-cell office:value-type="float" office:value="0.249485676965907">
                <text:p>0.24948567696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6797">
                <text:p>1.56797</text:p>
              </table:table-cell>
              <table:table-cell office:value-type="float" office:value="0.250543155089976">
                <text:p>0.250543155089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5302">
                <text:p>1.55302</text:p>
              </table:table-cell>
              <table:table-cell office:value-type="float" office:value="0.249376972479036">
                <text:p>0.249376972479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878">
                <text:p>1.56878</text:p>
              </table:table-cell>
              <table:table-cell office:value-type="float" office:value="0.249314786490619">
                <text:p>0.249314786490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269">
                <text:p>1.54269</text:p>
              </table:table-cell>
              <table:table-cell office:value-type="float" office:value="0.249305468562294">
                <text:p>0.249305468562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268">
                <text:p>1.54268</text:p>
              </table:table-cell>
              <table:table-cell office:value-type="float" office:value="0.249279983280045">
                <text:p>0.249279983280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19">
                <text:p>1.5619</text:p>
              </table:table-cell>
              <table:table-cell office:value-type="float" office:value="0.250752370523618">
                <text:p>0.250752370523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797">
                <text:p>1.56797</text:p>
              </table:table-cell>
              <table:table-cell office:value-type="float" office:value="0.249238094960329">
                <text:p>0.249238094960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188">
                <text:p>1.56188</text:p>
              </table:table-cell>
              <table:table-cell office:value-type="float" office:value="0.249217860436474">
                <text:p>0.24921786043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477">
                <text:p>1.56477</text:p>
              </table:table-cell>
              <table:table-cell office:value-type="float" office:value="0.250785180054892">
                <text:p>0.250785180054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796">
                <text:p>1.56796</text:p>
              </table:table-cell>
              <table:table-cell office:value-type="float" office:value="0.250811162938619">
                <text:p>0.250811162938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427">
                <text:p>1.5427</text:p>
              </table:table-cell>
              <table:table-cell office:value-type="float" office:value="0.249172818707281">
                <text:p>0.249172818707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4274">
                <text:p>1.54274</text:p>
              </table:table-cell>
              <table:table-cell office:value-type="float" office:value="0.2508481779163">
                <text:p>0.2508481779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486">
                <text:p>1.56486</text:p>
              </table:table-cell>
              <table:table-cell office:value-type="float" office:value="0.250870769956745">
                <text:p>0.250870769956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206">
                <text:p>1.55206</text:p>
              </table:table-cell>
              <table:table-cell office:value-type="float" office:value="0.24911853747364">
                <text:p>0.24911853747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53">
                <text:p>1.553</text:p>
              </table:table-cell>
              <table:table-cell office:value-type="float" office:value="0.249099224190777">
                <text:p>0.249099224190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887">
                <text:p>1.56887</text:p>
              </table:table-cell>
              <table:table-cell office:value-type="float" office:value="0.249072814587501">
                <text:p>0.249072814587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208">
                <text:p>1.55208</text:p>
              </table:table-cell>
              <table:table-cell office:value-type="float" office:value="0.250941985603599">
                <text:p>0.250941985603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271">
                <text:p>1.54271</text:p>
              </table:table-cell>
              <table:table-cell office:value-type="float" office:value="0.249030473372414">
                <text:p>0.2490304733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187">
                <text:p>1.56187</text:p>
              </table:table-cell>
              <table:table-cell office:value-type="float" office:value="0.248994047836238">
                <text:p>0.248994047836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203">
                <text:p>1.55203</text:p>
              </table:table-cell>
              <table:table-cell office:value-type="float" office:value="0.251058724537236">
                <text:p>0.251058724537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797">
                <text:p>1.56797</text:p>
              </table:table-cell>
              <table:table-cell office:value-type="float" office:value="0.251062839689248">
                <text:p>0.25106283968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5203">
                <text:p>1.55203</text:p>
              </table:table-cell>
              <table:table-cell office:value-type="float" office:value="0.248924488870891">
                <text:p>0.248924488870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484">
                <text:p>1.56484</text:p>
              </table:table-cell>
              <table:table-cell office:value-type="float" office:value="0.248899839975713">
                <text:p>0.24889983997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27">
                <text:p>1.5427</text:p>
              </table:table-cell>
              <table:table-cell office:value-type="float" office:value="0.251116044897635">
                <text:p>0.251116044897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6191">
                <text:p>1.56191</text:p>
              </table:table-cell>
              <table:table-cell office:value-type="float" office:value="0.251164350804135">
                <text:p>0.251164350804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487">
                <text:p>1.56487</text:p>
              </table:table-cell>
              <table:table-cell office:value-type="float" office:value="0.251178036850193">
                <text:p>0.251178036850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1474">
                <text:p>1.51474</text:p>
              </table:table-cell>
              <table:table-cell office:value-type="float" office:value="0.248799985455499">
                <text:p>0.248799985455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5208">
                <text:p>1.55208</text:p>
              </table:table-cell>
              <table:table-cell office:value-type="float" office:value="0.25122228866432">
                <text:p>0.25122228866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478">
                <text:p>1.51478</text:p>
              </table:table-cell>
              <table:table-cell office:value-type="float" office:value="0.248746259232814">
                <text:p>0.248746259232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6797">
                <text:p>1.56797</text:p>
              </table:table-cell>
              <table:table-cell office:value-type="float" office:value="0.248674290990559">
                <text:p>0.248674290990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186">
                <text:p>1.56186</text:p>
              </table:table-cell>
              <table:table-cell office:value-type="float" office:value="0.24861957126464">
                <text:p>0.2486195712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1475">
                <text:p>1.51475</text:p>
              </table:table-cell>
              <table:table-cell office:value-type="float" office:value="0.24852226963521">
                <text:p>0.24852226963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1171">
                <text:p>1.51171</text:p>
              </table:table-cell>
              <table:table-cell office:value-type="float" office:value="0.248398228557609">
                <text:p>0.24839822855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6796">
                <text:p>1.56796</text:p>
              </table:table-cell>
              <table:table-cell office:value-type="float" office:value="0.248342880888712">
                <text:p>0.248342880888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264">
                <text:p>1.54264</text:p>
              </table:table-cell>
              <table:table-cell office:value-type="float" office:value="0.248328371714495">
                <text:p>0.24832837171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172">
                <text:p>1.51172</text:p>
              </table:table-cell>
              <table:table-cell office:value-type="float" office:value="0.248230508892165">
                <text:p>0.24823050889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471">
                <text:p>1.51471</text:p>
              </table:table-cell>
              <table:table-cell office:value-type="float" office:value="0.248174527332455">
                <text:p>0.24817452733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1172">
                <text:p>1.51172</text:p>
              </table:table-cell>
              <table:table-cell office:value-type="float" office:value="0.248076153789631">
                <text:p>0.248076153789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48">
                <text:p>1.5648</text:p>
              </table:table-cell>
              <table:table-cell office:value-type="float" office:value="0.248065342989802">
                <text:p>0.248065342989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1474">
                <text:p>1.51474</text:p>
              </table:table-cell>
              <table:table-cell office:value-type="float" office:value="0.248033610628342">
                <text:p>0.24803361062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473">
                <text:p>1.51473</text:p>
              </table:table-cell>
              <table:table-cell office:value-type="float" office:value="0.248001444413218">
                <text:p>0.248001444413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5191">
                <text:p>1.55191</text:p>
              </table:table-cell>
              <table:table-cell office:value-type="float" office:value="0.247889952346221">
                <text:p>0.247889952346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166">
                <text:p>1.51166</text:p>
              </table:table-cell>
              <table:table-cell office:value-type="float" office:value="0.247881411028376">
                <text:p>0.247881411028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5195">
                <text:p>1.55195</text:p>
              </table:table-cell>
              <table:table-cell office:value-type="float" office:value="0.247566216288163">
                <text:p>0.247566216288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199">
                <text:p>1.55199</text:p>
              </table:table-cell>
              <table:table-cell office:value-type="float" office:value="0.247323690429712">
                <text:p>0.247323690429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166">
                <text:p>1.51166</text:p>
              </table:table-cell>
              <table:table-cell office:value-type="float" office:value="0.247320730639527">
                <text:p>0.247320730639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5196">
                <text:p>1.55196</text:p>
              </table:table-cell>
              <table:table-cell office:value-type="float" office:value="0.24730866340672">
                <text:p>0.2473086634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878">
                <text:p>1.56878</text:p>
              </table:table-cell>
              <table:table-cell office:value-type="float" office:value="0.253318408212535">
                <text:p>0.253318408212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89">
                <text:p>1.5689</text:p>
              </table:table-cell>
              <table:table-cell office:value-type="float" office:value="0.246607778071539">
                <text:p>0.246607778071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61">
                <text:p>1.51161</text:p>
              </table:table-cell>
              <table:table-cell office:value-type="float" office:value="0.246511901412837">
                <text:p>0.246511901412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223">
                <text:p>1.48223</text:p>
              </table:table-cell>
              <table:table-cell office:value-type="float" office:value="0.246291454421539">
                <text:p>0.246291454421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8219">
                <text:p>1.48219</text:p>
              </table:table-cell>
              <table:table-cell office:value-type="float" office:value="0.245938190609203">
                <text:p>0.245938190609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5213">
                <text:p>1.55213</text:p>
              </table:table-cell>
              <table:table-cell office:value-type="float" office:value="0.254069403641747">
                <text:p>0.254069403641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8215">
                <text:p>1.48215</text:p>
              </table:table-cell>
              <table:table-cell office:value-type="float" office:value="0.245820057101392">
                <text:p>0.245820057101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8211">
                <text:p>1.48211</text:p>
              </table:table-cell>
              <table:table-cell office:value-type="float" office:value="0.245519147650494">
                <text:p>0.245519147650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474">
                <text:p>1.56474</text:p>
              </table:table-cell>
              <table:table-cell office:value-type="float" office:value="0.245483629399599">
                <text:p>0.24548362939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8214">
                <text:p>1.48214</text:p>
              </table:table-cell>
              <table:table-cell office:value-type="float" office:value="0.245450734756607">
                <text:p>0.245450734756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8213">
                <text:p>1.48213</text:p>
              </table:table-cell>
              <table:table-cell office:value-type="float" office:value="0.245332028291503">
                <text:p>0.245332028291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5191">
                <text:p>1.55191</text:p>
              </table:table-cell>
              <table:table-cell office:value-type="float" office:value="0.245326643860671">
                <text:p>0.245326643860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892">
                <text:p>1.56892</text:p>
              </table:table-cell>
              <table:table-cell office:value-type="float" office:value="0.255053013219661">
                <text:p>0.255053013219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887">
                <text:p>1.56887</text:p>
              </table:table-cell>
              <table:table-cell office:value-type="float" office:value="0.255751576239751">
                <text:p>0.255751576239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9098">
                <text:p>1.39098</text:p>
              </table:table-cell>
              <table:table-cell office:value-type="float" office:value="0.230469420898195">
                <text:p>0.230469420898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9096">
                <text:p>1.39096</text:p>
              </table:table-cell>
              <table:table-cell office:value-type="float" office:value="0.230026621906026">
                <text:p>0.230026621906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9094">
                <text:p>1.39094</text:p>
              </table:table-cell>
              <table:table-cell office:value-type="float" office:value="0.229981072360319">
                <text:p>0.229981072360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9094">
                <text:p>1.39094</text:p>
              </table:table-cell>
              <table:table-cell office:value-type="float" office:value="0.229767033619623">
                <text:p>0.229767033619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9098">
                <text:p>1.39098</text:p>
              </table:table-cell>
              <table:table-cell office:value-type="float" office:value="0.229665745842396">
                <text:p>0.229665745842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092">
                <text:p>1.39092</text:p>
              </table:table-cell>
              <table:table-cell office:value-type="float" office:value="0.229652631545064">
                <text:p>0.229652631545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084">
                <text:p>1.39084</text:p>
              </table:table-cell>
              <table:table-cell office:value-type="float" office:value="0.22961017276801">
                <text:p>0.22961017276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9093">
                <text:p>1.39093</text:p>
              </table:table-cell>
              <table:table-cell office:value-type="float" office:value="0.229558140346199">
                <text:p>0.229558140346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9095">
                <text:p>1.39095</text:p>
              </table:table-cell>
              <table:table-cell office:value-type="float" office:value="0.229505530798074">
                <text:p>0.22950553079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9092">
                <text:p>1.39092</text:p>
              </table:table-cell>
              <table:table-cell office:value-type="float" office:value="0.229418121274763">
                <text:p>0.229418121274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9087">
                <text:p>1.39087</text:p>
              </table:table-cell>
              <table:table-cell office:value-type="float" office:value="0.229347583231556">
                <text:p>0.229347583231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092">
                <text:p>1.39092</text:p>
              </table:table-cell>
              <table:table-cell office:value-type="float" office:value="0.229226798780335">
                <text:p>0.229226798780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807">
                <text:p>1.3807</text:p>
              </table:table-cell>
              <table:table-cell office:value-type="float" office:value="0.22840769995034">
                <text:p>0.22840769995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061">
                <text:p>1.38061</text:p>
              </table:table-cell>
              <table:table-cell office:value-type="float" office:value="0.227368503828685">
                <text:p>0.227368503828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8063">
                <text:p>1.38063</text:p>
              </table:table-cell>
              <table:table-cell office:value-type="float" office:value="0.226676654310642">
                <text:p>0.226676654310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8055">
                <text:p>1.38055</text:p>
              </table:table-cell>
              <table:table-cell office:value-type="float" office:value="0.226535019011096">
                <text:p>0.226535019011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042">
                <text:p>1.38042</text:p>
              </table:table-cell>
              <table:table-cell office:value-type="float" office:value="0.226515173720528">
                <text:p>0.226515173720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051">
                <text:p>1.38051</text:p>
              </table:table-cell>
              <table:table-cell office:value-type="float" office:value="0.226304353656773">
                <text:p>0.226304353656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8047">
                <text:p>1.38047</text:p>
              </table:table-cell>
              <table:table-cell office:value-type="float" office:value="0.226288159014847">
                <text:p>0.226288159014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8037">
                <text:p>1.38037</text:p>
              </table:table-cell>
              <table:table-cell office:value-type="float" office:value="0.22604486862008">
                <text:p>0.2260448686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044">
                <text:p>1.38044</text:p>
              </table:table-cell>
              <table:table-cell office:value-type="float" office:value="0.225833203190495">
                <text:p>0.225833203190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8021">
                <text:p>1.38021</text:p>
              </table:table-cell>
              <table:table-cell office:value-type="float" office:value="0.22564744547619">
                <text:p>0.22564744547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801">
                <text:p>1.3801</text:p>
              </table:table-cell>
              <table:table-cell office:value-type="float" office:value="0.225314713000905">
                <text:p>0.225314713000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8031">
                <text:p>1.38031</text:p>
              </table:table-cell>
              <table:table-cell office:value-type="float" office:value="0.225266561872898">
                <text:p>0.225266561872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824">
                <text:p>1.26824</text:p>
              </table:table-cell>
              <table:table-cell office:value-type="float" office:value="0.188726922311313">
                <text:p>0.188726922311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6812">
                <text:p>1.26812</text:p>
              </table:table-cell>
              <table:table-cell office:value-type="float" office:value="0.18872657997076">
                <text:p>0.18872657997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6806">
                <text:p>1.26806</text:p>
              </table:table-cell>
              <table:table-cell office:value-type="float" office:value="0.18853599415464">
                <text:p>0.18853599415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82">
                <text:p>1.2682</text:p>
              </table:table-cell>
              <table:table-cell office:value-type="float" office:value="0.188350697321706">
                <text:p>0.188350697321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679">
                <text:p>1.2679</text:p>
              </table:table-cell>
              <table:table-cell office:value-type="float" office:value="0.188224912455073">
                <text:p>0.188224912455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6811">
                <text:p>1.26811</text:p>
              </table:table-cell>
              <table:table-cell office:value-type="float" office:value="0.18817678340047">
                <text:p>0.18817678340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6798">
                <text:p>1.26798</text:p>
              </table:table-cell>
              <table:table-cell office:value-type="float" office:value="0.18811646588705">
                <text:p>0.18811646588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6809">
                <text:p>1.26809</text:p>
              </table:table-cell>
              <table:table-cell office:value-type="float" office:value="0.188074057865559">
                <text:p>0.188074057865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6801">
                <text:p>1.26801</text:p>
              </table:table-cell>
              <table:table-cell office:value-type="float" office:value="0.187872803293272">
                <text:p>0.1878728032932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6827">
                <text:p>1.26827</text:p>
              </table:table-cell>
              <table:table-cell office:value-type="float" office:value="0.18783513448168">
                <text:p>0.1878351344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6786">
                <text:p>1.26786</text:p>
              </table:table-cell>
              <table:table-cell office:value-type="float" office:value="0.187708383823907">
                <text:p>0.1877083838239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6757">
                <text:p>1.26757</text:p>
              </table:table-cell>
              <table:table-cell office:value-type="float" office:value="0.18725991731182">
                <text:p>0.187259917311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3567">
                <text:p>1.03567</text:p>
              </table:table-cell>
              <table:table-cell office:value-type="float" office:value="0.329826955430223">
                <text:p>0.3298269554302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3582">
                <text:p>1.03582</text:p>
              </table:table-cell>
              <table:table-cell office:value-type="float" office:value="0.330599308225873">
                <text:p>0.330599308225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3548">
                <text:p>1.03548</text:p>
              </table:table-cell>
              <table:table-cell office:value-type="float" office:value="0.330836291522178">
                <text:p>0.33083629152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3566">
                <text:p>1.03566</text:p>
              </table:table-cell>
              <table:table-cell office:value-type="float" office:value="0.330982616338267">
                <text:p>0.33098261633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3562">
                <text:p>1.03562</text:p>
              </table:table-cell>
              <table:table-cell office:value-type="float" office:value="0.330990844370167">
                <text:p>0.330990844370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3602">
                <text:p>1.03602</text:p>
              </table:table-cell>
              <table:table-cell office:value-type="float" office:value="0.331072803131124">
                <text:p>0.331072803131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37">
                <text:p>1.0237</text:p>
              </table:table-cell>
              <table:table-cell office:value-type="float" office:value="0.349883638827019">
                <text:p>0.349883638827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243">
                <text:p>1.0243</text:p>
              </table:table-cell>
              <table:table-cell office:value-type="float" office:value="0.349960080645096">
                <text:p>0.349960080645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347">
                <text:p>1.02347</text:p>
              </table:table-cell>
              <table:table-cell office:value-type="float" office:value="0.350155942323894">
                <text:p>0.350155942323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2433">
                <text:p>1.02433</text:p>
              </table:table-cell>
              <table:table-cell office:value-type="float" office:value="0.350275925575224">
                <text:p>0.350275925575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235">
                <text:p>1.0235</text:p>
              </table:table-cell>
              <table:table-cell office:value-type="float" office:value="0.350454926343382">
                <text:p>0.350454926343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2341">
                <text:p>1.02341</text:p>
              </table:table-cell>
              <table:table-cell office:value-type="float" office:value="0.350711140494144">
                <text:p>0.350711140494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0763">
                <text:p>0.960763</text:p>
              </table:table-cell>
              <table:table-cell office:value-type="float" office:value="0.487471912730556">
                <text:p>0.487471912730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0504">
                <text:p>0.960504</text:p>
              </table:table-cell>
              <table:table-cell office:value-type="float" office:value="0.48782343100552">
                <text:p>0.48782343100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754">
                <text:p>0.960754</text:p>
              </table:table-cell>
              <table:table-cell office:value-type="float" office:value="0.487992872681996">
                <text:p>0.487992872681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0676">
                <text:p>0.960676</text:p>
              </table:table-cell>
              <table:table-cell office:value-type="float" office:value="0.488290701625951">
                <text:p>0.488290701625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0517">
                <text:p>0.960517</text:p>
              </table:table-cell>
              <table:table-cell office:value-type="float" office:value="0.488462282343271">
                <text:p>0.488462282343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158">
                <text:p>0.961158</text:p>
              </table:table-cell>
              <table:table-cell office:value-type="float" office:value="0.48863470021643">
                <text:p>0.48863470021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0813">
                <text:p>0.920813</text:p>
              </table:table-cell>
              <table:table-cell office:value-type="float" office:value="0.613775555588181">
                <text:p>0.613775555588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20565">
                <text:p>0.920565</text:p>
              </table:table-cell>
              <table:table-cell office:value-type="float" office:value="0.613889287630126">
                <text:p>0.613889287630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0519">
                <text:p>0.920519</text:p>
              </table:table-cell>
              <table:table-cell office:value-type="float" office:value="0.614103236075122">
                <text:p>0.614103236075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20435">
                <text:p>0.920435</text:p>
              </table:table-cell>
              <table:table-cell office:value-type="float" office:value="0.614262956819998">
                <text:p>0.61426295681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0451">
                <text:p>0.920451</text:p>
              </table:table-cell>
              <table:table-cell office:value-type="float" office:value="0.614291495594018">
                <text:p>0.61429149559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0648">
                <text:p>0.920648</text:p>
              </table:table-cell>
              <table:table-cell office:value-type="float" office:value="0.61440811123597">
                <text:p>0.6144081112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0568">
                <text:p>0.920568</text:p>
              </table:table-cell>
              <table:table-cell office:value-type="float" office:value="0.614553106244834">
                <text:p>0.614553106244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0524">
                <text:p>0.920524</text:p>
              </table:table-cell>
              <table:table-cell office:value-type="float" office:value="0.614916320091156">
                <text:p>0.614916320091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0909">
                <text:p>0.920909</text:p>
              </table:table-cell>
              <table:table-cell office:value-type="float" office:value="0.615089742177995">
                <text:p>0.61508974217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0585">
                <text:p>0.920585</text:p>
              </table:table-cell>
              <table:table-cell office:value-type="float" office:value="0.615109445977551">
                <text:p>0.6151094459775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0617">
                <text:p>0.920617</text:p>
              </table:table-cell>
              <table:table-cell office:value-type="float" office:value="0.615340537751889">
                <text:p>0.61534053775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0753">
                <text:p>0.920753</text:p>
              </table:table-cell>
              <table:table-cell office:value-type="float" office:value="0.616140936659319">
                <text:p>0.616140936659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9394">
                <text:p>0.919394</text:p>
              </table:table-cell>
              <table:table-cell office:value-type="float" office:value="0.61670319176658">
                <text:p>0.61670319176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977">
                <text:p>0.91977</text:p>
              </table:table-cell>
              <table:table-cell office:value-type="float" office:value="0.617582048979891">
                <text:p>0.617582048979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9045">
                <text:p>0.919045</text:p>
              </table:table-cell>
              <table:table-cell office:value-type="float" office:value="0.618904937940954">
                <text:p>0.618904937940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9228">
                <text:p>0.919228</text:p>
              </table:table-cell>
              <table:table-cell office:value-type="float" office:value="0.619483740835998">
                <text:p>0.619483740835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8212">
                <text:p>0.918212</text:p>
              </table:table-cell>
              <table:table-cell office:value-type="float" office:value="0.620223710689736">
                <text:p>0.620223710689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9539">
                <text:p>0.919539</text:p>
              </table:table-cell>
              <table:table-cell office:value-type="float" office:value="0.620610171647456">
                <text:p>0.620610171647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2649">
                <text:p>0.912649</text:p>
              </table:table-cell>
              <table:table-cell office:value-type="float" office:value="0.642998487091734">
                <text:p>0.64299848709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3007">
                <text:p>0.913007</text:p>
              </table:table-cell>
              <table:table-cell office:value-type="float" office:value="0.643124582617324">
                <text:p>0.643124582617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2042">
                <text:p>0.912042</text:p>
              </table:table-cell>
              <table:table-cell office:value-type="float" office:value="0.645836358610754">
                <text:p>0.6458363586107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2783">
                <text:p>0.912783</text:p>
              </table:table-cell>
              <table:table-cell office:value-type="float" office:value="0.646449890182111">
                <text:p>0.646449890182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2533">
                <text:p>0.912533</text:p>
              </table:table-cell>
              <table:table-cell office:value-type="float" office:value="0.646716032970965">
                <text:p>0.646716032970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2612">
                <text:p>0.912612</text:p>
              </table:table-cell>
              <table:table-cell office:value-type="float" office:value="0.646784986147542">
                <text:p>0.646784986147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8287">
                <text:p>0.908287</text:p>
              </table:table-cell>
              <table:table-cell office:value-type="float" office:value="0.660000108177886">
                <text:p>0.660000108177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8298">
                <text:p>0.908298</text:p>
              </table:table-cell>
              <table:table-cell office:value-type="float" office:value="0.660442376120864">
                <text:p>0.660442376120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7883">
                <text:p>0.907883</text:p>
              </table:table-cell>
              <table:table-cell office:value-type="float" office:value="0.661092768883902">
                <text:p>0.661092768883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7722">
                <text:p>0.907722</text:p>
              </table:table-cell>
              <table:table-cell office:value-type="float" office:value="0.661211669187824">
                <text:p>0.661211669187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7863">
                <text:p>0.907863</text:p>
              </table:table-cell>
              <table:table-cell office:value-type="float" office:value="0.661608827896542">
                <text:p>0.661608827896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8397">
                <text:p>0.908397</text:p>
              </table:table-cell>
              <table:table-cell office:value-type="float" office:value="0.662067385817022">
                <text:p>0.66206738581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702">
                <text:p>0.90702</text:p>
              </table:table-cell>
              <table:table-cell office:value-type="float" office:value="0.664650822583577">
                <text:p>0.664650822583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7214">
                <text:p>0.907214</text:p>
              </table:table-cell>
              <table:table-cell office:value-type="float" office:value="0.664862049447815">
                <text:p>0.664862049447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6725">
                <text:p>0.906725</text:p>
              </table:table-cell>
              <table:table-cell office:value-type="float" office:value="0.665751632368993">
                <text:p>0.665751632368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6738">
                <text:p>0.906738</text:p>
              </table:table-cell>
              <table:table-cell office:value-type="float" office:value="0.665821241722018">
                <text:p>0.665821241722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7342">
                <text:p>0.907342</text:p>
              </table:table-cell>
              <table:table-cell office:value-type="float" office:value="0.665893445479012">
                <text:p>0.665893445479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914">
                <text:p>0.906914</text:p>
              </table:table-cell>
              <table:table-cell office:value-type="float" office:value="0.667028417866193">
                <text:p>0.667028417866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lso old, wrong model</text:p>
        </chart:title>
        <chart:plot-area chart:style-name="ch3" table:cell-range-address="pstudy_pcrossn.A2:pstudy_pcrossn.A163 pstudy_pcrossn.AS1:pstudy_pcrossn.AS163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8.276cm" svg:y="8.019cm" chart:style-name="ch5">
              <text:p>k1</text:p>
            </chart:title>
          </chart:axis>
          <chart:axis chart:dimension="y" chart:name="primary-y" chart:style-name="ch4">
            <chart:title svg:x="0.451cm" svg:y="7.71cm" chart:style-name="ch6">
              <text:p>|&lt;E approx&gt; - &lt;E analytical&gt;| / |&lt;E approx&gt;|</text:p>
            </chart:title>
            <chart:grid chart:style-name="ch7" chart:class="major"/>
          </chart:axis>
          <chart:series chart:style-name="ch8" chart:values-cell-range-address="pstudy_pcrossn.AS2:pstudy_pcrossn.AS163" chart:label-cell-address="pstudy_pcrossn.AS1:pstudy_pcrossn.AS1" chart:class="chart:scatter">
            <chart:domain table:cell-range-address="pstudy_pcrossn.A2:pstudy_pcrossn.A163"/>
            <chart:data-point chart:repeated="1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lative Error, |&lt;E approx – E analytical&gt;| / |&lt;E approx&gt;|</text:p>
                <draw:g>
                  <svg:desc>pstudy_pcrossn.AS1:pstudy_pcross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study_pcrossn.A2:pstudy_pcrossn.A163</svg:desc>
                </draw:g>
              </table:table-cell>
              <table:table-cell office:value-type="float" office:value="0.250044273663015">
                <text:p>0.250044273663015</text:p>
                <draw:g>
                  <svg:desc>pstudy_pcrossn.AS2:pstudy_pcrossn.AS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0.250075579619989">
                <text:p>0.25007557961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49895969171601">
                <text:p>0.24989596917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249835940989739">
                <text:p>0.249835940989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50240117070789">
                <text:p>0.25024011707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50241652117575">
                <text:p>0.25024165211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250255204094552">
                <text:p>0.250255204094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249730247137413">
                <text:p>0.249730247137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249621774853348">
                <text:p>0.249621774853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249531183122046">
                <text:p>0.24953118312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249485676965907">
                <text:p>0.24948567696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250543155089976">
                <text:p>0.250543155089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249376972479036">
                <text:p>0.249376972479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249314786490619">
                <text:p>0.249314786490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249305468562294">
                <text:p>0.249305468562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249279983280045">
                <text:p>0.249279983280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250752370523618">
                <text:p>0.250752370523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249238094960329">
                <text:p>0.249238094960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249217860436474">
                <text:p>0.24921786043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250785180054892">
                <text:p>0.250785180054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250811162938619">
                <text:p>0.250811162938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249172818707281">
                <text:p>0.249172818707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2508481779163">
                <text:p>0.2508481779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250870769956745">
                <text:p>0.250870769956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24911853747364">
                <text:p>0.24911853747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0.249099224190777">
                <text:p>0.249099224190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249072814587501">
                <text:p>0.249072814587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250941985603599">
                <text:p>0.250941985603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49030473372414">
                <text:p>0.2490304733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248994047836238">
                <text:p>0.248994047836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251058724537236">
                <text:p>0.251058724537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251062839689248">
                <text:p>0.25106283968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248924488870891">
                <text:p>0.248924488870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248899839975713">
                <text:p>0.24889983997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251116044897635">
                <text:p>0.251116044897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251164350804135">
                <text:p>0.2511643508041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251178036850193">
                <text:p>0.251178036850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  <table:table-cell office:value-type="float" office:value="0.248799985455499">
                <text:p>0.248799985455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25122228866432">
                <text:p>0.25122228866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">
                <text:p>1.1</text:p>
              </table:table-cell>
              <table:table-cell office:value-type="float" office:value="0.248746259232814">
                <text:p>0.248746259232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248674290990559">
                <text:p>0.248674290990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24861957126464">
                <text:p>0.2486195712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  <table:table-cell office:value-type="float" office:value="0.24852226963521">
                <text:p>0.24852226963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248398228557609">
                <text:p>0.24839822855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248342880888712">
                <text:p>0.248342880888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248328371714495">
                <text:p>0.24832837171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248230508892165">
                <text:p>0.24823050889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0.248174527332455">
                <text:p>0.24817452733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248076153789631">
                <text:p>0.248076153789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248065342989802">
                <text:p>0.248065342989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  <table:table-cell office:value-type="float" office:value="0.248033610628342">
                <text:p>0.24803361062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248001444413218">
                <text:p>0.248001444413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.247889952346221">
                <text:p>0.247889952346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0.247881411028376">
                <text:p>0.247881411028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247566216288163">
                <text:p>0.247566216288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0.247323690429712">
                <text:p>0.247323690429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.247320730639527">
                <text:p>0.247320730639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0.24730866340672">
                <text:p>0.2473086634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253318408212535">
                <text:p>0.253318408212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246607778071539">
                <text:p>0.246607778071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246511901412837">
                <text:p>0.246511901412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246291454421539">
                <text:p>0.246291454421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245938190609203">
                <text:p>0.245938190609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254069403641747">
                <text:p>0.254069403641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245820057101392">
                <text:p>0.245820057101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245519147650494">
                <text:p>0.245519147650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245483629399599">
                <text:p>0.24548362939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245450734756607">
                <text:p>0.245450734756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245332028291503">
                <text:p>0.245332028291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0.245326643860671">
                <text:p>0.245326643860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255053013219661">
                <text:p>0.255053013219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255751576239751">
                <text:p>0.255751576239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">
                <text:p>1.1</text:p>
              </table:table-cell>
              <table:table-cell office:value-type="float" office:value="0.230469420898195">
                <text:p>0.230469420898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">
                <text:p>1.1</text:p>
              </table:table-cell>
              <table:table-cell office:value-type="float" office:value="0.230026621906026">
                <text:p>0.230026621906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">
                <text:p>1.1</text:p>
              </table:table-cell>
              <table:table-cell office:value-type="float" office:value="0.229981072360319">
                <text:p>0.229981072360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">
                <text:p>1.1</text:p>
              </table:table-cell>
              <table:table-cell office:value-type="float" office:value="0.229767033619623">
                <text:p>0.229767033619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">
                <text:p>1.1</text:p>
              </table:table-cell>
              <table:table-cell office:value-type="float" office:value="0.229665745842396">
                <text:p>0.229665745842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">
                <text:p>1.1</text:p>
              </table:table-cell>
              <table:table-cell office:value-type="float" office:value="0.229652631545064">
                <text:p>0.229652631545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">
                <text:p>1.1</text:p>
              </table:table-cell>
              <table:table-cell office:value-type="float" office:value="0.22961017276801">
                <text:p>0.22961017276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">
                <text:p>1.1</text:p>
              </table:table-cell>
              <table:table-cell office:value-type="float" office:value="0.229558140346199">
                <text:p>0.229558140346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">
                <text:p>1.1</text:p>
              </table:table-cell>
              <table:table-cell office:value-type="float" office:value="0.229505530798074">
                <text:p>0.22950553079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">
                <text:p>1.1</text:p>
              </table:table-cell>
              <table:table-cell office:value-type="float" office:value="0.229418121274763">
                <text:p>0.2294181212747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">
                <text:p>1.1</text:p>
              </table:table-cell>
              <table:table-cell office:value-type="float" office:value="0.229347583231556">
                <text:p>0.229347583231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">
                <text:p>1.1</text:p>
              </table:table-cell>
              <table:table-cell office:value-type="float" office:value="0.229226798780335">
                <text:p>0.229226798780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22840769995034">
                <text:p>0.22840769995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227368503828685">
                <text:p>0.2273685038286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226676654310642">
                <text:p>0.226676654310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226535019011096">
                <text:p>0.226535019011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226515173720528">
                <text:p>0.226515173720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226304353656773">
                <text:p>0.226304353656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226288159014847">
                <text:p>0.226288159014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22604486862008">
                <text:p>0.2260448686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225833203190495">
                <text:p>0.225833203190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22564744547619">
                <text:p>0.22564744547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225314713000905">
                <text:p>0.225314713000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225266561872898">
                <text:p>0.225266561872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.188726922311313">
                <text:p>0.188726922311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18872657997076">
                <text:p>0.18872657997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18853599415464">
                <text:p>0.18853599415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188350697321706">
                <text:p>0.188350697321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188224912455073">
                <text:p>0.188224912455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0.18817678340047">
                <text:p>0.18817678340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0.18811646588705">
                <text:p>0.18811646588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188074057865559">
                <text:p>0.188074057865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0.187872803293272">
                <text:p>0.1878728032932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783513448168">
                <text:p>0.1878351344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187708383823907">
                <text:p>0.1877083838239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0.18725991731182">
                <text:p>0.187259917311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">
                <text:p>1.1</text:p>
              </table:table-cell>
              <table:table-cell office:value-type="float" office:value="0.329826955430223">
                <text:p>0.3298269554302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0.330599308225873">
                <text:p>0.330599308225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330836291522178">
                <text:p>0.330836291522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0.330982616338267">
                <text:p>0.330982616338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">
                <text:p>1.1</text:p>
              </table:table-cell>
              <table:table-cell office:value-type="float" office:value="0.330990844370167">
                <text:p>0.330990844370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">
                <text:p>1.1</text:p>
              </table:table-cell>
              <table:table-cell office:value-type="float" office:value="0.331072803131124">
                <text:p>0.331072803131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0.349883638827019">
                <text:p>0.349883638827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0.349960080645096">
                <text:p>0.349960080645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0.350155942323894">
                <text:p>0.350155942323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0.350275925575224">
                <text:p>0.350275925575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0.350454926343382">
                <text:p>0.350454926343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0.350711140494144">
                <text:p>0.350711140494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0.487471912730556">
                <text:p>0.4874719127305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48782343100552">
                <text:p>0.48782343100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0.487992872681996">
                <text:p>0.487992872681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488290701625951">
                <text:p>0.488290701625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.488462282343271">
                <text:p>0.4884622823432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48863470021643">
                <text:p>0.48863470021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">
                <text:p>1.1</text:p>
              </table:table-cell>
              <table:table-cell office:value-type="float" office:value="0.613775555588181">
                <text:p>0.613775555588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">
                <text:p>1.1</text:p>
              </table:table-cell>
              <table:table-cell office:value-type="float" office:value="0.613889287630126">
                <text:p>0.613889287630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">
                <text:p>1.1</text:p>
              </table:table-cell>
              <table:table-cell office:value-type="float" office:value="0.614103236075122">
                <text:p>0.614103236075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">
                <text:p>1.1</text:p>
              </table:table-cell>
              <table:table-cell office:value-type="float" office:value="0.614262956819998">
                <text:p>0.61426295681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">
                <text:p>1.1</text:p>
              </table:table-cell>
              <table:table-cell office:value-type="float" office:value="0.614291495594018">
                <text:p>0.614291495594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">
                <text:p>1.1</text:p>
              </table:table-cell>
              <table:table-cell office:value-type="float" office:value="0.61440811123597">
                <text:p>0.614408111235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">
                <text:p>1.1</text:p>
              </table:table-cell>
              <table:table-cell office:value-type="float" office:value="0.614553106244834">
                <text:p>0.614553106244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">
                <text:p>1.1</text:p>
              </table:table-cell>
              <table:table-cell office:value-type="float" office:value="0.614916320091156">
                <text:p>0.6149163200911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">
                <text:p>1.1</text:p>
              </table:table-cell>
              <table:table-cell office:value-type="float" office:value="0.615089742177995">
                <text:p>0.61508974217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">
                <text:p>1.1</text:p>
              </table:table-cell>
              <table:table-cell office:value-type="float" office:value="0.615109445977551">
                <text:p>0.6151094459775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">
                <text:p>1.1</text:p>
              </table:table-cell>
              <table:table-cell office:value-type="float" office:value="0.615340537751889">
                <text:p>0.615340537751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">
                <text:p>1.1</text:p>
              </table:table-cell>
              <table:table-cell office:value-type="float" office:value="0.616140936659319">
                <text:p>0.616140936659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0.61670319176658">
                <text:p>0.61670319176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0.617582048979891">
                <text:p>0.617582048979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.618904937940954">
                <text:p>0.618904937940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0.619483740835998">
                <text:p>0.619483740835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0.620223710689736">
                <text:p>0.620223710689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0.620610171647456">
                <text:p>0.620610171647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.642998487091734">
                <text:p>0.64299848709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0.643124582617324">
                <text:p>0.643124582617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0.645836358610754">
                <text:p>0.6458363586107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0.646449890182111">
                <text:p>0.646449890182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646716032970965">
                <text:p>0.646716032970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646784986147542">
                <text:p>0.6467849861475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">
                <text:p>1.1</text:p>
              </table:table-cell>
              <table:table-cell office:value-type="float" office:value="0.660000108177886">
                <text:p>0.660000108177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">
                <text:p>1.1</text:p>
              </table:table-cell>
              <table:table-cell office:value-type="float" office:value="0.660442376120864">
                <text:p>0.660442376120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">
                <text:p>1.1</text:p>
              </table:table-cell>
              <table:table-cell office:value-type="float" office:value="0.661092768883902">
                <text:p>0.661092768883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">
                <text:p>1.1</text:p>
              </table:table-cell>
              <table:table-cell office:value-type="float" office:value="0.661211669187824">
                <text:p>0.661211669187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">
                <text:p>1.1</text:p>
              </table:table-cell>
              <table:table-cell office:value-type="float" office:value="0.661608827896542">
                <text:p>0.6616088278965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">
                <text:p>1.1</text:p>
              </table:table-cell>
              <table:table-cell office:value-type="float" office:value="0.662067385817022">
                <text:p>0.6620673858170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">
                <text:p>1.1</text:p>
              </table:table-cell>
              <table:table-cell office:value-type="float" office:value="0.664650822583577">
                <text:p>0.664650822583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">
                <text:p>1.1</text:p>
              </table:table-cell>
              <table:table-cell office:value-type="float" office:value="0.664862049447815">
                <text:p>0.6648620494478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">
                <text:p>1.1</text:p>
              </table:table-cell>
              <table:table-cell office:value-type="float" office:value="0.665751632368993">
                <text:p>0.665751632368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">
                <text:p>1.1</text:p>
              </table:table-cell>
              <table:table-cell office:value-type="float" office:value="0.665821241722018">
                <text:p>0.665821241722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">
                <text:p>1.1</text:p>
              </table:table-cell>
              <table:table-cell office:value-type="float" office:value="0.665893445479012">
                <text:p>0.665893445479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">
                <text:p>1.1</text:p>
              </table:table-cell>
              <table:table-cell office:value-type="float" office:value="0.667028417866193">
                <text:p>0.667028417866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study_pcrossn.AB2:pstudy_pcrossn.AB163 pstudy_pcrossn.AS1:pstudy_pcrossn.AS1 pstudy_pcrossn.AV2:pstudy_pcrossn.AV163" chart:data-source-has-labels="row" svg:x="1.331cm" svg:y="0.18cm" svg:width="14.349cm" svg:height="7.659cm">
          <chartooo:coordinate-region svg:x="2.243cm" svg:y="0.379cm" svg:width="13.198cm" svg:height="6.813cm"/>
          <chart:axis chart:dimension="x" chart:name="primary-x" chart:style-name="ch3">
            <chart:title svg:x="8.223cm" svg:y="8.019cm" chart:style-name="ch4">
              <text:p>ΔФ</text:p>
            </chart:title>
          </chart:axis>
          <chart:axis chart:dimension="y" chart:name="primary-y" chart:style-name="ch3">
            <chart:title svg:x="0.451cm" svg:y="7.162cm" chart:style-name="ch5">
              <text:p>|&lt;E approx&gt; - &lt;E analytical&gt;| / |&lt;E approx&gt;|</text:p>
            </chart:title>
            <chart:grid chart:style-name="ch6" chart:class="major"/>
          </chart:axis>
          <chart:series chart:style-name="ch7" chart:values-cell-range-address="pstudy_pcrossn.AV2:pstudy_pcrossn.AV163" chart:label-cell-address="pstudy_pcrossn.AS1:pstudy_pcrossn.AS1" chart:class="chart:scatter">
            <chart:domain table:cell-range-address="pstudy_pcrossn.AB2:pstudy_pcrossn.AB163"/>
            <chart:data-point chart:repeated="109"/>
            <chart:data-point chart:style-name="ch8"/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Relative Error, |&lt;E approx – E analytical&gt;| / |&lt;E approx&gt;|</text:p>
                <draw:g>
                  <svg:desc>pstudy_pcrossn.AS1:pstudy_pcrossn.A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188">
                <text:p>1.56188</text:p>
                <draw:g>
                  <svg:desc>pstudy_pcrossn.AB2:pstudy_pcrossn.AB163</svg:desc>
                </draw:g>
              </table:table-cell>
              <table:table-cell office:value-type="float" office:value="0.0000354189304122787">
                <text:p>0.0000354189304122787</text:p>
                <draw:g>
                  <svg:desc>pstudy_pcrossn.AV2:pstudy_pcrossn.AV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301">
                <text:p>1.55301</text:p>
              </table:table-cell>
              <table:table-cell office:value-type="float" office:value="0.0000604636959913917">
                <text:p>0.0000604636959913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204">
                <text:p>1.55204</text:p>
              </table:table-cell>
              <table:table-cell office:value-type="float" office:value="0.000083224662719052">
                <text:p>0.000083224662719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301">
                <text:p>1.55301</text:p>
              </table:table-cell>
              <table:table-cell office:value-type="float" office:value="0.000131247208209228">
                <text:p>0.000131247208209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271">
                <text:p>1.54271</text:p>
              </table:table-cell>
              <table:table-cell office:value-type="float" office:value="0.000192093656630925">
                <text:p>0.000192093656630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273">
                <text:p>1.54273</text:p>
              </table:table-cell>
              <table:table-cell office:value-type="float" office:value="0.000193321694059725">
                <text:p>0.000193321694059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274">
                <text:p>1.54274</text:p>
              </table:table-cell>
              <table:table-cell office:value-type="float" office:value="0.00020416327564175">
                <text:p>0.00020416327564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27">
                <text:p>1.5427</text:p>
              </table:table-cell>
              <table:table-cell office:value-type="float" office:value="0.000215802290069402">
                <text:p>0.000215802290069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301">
                <text:p>1.55301</text:p>
              </table:table-cell>
              <table:table-cell office:value-type="float" office:value="0.000302580117321567">
                <text:p>0.000302580117321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53">
                <text:p>1.553</text:p>
              </table:table-cell>
              <table:table-cell office:value-type="float" office:value="0.000375053502363551">
                <text:p>0.000375053502363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4269">
                <text:p>1.54269</text:p>
              </table:table-cell>
              <table:table-cell office:value-type="float" office:value="0.000411458427274772">
                <text:p>0.000411458427274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6797">
                <text:p>1.56797</text:p>
              </table:table-cell>
              <table:table-cell office:value-type="float" office:value="0.000434524071980756">
                <text:p>0.00043452407198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5302">
                <text:p>1.55302</text:p>
              </table:table-cell>
              <table:table-cell office:value-type="float" office:value="0.000498422016771196">
                <text:p>0.000498422016771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878">
                <text:p>1.56878</text:p>
              </table:table-cell>
              <table:table-cell office:value-type="float" office:value="0.000548170807504945">
                <text:p>0.000548170807504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269">
                <text:p>1.54269</text:p>
              </table:table-cell>
              <table:table-cell office:value-type="float" office:value="0.000555625150165035">
                <text:p>0.000555625150165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268">
                <text:p>1.54268</text:p>
              </table:table-cell>
              <table:table-cell office:value-type="float" office:value="0.000576013375964371">
                <text:p>0.000576013375964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19">
                <text:p>1.5619</text:p>
              </table:table-cell>
              <table:table-cell office:value-type="float" office:value="0.000601896418894773">
                <text:p>0.000601896418894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797">
                <text:p>1.56797</text:p>
              </table:table-cell>
              <table:table-cell office:value-type="float" office:value="0.000609524031736496">
                <text:p>0.000609524031736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6188">
                <text:p>1.56188</text:p>
              </table:table-cell>
              <table:table-cell office:value-type="float" office:value="0.000625711650821091">
                <text:p>0.00062571165082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477">
                <text:p>1.56477</text:p>
              </table:table-cell>
              <table:table-cell office:value-type="float" office:value="0.000628144043914002">
                <text:p>0.000628144043914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796">
                <text:p>1.56796</text:p>
              </table:table-cell>
              <table:table-cell office:value-type="float" office:value="0.000648930350894995">
                <text:p>0.000648930350894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427">
                <text:p>1.5427</text:p>
              </table:table-cell>
              <table:table-cell office:value-type="float" office:value="0.00066174503417533">
                <text:p>0.00066174503417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4274">
                <text:p>1.54274</text:p>
              </table:table-cell>
              <table:table-cell office:value-type="float" office:value="0.000678542333040199">
                <text:p>0.000678542333040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486">
                <text:p>1.56486</text:p>
              </table:table-cell>
              <table:table-cell office:value-type="float" office:value="0.000696615965396169">
                <text:p>0.000696615965396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206">
                <text:p>1.55206</text:p>
              </table:table-cell>
              <table:table-cell office:value-type="float" office:value="0.00070517002108774">
                <text:p>0.00070517002108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53">
                <text:p>1.553</text:p>
              </table:table-cell>
              <table:table-cell office:value-type="float" office:value="0.000720620647378545">
                <text:p>0.000720620647378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887">
                <text:p>1.56887</text:p>
              </table:table-cell>
              <table:table-cell office:value-type="float" office:value="0.00074174832999906">
                <text:p>0.00074174832999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208">
                <text:p>1.55208</text:p>
              </table:table-cell>
              <table:table-cell office:value-type="float" office:value="0.000753588482879226">
                <text:p>0.000753588482879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4271">
                <text:p>1.54271</text:p>
              </table:table-cell>
              <table:table-cell office:value-type="float" office:value="0.000775621302068717">
                <text:p>0.000775621302068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187">
                <text:p>1.56187</text:p>
              </table:table-cell>
              <table:table-cell office:value-type="float" office:value="0.000804761731009523">
                <text:p>0.000804761731009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203">
                <text:p>1.55203</text:p>
              </table:table-cell>
              <table:table-cell office:value-type="float" office:value="0.000846979629788759">
                <text:p>0.000846979629788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797">
                <text:p>1.56797</text:p>
              </table:table-cell>
              <table:table-cell office:value-type="float" office:value="0.000850271751398218">
                <text:p>0.00085027175139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5203">
                <text:p>1.55203</text:p>
              </table:table-cell>
              <table:table-cell office:value-type="float" office:value="0.000860408903286874">
                <text:p>0.000860408903286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484">
                <text:p>1.56484</text:p>
              </table:table-cell>
              <table:table-cell office:value-type="float" office:value="0.000880128019429473">
                <text:p>0.000880128019429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27">
                <text:p>1.5427</text:p>
              </table:table-cell>
              <table:table-cell office:value-type="float" office:value="0.00089283591810798">
                <text:p>0.00089283591810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6191">
                <text:p>1.56191</text:p>
              </table:table-cell>
              <table:table-cell office:value-type="float" office:value="0.000931480643308111">
                <text:p>0.000931480643308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487">
                <text:p>1.56487</text:p>
              </table:table-cell>
              <table:table-cell office:value-type="float" office:value="0.00094242948015454">
                <text:p>0.00094242948015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1474">
                <text:p>1.51474</text:p>
              </table:table-cell>
              <table:table-cell office:value-type="float" office:value="0.00096001163560113">
                <text:p>0.00096001163560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5208">
                <text:p>1.55208</text:p>
              </table:table-cell>
              <table:table-cell office:value-type="float" office:value="0.000977830931456415">
                <text:p>0.000977830931456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478">
                <text:p>1.51478</text:p>
              </table:table-cell>
              <table:table-cell office:value-type="float" office:value="0.00100299261374905">
                <text:p>0.0010029926137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6797">
                <text:p>1.56797</text:p>
              </table:table-cell>
              <table:table-cell office:value-type="float" office:value="0.00106056720755273">
                <text:p>0.00106056720755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186">
                <text:p>1.56186</text:p>
              </table:table-cell>
              <table:table-cell office:value-type="float" office:value="0.00110434298828789">
                <text:p>0.00110434298828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1475">
                <text:p>1.51475</text:p>
              </table:table-cell>
              <table:table-cell office:value-type="float" office:value="0.0011821842918316">
                <text:p>0.0011821842918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1171">
                <text:p>1.51171</text:p>
              </table:table-cell>
              <table:table-cell office:value-type="float" office:value="0.00128141715391265">
                <text:p>0.00128141715391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6796">
                <text:p>1.56796</text:p>
              </table:table-cell>
              <table:table-cell office:value-type="float" office:value="0.00132569528903072">
                <text:p>0.00132569528903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264">
                <text:p>1.54264</text:p>
              </table:table-cell>
              <table:table-cell office:value-type="float" office:value="0.0013373026284044">
                <text:p>0.0013373026284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1172">
                <text:p>1.51172</text:p>
              </table:table-cell>
              <table:table-cell office:value-type="float" office:value="0.00141559288626789">
                <text:p>0.00141559288626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1471">
                <text:p>1.51471</text:p>
              </table:table-cell>
              <table:table-cell office:value-type="float" office:value="0.0014603781340359">
                <text:p>0.0014603781340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1172">
                <text:p>1.51172</text:p>
              </table:table-cell>
              <table:table-cell office:value-type="float" office:value="0.00153907696829534">
                <text:p>0.00153907696829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648">
                <text:p>1.5648</text:p>
              </table:table-cell>
              <table:table-cell office:value-type="float" office:value="0.00154772560815839">
                <text:p>0.00154772560815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1474">
                <text:p>1.51474</text:p>
              </table:table-cell>
              <table:table-cell office:value-type="float" office:value="0.00157311149732611">
                <text:p>0.00157311149732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473">
                <text:p>1.51473</text:p>
              </table:table-cell>
              <table:table-cell office:value-type="float" office:value="0.00159884446942546">
                <text:p>0.00159884446942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5191">
                <text:p>1.55191</text:p>
              </table:table-cell>
              <table:table-cell office:value-type="float" office:value="0.00168803812302341">
                <text:p>0.00168803812302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166">
                <text:p>1.51166</text:p>
              </table:table-cell>
              <table:table-cell office:value-type="float" office:value="0.00169487117729945">
                <text:p>0.00169487117729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5195">
                <text:p>1.55195</text:p>
              </table:table-cell>
              <table:table-cell office:value-type="float" office:value="0.00194702696946926">
                <text:p>0.00194702696946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199">
                <text:p>1.55199</text:p>
              </table:table-cell>
              <table:table-cell office:value-type="float" office:value="0.00214104765623019">
                <text:p>0.00214104765623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166">
                <text:p>1.51166</text:p>
              </table:table-cell>
              <table:table-cell office:value-type="float" office:value="0.00214341548837833">
                <text:p>0.00214341548837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5196">
                <text:p>1.55196</text:p>
              </table:table-cell>
              <table:table-cell office:value-type="float" office:value="0.00215306927462361">
                <text:p>0.00215306927462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878">
                <text:p>1.56878</text:p>
              </table:table-cell>
              <table:table-cell office:value-type="float" office:value="0.0026547265700277">
                <text:p>0.0026547265700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89">
                <text:p>1.5689</text:p>
              </table:table-cell>
              <table:table-cell office:value-type="float" office:value="0.0027137775427686">
                <text:p>0.0027137775427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1161">
                <text:p>1.51161</text:p>
              </table:table-cell>
              <table:table-cell office:value-type="float" office:value="0.00279047886973055">
                <text:p>0.00279047886973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223">
                <text:p>1.48223</text:p>
              </table:table-cell>
              <table:table-cell office:value-type="float" office:value="0.00296683646276899">
                <text:p>0.00296683646276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8219">
                <text:p>1.48219</text:p>
              </table:table-cell>
              <table:table-cell office:value-type="float" office:value="0.00324944751263755">
                <text:p>0.00324944751263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5213">
                <text:p>1.55213</text:p>
              </table:table-cell>
              <table:table-cell office:value-type="float" office:value="0.00325552291339796">
                <text:p>0.00325552291339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8215">
                <text:p>1.48215</text:p>
              </table:table-cell>
              <table:table-cell office:value-type="float" office:value="0.00334395431888669">
                <text:p>0.00334395431888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8211">
                <text:p>1.48211</text:p>
              </table:table-cell>
              <table:table-cell office:value-type="float" office:value="0.00358468187960485">
                <text:p>0.00358468187960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474">
                <text:p>1.56474</text:p>
              </table:table-cell>
              <table:table-cell office:value-type="float" office:value="0.00361309648032109">
                <text:p>0.00361309648032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8214">
                <text:p>1.48214</text:p>
              </table:table-cell>
              <table:table-cell office:value-type="float" office:value="0.00363941219471429">
                <text:p>0.003639412194714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8213">
                <text:p>1.48213</text:p>
              </table:table-cell>
              <table:table-cell office:value-type="float" office:value="0.00373437736679731">
                <text:p>0.00373437736679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5191">
                <text:p>1.55191</text:p>
              </table:table-cell>
              <table:table-cell office:value-type="float" office:value="0.00373868491146316">
                <text:p>0.00373868491146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892">
                <text:p>1.56892</text:p>
              </table:table-cell>
              <table:table-cell office:value-type="float" office:value="0.00404241057572874">
                <text:p>0.00404241057572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887">
                <text:p>1.56887</text:p>
              </table:table-cell>
              <table:table-cell office:value-type="float" office:value="0.00460126099180058">
                <text:p>0.004601260991800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9098">
                <text:p>1.39098</text:p>
              </table:table-cell>
              <table:table-cell office:value-type="float" office:value="0.015624463281444">
                <text:p>0.015624463281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9096">
                <text:p>1.39096</text:p>
              </table:table-cell>
              <table:table-cell office:value-type="float" office:value="0.0159787024751792">
                <text:p>0.0159787024751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9094">
                <text:p>1.39094</text:p>
              </table:table-cell>
              <table:table-cell office:value-type="float" office:value="0.0160151421117444">
                <text:p>0.0160151421117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9094">
                <text:p>1.39094</text:p>
              </table:table-cell>
              <table:table-cell office:value-type="float" office:value="0.0161863731043019">
                <text:p>0.0161863731043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9098">
                <text:p>1.39098</text:p>
              </table:table-cell>
              <table:table-cell office:value-type="float" office:value="0.016267403326083">
                <text:p>0.016267403326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092">
                <text:p>1.39092</text:p>
              </table:table-cell>
              <table:table-cell office:value-type="float" office:value="0.0162778947639487">
                <text:p>0.01627789476394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084">
                <text:p>1.39084</text:p>
              </table:table-cell>
              <table:table-cell office:value-type="float" office:value="0.0163118617855916">
                <text:p>0.0163118617855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9093">
                <text:p>1.39093</text:p>
              </table:table-cell>
              <table:table-cell office:value-type="float" office:value="0.0163534877230411">
                <text:p>0.0163534877230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9095">
                <text:p>1.39095</text:p>
              </table:table-cell>
              <table:table-cell office:value-type="float" office:value="0.0163955753615405">
                <text:p>0.0163955753615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9092">
                <text:p>1.39092</text:p>
              </table:table-cell>
              <table:table-cell office:value-type="float" office:value="0.0164655029801893">
                <text:p>0.0164655029801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9087">
                <text:p>1.39087</text:p>
              </table:table-cell>
              <table:table-cell office:value-type="float" office:value="0.016521933414755">
                <text:p>0.0165219334147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092">
                <text:p>1.39092</text:p>
              </table:table-cell>
              <table:table-cell office:value-type="float" office:value="0.0166185609757317">
                <text:p>0.0166185609757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807">
                <text:p>1.3807</text:p>
              </table:table-cell>
              <table:table-cell office:value-type="float" office:value="0.0172738400397281">
                <text:p>0.0172738400397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061">
                <text:p>1.38061</text:p>
              </table:table-cell>
              <table:table-cell office:value-type="float" office:value="0.0181051969370522">
                <text:p>0.01810519693705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8063">
                <text:p>1.38063</text:p>
              </table:table-cell>
              <table:table-cell office:value-type="float" office:value="0.0186586765514865">
                <text:p>0.0186586765514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8055">
                <text:p>1.38055</text:p>
              </table:table-cell>
              <table:table-cell office:value-type="float" office:value="0.0187719847911234">
                <text:p>0.0187719847911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8042">
                <text:p>1.38042</text:p>
              </table:table-cell>
              <table:table-cell office:value-type="float" office:value="0.0187878610235776">
                <text:p>0.0187878610235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051">
                <text:p>1.38051</text:p>
              </table:table-cell>
              <table:table-cell office:value-type="float" office:value="0.0189565170745815">
                <text:p>0.0189565170745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8047">
                <text:p>1.38047</text:p>
              </table:table-cell>
              <table:table-cell office:value-type="float" office:value="0.0189694727881227">
                <text:p>0.0189694727881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8037">
                <text:p>1.38037</text:p>
              </table:table-cell>
              <table:table-cell office:value-type="float" office:value="0.0191641051039359">
                <text:p>0.01916410510393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044">
                <text:p>1.38044</text:p>
              </table:table-cell>
              <table:table-cell office:value-type="float" office:value="0.0193334374476041">
                <text:p>0.0193334374476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8021">
                <text:p>1.38021</text:p>
              </table:table-cell>
              <table:table-cell office:value-type="float" office:value="0.019482043619048">
                <text:p>0.019482043619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801">
                <text:p>1.3801</text:p>
              </table:table-cell>
              <table:table-cell office:value-type="float" office:value="0.0197482295992759">
                <text:p>0.0197482295992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8031">
                <text:p>1.38031</text:p>
              </table:table-cell>
              <table:table-cell office:value-type="float" office:value="0.0197867505016812">
                <text:p>0.0197867505016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6824">
                <text:p>1.26824</text:p>
              </table:table-cell>
              <table:table-cell office:value-type="float" office:value="0.0490184621509495">
                <text:p>0.0490184621509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6812">
                <text:p>1.26812</text:p>
              </table:table-cell>
              <table:table-cell office:value-type="float" office:value="0.0490187360233921">
                <text:p>0.04901873602339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6806">
                <text:p>1.26806</text:p>
              </table:table-cell>
              <table:table-cell office:value-type="float" office:value="0.049171204676288">
                <text:p>0.049171204676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82">
                <text:p>1.2682</text:p>
              </table:table-cell>
              <table:table-cell office:value-type="float" office:value="0.0493194421426351">
                <text:p>0.0493194421426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679">
                <text:p>1.2679</text:p>
              </table:table-cell>
              <table:table-cell office:value-type="float" office:value="0.0494200700359418">
                <text:p>0.0494200700359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6811">
                <text:p>1.26811</text:p>
              </table:table-cell>
              <table:table-cell office:value-type="float" office:value="0.0494585732796237">
                <text:p>0.04945857327962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6798">
                <text:p>1.26798</text:p>
              </table:table-cell>
              <table:table-cell office:value-type="float" office:value="0.0495068272903597">
                <text:p>0.04950682729035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6809">
                <text:p>1.26809</text:p>
              </table:table-cell>
              <table:table-cell office:value-type="float" office:value="0.0495407537075525">
                <text:p>0.0495407537075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6801">
                <text:p>1.26801</text:p>
              </table:table-cell>
              <table:table-cell office:value-type="float" office:value="0.0497017573653828">
                <text:p>0.0497017573653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6827">
                <text:p>1.26827</text:p>
              </table:table-cell>
              <table:table-cell office:value-type="float" office:value="0.0497318924146561">
                <text:p>0.0497318924146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6786">
                <text:p>1.26786</text:p>
              </table:table-cell>
              <table:table-cell office:value-type="float" office:value="0.0498332929408745">
                <text:p>0.0498332929408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6757">
                <text:p>1.26757</text:p>
              </table:table-cell>
              <table:table-cell office:value-type="float" office:value="0.0501920661505442">
                <text:p>0.05019206615054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3567">
                <text:p>1.03567</text:p>
              </table:table-cell>
              <table:table-cell office:value-type="float" office:value="0.0638615643441784">
                <text:p>0.0638615643441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3582">
                <text:p>1.03582</text:p>
              </table:table-cell>
              <table:table-cell office:value-type="float" office:value="0.0644794465806986">
                <text:p>0.06447944658069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3548">
                <text:p>1.03548</text:p>
              </table:table-cell>
              <table:table-cell office:value-type="float" office:value="0.0646690332177426">
                <text:p>0.06466903321774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3566">
                <text:p>1.03566</text:p>
              </table:table-cell>
              <table:table-cell office:value-type="float" office:value="0.064786093070614">
                <text:p>0.0647860930706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3562">
                <text:p>1.03562</text:p>
              </table:table-cell>
              <table:table-cell office:value-type="float" office:value="0.0647926754961334">
                <text:p>0.0647926754961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3602">
                <text:p>1.03602</text:p>
              </table:table-cell>
              <table:table-cell office:value-type="float" office:value="0.064858242504899">
                <text:p>0.064858242504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37">
                <text:p>1.0237</text:p>
              </table:table-cell>
              <table:table-cell office:value-type="float" office:value="0.0799069110616154">
                <text:p>0.0799069110616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243">
                <text:p>1.0243</text:p>
              </table:table-cell>
              <table:table-cell office:value-type="float" office:value="0.0799680645160769">
                <text:p>0.0799680645160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347">
                <text:p>1.02347</text:p>
              </table:table-cell>
              <table:table-cell office:value-type="float" office:value="0.0801247538591156">
                <text:p>0.0801247538591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2433">
                <text:p>1.02433</text:p>
              </table:table-cell>
              <table:table-cell office:value-type="float" office:value="0.0802207404601792">
                <text:p>0.0802207404601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235">
                <text:p>1.0235</text:p>
              </table:table-cell>
              <table:table-cell office:value-type="float" office:value="0.0803639410747057">
                <text:p>0.0803639410747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2341">
                <text:p>1.02341</text:p>
              </table:table-cell>
              <table:table-cell office:value-type="float" office:value="0.080568912395315">
                <text:p>0.080568912395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0763">
                <text:p>0.960763</text:p>
              </table:table-cell>
              <table:table-cell office:value-type="float" office:value="0.189977530184445">
                <text:p>0.189977530184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0504">
                <text:p>0.960504</text:p>
              </table:table-cell>
              <table:table-cell office:value-type="float" office:value="0.190258744804416">
                <text:p>0.1902587448044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0754">
                <text:p>0.960754</text:p>
              </table:table-cell>
              <table:table-cell office:value-type="float" office:value="0.190394298145597">
                <text:p>0.1903942981455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0676">
                <text:p>0.960676</text:p>
              </table:table-cell>
              <table:table-cell office:value-type="float" office:value="0.190632561300761">
                <text:p>0.1906325613007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0517">
                <text:p>0.960517</text:p>
              </table:table-cell>
              <table:table-cell office:value-type="float" office:value="0.190769825874617">
                <text:p>0.190769825874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158">
                <text:p>0.961158</text:p>
              </table:table-cell>
              <table:table-cell office:value-type="float" office:value="0.190907760173144">
                <text:p>0.190907760173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20813">
                <text:p>0.920813</text:p>
              </table:table-cell>
              <table:table-cell office:value-type="float" office:value="0.291020444470544">
                <text:p>0.291020444470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20565">
                <text:p>0.920565</text:p>
              </table:table-cell>
              <table:table-cell office:value-type="float" office:value="0.291111430104101">
                <text:p>0.291111430104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0519">
                <text:p>0.920519</text:p>
              </table:table-cell>
              <table:table-cell office:value-type="float" office:value="0.291282588860098">
                <text:p>0.291282588860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20435">
                <text:p>0.920435</text:p>
              </table:table-cell>
              <table:table-cell office:value-type="float" office:value="0.291410365455999">
                <text:p>0.291410365455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0451">
                <text:p>0.920451</text:p>
              </table:table-cell>
              <table:table-cell office:value-type="float" office:value="0.291433196475214">
                <text:p>0.291433196475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0648">
                <text:p>0.920648</text:p>
              </table:table-cell>
              <table:table-cell office:value-type="float" office:value="0.291526488988776">
                <text:p>0.2915264889887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0568">
                <text:p>0.920568</text:p>
              </table:table-cell>
              <table:table-cell office:value-type="float" office:value="0.291642484995867">
                <text:p>0.291642484995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0524">
                <text:p>0.920524</text:p>
              </table:table-cell>
              <table:table-cell office:value-type="float" office:value="0.291933056072925">
                <text:p>0.291933056072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0909">
                <text:p>0.920909</text:p>
              </table:table-cell>
              <table:table-cell office:value-type="float" office:value="0.292071793742396">
                <text:p>0.292071793742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0585">
                <text:p>0.920585</text:p>
              </table:table-cell>
              <table:table-cell office:value-type="float" office:value="0.292087556782041">
                <text:p>0.2920875567820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0617">
                <text:p>0.920617</text:p>
              </table:table-cell>
              <table:table-cell office:value-type="float" office:value="0.292272430201511">
                <text:p>0.2922724302015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0753">
                <text:p>0.920753</text:p>
              </table:table-cell>
              <table:table-cell office:value-type="float" office:value="0.292912749327455">
                <text:p>0.292912749327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9394">
                <text:p>0.919394</text:p>
              </table:table-cell>
              <table:table-cell office:value-type="float" office:value="0.293362553413264">
                <text:p>0.293362553413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977">
                <text:p>0.91977</text:p>
              </table:table-cell>
              <table:table-cell office:value-type="float" office:value="0.294065639183913">
                <text:p>0.294065639183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19045">
                <text:p>0.919045</text:p>
              </table:table-cell>
              <table:table-cell office:value-type="float" office:value="0.295123950352764">
                <text:p>0.2951239503527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9228">
                <text:p>0.919228</text:p>
              </table:table-cell>
              <table:table-cell office:value-type="float" office:value="0.295586992668798">
                <text:p>0.2955869926687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8212">
                <text:p>0.918212</text:p>
              </table:table-cell>
              <table:table-cell office:value-type="float" office:value="0.296178968551789">
                <text:p>0.296178968551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19539">
                <text:p>0.919539</text:p>
              </table:table-cell>
              <table:table-cell office:value-type="float" office:value="0.296488137317965">
                <text:p>0.2964881373179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2649">
                <text:p>0.912649</text:p>
              </table:table-cell>
              <table:table-cell office:value-type="float" office:value="0.314398789673387">
                <text:p>0.3143987896733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3007">
                <text:p>0.913007</text:p>
              </table:table-cell>
              <table:table-cell office:value-type="float" office:value="0.314499666093859">
                <text:p>0.314499666093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2042">
                <text:p>0.912042</text:p>
              </table:table-cell>
              <table:table-cell office:value-type="float" office:value="0.316669086888603">
                <text:p>0.3166690868886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2783">
                <text:p>0.912783</text:p>
              </table:table-cell>
              <table:table-cell office:value-type="float" office:value="0.317159912145689">
                <text:p>0.317159912145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2533">
                <text:p>0.912533</text:p>
              </table:table-cell>
              <table:table-cell office:value-type="float" office:value="0.317372826376772">
                <text:p>0.317372826376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2612">
                <text:p>0.912612</text:p>
              </table:table-cell>
              <table:table-cell office:value-type="float" office:value="0.317427988918034">
                <text:p>0.3174279889180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08287">
                <text:p>0.908287</text:p>
              </table:table-cell>
              <table:table-cell office:value-type="float" office:value="0.328000086542309">
                <text:p>0.328000086542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8298">
                <text:p>0.908298</text:p>
              </table:table-cell>
              <table:table-cell office:value-type="float" office:value="0.328353900896691">
                <text:p>0.3283539008966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7883">
                <text:p>0.907883</text:p>
              </table:table-cell>
              <table:table-cell office:value-type="float" office:value="0.328874215107122">
                <text:p>0.328874215107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7722">
                <text:p>0.907722</text:p>
              </table:table-cell>
              <table:table-cell office:value-type="float" office:value="0.328969335350259">
                <text:p>0.3289693353502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07863">
                <text:p>0.907863</text:p>
              </table:table-cell>
              <table:table-cell office:value-type="float" office:value="0.329287062317234">
                <text:p>0.3292870623172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8397">
                <text:p>0.908397</text:p>
              </table:table-cell>
              <table:table-cell office:value-type="float" office:value="0.329653908653618">
                <text:p>0.3296539086536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702">
                <text:p>0.90702</text:p>
              </table:table-cell>
              <table:table-cell office:value-type="float" office:value="0.331720658066862">
                <text:p>0.331720658066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7214">
                <text:p>0.907214</text:p>
              </table:table-cell>
              <table:table-cell office:value-type="float" office:value="0.331889639558252">
                <text:p>0.331889639558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6725">
                <text:p>0.906725</text:p>
              </table:table-cell>
              <table:table-cell office:value-type="float" office:value="0.332601305895194">
                <text:p>0.332601305895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06738">
                <text:p>0.906738</text:p>
              </table:table-cell>
              <table:table-cell office:value-type="float" office:value="0.332656993377614">
                <text:p>0.332656993377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7342">
                <text:p>0.907342</text:p>
              </table:table-cell>
              <table:table-cell office:value-type="float" office:value="0.33271475638321">
                <text:p>0.33271475638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06914">
                <text:p>0.906914</text:p>
              </table:table-cell>
              <table:table-cell office:value-type="float" office:value="0.333622734292954">
                <text:p>0.333622734292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